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mplification_20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4">
      <style:table-cell-properties fo:padding="2.0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15_Ex009-3_batch1_quant1.e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15 14:37:16 PM ED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т Mean</text:p>
          </table:table-cell>
          <table:table-cell table:style-name="ce1" office:value-type="string" calcext:value-type="string">
            <text:p>Cт SD</text:p>
          </table:table-cell>
          <table:table-cell table:style-name="ce1" office:value-type="string" calcext:value-type="string">
            <text:p>Quantity Mean</text:p>
          </table:table-cell>
          <table:table-cell table:style-name="ce1" office:value-type="string" calcext:value-type="string">
            <text:p>Quantity SD</text:p>
          </table:table-cell>
          <table:table-cell table:style-name="ce1" office:value-type="string" calcext:value-type="string">
            <text:p>Baseline Start</text:p>
          </table:table-cell>
          <table:table-cell table:style-name="ce1" office:value-type="string" calcext:value-type="string">
            <text:p>Baseline End</text:p>
          </table:table-cell>
          <table:table-cell table:style-name="ce1" office:value-type="string" calcext:value-type="string">
            <text:p>Tm1</text:p>
          </table:table-cell>
          <table:table-cell table:style-name="ce1" office:value-type="string" calcext:value-type="string">
            <text:p>Tm2</text:p>
          </table:table-cell>
          <table:table-cell table:style-name="ce1" office:value-type="string" calcext:value-type="string">
            <text:p>Tm3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PNC</text:p>
          </table:table-cell>
          <table:table-cell table:style-name="ce1" office:value-type="string" calcext:value-type="string">
            <text:p>HIGHSD</text:p>
          </table:table-cell>
          <table:table-cell table:style-name="ce1" office:value-type="string" calcext:value-type="string">
            <text:p>MTP</text:p>
          </table:table-cell>
          <table:table-cell table:style-name="ce1" office:value-type="string" calcext:value-type="string">
            <text:p>Cт</text:p>
          </table:table-cell>
          <table:table-cell table:style-name="ce1" office:value-type="string" calcext:value-type="string">
            <text:p>Quantity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6545114517212" calcext:value-type="float">
            <text:p>10.6545114517</text:p>
          </table:table-cell>
          <table:table-cell table:style-name="ce1" office:value-type="float" office:value="0.220902219414711" calcext:value-type="float">
            <text:p>0.220902219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821578979492" calcext:value-type="float">
            <text:p>83.2821578979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.8650636672974" calcext:value-type="float">
            <text:p>10.865063667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6545114517212" calcext:value-type="float">
            <text:p>10.6545114517</text:p>
          </table:table-cell>
          <table:table-cell table:style-name="ce1" office:value-type="float" office:value="0.220902219414711" calcext:value-type="float">
            <text:p>0.220902219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1328277587891" calcext:value-type="float">
            <text:p>83.132827758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.6739320755005" calcext:value-type="float">
            <text:p>10.673932075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6545114517212" calcext:value-type="float">
            <text:p>10.6545114517</text:p>
          </table:table-cell>
          <table:table-cell table:style-name="ce1" office:value-type="float" office:value="0.220902219414711" calcext:value-type="float">
            <text:p>0.220902219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7783203125" calcext:value-type="float">
            <text:p>83.2778320313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.4245414733887" calcext:value-type="float">
            <text:p>10.424541473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3.3894014358521" calcext:value-type="float">
            <text:p>13.3894014359</text:p>
          </table:table-cell>
          <table:table-cell table:style-name="ce1" office:value-type="float" office:value="0.112928785383701" calcext:value-type="float">
            <text:p>0.112928785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821578979492" calcext:value-type="float">
            <text:p>83.2821578979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3494720458984" calcext:value-type="float">
            <text:p>13.34947204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3.3894014358521" calcext:value-type="float">
            <text:p>13.3894014359</text:p>
          </table:table-cell>
          <table:table-cell table:style-name="ce1" office:value-type="float" office:value="0.112928785383701" calcext:value-type="float">
            <text:p>0.112928785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1328277587891" calcext:value-type="float">
            <text:p>83.132827758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5168714523315" calcext:value-type="float">
            <text:p>13.51687145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3.3894014358521" calcext:value-type="float">
            <text:p>13.3894014359</text:p>
          </table:table-cell>
          <table:table-cell table:style-name="ce1" office:value-type="float" office:value="0.112928785383701" calcext:value-type="float">
            <text:p>0.112928785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7783203125" calcext:value-type="float">
            <text:p>83.2778320313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3018636703491" calcext:value-type="float">
            <text:p>13.30186367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0341205596924" calcext:value-type="float">
            <text:p>17.0341205597</text:p>
          </table:table-cell>
          <table:table-cell table:style-name="ce1" office:value-type="float" office:value="0.141368731856346" calcext:value-type="float">
            <text:p>0.141368731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821578979492" calcext:value-type="float">
            <text:p>83.2821578979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6.9253730773926" calcext:value-type="float">
            <text:p>16.9253730774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0341205596924" calcext:value-type="float">
            <text:p>17.0341205597</text:p>
          </table:table-cell>
          <table:table-cell table:style-name="ce1" office:value-type="float" office:value="0.141368731856346" calcext:value-type="float">
            <text:p>0.1413687319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1328277587891" calcext:value-type="float">
            <text:p>83.132827758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7.1939239501953" calcext:value-type="float">
            <text:p>17.1939239502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0341205596924" calcext:value-type="float">
            <text:p>17.0341205597</text:p>
          </table:table-cell>
          <table:table-cell table:style-name="ce1" office:value-type="float" office:value="0.141368731856346" calcext:value-type="float">
            <text:p>0.1413687319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3.1284942626953" calcext:value-type="float">
            <text:p>83.1284942627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6.983060836792" calcext:value-type="float">
            <text:p>16.983060836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0114002227783" calcext:value-type="float">
            <text:p>21.0114002228</text:p>
          </table:table-cell>
          <table:table-cell table:style-name="ce1" office:value-type="float" office:value="0.0825052857398987" calcext:value-type="float">
            <text:p>0.0825052857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.2821578979492" calcext:value-type="float">
            <text:p>83.2821578979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20.9433631896973" calcext:value-type="float">
            <text:p>20.9433631897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0114002227783" calcext:value-type="float">
            <text:p>21.0114002228</text:p>
          </table:table-cell>
          <table:table-cell table:style-name="ce1" office:value-type="float" office:value="0.0825052857398987" calcext:value-type="float">
            <text:p>0.0825052857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3.1328277587891" calcext:value-type="float">
            <text:p>83.132827758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21.1031703948975" calcext:value-type="float">
            <text:p>21.1031703949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0114002227783" calcext:value-type="float">
            <text:p>21.0114002228</text:p>
          </table:table-cell>
          <table:table-cell table:style-name="ce1" office:value-type="float" office:value="0.0825052857398987" calcext:value-type="float">
            <text:p>0.0825052857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3.1284942626953" calcext:value-type="float">
            <text:p>83.1284942627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20.987663269043" calcext:value-type="float">
            <text:p>20.987663269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3.4812774658203" calcext:value-type="float">
            <text:p>13.4812774658</text:p>
          </table:table-cell>
          <table:table-cell table:style-name="ce1" office:value-type="float" office:value="0.0711072310805321" calcext:value-type="float">
            <text:p>0.0711072311</text:p>
          </table:table-cell>
          <table:table-cell table:style-name="ce1" office:value-type="float" office:value="1.22529852390289" calcext:value-type="float">
            <text:p>1.2252985239</text:p>
          </table:table-cell>
          <table:table-cell table:style-name="ce1" office:value-type="float" office:value="0.0571487061679363" calcext:value-type="float">
            <text:p>0.0571487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.8208389282227" calcext:value-type="float">
            <text:p>85.8208389282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4257402420044" calcext:value-type="float">
            <text:p>13.425740242</text:p>
          </table:table-cell>
          <table:table-cell table:style-name="ce1" office:value-type="float" office:value="1.2703412771225" calcext:value-type="float">
            <text:p>1.270341277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3.4812774658203" calcext:value-type="float">
            <text:p>13.4812774658</text:p>
          </table:table-cell>
          <table:table-cell table:style-name="ce1" office:value-type="float" office:value="0.0711072310805321" calcext:value-type="float">
            <text:p>0.0711072311</text:p>
          </table:table-cell>
          <table:table-cell table:style-name="ce1" office:value-type="float" office:value="1.22529852390289" calcext:value-type="float">
            <text:p>1.2252985239</text:p>
          </table:table-cell>
          <table:table-cell table:style-name="ce1" office:value-type="float" office:value="0.0571487061679363" calcext:value-type="float">
            <text:p>0.0571487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.8208389282227" calcext:value-type="float">
            <text:p>85.8208389282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4566736221313" calcext:value-type="float">
            <text:p>13.4566736221</text:p>
          </table:table-cell>
          <table:table-cell table:style-name="ce1" office:value-type="float" office:value="1.24454259872437" calcext:value-type="float">
            <text:p>1.244542598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3.4812774658203" calcext:value-type="float">
            <text:p>13.4812774658</text:p>
          </table:table-cell>
          <table:table-cell table:style-name="ce1" office:value-type="float" office:value="0.0711072310805321" calcext:value-type="float">
            <text:p>0.0711072311</text:p>
          </table:table-cell>
          <table:table-cell table:style-name="ce1" office:value-type="float" office:value="1.22529852390289" calcext:value-type="float">
            <text:p>1.2252985239</text:p>
          </table:table-cell>
          <table:table-cell table:style-name="ce1" office:value-type="float" office:value="0.0571487061679363" calcext:value-type="float">
            <text:p>0.0571487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.8165588378906" calcext:value-type="float">
            <text:p>85.8165588379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.5614194869995" calcext:value-type="float">
            <text:p>13.561419487</text:p>
          </table:table-cell>
          <table:table-cell table:style-name="ce1" office:value-type="float" office:value="1.1610119342804" calcext:value-type="float">
            <text:p>1.161011934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4.7721757888794" calcext:value-type="float">
            <text:p>14.7721757889</text:p>
          </table:table-cell>
          <table:table-cell table:style-name="ce1" office:value-type="float" office:value="0.12276802957058" calcext:value-type="float">
            <text:p>0.1227680296</text:p>
          </table:table-cell>
          <table:table-cell table:style-name="ce1" office:value-type="float" office:value="0.521217048168182" calcext:value-type="float">
            <text:p>0.5212170482</text:p>
          </table:table-cell>
          <table:table-cell table:style-name="ce1" office:value-type="float" office:value="0.0419491678476334" calcext:value-type="float">
            <text:p>0.0419491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.4768295288086" calcext:value-type="float">
            <text:p>84.4768295288</text:p>
          </table:table-cell>
          <table:table-cell table:style-name="ce1" office:value-type="float" office:value="79.1007995605469" calcext:value-type="float">
            <text:p>79.1007995605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4.9046030044556" calcext:value-type="float">
            <text:p>14.9046030045</text:p>
          </table:table-cell>
          <table:table-cell table:style-name="ce1" office:value-type="float" office:value="0.476342499256134" calcext:value-type="float">
            <text:p>0.476342499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4.7721757888794" calcext:value-type="float">
            <text:p>14.7721757889</text:p>
          </table:table-cell>
          <table:table-cell table:style-name="ce1" office:value-type="float" office:value="0.12276802957058" calcext:value-type="float">
            <text:p>0.1227680296</text:p>
          </table:table-cell>
          <table:table-cell table:style-name="ce1" office:value-type="float" office:value="0.521217048168182" calcext:value-type="float">
            <text:p>0.5212170482</text:p>
          </table:table-cell>
          <table:table-cell table:style-name="ce1" office:value-type="float" office:value="0.0419491678476334" calcext:value-type="float">
            <text:p>0.0419491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.4768295288086" calcext:value-type="float">
            <text:p>84.4768295288</text:p>
          </table:table-cell>
          <table:table-cell table:style-name="ce1" office:value-type="float" office:value="78.9514694213867" calcext:value-type="float">
            <text:p>78.9514694214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4.749773979187" calcext:value-type="float">
            <text:p>14.7497739792</text:p>
          </table:table-cell>
          <table:table-cell table:style-name="ce1" office:value-type="float" office:value="0.527860760688782" calcext:value-type="float">
            <text:p>0.527860760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4.7721757888794" calcext:value-type="float">
            <text:p>14.7721757889</text:p>
          </table:table-cell>
          <table:table-cell table:style-name="ce1" office:value-type="float" office:value="0.12276802957058" calcext:value-type="float">
            <text:p>0.1227680296</text:p>
          </table:table-cell>
          <table:table-cell table:style-name="ce1" office:value-type="float" office:value="0.521217048168182" calcext:value-type="float">
            <text:p>0.5212170482</text:p>
          </table:table-cell>
          <table:table-cell table:style-name="ce1" office:value-type="float" office:value="0.0419491678476334" calcext:value-type="float">
            <text:p>0.0419491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.472526550293" calcext:value-type="float">
            <text:p>84.4725265503</text:p>
          </table:table-cell>
          <table:table-cell table:style-name="ce1" office:value-type="float" office:value="79.0963897705078" calcext:value-type="float">
            <text:p>79.0963897705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4.6621522903442" calcext:value-type="float">
            <text:p>14.6621522903</text:p>
          </table:table-cell>
          <table:table-cell table:style-name="ce1" office:value-type="float" office:value="0.559447944164276" calcext:value-type="float">
            <text:p>0.559447944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6.4920787811279" calcext:value-type="float">
            <text:p>16.4920787811</text:p>
          </table:table-cell>
          <table:table-cell table:style-name="ce1" office:value-type="float" office:value="0.0972146987915039" calcext:value-type="float">
            <text:p>0.0972146988</text:p>
          </table:table-cell>
          <table:table-cell table:style-name="ce1" office:value-type="float" office:value="0.16643063724041" calcext:value-type="float">
            <text:p>0.1664306372</text:p>
          </table:table-cell>
          <table:table-cell table:style-name="ce1" office:value-type="float" office:value="0.0107261491939425" calcext:value-type="float">
            <text:p>0.0107261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.4768295288086" calcext:value-type="float">
            <text:p>84.4768295288</text:p>
          </table:table-cell>
          <table:table-cell table:style-name="ce1" office:value-type="float" office:value="78.9514694213867" calcext:value-type="float">
            <text:p>78.9514694214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6.5892791748047" calcext:value-type="float">
            <text:p>16.5892791748</text:p>
          </table:table-cell>
          <table:table-cell table:style-name="ce1" office:value-type="float" office:value="0.155823037028313" calcext:value-type="float">
            <text:p>0.15582303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6.4920787811279" calcext:value-type="float">
            <text:p>16.4920787811</text:p>
          </table:table-cell>
          <table:table-cell table:style-name="ce1" office:value-type="float" office:value="0.0972146987915039" calcext:value-type="float">
            <text:p>0.0972146988</text:p>
          </table:table-cell>
          <table:table-cell table:style-name="ce1" office:value-type="float" office:value="0.16643063724041" calcext:value-type="float">
            <text:p>0.1664306372</text:p>
          </table:table-cell>
          <table:table-cell table:style-name="ce1" office:value-type="float" office:value="0.0107261491939425" calcext:value-type="float">
            <text:p>0.0107261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.4768295288086" calcext:value-type="float">
            <text:p>84.4768295288</text:p>
          </table:table-cell>
          <table:table-cell table:style-name="ce1" office:value-type="float" office:value="78.9514694213867" calcext:value-type="float">
            <text:p>78.9514694214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6.3948497772217" calcext:value-type="float">
            <text:p>16.3948497772</text:p>
          </table:table-cell>
          <table:table-cell table:style-name="ce1" office:value-type="float" office:value="0.177271530032158" calcext:value-type="float">
            <text:p>0.1772715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6.4920787811279" calcext:value-type="float">
            <text:p>16.4920787811</text:p>
          </table:table-cell>
          <table:table-cell table:style-name="ce1" office:value-type="float" office:value="0.0972146987915039" calcext:value-type="float">
            <text:p>0.0972146988</text:p>
          </table:table-cell>
          <table:table-cell table:style-name="ce1" office:value-type="float" office:value="0.16643063724041" calcext:value-type="float">
            <text:p>0.1664306372</text:p>
          </table:table-cell>
          <table:table-cell table:style-name="ce1" office:value-type="float" office:value="0.0107261491939425" calcext:value-type="float">
            <text:p>0.0107261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.472526550293" calcext:value-type="float">
            <text:p>84.4725265503</text:p>
          </table:table-cell>
          <table:table-cell table:style-name="ce1" office:value-type="float" office:value="78.9470520019531" calcext:value-type="float">
            <text:p>78.94705200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6.4921035766602" calcext:value-type="float">
            <text:p>16.4921035767</text:p>
          </table:table-cell>
          <table:table-cell table:style-name="ce1" office:value-type="float" office:value="0.166197329759598" calcext:value-type="float">
            <text:p>0.16619732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771217346191" calcext:value-type="float">
            <text:p>12.5771217346</text:p>
          </table:table-cell>
          <table:table-cell table:style-name="ce1" office:value-type="float" office:value="0.16742205619812" calcext:value-type="float">
            <text:p>0.1674220562</text:p>
          </table:table-cell>
          <table:table-cell table:style-name="ce1" office:value-type="float" office:value="2.23970413208008" calcext:value-type="float">
            <text:p>2.2397041321</text:p>
          </table:table-cell>
          <table:table-cell table:style-name="ce1" office:value-type="float" office:value="0.255319952964783" calcext:value-type="float">
            <text:p>0.2553199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70520019531" calcext:value-type="float">
            <text:p>78.947052002</text:p>
          </table:table-cell>
          <table:table-cell table:style-name="ce1" office:value-type="float" office:value="82.9791564941406" calcext:value-type="float">
            <text:p>82.9791564941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386116027832" calcext:value-type="float">
            <text:p>12.3861160278</text:p>
          </table:table-cell>
          <table:table-cell table:style-name="ce1" office:value-type="float" office:value="2.53159642219543" calcext:value-type="float">
            <text:p>2.53159642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771217346191" calcext:value-type="float">
            <text:p>12.5771217346</text:p>
          </table:table-cell>
          <table:table-cell table:style-name="ce1" office:value-type="float" office:value="0.16742205619812" calcext:value-type="float">
            <text:p>0.1674220562</text:p>
          </table:table-cell>
          <table:table-cell table:style-name="ce1" office:value-type="float" office:value="2.23970413208008" calcext:value-type="float">
            <text:p>2.2397041321</text:p>
          </table:table-cell>
          <table:table-cell table:style-name="ce1" office:value-type="float" office:value="0.255319952964783" calcext:value-type="float">
            <text:p>0.2553199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6984643936157" calcext:value-type="float">
            <text:p>12.6984643936</text:p>
          </table:table-cell>
          <table:table-cell table:style-name="ce1" office:value-type="float" office:value="2.05787706375122" calcext:value-type="float">
            <text:p>2.057877063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771217346191" calcext:value-type="float">
            <text:p>12.5771217346</text:p>
          </table:table-cell>
          <table:table-cell table:style-name="ce1" office:value-type="float" office:value="0.16742205619812" calcext:value-type="float">
            <text:p>0.1674220562</text:p>
          </table:table-cell>
          <table:table-cell table:style-name="ce1" office:value-type="float" office:value="2.23970413208008" calcext:value-type="float">
            <text:p>2.2397041321</text:p>
          </table:table-cell>
          <table:table-cell table:style-name="ce1" office:value-type="float" office:value="0.255319952964783" calcext:value-type="float">
            <text:p>0.2553199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646785736084" calcext:value-type="float">
            <text:p>12.6467857361</text:p>
          </table:table-cell>
          <table:table-cell table:style-name="ce1" office:value-type="float" office:value="2.12963891029358" calcext:value-type="float">
            <text:p>2.129638910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1.5705575942993" calcext:value-type="float">
            <text:p>11.5705575943</text:p>
          </table:table-cell>
          <table:table-cell table:style-name="ce1" office:value-type="float" office:value="0.249136805534363" calcext:value-type="float">
            <text:p>0.2491368055</text:p>
          </table:table-cell>
          <table:table-cell table:style-name="ce1" office:value-type="float" office:value="4.3888840675354" calcext:value-type="float">
            <text:p>4.3888840675</text:p>
          </table:table-cell>
          <table:table-cell table:style-name="ce1" office:value-type="float" office:value="0.74591463804245" calcext:value-type="float">
            <text:p>0.745914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.0963897705078" calcext:value-type="float">
            <text:p>79.0963897705</text:p>
          </table:table-cell>
          <table:table-cell table:style-name="ce1" office:value-type="float" office:value="83.1284942626953" calcext:value-type="float">
            <text:p>83.1284942627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293360710144" calcext:value-type="float">
            <text:p>11.2933607101</text:p>
          </table:table-cell>
          <table:table-cell table:style-name="ce1" office:value-type="float" office:value="5.22604942321777" calcext:value-type="float">
            <text:p>5.226049423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1.5705575942993" calcext:value-type="float">
            <text:p>11.5705575943</text:p>
          </table:table-cell>
          <table:table-cell table:style-name="ce1" office:value-type="float" office:value="0.249136805534363" calcext:value-type="float">
            <text:p>0.2491368055</text:p>
          </table:table-cell>
          <table:table-cell table:style-name="ce1" office:value-type="float" office:value="4.3888840675354" calcext:value-type="float">
            <text:p>4.3888840675</text:p>
          </table:table-cell>
          <table:table-cell table:style-name="ce1" office:value-type="float" office:value="0.74591463804245" calcext:value-type="float">
            <text:p>0.745914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8330993652344" calcext:value-type="float">
            <text:p>82.833099365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6425199508667" calcext:value-type="float">
            <text:p>11.6425199509</text:p>
          </table:table-cell>
          <table:table-cell table:style-name="ce1" office:value-type="float" office:value="4.14566993713379" calcext:value-type="float">
            <text:p>4.145669937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1.5705575942993" calcext:value-type="float">
            <text:p>11.5705575943</text:p>
          </table:table-cell>
          <table:table-cell table:style-name="ce1" office:value-type="float" office:value="0.249136805534363" calcext:value-type="float">
            <text:p>0.2491368055</text:p>
          </table:table-cell>
          <table:table-cell table:style-name="ce1" office:value-type="float" office:value="4.3888840675354" calcext:value-type="float">
            <text:p>4.3888840675</text:p>
          </table:table-cell>
          <table:table-cell table:style-name="ce1" office:value-type="float" office:value="0.74591463804245" calcext:value-type="float">
            <text:p>0.745914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8330993652344" calcext:value-type="float">
            <text:p>82.833099365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7757930755615" calcext:value-type="float">
            <text:p>11.7757930756</text:p>
          </table:table-cell>
          <table:table-cell table:style-name="ce1" office:value-type="float" office:value="3.79493260383606" calcext:value-type="float">
            <text:p>3.794932603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054292678833" calcext:value-type="float">
            <text:p>12.0054292679</text:p>
          </table:table-cell>
          <table:table-cell table:style-name="ce1" office:value-type="float" office:value="0.136061832308769" calcext:value-type="float">
            <text:p>0.1360618323</text:p>
          </table:table-cell>
          <table:table-cell table:style-name="ce1" office:value-type="float" office:value="3.26771926879883" calcext:value-type="float">
            <text:p>3.2677192688</text:p>
          </table:table-cell>
          <table:table-cell table:style-name="ce1" office:value-type="float" office:value="0.298806697130203" calcext:value-type="float">
            <text:p>0.2988066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70520019531" calcext:value-type="float">
            <text:p>78.947052002</text:p>
          </table:table-cell>
          <table:table-cell table:style-name="ce1" office:value-type="float" office:value="83.27783203125" calcext:value-type="float">
            <text:p>83.277832031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8567066192627" calcext:value-type="float">
            <text:p>11.8567066193</text:p>
          </table:table-cell>
          <table:table-cell table:style-name="ce1" office:value-type="float" office:value="3.5966329574585" calcext:value-type="float">
            <text:p>3.596632957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054292678833" calcext:value-type="float">
            <text:p>12.0054292679</text:p>
          </table:table-cell>
          <table:table-cell table:style-name="ce1" office:value-type="float" office:value="0.136061832308769" calcext:value-type="float">
            <text:p>0.1360618323</text:p>
          </table:table-cell>
          <table:table-cell table:style-name="ce1" office:value-type="float" office:value="3.26771926879883" calcext:value-type="float">
            <text:p>3.2677192688</text:p>
          </table:table-cell>
          <table:table-cell table:style-name="ce1" office:value-type="float" office:value="0.298806697130203" calcext:value-type="float">
            <text:p>0.2988066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3.1318740844727" calcext:value-type="float">
            <text:p>83.1318740845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0359258651733" calcext:value-type="float">
            <text:p>12.0359258652</text:p>
          </table:table-cell>
          <table:table-cell table:style-name="ce1" office:value-type="float" office:value="3.19352436065674" calcext:value-type="float">
            <text:p>3.193524360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054292678833" calcext:value-type="float">
            <text:p>12.0054292679</text:p>
          </table:table-cell>
          <table:table-cell table:style-name="ce1" office:value-type="float" office:value="0.136061832308769" calcext:value-type="float">
            <text:p>0.1360618323</text:p>
          </table:table-cell>
          <table:table-cell table:style-name="ce1" office:value-type="float" office:value="3.26771926879883" calcext:value-type="float">
            <text:p>3.2677192688</text:p>
          </table:table-cell>
          <table:table-cell table:style-name="ce1" office:value-type="float" office:value="0.298806697130203" calcext:value-type="float">
            <text:p>0.2988066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2.9824905395508" calcext:value-type="float">
            <text:p>82.9824905396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1236543655396" calcext:value-type="float">
            <text:p>12.1236543655</text:p>
          </table:table-cell>
          <table:table-cell table:style-name="ce1" office:value-type="float" office:value="3.01300024986267" calcext:value-type="float">
            <text:p>3.013000249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4085111618042" calcext:value-type="float">
            <text:p>12.4085111618</text:p>
          </table:table-cell>
          <table:table-cell table:style-name="ce1" office:value-type="float" office:value="0.183132097125053" calcext:value-type="float">
            <text:p>0.1831320971</text:p>
          </table:table-cell>
          <table:table-cell table:style-name="ce1" office:value-type="float" office:value="2.50633502006531" calcext:value-type="float">
            <text:p>2.5063350201</text:p>
          </table:table-cell>
          <table:table-cell table:style-name="ce1" office:value-type="float" office:value="0.295720756053925" calcext:value-type="float">
            <text:p>0.29572075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.0963897705078" calcext:value-type="float">
            <text:p>79.0963897705</text:p>
          </table:table-cell>
          <table:table-cell table:style-name="ce1" office:value-type="float" office:value="82.9791564941406" calcext:value-type="float">
            <text:p>82.9791564941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2628440856934" calcext:value-type="float">
            <text:p>12.2628440857</text:p>
          </table:table-cell>
          <table:table-cell table:style-name="ce1" office:value-type="float" office:value="2.74728798866272" calcext:value-type="float">
            <text:p>2.747287988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4085111618042" calcext:value-type="float">
            <text:p>12.4085111618</text:p>
          </table:table-cell>
          <table:table-cell table:style-name="ce1" office:value-type="float" office:value="0.183132097125053" calcext:value-type="float">
            <text:p>0.1831320971</text:p>
          </table:table-cell>
          <table:table-cell table:style-name="ce1" office:value-type="float" office:value="2.50633502006531" calcext:value-type="float">
            <text:p>2.5063350201</text:p>
          </table:table-cell>
          <table:table-cell table:style-name="ce1" office:value-type="float" office:value="0.295720756053925" calcext:value-type="float">
            <text:p>0.29572075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8330993652344" calcext:value-type="float">
            <text:p>82.833099365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3485908508301" calcext:value-type="float">
            <text:p>12.3485908508</text:p>
          </table:table-cell>
          <table:table-cell table:style-name="ce1" office:value-type="float" office:value="2.59539818763733" calcext:value-type="float">
            <text:p>2.595398187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4085111618042" calcext:value-type="float">
            <text:p>12.4085111618</text:p>
          </table:table-cell>
          <table:table-cell table:style-name="ce1" office:value-type="float" office:value="0.183132097125053" calcext:value-type="float">
            <text:p>0.1831320971</text:p>
          </table:table-cell>
          <table:table-cell table:style-name="ce1" office:value-type="float" office:value="2.50633502006531" calcext:value-type="float">
            <text:p>2.5063350201</text:p>
          </table:table-cell>
          <table:table-cell table:style-name="ce1" office:value-type="float" office:value="0.295720756053925" calcext:value-type="float">
            <text:p>0.29572075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6140966415405" calcext:value-type="float">
            <text:p>12.6140966415</text:p>
          </table:table-cell>
          <table:table-cell table:style-name="ce1" office:value-type="float" office:value="2.17631840705872" calcext:value-type="float">
            <text:p>2.176318407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0.9942178726196" calcext:value-type="float">
            <text:p>10.9942178726</text:p>
          </table:table-cell>
          <table:table-cell table:style-name="ce1" office:value-type="float" office:value="0.120714031159878" calcext:value-type="float">
            <text:p>0.1207140312</text:p>
          </table:table-cell>
          <table:table-cell table:style-name="ce1" office:value-type="float" office:value="6.38683176040649" calcext:value-type="float">
            <text:p>6.3868317604</text:p>
          </table:table-cell>
          <table:table-cell table:style-name="ce1" office:value-type="float" office:value="0.521972179412842" calcext:value-type="float">
            <text:p>0.5219721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.0963897705078" calcext:value-type="float">
            <text:p>79.0963897705</text:p>
          </table:table-cell>
          <table:table-cell table:style-name="ce1" office:value-type="float" office:value="82.8298187255859" calcext:value-type="float">
            <text:p>82.8298187256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8557071685791" calcext:value-type="float">
            <text:p>10.8557071686</text:p>
          </table:table-cell>
          <table:table-cell table:style-name="ce1" office:value-type="float" office:value="6.98624706268311" calcext:value-type="float">
            <text:p>6.986247062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0.9942178726196" calcext:value-type="float">
            <text:p>10.9942178726</text:p>
          </table:table-cell>
          <table:table-cell table:style-name="ce1" office:value-type="float" office:value="0.120714031159878" calcext:value-type="float">
            <text:p>0.1207140312</text:p>
          </table:table-cell>
          <table:table-cell table:style-name="ce1" office:value-type="float" office:value="6.38683176040649" calcext:value-type="float">
            <text:p>6.3868317604</text:p>
          </table:table-cell>
          <table:table-cell table:style-name="ce1" office:value-type="float" office:value="0.521972179412842" calcext:value-type="float">
            <text:p>0.5219721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0499496459961" calcext:value-type="float">
            <text:p>11.049949646</text:p>
          </table:table-cell>
          <table:table-cell table:style-name="ce1" office:value-type="float" office:value="6.14172649383545" calcext:value-type="float">
            <text:p>6.141726493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0.9942178726196" calcext:value-type="float">
            <text:p>10.9942178726</text:p>
          </table:table-cell>
          <table:table-cell table:style-name="ce1" office:value-type="float" office:value="0.120714031159878" calcext:value-type="float">
            <text:p>0.1207140312</text:p>
          </table:table-cell>
          <table:table-cell table:style-name="ce1" office:value-type="float" office:value="6.38683176040649" calcext:value-type="float">
            <text:p>6.3868317604</text:p>
          </table:table-cell>
          <table:table-cell table:style-name="ce1" office:value-type="float" office:value="0.521972179412842" calcext:value-type="float">
            <text:p>0.5219721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076997756958" calcext:value-type="float">
            <text:p>11.076997757</text:p>
          </table:table-cell>
          <table:table-cell table:style-name="ce1" office:value-type="float" office:value="6.0325231552124" calcext:value-type="float">
            <text:p>6.032523155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1.1487159729004" calcext:value-type="float">
            <text:p>11.1487159729</text:p>
          </table:table-cell>
          <table:table-cell table:style-name="ce1" office:value-type="float" office:value="0.165708854794502" calcext:value-type="float">
            <text:p>0.1657088548</text:p>
          </table:table-cell>
          <table:table-cell table:style-name="ce1" office:value-type="float" office:value="5.77550268173218" calcext:value-type="float">
            <text:p>5.7755026817</text:p>
          </table:table-cell>
          <table:table-cell table:style-name="ce1" office:value-type="float" office:value="0.635495603084564" calcext:value-type="float">
            <text:p>0.63549560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77142333984" calcext:value-type="float">
            <text:p>78.7977142334</text:p>
          </table:table-cell>
          <table:table-cell table:style-name="ce1" office:value-type="float" office:value="82.8298187255859" calcext:value-type="float">
            <text:p>82.8298187256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9804277420044" calcext:value-type="float">
            <text:p>10.980427742</text:p>
          </table:table-cell>
          <table:table-cell table:style-name="ce1" office:value-type="float" office:value="6.43156909942627" calcext:value-type="float">
            <text:p>6.431569099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1.1487159729004" calcext:value-type="float">
            <text:p>11.1487159729</text:p>
          </table:table-cell>
          <table:table-cell table:style-name="ce1" office:value-type="float" office:value="0.165708854794502" calcext:value-type="float">
            <text:p>0.1657088548</text:p>
          </table:table-cell>
          <table:table-cell table:style-name="ce1" office:value-type="float" office:value="5.77550268173218" calcext:value-type="float">
            <text:p>5.7755026817</text:p>
          </table:table-cell>
          <table:table-cell table:style-name="ce1" office:value-type="float" office:value="0.635495603084564" calcext:value-type="float">
            <text:p>0.63549560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6502532958984" calcext:value-type="float">
            <text:p>78.6502532959</text:p>
          </table:table-cell>
          <table:table-cell table:style-name="ce1" office:value-type="float" office:value="82.6837158203125" calcext:value-type="float">
            <text:p>82.683715820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1540031433105" calcext:value-type="float">
            <text:p>11.1540031433</text:p>
          </table:table-cell>
          <table:table-cell table:style-name="ce1" office:value-type="float" office:value="5.73214054107666" calcext:value-type="float">
            <text:p>5.73214054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1.1487159729004" calcext:value-type="float">
            <text:p>11.1487159729</text:p>
          </table:table-cell>
          <table:table-cell table:style-name="ce1" office:value-type="float" office:value="0.165708854794502" calcext:value-type="float">
            <text:p>0.1657088548</text:p>
          </table:table-cell>
          <table:table-cell table:style-name="ce1" office:value-type="float" office:value="5.77550268173218" calcext:value-type="float">
            <text:p>5.7755026817</text:p>
          </table:table-cell>
          <table:table-cell table:style-name="ce1" office:value-type="float" office:value="0.635495603084564" calcext:value-type="float">
            <text:p>0.63549560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3.4306488037109" calcext:value-type="float">
            <text:p>83.4306488037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3117189407349" calcext:value-type="float">
            <text:p>11.3117189407</text:p>
          </table:table-cell>
          <table:table-cell table:style-name="ce1" office:value-type="float" office:value="5.16279888153076" calcext:value-type="float">
            <text:p>5.162798881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2.346926689148" calcext:value-type="float">
            <text:p>12.3469266891</text:p>
          </table:table-cell>
          <table:table-cell table:style-name="ce1" office:value-type="float" office:value="0.190729543566704" calcext:value-type="float">
            <text:p>0.1907295436</text:p>
          </table:table-cell>
          <table:table-cell table:style-name="ce1" office:value-type="float" office:value="2.61198735237122" calcext:value-type="float">
            <text:p>2.6119873524</text:p>
          </table:table-cell>
          <table:table-cell table:style-name="ce1" office:value-type="float" office:value="0.324145764112473" calcext:value-type="float">
            <text:p>0.3241457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70520019531" calcext:value-type="float">
            <text:p>78.947052002</text:p>
          </table:table-cell>
          <table:table-cell table:style-name="ce1" office:value-type="float" office:value="83.1284942626953" calcext:value-type="float">
            <text:p>83.1284942627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3114929199219" calcext:value-type="float">
            <text:p>12.3114929199</text:p>
          </table:table-cell>
          <table:table-cell table:style-name="ce1" office:value-type="float" office:value="2.66005373001099" calcext:value-type="float">
            <text:p>2.6600537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2.346926689148" calcext:value-type="float">
            <text:p>12.3469266891</text:p>
          </table:table-cell>
          <table:table-cell table:style-name="ce1" office:value-type="float" office:value="0.190729543566704" calcext:value-type="float">
            <text:p>0.1907295436</text:p>
          </table:table-cell>
          <table:table-cell table:style-name="ce1" office:value-type="float" office:value="2.61198735237122" calcext:value-type="float">
            <text:p>2.6119873524</text:p>
          </table:table-cell>
          <table:table-cell table:style-name="ce1" office:value-type="float" office:value="0.324145764112473" calcext:value-type="float">
            <text:p>0.3241457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office:value-type="float" office:value="82.9824905395508" calcext:value-type="float">
            <text:p>82.9824905396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1763982772827" calcext:value-type="float">
            <text:p>12.1763982773</text:p>
          </table:table-cell>
          <table:table-cell table:style-name="ce1" office:value-type="float" office:value="2.90941572189331" calcext:value-type="float">
            <text:p>2.909415721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2.346926689148" calcext:value-type="float">
            <text:p>12.3469266891</text:p>
          </table:table-cell>
          <table:table-cell table:style-name="ce1" office:value-type="float" office:value="0.190729543566704" calcext:value-type="float">
            <text:p>0.1907295436</text:p>
          </table:table-cell>
          <table:table-cell table:style-name="ce1" office:value-type="float" office:value="2.61198735237122" calcext:value-type="float">
            <text:p>2.6119873524</text:p>
          </table:table-cell>
          <table:table-cell table:style-name="ce1" office:value-type="float" office:value="0.324145764112473" calcext:value-type="float">
            <text:p>0.3241457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7996368408203" calcext:value-type="float">
            <text:p>78.7996368408</text:p>
          </table:table-cell>
          <table:table-cell table:style-name="ce1" office:value-type="float" office:value="82.8330993652344" calcext:value-type="float">
            <text:p>82.833099365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5528879165649" calcext:value-type="float">
            <text:p>12.5528879166</text:p>
          </table:table-cell>
          <table:table-cell table:style-name="ce1" office:value-type="float" office:value="2.26649212837219" calcext:value-type="float">
            <text:p>2.2664921284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6859359741211" calcext:value-type="float">
            <text:p>10.6859359741</text:p>
          </table:table-cell>
          <table:table-cell table:style-name="ce1" office:value-type="float" office:value="0.612007021903992" calcext:value-type="float">
            <text:p>0.6120070219</text:p>
          </table:table-cell>
          <table:table-cell table:style-name="ce1" office:value-type="float" office:value="8.2374792098999" calcext:value-type="float">
            <text:p>8.2374792099</text:p>
          </table:table-cell>
          <table:table-cell table:style-name="ce1" office:value-type="float" office:value="3.09055638313293" calcext:value-type="float">
            <text:p>3.09055638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.2457275390625" calcext:value-type="float">
            <text:p>79.2457275391</text:p>
          </table:table-cell>
          <table:table-cell table:style-name="ce1" table:number-columns-repeated="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.1438846588135" calcext:value-type="float">
            <text:p>10.1438846588</text:p>
          </table:table-cell>
          <table:table-cell table:style-name="ce1" office:value-type="float" office:value="11.2018947601318" calcext:value-type="float">
            <text:p>11.2018947601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6859359741211" calcext:value-type="float">
            <text:p>10.6859359741</text:p>
          </table:table-cell>
          <table:table-cell table:style-name="ce1" office:value-type="float" office:value="0.612007021903992" calcext:value-type="float">
            <text:p>0.6120070219</text:p>
          </table:table-cell>
          <table:table-cell table:style-name="ce1" office:value-type="float" office:value="8.2374792098999" calcext:value-type="float">
            <text:p>8.2374792099</text:p>
          </table:table-cell>
          <table:table-cell table:style-name="ce1" office:value-type="float" office:value="3.09055638313293" calcext:value-type="float">
            <text:p>3.09055638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.0984191894531" calcext:value-type="float">
            <text:p>79.0984191895</text:p>
          </table:table-cell>
          <table:table-cell table:style-name="ce1" table:number-columns-repeated="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.5642948150635" calcext:value-type="float">
            <text:p>10.5642948151</text:p>
          </table:table-cell>
          <table:table-cell table:style-name="ce1" office:value-type="float" office:value="8.47594547271729" calcext:value-type="float">
            <text:p>8.4759454727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6859359741211" calcext:value-type="float">
            <text:p>10.6859359741</text:p>
          </table:table-cell>
          <table:table-cell table:style-name="ce1" office:value-type="float" office:value="0.612007021903992" calcext:value-type="float">
            <text:p>0.6120070219</text:p>
          </table:table-cell>
          <table:table-cell table:style-name="ce1" office:value-type="float" office:value="8.2374792098999" calcext:value-type="float">
            <text:p>8.2374792099</text:p>
          </table:table-cell>
          <table:table-cell table:style-name="ce1" office:value-type="float" office:value="3.09055638313293" calcext:value-type="float">
            <text:p>3.09055638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9490280151367" calcext:value-type="float">
            <text:p>78.9490280151</text:p>
          </table:table-cell>
          <table:table-cell table:style-name="ce1" table:number-columns-repeated="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1.3496294021606" calcext:value-type="float">
            <text:p>11.3496294022</text:p>
          </table:table-cell>
          <table:table-cell table:style-name="ce1" office:value-type="float" office:value="5.03459739685059" calcext:value-type="float">
            <text:p>5.034597396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NTC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.7114562988281" calcext:value-type="float">
            <text:p>76.7114562988</text:p>
          </table:table-cell>
          <table:table-cell table:style-name="ce1" table:number-columns-repeated="3"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31.007963180542" calcext:value-type="float">
            <text:p>31.0079631805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NTC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6.1087265014649" calcext:value-type="float">
            <text:p>66.1087265015</text:p>
          </table:table-cell>
          <table:table-cell table:style-name="ce1" office:value-type="float" office:value="76.8607864379883" calcext:value-type="float">
            <text:p>76.860786438</text:p>
          </table:table-cell>
          <table:table-cell table:style-name="ce1" office:value-type="float" office:value="87.9115142822266" calcext:value-type="float">
            <text:p>87.9115142822</text:p>
          </table:table-cell>
          <table:table-cell table:style-name="ce1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ndetermined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NTC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3.5764999389648" calcext:value-type="float">
            <text:p>83.576499939</text:p>
          </table:table-cell>
          <table:table-cell table:style-name="ce1" office:value-type="float" office:value="65.3573684692383" calcext:value-type="float">
            <text:p>65.3573684692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ndetermined</text:p>
          </table:table-cell>
          <table:table-cell table:style-name="ce1"/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2" table:default-cell-style-name="Default"/>
        <table:table-column table:style-name="co2" table:number-columns-repeated="4" table:default-cell-style-name="ce5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Sample</text:p>
          </table:table-cell>
          <table:table-cell table:style-name="ce3" office:value-type="string" calcext:value-type="string">
            <text:p>Ct mean</text:p>
          </table:table-cell>
          <table:table-cell table:style-name="ce3" office:value-type="string" calcext:value-type="string">
            <text:p>Ct SD</text:p>
          </table:table-cell>
          <table:table-cell table:style-name="ce3" office:value-type="string" calcext:value-type="string">
            <text:p>Quantity avg (picomoles)</text:p>
          </table:table-cell>
          <table:table-cell table:style-name="ce3" office:value-type="string" calcext:value-type="string">
            <text:p>Quantity SD (picomoles)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Dilution</text:p>
          </table:table-cell>
          <table:table-cell table:style-name="ce2" office:value-type="string" calcext:value-type="string">
            <text:p>Size</text:p>
          </table:table-cell>
          <table:table-cell table:style-name="ce6" office:value-type="string" calcext:value-type="string">
            <text:p>Corr. Quantity (nM)</text:p>
          </table:table-cell>
        </table:table-row>
        <table:table-row table:style-name="ro1">
          <table:table-cell table:style-name="ce1" office:value-type="string" calcext:value-type="string">
            <text:p>Std1</text:p>
          </table:table-cell>
          <table:table-cell table:style-name="ce4" office:value-type="float" office:value="10.6545114517212" calcext:value-type="float">
            <text:p>10.65</text:p>
          </table:table-cell>
          <table:table-cell table:style-name="ce4" office:value-type="float" office:value="0.220902219414711" calcext:value-type="float">
            <text:p>0.22</text:p>
          </table:table-cell>
          <table:table-cell table:style-name="ce4" office:value-type="float" office:value="10" calcext:value-type="float">
            <text:p>10.00</text:p>
          </table:table-cell>
          <table:table-cell table:style-name="ce4"/>
          <table:table-cell table:style-name="ce1" office:value-type="string" calcext:value-type="string">
            <text:p>Std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2</text:p>
          </table:table-cell>
          <table:table-cell table:style-name="ce4" office:value-type="float" office:value="13.3894014358521" calcext:value-type="float">
            <text:p>13.39</text:p>
          </table:table-cell>
          <table:table-cell table:style-name="ce4" office:value-type="float" office:value="0.112928785383701" calcext:value-type="float">
            <text:p>0.11</text:p>
          </table:table-cell>
          <table:table-cell table:style-name="ce4" office:value-type="float" office:value="1" calcext:value-type="float">
            <text:p>1.00</text:p>
          </table:table-cell>
          <table:table-cell table:style-name="ce4"/>
          <table:table-cell table:style-name="ce1" office:value-type="string" calcext:value-type="string">
            <text:p>Std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3</text:p>
          </table:table-cell>
          <table:table-cell table:style-name="ce4" office:value-type="float" office:value="17.0341205596924" calcext:value-type="float">
            <text:p>17.03</text:p>
          </table:table-cell>
          <table:table-cell table:style-name="ce4" office:value-type="float" office:value="0.141368731856346" calcext:value-type="float">
            <text:p>0.14</text:p>
          </table:table-cell>
          <table:table-cell table:style-name="ce4" office:value-type="float" office:value="0.1" calcext:value-type="float">
            <text:p>0.10</text:p>
          </table:table-cell>
          <table:table-cell table:style-name="ce4"/>
          <table:table-cell table:style-name="ce1" office:value-type="string" calcext:value-type="string">
            <text:p>Std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4</text:p>
          </table:table-cell>
          <table:table-cell table:style-name="ce4" office:value-type="float" office:value="21.0114002227783" calcext:value-type="float">
            <text:p>21.01</text:p>
          </table:table-cell>
          <table:table-cell table:style-name="ce4" office:value-type="float" office:value="0.0825052857398987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1" office:value-type="string" calcext:value-type="string">
            <text:p>Std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KAPA</text:p>
          </table:table-cell>
          <table:table-cell table:style-name="ce4" office:value-type="float" office:value="13.4812774658203" calcext:value-type="float">
            <text:p>13.48</text:p>
          </table:table-cell>
          <table:table-cell table:style-name="ce4" office:value-type="float" office:value="0.0711072310805321" calcext:value-type="float">
            <text:p>0.07</text:p>
          </table:table-cell>
          <table:table-cell table:style-name="ce4" office:value-type="float" office:value="1.22529852390289" calcext:value-type="float">
            <text:p>1.23</text:p>
          </table:table-cell>
          <table:table-cell table:style-name="ce4" office:value-type="float" office:value="0.0571487061679363" calcext:value-type="float">
            <text:p>0.06</text:p>
          </table:table-cell>
          <table:table-cell table:style-name="ce1" office:value-type="string" calcext:value-type="string">
            <text:p>myKAPA</text:p>
          </table:table-cell>
          <table:table-cell office:value-type="float" office:value="10000" calcext:value-type="float">
            <text:p>10000</text:p>
          </table:table-cell>
          <table:table-cell office:value-type="float" office:value="452" calcext:value-type="float">
            <text:p>452</text:p>
          </table:table-cell>
          <table:table-cell table:style-name="ce7" table:formula="of:=[.D6]*[.G6]/1000*452/[.H6]" office:value-type="float" office:value="12.2529852390289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JRP2</text:p>
          </table:table-cell>
          <table:table-cell table:style-name="ce4" office:value-type="float" office:value="14.7721757888794" calcext:value-type="float">
            <text:p>14.77</text:p>
          </table:table-cell>
          <table:table-cell table:style-name="ce4" office:value-type="float" office:value="0.12276802957058" calcext:value-type="float">
            <text:p>0.12</text:p>
          </table:table-cell>
          <table:table-cell table:style-name="ce4" office:value-type="float" office:value="0.521217048168182" calcext:value-type="float">
            <text:p>0.52</text:p>
          </table:table-cell>
          <table:table-cell table:style-name="ce4" office:value-type="float" office:value="0.0419491678476334" calcext:value-type="float">
            <text:p>0.04</text:p>
          </table:table-cell>
          <table:table-cell table:style-name="ce1" office:value-type="string" calcext:value-type="string">
            <text:p>JRP2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7" table:formula="of:=[.D7]*[.G7]/1000*452/[.H7]" office:value-type="float" office:value="10.4243409633636" calcext:value-type="float">
            <text:p>10.42</text:p>
          </table:table-cell>
        </table:table-row>
        <table:table-row table:style-name="ro1">
          <table:table-cell table:style-name="ce1" office:value-type="string" calcext:value-type="string">
            <text:p>JRP1</text:p>
          </table:table-cell>
          <table:table-cell table:style-name="ce4" office:value-type="float" office:value="16.4920787811279" calcext:value-type="float">
            <text:p>16.49</text:p>
          </table:table-cell>
          <table:table-cell table:style-name="ce4" office:value-type="float" office:value="0.0972146987915039" calcext:value-type="float">
            <text:p>0.10</text:p>
          </table:table-cell>
          <table:table-cell table:style-name="ce4" office:value-type="float" office:value="0.16643063724041" calcext:value-type="float">
            <text:p>0.17</text:p>
          </table:table-cell>
          <table:table-cell table:style-name="ce4" office:value-type="float" office:value="0.0107261491939425" calcext:value-type="float">
            <text:p>0.01</text:p>
          </table:table-cell>
          <table:table-cell table:style-name="ce1" office:value-type="string" calcext:value-type="string">
            <text:p>JRP1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7" table:formula="of:=[.D8]*[.G8]/1000*452/[.H8]" office:value-type="float" office:value="3.3286127448082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4" office:value-type="float" office:value="12.5771217346191" calcext:value-type="float">
            <text:p>12.58</text:p>
          </table:table-cell>
          <table:table-cell table:style-name="ce4" office:value-type="float" office:value="0.16742205619812" calcext:value-type="float">
            <text:p>0.17</text:p>
          </table:table-cell>
          <table:table-cell table:style-name="ce4" office:value-type="float" office:value="2.23970413208008" calcext:value-type="float">
            <text:p>2.24</text:p>
          </table:table-cell>
          <table:table-cell table:style-name="ce4" office:value-type="float" office:value="0.255319952964783" calcext:value-type="float">
            <text:p>0.26</text:p>
          </table:table-cell>
          <table:table-cell table:style-name="ce1" office:value-type="string" calcext:value-type="string">
            <text:p>S29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9]*[.G9]/1000*452/[.H9]" office:value-type="float" office:value="36.1552238464355" calcext:value-type="float">
            <text:p>36.16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4" office:value-type="float" office:value="11.5705575942993" calcext:value-type="float">
            <text:p>11.57</text:p>
          </table:table-cell>
          <table:table-cell table:style-name="ce4" office:value-type="float" office:value="0.249136805534363" calcext:value-type="float">
            <text:p>0.25</text:p>
          </table:table-cell>
          <table:table-cell table:style-name="ce4" office:value-type="float" office:value="4.3888840675354" calcext:value-type="float">
            <text:p>4.39</text:p>
          </table:table-cell>
          <table:table-cell table:style-name="ce4" office:value-type="float" office:value="0.74591463804245" calcext:value-type="float">
            <text:p>0.75</text:p>
          </table:table-cell>
          <table:table-cell table:style-name="ce1" office:value-type="string" calcext:value-type="string">
            <text:p>S30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0]*[.G10]/1000*452/[.H10]" office:value-type="float" office:value="70.8491285187858" calcext:value-type="float">
            <text:p>70.8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4" office:value-type="float" office:value="12.0054292678833" calcext:value-type="float">
            <text:p>12.01</text:p>
          </table:table-cell>
          <table:table-cell table:style-name="ce4" office:value-type="float" office:value="0.136061832308769" calcext:value-type="float">
            <text:p>0.14</text:p>
          </table:table-cell>
          <table:table-cell table:style-name="ce4" office:value-type="float" office:value="3.26771926879883" calcext:value-type="float">
            <text:p>3.27</text:p>
          </table:table-cell>
          <table:table-cell table:style-name="ce4" office:value-type="float" office:value="0.298806697130203" calcext:value-type="float">
            <text:p>0.30</text:p>
          </table:table-cell>
          <table:table-cell table:style-name="ce1" office:value-type="string" calcext:value-type="string">
            <text:p>S31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1]*[.G11]/1000*452/[.H11]" office:value-type="float" office:value="52.7503253391811" calcext:value-type="float">
            <text:p>52.75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4" office:value-type="float" office:value="12.4085111618042" calcext:value-type="float">
            <text:p>12.41</text:p>
          </table:table-cell>
          <table:table-cell table:style-name="ce4" office:value-type="float" office:value="0.183132097125053" calcext:value-type="float">
            <text:p>0.18</text:p>
          </table:table-cell>
          <table:table-cell table:style-name="ce4" office:value-type="float" office:value="2.50633502006531" calcext:value-type="float">
            <text:p>2.51</text:p>
          </table:table-cell>
          <table:table-cell table:style-name="ce4" office:value-type="float" office:value="0.295720756053925" calcext:value-type="float">
            <text:p>0.30</text:p>
          </table:table-cell>
          <table:table-cell table:style-name="ce1" office:value-type="string" calcext:value-type="string">
            <text:p>S32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2]*[.G12]/1000*452/[.H12]" office:value-type="float" office:value="40.4594081810543" calcext:value-type="float">
            <text:p>40.46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4" office:value-type="float" office:value="10.9942178726196" calcext:value-type="float">
            <text:p>10.99</text:p>
          </table:table-cell>
          <table:table-cell table:style-name="ce4" office:value-type="float" office:value="0.120714031159878" calcext:value-type="float">
            <text:p>0.12</text:p>
          </table:table-cell>
          <table:table-cell table:style-name="ce4" office:value-type="float" office:value="6.38683176040649" calcext:value-type="float">
            <text:p>6.39</text:p>
          </table:table-cell>
          <table:table-cell table:style-name="ce4" office:value-type="float" office:value="0.521972179412842" calcext:value-type="float">
            <text:p>0.52</text:p>
          </table:table-cell>
          <table:table-cell table:style-name="ce1" office:value-type="string" calcext:value-type="string">
            <text:p>S33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3]*[.G13]/1000*452/[.H13]" office:value-type="float" office:value="103.101712703705" calcext:value-type="float">
            <text:p>103.10</text:p>
          </table:table-cell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ce4" office:value-type="float" office:value="11.1487159729004" calcext:value-type="float">
            <text:p>11.15</text:p>
          </table:table-cell>
          <table:table-cell table:style-name="ce4" office:value-type="float" office:value="0.165708854794502" calcext:value-type="float">
            <text:p>0.17</text:p>
          </table:table-cell>
          <table:table-cell table:style-name="ce4" office:value-type="float" office:value="5.77550268173218" calcext:value-type="float">
            <text:p>5.78</text:p>
          </table:table-cell>
          <table:table-cell table:style-name="ce4" office:value-type="float" office:value="0.635495603084564" calcext:value-type="float">
            <text:p>0.64</text:p>
          </table:table-cell>
          <table:table-cell table:style-name="ce1" office:value-type="string" calcext:value-type="string">
            <text:p>S34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4]*[.G14]/1000*452/[.H14]" office:value-type="float" office:value="93.2331147193909" calcext:value-type="float">
            <text:p>93.23</text:p>
          </table:table-cell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4" office:value-type="float" office:value="12.346926689148" calcext:value-type="float">
            <text:p>12.35</text:p>
          </table:table-cell>
          <table:table-cell table:style-name="ce4" office:value-type="float" office:value="0.190729543566704" calcext:value-type="float">
            <text:p>0.19</text:p>
          </table:table-cell>
          <table:table-cell table:style-name="ce4" office:value-type="float" office:value="2.61198735237122" calcext:value-type="float">
            <text:p>2.61</text:p>
          </table:table-cell>
          <table:table-cell table:style-name="ce4" office:value-type="float" office:value="0.324145764112473" calcext:value-type="float">
            <text:p>0.32</text:p>
          </table:table-cell>
          <table:table-cell table:style-name="ce1" office:value-type="string" calcext:value-type="string">
            <text:p>S35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5]*[.G15]/1000*452/[.H15]" office:value-type="float" office:value="42.1649386882782" calcext:value-type="float">
            <text:p>42.16</text:p>
          </table:table-cell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ce4" office:value-type="float" office:value="10.6859359741211" calcext:value-type="float">
            <text:p>10.69</text:p>
          </table:table-cell>
          <table:table-cell table:style-name="ce4" office:value-type="float" office:value="0.612007021903992" calcext:value-type="float">
            <text:p>0.61</text:p>
          </table:table-cell>
          <table:table-cell table:style-name="ce4" office:value-type="float" office:value="8.2374792098999" calcext:value-type="float">
            <text:p>8.24</text:p>
          </table:table-cell>
          <table:table-cell table:style-name="ce4" office:value-type="float" office:value="3.09055638313293" calcext:value-type="float">
            <text:p>3.09</text:p>
          </table:table-cell>
          <table:table-cell table:style-name="ce1" office:value-type="string" calcext:value-type="string">
            <text:p>S36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style-name="ce7" table:formula="of:=[.D16]*[.G16]/1000*452/[.H16]" office:value-type="float" office:value="132.97645010267" calcext:value-type="float">
            <text:p>132.98</text:p>
          </table:table-cell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Amplification Data" table:style-name="ta3">
        <table:table-column table:style-name="co1" table:number-columns-repeated="1024" table:default-cell-style-name="Default"/>
        <table:table-row table:style-name="ro4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15_Ex009-3_batch1_quant1.eds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15 14:37:16 PM EDT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Target Name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ΔRn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2.65502929688" calcext:value-type="float">
            <text:p>-1072.6550292969</text:p>
          </table:table-cell>
          <table:table-cell table:style-name="ce1" office:value-type="float" office:value="-37.1799926757812" calcext:value-type="float">
            <text:p>-37.17999267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8.295043945313" calcext:value-type="float">
            <text:p>-998.2950439453</text:p>
          </table:table-cell>
          <table:table-cell table:style-name="ce1" office:value-type="float" office:value="37.1799926757812" calcext:value-type="float">
            <text:p>37.17999267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9.829528808594" calcext:value-type="float">
            <text:p>-909.8295288086</text:p>
          </table:table-cell>
          <table:table-cell table:style-name="ce1" office:value-type="float" office:value="125.6455078125" calcext:value-type="float">
            <text:p>125.645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5.542724609375" calcext:value-type="float">
            <text:p>-755.5427246094</text:p>
          </table:table-cell>
          <table:table-cell table:style-name="ce1" office:value-type="float" office:value="279.932312011719" calcext:value-type="float">
            <text:p>279.93231201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66.891235351563" calcext:value-type="float">
            <text:p>-566.8912353516</text:p>
          </table:table-cell>
          <table:table-cell table:style-name="ce1" office:value-type="float" office:value="468.583801269531" calcext:value-type="float">
            <text:p>468.58380126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6.590621948242" calcext:value-type="float">
            <text:p>-166.5906219482</text:p>
          </table:table-cell>
          <table:table-cell table:style-name="ce1" office:value-type="float" office:value="868.884399414062" calcext:value-type="float">
            <text:p>868.88439941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7.574890136719" calcext:value-type="float">
            <text:p>497.5748901367</text:p>
          </table:table-cell>
          <table:table-cell table:style-name="ce1" office:value-type="float" office:value="1533.04992675781" calcext:value-type="float">
            <text:p>1533.04992675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23.11218261719" calcext:value-type="float">
            <text:p>1723.1121826172</text:p>
          </table:table-cell>
          <table:table-cell table:style-name="ce1" office:value-type="float" office:value="2758.58715820313" calcext:value-type="float">
            <text:p>2758.587158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065.7509765625" calcext:value-type="float">
            <text:p>4065.7509765625</text:p>
          </table:table-cell>
          <table:table-cell table:style-name="ce1" office:value-type="float" office:value="5101.22607421875" calcext:value-type="float">
            <text:p>5101.2260742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44.2119140625" calcext:value-type="float">
            <text:p>8444.2119140625</text:p>
          </table:table-cell>
          <table:table-cell table:style-name="ce1" office:value-type="float" office:value="9479.6865234375" calcext:value-type="float">
            <text:p>9479.686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023.3134765625" calcext:value-type="float">
            <text:p>16023.3134765625</text:p>
          </table:table-cell>
          <table:table-cell table:style-name="ce1" office:value-type="float" office:value="17058.7890625" calcext:value-type="float">
            <text:p>17058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8361.50390625" calcext:value-type="float">
            <text:p>28361.50390625</text:p>
          </table:table-cell>
          <table:table-cell table:style-name="ce1" office:value-type="float" office:value="29396.978515625" calcext:value-type="float">
            <text:p>29396.97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5544.9375" calcext:value-type="float">
            <text:p>45544.9375</text:p>
          </table:table-cell>
          <table:table-cell table:style-name="ce1" office:value-type="float" office:value="46580.4140625" calcext:value-type="float">
            <text:p>46580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344.7265625" calcext:value-type="float">
            <text:p>61344.7265625</text:p>
          </table:table-cell>
          <table:table-cell table:style-name="ce1" office:value-type="float" office:value="62380.203125" calcext:value-type="float">
            <text:p>62380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307.078125" calcext:value-type="float">
            <text:p>70307.078125</text:p>
          </table:table-cell>
          <table:table-cell table:style-name="ce1" office:value-type="float" office:value="71342.5546875" calcext:value-type="float">
            <text:p>71342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421.75" calcext:value-type="float">
            <text:p>77421.75</text:p>
          </table:table-cell>
          <table:table-cell table:style-name="ce1" office:value-type="float" office:value="78457.2265625" calcext:value-type="float">
            <text:p>78457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525.171875" calcext:value-type="float">
            <text:p>83525.171875</text:p>
          </table:table-cell>
          <table:table-cell table:style-name="ce1" office:value-type="float" office:value="84560.6484375" calcext:value-type="float">
            <text:p>84560.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772.4921875" calcext:value-type="float">
            <text:p>88772.4921875</text:p>
          </table:table-cell>
          <table:table-cell table:style-name="ce1" office:value-type="float" office:value="89807.96875" calcext:value-type="float">
            <text:p>89807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509.3828125" calcext:value-type="float">
            <text:p>92509.3828125</text:p>
          </table:table-cell>
          <table:table-cell table:style-name="ce1" office:value-type="float" office:value="93544.859375" calcext:value-type="float">
            <text:p>93544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162.15625" calcext:value-type="float">
            <text:p>95162.15625</text:p>
          </table:table-cell>
          <table:table-cell table:style-name="ce1" office:value-type="float" office:value="96197.6328125" calcext:value-type="float">
            <text:p>96197.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70.640625" calcext:value-type="float">
            <text:p>96870.640625</text:p>
          </table:table-cell>
          <table:table-cell table:style-name="ce1" office:value-type="float" office:value="97906.1171875" calcext:value-type="float">
            <text:p>97906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885" calcext:value-type="float">
            <text:p>97885</text:p>
          </table:table-cell>
          <table:table-cell table:style-name="ce1" office:value-type="float" office:value="98920.4765625" calcext:value-type="float">
            <text:p>98920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127.15625" calcext:value-type="float">
            <text:p>99127.15625</text:p>
          </table:table-cell>
          <table:table-cell table:style-name="ce1" office:value-type="float" office:value="100162.6328125" calcext:value-type="float">
            <text:p>100162.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108.078125" calcext:value-type="float">
            <text:p>100108.078125</text:p>
          </table:table-cell>
          <table:table-cell table:style-name="ce1" office:value-type="float" office:value="101143.5546875" calcext:value-type="float">
            <text:p>101143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943.2421875" calcext:value-type="float">
            <text:p>100943.2421875</text:p>
          </table:table-cell>
          <table:table-cell table:style-name="ce1" office:value-type="float" office:value="101978.71875" calcext:value-type="float">
            <text:p>101978.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569.3828125" calcext:value-type="float">
            <text:p>101569.3828125</text:p>
          </table:table-cell>
          <table:table-cell table:style-name="ce1" office:value-type="float" office:value="102604.859375" calcext:value-type="float">
            <text:p>102604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432.421875" calcext:value-type="float">
            <text:p>102432.421875</text:p>
          </table:table-cell>
          <table:table-cell table:style-name="ce1" office:value-type="float" office:value="103467.8984375" calcext:value-type="float">
            <text:p>103467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901.390625" calcext:value-type="float">
            <text:p>102901.390625</text:p>
          </table:table-cell>
          <table:table-cell table:style-name="ce1" office:value-type="float" office:value="103936.8671875" calcext:value-type="float">
            <text:p>103936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345.7265625" calcext:value-type="float">
            <text:p>103345.7265625</text:p>
          </table:table-cell>
          <table:table-cell table:style-name="ce1" office:value-type="float" office:value="104381.203125" calcext:value-type="float">
            <text:p>104381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60.1875" calcext:value-type="float">
            <text:p>103960.1875</text:p>
          </table:table-cell>
          <table:table-cell table:style-name="ce1" office:value-type="float" office:value="104995.6640625" calcext:value-type="float">
            <text:p>104995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660.6015625" calcext:value-type="float">
            <text:p>103660.6015625</text:p>
          </table:table-cell>
          <table:table-cell table:style-name="ce1" office:value-type="float" office:value="104696.078125" calcext:value-type="float">
            <text:p>104696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68.9375" calcext:value-type="float">
            <text:p>103968.9375</text:p>
          </table:table-cell>
          <table:table-cell table:style-name="ce1" office:value-type="float" office:value="105004.4140625" calcext:value-type="float">
            <text:p>105004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237.6640625" calcext:value-type="float">
            <text:p>104237.6640625</text:p>
          </table:table-cell>
          <table:table-cell table:style-name="ce1" office:value-type="float" office:value="105273.140625" calcext:value-type="float">
            <text:p>105273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179.984375" calcext:value-type="float">
            <text:p>105179.984375</text:p>
          </table:table-cell>
          <table:table-cell table:style-name="ce1" office:value-type="float" office:value="106215.4609375" calcext:value-type="float">
            <text:p>106215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104.234375" calcext:value-type="float">
            <text:p>105104.234375</text:p>
          </table:table-cell>
          <table:table-cell table:style-name="ce1" office:value-type="float" office:value="106139.7109375" calcext:value-type="float">
            <text:p>106139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36.97216796875" calcext:value-type="float">
            <text:p>3636.9721679688</text:p>
          </table:table-cell>
          <table:table-cell table:style-name="ce1" office:value-type="float" office:value="-155.114013671875" calcext:value-type="float">
            <text:p>-155.1140136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947.2001953125" calcext:value-type="float">
            <text:p>3947.2001953125</text:p>
          </table:table-cell>
          <table:table-cell table:style-name="ce1" office:value-type="float" office:value="155.114013671875" calcext:value-type="float">
            <text:p>155.1140136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078.63256835938" calcext:value-type="float">
            <text:p>4078.6325683594</text:p>
          </table:table-cell>
          <table:table-cell table:style-name="ce1" office:value-type="float" office:value="286.54638671875" calcext:value-type="float">
            <text:p>286.5463867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43.2705078125" calcext:value-type="float">
            <text:p>4243.2705078125</text:p>
          </table:table-cell>
          <table:table-cell table:style-name="ce1" office:value-type="float" office:value="451.184326171875" calcext:value-type="float">
            <text:p>451.1843261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490.15576171875" calcext:value-type="float">
            <text:p>4490.1557617188</text:p>
          </table:table-cell>
          <table:table-cell table:style-name="ce1" office:value-type="float" office:value="698.069580078125" calcext:value-type="float">
            <text:p>698.0695800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46.2919921875" calcext:value-type="float">
            <text:p>4946.2919921875</text:p>
          </table:table-cell>
          <table:table-cell table:style-name="ce1" office:value-type="float" office:value="1154.20581054688" calcext:value-type="float">
            <text:p>1154.2058105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38.7998046875" calcext:value-type="float">
            <text:p>5638.7998046875</text:p>
          </table:table-cell>
          <table:table-cell table:style-name="ce1" office:value-type="float" office:value="1846.71362304688" calcext:value-type="float">
            <text:p>1846.713623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80.46337890625" calcext:value-type="float">
            <text:p>7080.4633789063</text:p>
          </table:table-cell>
          <table:table-cell table:style-name="ce1" office:value-type="float" office:value="3288.37719726562" calcext:value-type="float">
            <text:p>3288.3771972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90.6875" calcext:value-type="float">
            <text:p>9590.6875</text:p>
          </table:table-cell>
          <table:table-cell table:style-name="ce1" office:value-type="float" office:value="5798.6015625" calcext:value-type="float">
            <text:p>5798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375.818359375" calcext:value-type="float">
            <text:p>14375.818359375</text:p>
          </table:table-cell>
          <table:table-cell table:style-name="ce1" office:value-type="float" office:value="10583.732421875" calcext:value-type="float">
            <text:p>10583.73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846.52734375" calcext:value-type="float">
            <text:p>22846.52734375</text:p>
          </table:table-cell>
          <table:table-cell table:style-name="ce1" office:value-type="float" office:value="19054.44140625" calcext:value-type="float">
            <text:p>19054.4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569.859375" calcext:value-type="float">
            <text:p>36569.859375</text:p>
          </table:table-cell>
          <table:table-cell table:style-name="ce1" office:value-type="float" office:value="32777.7734375" calcext:value-type="float">
            <text:p>32777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719.85546875" calcext:value-type="float">
            <text:p>55719.85546875</text:p>
          </table:table-cell>
          <table:table-cell table:style-name="ce1" office:value-type="float" office:value="51927.76953125" calcext:value-type="float">
            <text:p>51927.7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750.5" calcext:value-type="float">
            <text:p>73750.5</text:p>
          </table:table-cell>
          <table:table-cell table:style-name="ce1" office:value-type="float" office:value="69958.4140625" calcext:value-type="float">
            <text:p>69958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177.0859375" calcext:value-type="float">
            <text:p>84177.0859375</text:p>
          </table:table-cell>
          <table:table-cell table:style-name="ce1" office:value-type="float" office:value="80385" calcext:value-type="float">
            <text:p>803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473.375" calcext:value-type="float">
            <text:p>92473.375</text:p>
          </table:table-cell>
          <table:table-cell table:style-name="ce1" office:value-type="float" office:value="88681.2890625" calcext:value-type="float">
            <text:p>88681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377.6796875" calcext:value-type="float">
            <text:p>99377.6796875</text:p>
          </table:table-cell>
          <table:table-cell table:style-name="ce1" office:value-type="float" office:value="95585.59375" calcext:value-type="float">
            <text:p>95585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096.6171875" calcext:value-type="float">
            <text:p>105096.6171875</text:p>
          </table:table-cell>
          <table:table-cell table:style-name="ce1" office:value-type="float" office:value="101304.53125" calcext:value-type="float">
            <text:p>101304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57.578125" calcext:value-type="float">
            <text:p>109957.578125</text:p>
          </table:table-cell>
          <table:table-cell table:style-name="ce1" office:value-type="float" office:value="106165.4921875" calcext:value-type="float">
            <text:p>106165.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885.9375" calcext:value-type="float">
            <text:p>112885.9375</text:p>
          </table:table-cell>
          <table:table-cell table:style-name="ce1" office:value-type="float" office:value="109093.8515625" calcext:value-type="float">
            <text:p>109093.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138.515625" calcext:value-type="float">
            <text:p>115138.515625</text:p>
          </table:table-cell>
          <table:table-cell table:style-name="ce1" office:value-type="float" office:value="111346.4296875" calcext:value-type="float">
            <text:p>111346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809.515625" calcext:value-type="float">
            <text:p>117809.515625</text:p>
          </table:table-cell>
          <table:table-cell table:style-name="ce1" office:value-type="float" office:value="114017.4296875" calcext:value-type="float">
            <text:p>114017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908.7421875" calcext:value-type="float">
            <text:p>118908.7421875</text:p>
          </table:table-cell>
          <table:table-cell table:style-name="ce1" office:value-type="float" office:value="115116.65625" calcext:value-type="float">
            <text:p>115116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253.4765625" calcext:value-type="float">
            <text:p>120253.4765625</text:p>
          </table:table-cell>
          <table:table-cell table:style-name="ce1" office:value-type="float" office:value="116461.390625" calcext:value-type="float">
            <text:p>116461.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360.203125" calcext:value-type="float">
            <text:p>121360.203125</text:p>
          </table:table-cell>
          <table:table-cell table:style-name="ce1" office:value-type="float" office:value="117568.1171875" calcext:value-type="float">
            <text:p>117568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868.5234375" calcext:value-type="float">
            <text:p>121868.5234375</text:p>
          </table:table-cell>
          <table:table-cell table:style-name="ce1" office:value-type="float" office:value="118076.4375" calcext:value-type="float">
            <text:p>118076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2528.890625" calcext:value-type="float">
            <text:p>122528.890625</text:p>
          </table:table-cell>
          <table:table-cell table:style-name="ce1" office:value-type="float" office:value="118736.8046875" calcext:value-type="float">
            <text:p>118736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399.703125" calcext:value-type="float">
            <text:p>123399.703125</text:p>
          </table:table-cell>
          <table:table-cell table:style-name="ce1" office:value-type="float" office:value="119607.6171875" calcext:value-type="float">
            <text:p>119607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773.203125" calcext:value-type="float">
            <text:p>123773.203125</text:p>
          </table:table-cell>
          <table:table-cell table:style-name="ce1" office:value-type="float" office:value="119981.1171875" calcext:value-type="float">
            <text:p>119981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437.5" calcext:value-type="float">
            <text:p>124437.5</text:p>
          </table:table-cell>
          <table:table-cell table:style-name="ce1" office:value-type="float" office:value="120645.4140625" calcext:value-type="float">
            <text:p>120645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460.203125" calcext:value-type="float">
            <text:p>124460.203125</text:p>
          </table:table-cell>
          <table:table-cell table:style-name="ce1" office:value-type="float" office:value="120668.1171875" calcext:value-type="float">
            <text:p>120668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712.5859375" calcext:value-type="float">
            <text:p>124712.5859375</text:p>
          </table:table-cell>
          <table:table-cell table:style-name="ce1" office:value-type="float" office:value="120920.5" calcext:value-type="float">
            <text:p>120920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009.4296875" calcext:value-type="float">
            <text:p>125009.4296875</text:p>
          </table:table-cell>
          <table:table-cell table:style-name="ce1" office:value-type="float" office:value="121217.34375" calcext:value-type="float">
            <text:p>121217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754.9921875" calcext:value-type="float">
            <text:p>124754.9921875</text:p>
          </table:table-cell>
          <table:table-cell table:style-name="ce1" office:value-type="float" office:value="120962.90625" calcext:value-type="float">
            <text:p>120962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997.1640625" calcext:value-type="float">
            <text:p>124997.1640625</text:p>
          </table:table-cell>
          <table:table-cell table:style-name="ce1" office:value-type="float" office:value="121205.078125" calcext:value-type="float">
            <text:p>121205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13.13110351563" calcext:value-type="float">
            <text:p>-1713.1311035156</text:p>
          </table:table-cell>
          <table:table-cell table:style-name="ce1" office:value-type="float" office:value="-84.5953979492188" calcext:value-type="float">
            <text:p>-84.59539794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43.94030761719" calcext:value-type="float">
            <text:p>-1543.9403076172</text:p>
          </table:table-cell>
          <table:table-cell table:style-name="ce1" office:value-type="float" office:value="84.5953979492188" calcext:value-type="float">
            <text:p>84.59539794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02.82946777344" calcext:value-type="float">
            <text:p>-1402.8294677734</text:p>
          </table:table-cell>
          <table:table-cell table:style-name="ce1" office:value-type="float" office:value="225.706237792969" calcext:value-type="float">
            <text:p>225.70623779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5.44763183594" calcext:value-type="float">
            <text:p>-1255.4476318359</text:p>
          </table:table-cell>
          <table:table-cell table:style-name="ce1" office:value-type="float" office:value="373.088073730469" calcext:value-type="float">
            <text:p>373.088073730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84.228881835938" calcext:value-type="float">
            <text:p>-984.2288818359</text:p>
          </table:table-cell>
          <table:table-cell table:style-name="ce1" office:value-type="float" office:value="644.306823730469" calcext:value-type="float">
            <text:p>644.306823730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15.679809570313" calcext:value-type="float">
            <text:p>-515.6798095703</text:p>
          </table:table-cell>
          <table:table-cell table:style-name="ce1" office:value-type="float" office:value="1112.85595703125" calcext:value-type="float">
            <text:p>1112.8559570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5.361846923828" calcext:value-type="float">
            <text:p>315.3618469238</text:p>
          </table:table-cell>
          <table:table-cell table:style-name="ce1" office:value-type="float" office:value="1943.89758300781" calcext:value-type="float">
            <text:p>1943.89758300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10.41455078125" calcext:value-type="float">
            <text:p>1910.4145507813</text:p>
          </table:table-cell>
          <table:table-cell table:style-name="ce1" office:value-type="float" office:value="3538.9501953125" calcext:value-type="float">
            <text:p>3538.950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65.62646484375" calcext:value-type="float">
            <text:p>4965.6264648438</text:p>
          </table:table-cell>
          <table:table-cell table:style-name="ce1" office:value-type="float" office:value="6594.162109375" calcext:value-type="float">
            <text:p>6594.16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15.2421875" calcext:value-type="float">
            <text:p>10515.2421875</text:p>
          </table:table-cell>
          <table:table-cell table:style-name="ce1" office:value-type="float" office:value="12143.7783203125" calcext:value-type="float">
            <text:p>12143.778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252.01171875" calcext:value-type="float">
            <text:p>20252.01171875</text:p>
          </table:table-cell>
          <table:table-cell table:style-name="ce1" office:value-type="float" office:value="21880.546875" calcext:value-type="float">
            <text:p>21880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551.1015625" calcext:value-type="float">
            <text:p>35551.1015625</text:p>
          </table:table-cell>
          <table:table-cell table:style-name="ce1" office:value-type="float" office:value="37179.63671875" calcext:value-type="float">
            <text:p>37179.6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853.76171875" calcext:value-type="float">
            <text:p>55853.76171875</text:p>
          </table:table-cell>
          <table:table-cell table:style-name="ce1" office:value-type="float" office:value="57482.296875" calcext:value-type="float">
            <text:p>57482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139.328125" calcext:value-type="float">
            <text:p>73139.328125</text:p>
          </table:table-cell>
          <table:table-cell table:style-name="ce1" office:value-type="float" office:value="74767.8671875" calcext:value-type="float">
            <text:p>74767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356.578125" calcext:value-type="float">
            <text:p>82356.578125</text:p>
          </table:table-cell>
          <table:table-cell table:style-name="ce1" office:value-type="float" office:value="83985.1171875" calcext:value-type="float">
            <text:p>83985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167.765625" calcext:value-type="float">
            <text:p>90167.765625</text:p>
          </table:table-cell>
          <table:table-cell table:style-name="ce1" office:value-type="float" office:value="91796.3046875" calcext:value-type="float">
            <text:p>91796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906.171875" calcext:value-type="float">
            <text:p>96906.171875</text:p>
          </table:table-cell>
          <table:table-cell table:style-name="ce1" office:value-type="float" office:value="98534.7109375" calcext:value-type="float">
            <text:p>98534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28.9375" calcext:value-type="float">
            <text:p>102628.9375</text:p>
          </table:table-cell>
          <table:table-cell table:style-name="ce1" office:value-type="float" office:value="104257.4765625" calcext:value-type="float">
            <text:p>104257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795.546875" calcext:value-type="float">
            <text:p>106795.546875</text:p>
          </table:table-cell>
          <table:table-cell table:style-name="ce1" office:value-type="float" office:value="108424.0859375" calcext:value-type="float">
            <text:p>108424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688.21875" calcext:value-type="float">
            <text:p>109688.21875</text:p>
          </table:table-cell>
          <table:table-cell table:style-name="ce1" office:value-type="float" office:value="111316.7578125" calcext:value-type="float">
            <text:p>111316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831.9609375" calcext:value-type="float">
            <text:p>111831.9609375</text:p>
          </table:table-cell>
          <table:table-cell table:style-name="ce1" office:value-type="float" office:value="113460.5" calcext:value-type="float">
            <text:p>113460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440.34375" calcext:value-type="float">
            <text:p>113440.34375</text:p>
          </table:table-cell>
          <table:table-cell table:style-name="ce1" office:value-type="float" office:value="115068.8828125" calcext:value-type="float">
            <text:p>115068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756.578125" calcext:value-type="float">
            <text:p>114756.578125</text:p>
          </table:table-cell>
          <table:table-cell table:style-name="ce1" office:value-type="float" office:value="116385.1171875" calcext:value-type="float">
            <text:p>116385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968.5546875" calcext:value-type="float">
            <text:p>115968.5546875</text:p>
          </table:table-cell>
          <table:table-cell table:style-name="ce1" office:value-type="float" office:value="117597.09375" calcext:value-type="float">
            <text:p>117597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625.21875" calcext:value-type="float">
            <text:p>116625.21875</text:p>
          </table:table-cell>
          <table:table-cell table:style-name="ce1" office:value-type="float" office:value="118253.7578125" calcext:value-type="float">
            <text:p>118253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440.0234375" calcext:value-type="float">
            <text:p>117440.0234375</text:p>
          </table:table-cell>
          <table:table-cell table:style-name="ce1" office:value-type="float" office:value="119068.5625" calcext:value-type="float">
            <text:p>119068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786.5078125" calcext:value-type="float">
            <text:p>117786.5078125</text:p>
          </table:table-cell>
          <table:table-cell table:style-name="ce1" office:value-type="float" office:value="119415.046875" calcext:value-type="float">
            <text:p>119415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672.125" calcext:value-type="float">
            <text:p>118672.125</text:p>
          </table:table-cell>
          <table:table-cell table:style-name="ce1" office:value-type="float" office:value="120300.6640625" calcext:value-type="float">
            <text:p>120300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890.5390625" calcext:value-type="float">
            <text:p>118890.5390625</text:p>
          </table:table-cell>
          <table:table-cell table:style-name="ce1" office:value-type="float" office:value="120519.078125" calcext:value-type="float">
            <text:p>120519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491.0703125" calcext:value-type="float">
            <text:p>119491.0703125</text:p>
          </table:table-cell>
          <table:table-cell table:style-name="ce1" office:value-type="float" office:value="121119.609375" calcext:value-type="float">
            <text:p>121119.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378.7734375" calcext:value-type="float">
            <text:p>119378.7734375</text:p>
          </table:table-cell>
          <table:table-cell table:style-name="ce1" office:value-type="float" office:value="121007.3125" calcext:value-type="float">
            <text:p>121007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654.296875" calcext:value-type="float">
            <text:p>119654.296875</text:p>
          </table:table-cell>
          <table:table-cell table:style-name="ce1" office:value-type="float" office:value="121282.8359375" calcext:value-type="float">
            <text:p>121282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611.328125" calcext:value-type="float">
            <text:p>119611.328125</text:p>
          </table:table-cell>
          <table:table-cell table:style-name="ce1" office:value-type="float" office:value="121239.8671875" calcext:value-type="float">
            <text:p>121239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592.9140625" calcext:value-type="float">
            <text:p>120592.9140625</text:p>
          </table:table-cell>
          <table:table-cell table:style-name="ce1" office:value-type="float" office:value="122221.453125" calcext:value-type="float">
            <text:p>122221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674.5625" calcext:value-type="float">
            <text:p>120674.5625</text:p>
          </table:table-cell>
          <table:table-cell table:style-name="ce1" office:value-type="float" office:value="122303.1015625" calcext:value-type="float">
            <text:p>122303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9.108703613281" calcext:value-type="float">
            <text:p>-999.1087036133</text:p>
          </table:table-cell>
          <table:table-cell table:style-name="ce1" office:value-type="float" office:value="-62.2005310058594" calcext:value-type="float">
            <text:p>-62.20053100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74.707641601563" calcext:value-type="float">
            <text:p>-874.7076416016</text:p>
          </table:table-cell>
          <table:table-cell table:style-name="ce1" office:value-type="float" office:value="62.2005310058594" calcext:value-type="float">
            <text:p>62.20053100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8.027099609375" calcext:value-type="float">
            <text:p>-728.0270996094</text:p>
          </table:table-cell>
          <table:table-cell table:style-name="ce1" office:value-type="float" office:value="208.881072998047" calcext:value-type="float">
            <text:p>208.8810729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09.232788085938" calcext:value-type="float">
            <text:p>-709.2327880859</text:p>
          </table:table-cell>
          <table:table-cell table:style-name="ce1" office:value-type="float" office:value="227.675384521484" calcext:value-type="float">
            <text:p>227.675384521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35.064758300781" calcext:value-type="float">
            <text:p>-635.0647583008</text:p>
          </table:table-cell>
          <table:table-cell table:style-name="ce1" office:value-type="float" office:value="301.843414306641" calcext:value-type="float">
            <text:p>301.84341430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85.380920410156" calcext:value-type="float">
            <text:p>-485.3809204102</text:p>
          </table:table-cell>
          <table:table-cell table:style-name="ce1" office:value-type="float" office:value="451.527252197266" calcext:value-type="float">
            <text:p>451.527252197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59.395294189453" calcext:value-type="float">
            <text:p>-259.3952941895</text:p>
          </table:table-cell>
          <table:table-cell table:style-name="ce1" office:value-type="float" office:value="677.512878417969" calcext:value-type="float">
            <text:p>677.51287841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8.863891601563" calcext:value-type="float">
            <text:p>168.8638916016</text:p>
          </table:table-cell>
          <table:table-cell table:style-name="ce1" office:value-type="float" office:value="1105.77209472656" calcext:value-type="float">
            <text:p>1105.77209472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7.60192871094" calcext:value-type="float">
            <text:p>1007.6019287109</text:p>
          </table:table-cell>
          <table:table-cell table:style-name="ce1" office:value-type="float" office:value="1944.51013183594" calcext:value-type="float">
            <text:p>1944.51013183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41.935546875" calcext:value-type="float">
            <text:p>2641.935546875</text:p>
          </table:table-cell>
          <table:table-cell table:style-name="ce1" office:value-type="float" office:value="3578.84375" calcext:value-type="float">
            <text:p>3578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828.5625" calcext:value-type="float">
            <text:p>5828.5625</text:p>
          </table:table-cell>
          <table:table-cell table:style-name="ce1" office:value-type="float" office:value="6765.470703125" calcext:value-type="float">
            <text:p>6765.470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32.232421875" calcext:value-type="float">
            <text:p>11432.232421875</text:p>
          </table:table-cell>
          <table:table-cell table:style-name="ce1" office:value-type="float" office:value="12369.140625" calcext:value-type="float">
            <text:p>12369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1400.203125" calcext:value-type="float">
            <text:p>21400.203125</text:p>
          </table:table-cell>
          <table:table-cell table:style-name="ce1" office:value-type="float" office:value="22337.111328125" calcext:value-type="float">
            <text:p>22337.11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7225.2890625" calcext:value-type="float">
            <text:p>37225.2890625</text:p>
          </table:table-cell>
          <table:table-cell table:style-name="ce1" office:value-type="float" office:value="38162.1953125" calcext:value-type="float">
            <text:p>38162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7889.296875" calcext:value-type="float">
            <text:p>57889.296875</text:p>
          </table:table-cell>
          <table:table-cell table:style-name="ce1" office:value-type="float" office:value="58826.203125" calcext:value-type="float">
            <text:p>58826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831.625" calcext:value-type="float">
            <text:p>75831.625</text:p>
          </table:table-cell>
          <table:table-cell table:style-name="ce1" office:value-type="float" office:value="76768.53125" calcext:value-type="float">
            <text:p>76768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677.6640625" calcext:value-type="float">
            <text:p>83677.6640625</text:p>
          </table:table-cell>
          <table:table-cell table:style-name="ce1" office:value-type="float" office:value="84614.5703125" calcext:value-type="float">
            <text:p>84614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477.921875" calcext:value-type="float">
            <text:p>85477.921875</text:p>
          </table:table-cell>
          <table:table-cell table:style-name="ce1" office:value-type="float" office:value="86414.828125" calcext:value-type="float">
            <text:p>86414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408.015625" calcext:value-type="float">
            <text:p>87408.015625</text:p>
          </table:table-cell>
          <table:table-cell table:style-name="ce1" office:value-type="float" office:value="88344.921875" calcext:value-type="float">
            <text:p>88344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739.6640625" calcext:value-type="float">
            <text:p>89739.6640625</text:p>
          </table:table-cell>
          <table:table-cell table:style-name="ce1" office:value-type="float" office:value="90676.5703125" calcext:value-type="float">
            <text:p>90676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855.203125" calcext:value-type="float">
            <text:p>91855.203125</text:p>
          </table:table-cell>
          <table:table-cell table:style-name="ce1" office:value-type="float" office:value="92792.109375" calcext:value-type="float">
            <text:p>92792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963.921875" calcext:value-type="float">
            <text:p>93963.921875</text:p>
          </table:table-cell>
          <table:table-cell table:style-name="ce1" office:value-type="float" office:value="94900.828125" calcext:value-type="float">
            <text:p>94900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516.78125" calcext:value-type="float">
            <text:p>95516.78125</text:p>
          </table:table-cell>
          <table:table-cell table:style-name="ce1" office:value-type="float" office:value="96453.6875" calcext:value-type="float">
            <text:p>96453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88.015625" calcext:value-type="float">
            <text:p>96788.015625</text:p>
          </table:table-cell>
          <table:table-cell table:style-name="ce1" office:value-type="float" office:value="97724.921875" calcext:value-type="float">
            <text:p>97724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266.4375" calcext:value-type="float">
            <text:p>98266.4375</text:p>
          </table:table-cell>
          <table:table-cell table:style-name="ce1" office:value-type="float" office:value="99203.34375" calcext:value-type="float">
            <text:p>99203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378.71875" calcext:value-type="float">
            <text:p>99378.71875</text:p>
          </table:table-cell>
          <table:table-cell table:style-name="ce1" office:value-type="float" office:value="100315.625" calcext:value-type="float">
            <text:p>100315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383.328125" calcext:value-type="float">
            <text:p>100383.328125</text:p>
          </table:table-cell>
          <table:table-cell table:style-name="ce1" office:value-type="float" office:value="101320.234375" calcext:value-type="float">
            <text:p>101320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06.375" calcext:value-type="float">
            <text:p>101406.375</text:p>
          </table:table-cell>
          <table:table-cell table:style-name="ce1" office:value-type="float" office:value="102343.28125" calcext:value-type="float">
            <text:p>102343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947.6796875" calcext:value-type="float">
            <text:p>101947.6796875</text:p>
          </table:table-cell>
          <table:table-cell table:style-name="ce1" office:value-type="float" office:value="102884.5859375" calcext:value-type="float">
            <text:p>102884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79.8046875" calcext:value-type="float">
            <text:p>102679.8046875</text:p>
          </table:table-cell>
          <table:table-cell table:style-name="ce1" office:value-type="float" office:value="103616.7109375" calcext:value-type="float">
            <text:p>103616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70.984375" calcext:value-type="float">
            <text:p>103970.984375</text:p>
          </table:table-cell>
          <table:table-cell table:style-name="ce1" office:value-type="float" office:value="104907.890625" calcext:value-type="float">
            <text:p>104907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43.7578125" calcext:value-type="float">
            <text:p>104343.7578125</text:p>
          </table:table-cell>
          <table:table-cell table:style-name="ce1" office:value-type="float" office:value="105280.6640625" calcext:value-type="float">
            <text:p>105280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71.828125" calcext:value-type="float">
            <text:p>104371.828125</text:p>
          </table:table-cell>
          <table:table-cell table:style-name="ce1" office:value-type="float" office:value="105308.734375" calcext:value-type="float">
            <text:p>105308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849.1484375" calcext:value-type="float">
            <text:p>104849.1484375</text:p>
          </table:table-cell>
          <table:table-cell table:style-name="ce1" office:value-type="float" office:value="105786.0546875" calcext:value-type="float">
            <text:p>105786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552.5703125" calcext:value-type="float">
            <text:p>105552.5703125</text:p>
          </table:table-cell>
          <table:table-cell table:style-name="ce1" office:value-type="float" office:value="106489.4765625" calcext:value-type="float">
            <text:p>106489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47.00341796875" calcext:value-type="float">
            <text:p>-1347.0034179688</text:p>
          </table:table-cell>
          <table:table-cell table:style-name="ce1" office:value-type="float" office:value="-64.2221069335938" calcext:value-type="float">
            <text:p>-64.222106933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18.55920410156" calcext:value-type="float">
            <text:p>-1218.5592041016</text:p>
          </table:table-cell>
          <table:table-cell table:style-name="ce1" office:value-type="float" office:value="64.2221069335938" calcext:value-type="float">
            <text:p>64.222106933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9.04956054688" calcext:value-type="float">
            <text:p>-1159.0495605469</text:p>
          </table:table-cell>
          <table:table-cell table:style-name="ce1" office:value-type="float" office:value="123.731750488281" calcext:value-type="float">
            <text:p>123.73175048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9.61950683594" calcext:value-type="float">
            <text:p>-1089.6195068359</text:p>
          </table:table-cell>
          <table:table-cell table:style-name="ce1" office:value-type="float" office:value="193.161804199219" calcext:value-type="float">
            <text:p>193.16180419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8.47412109375" calcext:value-type="float">
            <text:p>-1028.4741210938</text:p>
          </table:table-cell>
          <table:table-cell table:style-name="ce1" office:value-type="float" office:value="254.307189941406" calcext:value-type="float">
            <text:p>254.30718994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7.975341796875" calcext:value-type="float">
            <text:p>-907.9753417969</text:p>
          </table:table-cell>
          <table:table-cell table:style-name="ce1" office:value-type="float" office:value="374.805969238281" calcext:value-type="float">
            <text:p>374.80596923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08.843872070313" calcext:value-type="float">
            <text:p>-708.8438720703</text:p>
          </table:table-cell>
          <table:table-cell table:style-name="ce1" office:value-type="float" office:value="573.937438964844" calcext:value-type="float">
            <text:p>573.93743896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49.630676269531" calcext:value-type="float">
            <text:p>-349.6306762695</text:p>
          </table:table-cell>
          <table:table-cell table:style-name="ce1" office:value-type="float" office:value="933.150634765625" calcext:value-type="float">
            <text:p>933.150634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2.312408447266" calcext:value-type="float">
            <text:p>362.3124084473</text:p>
          </table:table-cell>
          <table:table-cell table:style-name="ce1" office:value-type="float" office:value="1645.09375" calcext:value-type="float">
            <text:p>1645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01.41394042969" calcext:value-type="float">
            <text:p>1701.4139404297</text:p>
          </table:table-cell>
          <table:table-cell table:style-name="ce1" office:value-type="float" office:value="2984.1953125" calcext:value-type="float">
            <text:p>2984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70.953125" calcext:value-type="float">
            <text:p>4270.953125</text:p>
          </table:table-cell>
          <table:table-cell table:style-name="ce1" office:value-type="float" office:value="5553.734375" calcext:value-type="float">
            <text:p>5553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79.240234375" calcext:value-type="float">
            <text:p>8979.240234375</text:p>
          </table:table-cell>
          <table:table-cell table:style-name="ce1" office:value-type="float" office:value="10262.021484375" calcext:value-type="float">
            <text:p>10262.02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403.4921875" calcext:value-type="float">
            <text:p>17403.4921875</text:p>
          </table:table-cell>
          <table:table-cell table:style-name="ce1" office:value-type="float" office:value="18686.2734375" calcext:value-type="float">
            <text:p>18686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872.8984375" calcext:value-type="float">
            <text:p>30872.8984375</text:p>
          </table:table-cell>
          <table:table-cell table:style-name="ce1" office:value-type="float" office:value="32155.6796875" calcext:value-type="float">
            <text:p>32155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602.9453125" calcext:value-type="float">
            <text:p>48602.9453125</text:p>
          </table:table-cell>
          <table:table-cell table:style-name="ce1" office:value-type="float" office:value="49885.7265625" calcext:value-type="float">
            <text:p>49885.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022.28125" calcext:value-type="float">
            <text:p>63022.28125</text:p>
          </table:table-cell>
          <table:table-cell table:style-name="ce1" office:value-type="float" office:value="64305.0625" calcext:value-type="float">
            <text:p>64305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8648.3984375" calcext:value-type="float">
            <text:p>68648.3984375</text:p>
          </table:table-cell>
          <table:table-cell table:style-name="ce1" office:value-type="float" office:value="69931.1796875" calcext:value-type="float">
            <text:p>69931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579.3359375" calcext:value-type="float">
            <text:p>70579.3359375</text:p>
          </table:table-cell>
          <table:table-cell table:style-name="ce1" office:value-type="float" office:value="71862.1171875" calcext:value-type="float">
            <text:p>71862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2967.1015625" calcext:value-type="float">
            <text:p>72967.1015625</text:p>
          </table:table-cell>
          <table:table-cell table:style-name="ce1" office:value-type="float" office:value="74249.8828125" calcext:value-type="float">
            <text:p>74249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252.109375" calcext:value-type="float">
            <text:p>75252.109375</text:p>
          </table:table-cell>
          <table:table-cell table:style-name="ce1" office:value-type="float" office:value="76534.890625" calcext:value-type="float">
            <text:p>76534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518.7578125" calcext:value-type="float">
            <text:p>77518.7578125</text:p>
          </table:table-cell>
          <table:table-cell table:style-name="ce1" office:value-type="float" office:value="78801.5390625" calcext:value-type="float">
            <text:p>78801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861.09375" calcext:value-type="float">
            <text:p>79861.09375</text:p>
          </table:table-cell>
          <table:table-cell table:style-name="ce1" office:value-type="float" office:value="81143.875" calcext:value-type="float">
            <text:p>81143.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745.7890625" calcext:value-type="float">
            <text:p>81745.7890625</text:p>
          </table:table-cell>
          <table:table-cell table:style-name="ce1" office:value-type="float" office:value="83028.5703125" calcext:value-type="float">
            <text:p>83028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532.4765625" calcext:value-type="float">
            <text:p>83532.4765625</text:p>
          </table:table-cell>
          <table:table-cell table:style-name="ce1" office:value-type="float" office:value="84815.2578125" calcext:value-type="float">
            <text:p>84815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975.0546875" calcext:value-type="float">
            <text:p>84975.0546875</text:p>
          </table:table-cell>
          <table:table-cell table:style-name="ce1" office:value-type="float" office:value="86257.8359375" calcext:value-type="float">
            <text:p>86257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296.140625" calcext:value-type="float">
            <text:p>86296.140625</text:p>
          </table:table-cell>
          <table:table-cell table:style-name="ce1" office:value-type="float" office:value="87578.921875" calcext:value-type="float">
            <text:p>87578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251.5625" calcext:value-type="float">
            <text:p>87251.5625</text:p>
          </table:table-cell>
          <table:table-cell table:style-name="ce1" office:value-type="float" office:value="88534.34375" calcext:value-type="float">
            <text:p>88534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530.7421875" calcext:value-type="float">
            <text:p>88530.7421875</text:p>
          </table:table-cell>
          <table:table-cell table:style-name="ce1" office:value-type="float" office:value="89813.5234375" calcext:value-type="float">
            <text:p>89813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517.5078125" calcext:value-type="float">
            <text:p>89517.5078125</text:p>
          </table:table-cell>
          <table:table-cell table:style-name="ce1" office:value-type="float" office:value="90800.2890625" calcext:value-type="float">
            <text:p>90800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540.125" calcext:value-type="float">
            <text:p>90540.125</text:p>
          </table:table-cell>
          <table:table-cell table:style-name="ce1" office:value-type="float" office:value="91822.90625" calcext:value-type="float">
            <text:p>91822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651.0703125" calcext:value-type="float">
            <text:p>91651.0703125</text:p>
          </table:table-cell>
          <table:table-cell table:style-name="ce1" office:value-type="float" office:value="92933.8515625" calcext:value-type="float">
            <text:p>92933.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49.3203125" calcext:value-type="float">
            <text:p>92349.3203125</text:p>
          </table:table-cell>
          <table:table-cell table:style-name="ce1" office:value-type="float" office:value="93632.1015625" calcext:value-type="float">
            <text:p>93632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968.734375" calcext:value-type="float">
            <text:p>92968.734375</text:p>
          </table:table-cell>
          <table:table-cell table:style-name="ce1" office:value-type="float" office:value="94251.515625" calcext:value-type="float">
            <text:p>94251.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208.6875" calcext:value-type="float">
            <text:p>93208.6875</text:p>
          </table:table-cell>
          <table:table-cell table:style-name="ce1" office:value-type="float" office:value="94491.46875" calcext:value-type="float">
            <text:p>94491.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411.1015625" calcext:value-type="float">
            <text:p>93411.1015625</text:p>
          </table:table-cell>
          <table:table-cell table:style-name="ce1" office:value-type="float" office:value="94693.8828125" calcext:value-type="float">
            <text:p>94693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29.5078125" calcext:value-type="float">
            <text:p>-1629.5078125</text:p>
          </table:table-cell>
          <table:table-cell table:style-name="ce1" office:value-type="float" office:value="-48.515380859375" calcext:value-type="float">
            <text:p>-48.5153808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32.47705078125" calcext:value-type="float">
            <text:p>-1532.4770507813</text:p>
          </table:table-cell>
          <table:table-cell table:style-name="ce1" office:value-type="float" office:value="48.515380859375" calcext:value-type="float">
            <text:p>48.5153808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56.46716308594" calcext:value-type="float">
            <text:p>-1456.4671630859</text:p>
          </table:table-cell>
          <table:table-cell table:style-name="ce1" office:value-type="float" office:value="124.525268554688" calcext:value-type="float">
            <text:p>124.525268554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08.66650390625" calcext:value-type="float">
            <text:p>-1408.6665039063</text:p>
          </table:table-cell>
          <table:table-cell table:style-name="ce1" office:value-type="float" office:value="172.325927734375" calcext:value-type="float">
            <text:p>172.32592773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41.4677734375" calcext:value-type="float">
            <text:p>-1341.4677734375</text:p>
          </table:table-cell>
          <table:table-cell table:style-name="ce1" office:value-type="float" office:value="239.524658203125" calcext:value-type="float">
            <text:p>239.524658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43.64086914063" calcext:value-type="float">
            <text:p>-1243.6408691406</text:p>
          </table:table-cell>
          <table:table-cell table:style-name="ce1" office:value-type="float" office:value="337.3515625" calcext:value-type="float">
            <text:p>337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6.35571289063" calcext:value-type="float">
            <text:p>-1066.3557128906</text:p>
          </table:table-cell>
          <table:table-cell table:style-name="ce1" office:value-type="float" office:value="514.63671875" calcext:value-type="float">
            <text:p>514.6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55.1181640625" calcext:value-type="float">
            <text:p>-655.1181640625</text:p>
          </table:table-cell>
          <table:table-cell table:style-name="ce1" office:value-type="float" office:value="925.874267578125" calcext:value-type="float">
            <text:p>925.8742675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6.433349609375" calcext:value-type="float">
            <text:p>66.4333496094</text:p>
          </table:table-cell>
          <table:table-cell table:style-name="ce1" office:value-type="float" office:value="1647.42578125" calcext:value-type="float">
            <text:p>1647.4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66.79174804688" calcext:value-type="float">
            <text:p>1466.7917480469</text:p>
          </table:table-cell>
          <table:table-cell table:style-name="ce1" office:value-type="float" office:value="3047.7841796875" calcext:value-type="float">
            <text:p>3047.784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37.37353515625" calcext:value-type="float">
            <text:p>4137.3735351563</text:p>
          </table:table-cell>
          <table:table-cell table:style-name="ce1" office:value-type="float" office:value="5718.3662109375" calcext:value-type="float">
            <text:p>5718.366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07.4453125" calcext:value-type="float">
            <text:p>9007.4453125</text:p>
          </table:table-cell>
          <table:table-cell table:style-name="ce1" office:value-type="float" office:value="10588.4375" calcext:value-type="float">
            <text:p>10588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910.421875" calcext:value-type="float">
            <text:p>17910.421875</text:p>
          </table:table-cell>
          <table:table-cell table:style-name="ce1" office:value-type="float" office:value="19491.4140625" calcext:value-type="float">
            <text:p>19491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148" calcext:value-type="float">
            <text:p>32148</text:p>
          </table:table-cell>
          <table:table-cell table:style-name="ce1" office:value-type="float" office:value="33728.9921875" calcext:value-type="float">
            <text:p>33728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2223.5078125" calcext:value-type="float">
            <text:p>52223.5078125</text:p>
          </table:table-cell>
          <table:table-cell table:style-name="ce1" office:value-type="float" office:value="53804.5" calcext:value-type="float">
            <text:p>53804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1969.984375" calcext:value-type="float">
            <text:p>71969.984375</text:p>
          </table:table-cell>
          <table:table-cell table:style-name="ce1" office:value-type="float" office:value="73550.9765625" calcext:value-type="float">
            <text:p>73550.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055.3046875" calcext:value-type="float">
            <text:p>82055.3046875</text:p>
          </table:table-cell>
          <table:table-cell table:style-name="ce1" office:value-type="float" office:value="83636.296875" calcext:value-type="float">
            <text:p>83636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159.3671875" calcext:value-type="float">
            <text:p>85159.3671875</text:p>
          </table:table-cell>
          <table:table-cell table:style-name="ce1" office:value-type="float" office:value="86740.359375" calcext:value-type="float">
            <text:p>86740.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773.8203125" calcext:value-type="float">
            <text:p>86773.8203125</text:p>
          </table:table-cell>
          <table:table-cell table:style-name="ce1" office:value-type="float" office:value="88354.8125" calcext:value-type="float">
            <text:p>88354.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866.40625" calcext:value-type="float">
            <text:p>88866.40625</text:p>
          </table:table-cell>
          <table:table-cell table:style-name="ce1" office:value-type="float" office:value="90447.3984375" calcext:value-type="float">
            <text:p>90447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276.015625" calcext:value-type="float">
            <text:p>91276.015625</text:p>
          </table:table-cell>
          <table:table-cell table:style-name="ce1" office:value-type="float" office:value="92857.0078125" calcext:value-type="float">
            <text:p>92857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238.4140625" calcext:value-type="float">
            <text:p>93238.4140625</text:p>
          </table:table-cell>
          <table:table-cell table:style-name="ce1" office:value-type="float" office:value="94819.40625" calcext:value-type="float">
            <text:p>94819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887.8203125" calcext:value-type="float">
            <text:p>94887.8203125</text:p>
          </table:table-cell>
          <table:table-cell table:style-name="ce1" office:value-type="float" office:value="96468.8125" calcext:value-type="float">
            <text:p>96468.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313.578125" calcext:value-type="float">
            <text:p>96313.578125</text:p>
          </table:table-cell>
          <table:table-cell table:style-name="ce1" office:value-type="float" office:value="97894.5703125" calcext:value-type="float">
            <text:p>97894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466.875" calcext:value-type="float">
            <text:p>97466.875</text:p>
          </table:table-cell>
          <table:table-cell table:style-name="ce1" office:value-type="float" office:value="99047.8671875" calcext:value-type="float">
            <text:p>99047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617.5078125" calcext:value-type="float">
            <text:p>98617.5078125</text:p>
          </table:table-cell>
          <table:table-cell table:style-name="ce1" office:value-type="float" office:value="100198.5" calcext:value-type="float">
            <text:p>100198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979.953125" calcext:value-type="float">
            <text:p>99979.953125</text:p>
          </table:table-cell>
          <table:table-cell table:style-name="ce1" office:value-type="float" office:value="101560.9453125" calcext:value-type="float">
            <text:p>101560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678.296875" calcext:value-type="float">
            <text:p>100678.296875</text:p>
          </table:table-cell>
          <table:table-cell table:style-name="ce1" office:value-type="float" office:value="102259.2890625" calcext:value-type="float">
            <text:p>102259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778.78125" calcext:value-type="float">
            <text:p>101778.78125</text:p>
          </table:table-cell>
          <table:table-cell table:style-name="ce1" office:value-type="float" office:value="103359.7734375" calcext:value-type="float">
            <text:p>103359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380.609375" calcext:value-type="float">
            <text:p>102380.609375</text:p>
          </table:table-cell>
          <table:table-cell table:style-name="ce1" office:value-type="float" office:value="103961.6015625" calcext:value-type="float">
            <text:p>103961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254.1953125" calcext:value-type="float">
            <text:p>102254.1953125</text:p>
          </table:table-cell>
          <table:table-cell table:style-name="ce1" office:value-type="float" office:value="103835.1875" calcext:value-type="float">
            <text:p>103835.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964" calcext:value-type="float">
            <text:p>102964</text:p>
          </table:table-cell>
          <table:table-cell table:style-name="ce1" office:value-type="float" office:value="104544.9921875" calcext:value-type="float">
            <text:p>104544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708.796875" calcext:value-type="float">
            <text:p>103708.796875</text:p>
          </table:table-cell>
          <table:table-cell table:style-name="ce1" office:value-type="float" office:value="105289.7890625" calcext:value-type="float">
            <text:p>105289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434.25" calcext:value-type="float">
            <text:p>104434.25</text:p>
          </table:table-cell>
          <table:table-cell table:style-name="ce1" office:value-type="float" office:value="106015.2421875" calcext:value-type="float">
            <text:p>106015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658.765625" calcext:value-type="float">
            <text:p>104658.765625</text:p>
          </table:table-cell>
          <table:table-cell table:style-name="ce1" office:value-type="float" office:value="106239.7578125" calcext:value-type="float">
            <text:p>106239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A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35.0009765625" calcext:value-type="float">
            <text:p>-1235.0009765625</text:p>
          </table:table-cell>
          <table:table-cell table:style-name="ce1" office:value-type="float" office:value="-51.60009765625" calcext:value-type="float">
            <text:p>-51.600097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31.80078125" calcext:value-type="float">
            <text:p>-1131.80078125</text:p>
          </table:table-cell>
          <table:table-cell table:style-name="ce1" office:value-type="float" office:value="51.60009765625" calcext:value-type="float">
            <text:p>51.600097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6.09411621094" calcext:value-type="float">
            <text:p>-1066.0941162109</text:p>
          </table:table-cell>
          <table:table-cell table:style-name="ce1" office:value-type="float" office:value="117.306762695313" calcext:value-type="float">
            <text:p>117.30676269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81.523986816406" calcext:value-type="float">
            <text:p>-981.5239868164</text:p>
          </table:table-cell>
          <table:table-cell table:style-name="ce1" office:value-type="float" office:value="201.876892089844" calcext:value-type="float">
            <text:p>201.87689208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8.250244140625" calcext:value-type="float">
            <text:p>-908.2502441406</text:p>
          </table:table-cell>
          <table:table-cell table:style-name="ce1" office:value-type="float" office:value="275.150634765625" calcext:value-type="float">
            <text:p>275.150634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20.628784179688" calcext:value-type="float">
            <text:p>-820.6287841797</text:p>
          </table:table-cell>
          <table:table-cell table:style-name="ce1" office:value-type="float" office:value="362.772094726562" calcext:value-type="float">
            <text:p>362.77209472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06.02685546875" calcext:value-type="float">
            <text:p>-706.0268554688</text:p>
          </table:table-cell>
          <table:table-cell table:style-name="ce1" office:value-type="float" office:value="477.3740234375" calcext:value-type="float">
            <text:p>477.374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35.64990234375" calcext:value-type="float">
            <text:p>-435.6499023438</text:p>
          </table:table-cell>
          <table:table-cell table:style-name="ce1" office:value-type="float" office:value="747.7509765625" calcext:value-type="float">
            <text:p>747.750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.48859405517578" calcext:value-type="float">
            <text:p>-7.4885940552</text:p>
          </table:table-cell>
          <table:table-cell table:style-name="ce1" office:value-type="float" office:value="1175.91223144531" calcext:value-type="float">
            <text:p>1175.91223144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3.657836914063" calcext:value-type="float">
            <text:p>783.6578369141</text:p>
          </table:table-cell>
          <table:table-cell table:style-name="ce1" office:value-type="float" office:value="1967.05871582031" calcext:value-type="float">
            <text:p>1967.058715820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63.02490234375" calcext:value-type="float">
            <text:p>2463.0249023438</text:p>
          </table:table-cell>
          <table:table-cell table:style-name="ce1" office:value-type="float" office:value="3646.42578125" calcext:value-type="float">
            <text:p>3646.4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14.69921875" calcext:value-type="float">
            <text:p>5614.69921875</text:p>
          </table:table-cell>
          <table:table-cell table:style-name="ce1" office:value-type="float" office:value="6798.10009765625" calcext:value-type="float">
            <text:p>6798.100097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94.408203125" calcext:value-type="float">
            <text:p>11394.408203125</text:p>
          </table:table-cell>
          <table:table-cell table:style-name="ce1" office:value-type="float" office:value="12577.80859375" calcext:value-type="float">
            <text:p>12577.8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1331.61328125" calcext:value-type="float">
            <text:p>21331.61328125</text:p>
          </table:table-cell>
          <table:table-cell table:style-name="ce1" office:value-type="float" office:value="22515.013671875" calcext:value-type="float">
            <text:p>22515.01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875.59375" calcext:value-type="float">
            <text:p>36875.59375</text:p>
          </table:table-cell>
          <table:table-cell table:style-name="ce1" office:value-type="float" office:value="38058.99609375" calcext:value-type="float">
            <text:p>38058.9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718.74609375" calcext:value-type="float">
            <text:p>55718.74609375</text:p>
          </table:table-cell>
          <table:table-cell table:style-name="ce1" office:value-type="float" office:value="56902.1484375" calcext:value-type="float">
            <text:p>56902.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9092.078125" calcext:value-type="float">
            <text:p>69092.078125</text:p>
          </table:table-cell>
          <table:table-cell table:style-name="ce1" office:value-type="float" office:value="70275.4765625" calcext:value-type="float">
            <text:p>70275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945.15625" calcext:value-type="float">
            <text:p>77945.15625</text:p>
          </table:table-cell>
          <table:table-cell table:style-name="ce1" office:value-type="float" office:value="79128.5546875" calcext:value-type="float">
            <text:p>79128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206.625" calcext:value-type="float">
            <text:p>85206.625</text:p>
          </table:table-cell>
          <table:table-cell table:style-name="ce1" office:value-type="float" office:value="86390.0234375" calcext:value-type="float">
            <text:p>86390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456.015625" calcext:value-type="float">
            <text:p>91456.015625</text:p>
          </table:table-cell>
          <table:table-cell table:style-name="ce1" office:value-type="float" office:value="92639.4140625" calcext:value-type="float">
            <text:p>92639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59.0234375" calcext:value-type="float">
            <text:p>96759.0234375</text:p>
          </table:table-cell>
          <table:table-cell table:style-name="ce1" office:value-type="float" office:value="97942.421875" calcext:value-type="float">
            <text:p>97942.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29.7109375" calcext:value-type="float">
            <text:p>101429.7109375</text:p>
          </table:table-cell>
          <table:table-cell table:style-name="ce1" office:value-type="float" office:value="102613.109375" calcext:value-type="float">
            <text:p>102613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194.546875" calcext:value-type="float">
            <text:p>104194.546875</text:p>
          </table:table-cell>
          <table:table-cell table:style-name="ce1" office:value-type="float" office:value="105377.9453125" calcext:value-type="float">
            <text:p>105377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970.53125" calcext:value-type="float">
            <text:p>105970.53125</text:p>
          </table:table-cell>
          <table:table-cell table:style-name="ce1" office:value-type="float" office:value="107153.9296875" calcext:value-type="float">
            <text:p>107153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370.6796875" calcext:value-type="float">
            <text:p>107370.6796875</text:p>
          </table:table-cell>
          <table:table-cell table:style-name="ce1" office:value-type="float" office:value="108554.078125" calcext:value-type="float">
            <text:p>108554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601.1484375" calcext:value-type="float">
            <text:p>108601.1484375</text:p>
          </table:table-cell>
          <table:table-cell table:style-name="ce1" office:value-type="float" office:value="109784.546875" calcext:value-type="float">
            <text:p>109784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00.375" calcext:value-type="float">
            <text:p>109900.375</text:p>
          </table:table-cell>
          <table:table-cell table:style-name="ce1" office:value-type="float" office:value="111083.7734375" calcext:value-type="float">
            <text:p>111083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819.2265625" calcext:value-type="float">
            <text:p>110819.2265625</text:p>
          </table:table-cell>
          <table:table-cell table:style-name="ce1" office:value-type="float" office:value="112002.625" calcext:value-type="float">
            <text:p>112002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047.8125" calcext:value-type="float">
            <text:p>111047.8125</text:p>
          </table:table-cell>
          <table:table-cell table:style-name="ce1" office:value-type="float" office:value="112231.2109375" calcext:value-type="float">
            <text:p>112231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111.5546875" calcext:value-type="float">
            <text:p>112111.5546875</text:p>
          </table:table-cell>
          <table:table-cell table:style-name="ce1" office:value-type="float" office:value="113294.953125" calcext:value-type="float">
            <text:p>113294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961.140625" calcext:value-type="float">
            <text:p>112961.140625</text:p>
          </table:table-cell>
          <table:table-cell table:style-name="ce1" office:value-type="float" office:value="114144.5390625" calcext:value-type="float">
            <text:p>114144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226.9140625" calcext:value-type="float">
            <text:p>113226.9140625</text:p>
          </table:table-cell>
          <table:table-cell table:style-name="ce1" office:value-type="float" office:value="114410.3125" calcext:value-type="float">
            <text:p>114410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472.625" calcext:value-type="float">
            <text:p>113472.625</text:p>
          </table:table-cell>
          <table:table-cell table:style-name="ce1" office:value-type="float" office:value="114656.0234375" calcext:value-type="float">
            <text:p>114656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029.015625" calcext:value-type="float">
            <text:p>112029.015625</text:p>
          </table:table-cell>
          <table:table-cell table:style-name="ce1" office:value-type="float" office:value="113212.4140625" calcext:value-type="float">
            <text:p>113212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588.96875" calcext:value-type="float">
            <text:p>112588.96875</text:p>
          </table:table-cell>
          <table:table-cell table:style-name="ce1" office:value-type="float" office:value="113772.3671875" calcext:value-type="float">
            <text:p>113772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4.62536621094" calcext:value-type="float">
            <text:p>-1254.6253662109</text:p>
          </table:table-cell>
          <table:table-cell table:style-name="ce1" office:value-type="float" office:value="-25.2882690429688" calcext:value-type="float">
            <text:p>-25.28826904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04.048828125" calcext:value-type="float">
            <text:p>-1204.048828125</text:p>
          </table:table-cell>
          <table:table-cell table:style-name="ce1" office:value-type="float" office:value="25.2882690429688" calcext:value-type="float">
            <text:p>25.28826904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8.2314453125" calcext:value-type="float">
            <text:p>-1158.2314453125</text:p>
          </table:table-cell>
          <table:table-cell table:style-name="ce1" office:value-type="float" office:value="71.1056518554688" calcext:value-type="float">
            <text:p>71.105651855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9.61450195313" calcext:value-type="float">
            <text:p>-1119.6145019531</text:p>
          </table:table-cell>
          <table:table-cell table:style-name="ce1" office:value-type="float" office:value="109.722595214844" calcext:value-type="float">
            <text:p>109.72259521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0.43090820313" calcext:value-type="float">
            <text:p>-1110.4309082031</text:p>
          </table:table-cell>
          <table:table-cell table:style-name="ce1" office:value-type="float" office:value="118.906188964844" calcext:value-type="float">
            <text:p>118.90618896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0.22900390625" calcext:value-type="float">
            <text:p>-1040.2290039063</text:p>
          </table:table-cell>
          <table:table-cell table:style-name="ce1" office:value-type="float" office:value="189.108093261719" calcext:value-type="float">
            <text:p>189.10809326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14.95263671875" calcext:value-type="float">
            <text:p>-914.9526367188</text:p>
          </table:table-cell>
          <table:table-cell table:style-name="ce1" office:value-type="float" office:value="314.384460449219" calcext:value-type="float">
            <text:p>314.38446044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6.215942382813" calcext:value-type="float">
            <text:p>-726.2159423828</text:p>
          </table:table-cell>
          <table:table-cell table:style-name="ce1" office:value-type="float" office:value="503.121154785156" calcext:value-type="float">
            <text:p>503.121154785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27.044281005859" calcext:value-type="float">
            <text:p>-327.0442810059</text:p>
          </table:table-cell>
          <table:table-cell table:style-name="ce1" office:value-type="float" office:value="902.292846679688" calcext:value-type="float">
            <text:p>902.29284667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45.476257324219" calcext:value-type="float">
            <text:p>445.4762573242</text:p>
          </table:table-cell>
          <table:table-cell table:style-name="ce1" office:value-type="float" office:value="1674.81335449219" calcext:value-type="float">
            <text:p>1674.81335449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06.4658203125" calcext:value-type="float">
            <text:p>2006.4658203125</text:p>
          </table:table-cell>
          <table:table-cell table:style-name="ce1" office:value-type="float" office:value="3235.80297851562" calcext:value-type="float">
            <text:p>3235.80297851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92.59326171875" calcext:value-type="float">
            <text:p>4892.5932617188</text:p>
          </table:table-cell>
          <table:table-cell table:style-name="ce1" office:value-type="float" office:value="6121.93017578125" calcext:value-type="float">
            <text:p>6121.930175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6.224609375" calcext:value-type="float">
            <text:p>10266.224609375</text:p>
          </table:table-cell>
          <table:table-cell table:style-name="ce1" office:value-type="float" office:value="11495.5615234375" calcext:value-type="float">
            <text:p>11495.561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636.505859375" calcext:value-type="float">
            <text:p>19636.505859375</text:p>
          </table:table-cell>
          <table:table-cell table:style-name="ce1" office:value-type="float" office:value="20865.84375" calcext:value-type="float">
            <text:p>20865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617.890625" calcext:value-type="float">
            <text:p>34617.890625</text:p>
          </table:table-cell>
          <table:table-cell table:style-name="ce1" office:value-type="float" office:value="35847.2265625" calcext:value-type="float">
            <text:p>35847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4936.96875" calcext:value-type="float">
            <text:p>54936.96875</text:p>
          </table:table-cell>
          <table:table-cell table:style-name="ce1" office:value-type="float" office:value="56166.3046875" calcext:value-type="float">
            <text:p>56166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1606.40625" calcext:value-type="float">
            <text:p>71606.40625</text:p>
          </table:table-cell>
          <table:table-cell table:style-name="ce1" office:value-type="float" office:value="72835.7421875" calcext:value-type="float">
            <text:p>72835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075.3359375" calcext:value-type="float">
            <text:p>82075.3359375</text:p>
          </table:table-cell>
          <table:table-cell table:style-name="ce1" office:value-type="float" office:value="83304.671875" calcext:value-type="float">
            <text:p>83304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435.859375" calcext:value-type="float">
            <text:p>90435.859375</text:p>
          </table:table-cell>
          <table:table-cell table:style-name="ce1" office:value-type="float" office:value="91665.1953125" calcext:value-type="float">
            <text:p>91665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216.21875" calcext:value-type="float">
            <text:p>98216.21875</text:p>
          </table:table-cell>
          <table:table-cell table:style-name="ce1" office:value-type="float" office:value="99445.5546875" calcext:value-type="float">
            <text:p>99445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126.46875" calcext:value-type="float">
            <text:p>104126.46875</text:p>
          </table:table-cell>
          <table:table-cell table:style-name="ce1" office:value-type="float" office:value="105355.8046875" calcext:value-type="float">
            <text:p>105355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071.15625" calcext:value-type="float">
            <text:p>109071.15625</text:p>
          </table:table-cell>
          <table:table-cell table:style-name="ce1" office:value-type="float" office:value="110300.4921875" calcext:value-type="float">
            <text:p>110300.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899.1171875" calcext:value-type="float">
            <text:p>111899.1171875</text:p>
          </table:table-cell>
          <table:table-cell table:style-name="ce1" office:value-type="float" office:value="113128.453125" calcext:value-type="float">
            <text:p>113128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459.328125" calcext:value-type="float">
            <text:p>114459.328125</text:p>
          </table:table-cell>
          <table:table-cell table:style-name="ce1" office:value-type="float" office:value="115688.6640625" calcext:value-type="float">
            <text:p>115688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583.34375" calcext:value-type="float">
            <text:p>116583.34375</text:p>
          </table:table-cell>
          <table:table-cell table:style-name="ce1" office:value-type="float" office:value="117812.6796875" calcext:value-type="float">
            <text:p>117812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731.25" calcext:value-type="float">
            <text:p>117731.25</text:p>
          </table:table-cell>
          <table:table-cell table:style-name="ce1" office:value-type="float" office:value="118960.5859375" calcext:value-type="float">
            <text:p>118960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182.375" calcext:value-type="float">
            <text:p>119182.375</text:p>
          </table:table-cell>
          <table:table-cell table:style-name="ce1" office:value-type="float" office:value="120411.7109375" calcext:value-type="float">
            <text:p>120411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483.3203125" calcext:value-type="float">
            <text:p>120483.3203125</text:p>
          </table:table-cell>
          <table:table-cell table:style-name="ce1" office:value-type="float" office:value="121712.65625" calcext:value-type="float">
            <text:p>121712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202.953125" calcext:value-type="float">
            <text:p>121202.953125</text:p>
          </table:table-cell>
          <table:table-cell table:style-name="ce1" office:value-type="float" office:value="122432.2890625" calcext:value-type="float">
            <text:p>122432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986.6328125" calcext:value-type="float">
            <text:p>121986.6328125</text:p>
          </table:table-cell>
          <table:table-cell table:style-name="ce1" office:value-type="float" office:value="123215.96875" calcext:value-type="float">
            <text:p>123215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442.640625" calcext:value-type="float">
            <text:p>124442.640625</text:p>
          </table:table-cell>
          <table:table-cell table:style-name="ce1" office:value-type="float" office:value="125671.9765625" calcext:value-type="float">
            <text:p>125671.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227.2578125" calcext:value-type="float">
            <text:p>125227.2578125</text:p>
          </table:table-cell>
          <table:table-cell table:style-name="ce1" office:value-type="float" office:value="126456.59375" calcext:value-type="float">
            <text:p>126456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308.84375" calcext:value-type="float">
            <text:p>125308.84375</text:p>
          </table:table-cell>
          <table:table-cell table:style-name="ce1" office:value-type="float" office:value="126538.1796875" calcext:value-type="float">
            <text:p>126538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096.59375" calcext:value-type="float">
            <text:p>124096.59375</text:p>
          </table:table-cell>
          <table:table-cell table:style-name="ce1" office:value-type="float" office:value="125325.9296875" calcext:value-type="float">
            <text:p>125325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134.265625" calcext:value-type="float">
            <text:p>124134.265625</text:p>
          </table:table-cell>
          <table:table-cell table:style-name="ce1" office:value-type="float" office:value="125363.6015625" calcext:value-type="float">
            <text:p>125363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90.72900390625" calcext:value-type="float">
            <text:p>-1290.7290039063</text:p>
          </table:table-cell>
          <table:table-cell table:style-name="ce1" office:value-type="float" office:value="-32.9458618164062" calcext:value-type="float">
            <text:p>-32.945861816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24.83728027344" calcext:value-type="float">
            <text:p>-1224.8372802734</text:p>
          </table:table-cell>
          <table:table-cell table:style-name="ce1" office:value-type="float" office:value="32.9458618164062" calcext:value-type="float">
            <text:p>32.945861816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48.61596679688" calcext:value-type="float">
            <text:p>-1148.6159667969</text:p>
          </table:table-cell>
          <table:table-cell table:style-name="ce1" office:value-type="float" office:value="109.167175292969" calcext:value-type="float">
            <text:p>109.16717529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1.24731445313" calcext:value-type="float">
            <text:p>-1091.2473144531</text:p>
          </table:table-cell>
          <table:table-cell table:style-name="ce1" office:value-type="float" office:value="166.535827636719" calcext:value-type="float">
            <text:p>166.535827636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3.59924316406" calcext:value-type="float">
            <text:p>-1063.5992431641</text:p>
          </table:table-cell>
          <table:table-cell table:style-name="ce1" office:value-type="float" office:value="194.183898925781" calcext:value-type="float">
            <text:p>194.18389892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03.15600585938" calcext:value-type="float">
            <text:p>-1003.1560058594</text:p>
          </table:table-cell>
          <table:table-cell table:style-name="ce1" office:value-type="float" office:value="254.627136230469" calcext:value-type="float">
            <text:p>254.627136230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6.845703125" calcext:value-type="float">
            <text:p>-886.845703125</text:p>
          </table:table-cell>
          <table:table-cell table:style-name="ce1" office:value-type="float" office:value="370.937438964844" calcext:value-type="float">
            <text:p>370.93743896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12.843139648438" calcext:value-type="float">
            <text:p>-612.8431396484</text:p>
          </table:table-cell>
          <table:table-cell table:style-name="ce1" office:value-type="float" office:value="644.940002441406" calcext:value-type="float">
            <text:p>644.94000244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6.415603637695" calcext:value-type="float">
            <text:p>-136.4156036377</text:p>
          </table:table-cell>
          <table:table-cell table:style-name="ce1" office:value-type="float" office:value="1121.36755371094" calcext:value-type="float">
            <text:p>1121.367553710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96.952087402344" calcext:value-type="float">
            <text:p>696.9520874023</text:p>
          </table:table-cell>
          <table:table-cell table:style-name="ce1" office:value-type="float" office:value="1954.73522949219" calcext:value-type="float">
            <text:p>1954.73522949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51.71923828125" calcext:value-type="float">
            <text:p>2451.7192382813</text:p>
          </table:table-cell>
          <table:table-cell table:style-name="ce1" office:value-type="float" office:value="3709.50244140625" calcext:value-type="float">
            <text:p>3709.5024414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734.271484375" calcext:value-type="float">
            <text:p>5734.271484375</text:p>
          </table:table-cell>
          <table:table-cell table:style-name="ce1" office:value-type="float" office:value="6992.0546875" calcext:value-type="float">
            <text:p>6992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32.1318359375" calcext:value-type="float">
            <text:p>11732.1318359375</text:p>
          </table:table-cell>
          <table:table-cell table:style-name="ce1" office:value-type="float" office:value="12989.9150390625" calcext:value-type="float">
            <text:p>12989.915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247.125" calcext:value-type="float">
            <text:p>22247.125</text:p>
          </table:table-cell>
          <table:table-cell table:style-name="ce1" office:value-type="float" office:value="23504.908203125" calcext:value-type="float">
            <text:p>23504.90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676.796875" calcext:value-type="float">
            <text:p>38676.796875</text:p>
          </table:table-cell>
          <table:table-cell table:style-name="ce1" office:value-type="float" office:value="39934.578125" calcext:value-type="float">
            <text:p>39934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0040.8203125" calcext:value-type="float">
            <text:p>60040.8203125</text:p>
          </table:table-cell>
          <table:table-cell table:style-name="ce1" office:value-type="float" office:value="61298.6015625" calcext:value-type="float">
            <text:p>61298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753.984375" calcext:value-type="float">
            <text:p>76753.984375</text:p>
          </table:table-cell>
          <table:table-cell table:style-name="ce1" office:value-type="float" office:value="78011.765625" calcext:value-type="float">
            <text:p>78011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959.1953125" calcext:value-type="float">
            <text:p>86959.1953125</text:p>
          </table:table-cell>
          <table:table-cell table:style-name="ce1" office:value-type="float" office:value="88216.9765625" calcext:value-type="float">
            <text:p>88216.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214.4140625" calcext:value-type="float">
            <text:p>95214.4140625</text:p>
          </table:table-cell>
          <table:table-cell table:style-name="ce1" office:value-type="float" office:value="96472.1953125" calcext:value-type="float">
            <text:p>96472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236.3984375" calcext:value-type="float">
            <text:p>102236.3984375</text:p>
          </table:table-cell>
          <table:table-cell table:style-name="ce1" office:value-type="float" office:value="103494.1796875" calcext:value-type="float">
            <text:p>103494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778.0546875" calcext:value-type="float">
            <text:p>107778.0546875</text:p>
          </table:table-cell>
          <table:table-cell table:style-name="ce1" office:value-type="float" office:value="109035.8359375" calcext:value-type="float">
            <text:p>109035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505.84375" calcext:value-type="float">
            <text:p>113505.84375</text:p>
          </table:table-cell>
          <table:table-cell table:style-name="ce1" office:value-type="float" office:value="114763.625" calcext:value-type="float">
            <text:p>114763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487.8828125" calcext:value-type="float">
            <text:p>116487.8828125</text:p>
          </table:table-cell>
          <table:table-cell table:style-name="ce1" office:value-type="float" office:value="117745.6640625" calcext:value-type="float">
            <text:p>117745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739.5703125" calcext:value-type="float">
            <text:p>118739.5703125</text:p>
          </table:table-cell>
          <table:table-cell table:style-name="ce1" office:value-type="float" office:value="119997.3515625" calcext:value-type="float">
            <text:p>119997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905.1015625" calcext:value-type="float">
            <text:p>120905.1015625</text:p>
          </table:table-cell>
          <table:table-cell table:style-name="ce1" office:value-type="float" office:value="122162.8828125" calcext:value-type="float">
            <text:p>122162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2191.65625" calcext:value-type="float">
            <text:p>122191.65625</text:p>
          </table:table-cell>
          <table:table-cell table:style-name="ce1" office:value-type="float" office:value="123449.4375" calcext:value-type="float">
            <text:p>123449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446.671875" calcext:value-type="float">
            <text:p>123446.671875</text:p>
          </table:table-cell>
          <table:table-cell table:style-name="ce1" office:value-type="float" office:value="124704.453125" calcext:value-type="float">
            <text:p>124704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036.8125" calcext:value-type="float">
            <text:p>124036.8125</text:p>
          </table:table-cell>
          <table:table-cell table:style-name="ce1" office:value-type="float" office:value="125294.59375" calcext:value-type="float">
            <text:p>125294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905.4453125" calcext:value-type="float">
            <text:p>124905.4453125</text:p>
          </table:table-cell>
          <table:table-cell table:style-name="ce1" office:value-type="float" office:value="126163.2265625" calcext:value-type="float">
            <text:p>126163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468.9375" calcext:value-type="float">
            <text:p>125468.9375</text:p>
          </table:table-cell>
          <table:table-cell table:style-name="ce1" office:value-type="float" office:value="126726.71875" calcext:value-type="float">
            <text:p>126726.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636.703125" calcext:value-type="float">
            <text:p>127636.703125</text:p>
          </table:table-cell>
          <table:table-cell table:style-name="ce1" office:value-type="float" office:value="128894.484375" calcext:value-type="float">
            <text:p>128894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590.765625" calcext:value-type="float">
            <text:p>127590.765625</text:p>
          </table:table-cell>
          <table:table-cell table:style-name="ce1" office:value-type="float" office:value="128848.546875" calcext:value-type="float">
            <text:p>128848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8058.28125" calcext:value-type="float">
            <text:p>128058.28125</text:p>
          </table:table-cell>
          <table:table-cell table:style-name="ce1" office:value-type="float" office:value="129316.0625" calcext:value-type="float">
            <text:p>129316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6289.640625" calcext:value-type="float">
            <text:p>126289.640625</text:p>
          </table:table-cell>
          <table:table-cell table:style-name="ce1" office:value-type="float" office:value="127547.421875" calcext:value-type="float">
            <text:p>127547.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6647.328125" calcext:value-type="float">
            <text:p>126647.328125</text:p>
          </table:table-cell>
          <table:table-cell table:style-name="ce1" office:value-type="float" office:value="127905.109375" calcext:value-type="float">
            <text:p>127905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7.728225708008" calcext:value-type="float">
            <text:p>197.728225708</text:p>
          </table:table-cell>
          <table:table-cell table:style-name="ce1" office:value-type="float" office:value="-180.347015380859" calcext:value-type="float">
            <text:p>-180.347015380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8.422241210937" calcext:value-type="float">
            <text:p>558.4222412109</text:p>
          </table:table-cell>
          <table:table-cell table:style-name="ce1" office:value-type="float" office:value="180.347015380859" calcext:value-type="float">
            <text:p>180.347015380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9.486877441406" calcext:value-type="float">
            <text:p>779.4868774414</text:p>
          </table:table-cell>
          <table:table-cell table:style-name="ce1" office:value-type="float" office:value="401.411651611328" calcext:value-type="float">
            <text:p>401.41165161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8.57507324219" calcext:value-type="float">
            <text:p>1018.5750732422</text:p>
          </table:table-cell>
          <table:table-cell table:style-name="ce1" office:value-type="float" office:value="640.499816894531" calcext:value-type="float">
            <text:p>640.49981689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7.34204101563" calcext:value-type="float">
            <text:p>1277.3420410156</text:p>
          </table:table-cell>
          <table:table-cell table:style-name="ce1" office:value-type="float" office:value="899.266784667969" calcext:value-type="float">
            <text:p>899.2667846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74.607421875" calcext:value-type="float">
            <text:p>1674.607421875</text:p>
          </table:table-cell>
          <table:table-cell table:style-name="ce1" office:value-type="float" office:value="1296.5322265625" calcext:value-type="float">
            <text:p>1296.532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07.26806640625" calcext:value-type="float">
            <text:p>2207.2680664063</text:p>
          </table:table-cell>
          <table:table-cell table:style-name="ce1" office:value-type="float" office:value="1829.19287109375" calcext:value-type="float">
            <text:p>1829.1928710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45.00244140625" calcext:value-type="float">
            <text:p>3145.0024414063</text:p>
          </table:table-cell>
          <table:table-cell table:style-name="ce1" office:value-type="float" office:value="2766.92724609375" calcext:value-type="float">
            <text:p>2766.9272460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21.35498046875" calcext:value-type="float">
            <text:p>4821.3549804688</text:p>
          </table:table-cell>
          <table:table-cell table:style-name="ce1" office:value-type="float" office:value="4443.27978515625" calcext:value-type="float">
            <text:p>4443.279785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65.06494140625" calcext:value-type="float">
            <text:p>7965.0649414063</text:p>
          </table:table-cell>
          <table:table-cell table:style-name="ce1" office:value-type="float" office:value="7586.98974609375" calcext:value-type="float">
            <text:p>7586.9897460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628.541015625" calcext:value-type="float">
            <text:p>13628.541015625</text:p>
          </table:table-cell>
          <table:table-cell table:style-name="ce1" office:value-type="float" office:value="13250.4658203125" calcext:value-type="float">
            <text:p>13250.465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3481.537109375" calcext:value-type="float">
            <text:p>23481.537109375</text:p>
          </table:table-cell>
          <table:table-cell table:style-name="ce1" office:value-type="float" office:value="23103.4609375" calcext:value-type="float">
            <text:p>23103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9259.2734375" calcext:value-type="float">
            <text:p>39259.2734375</text:p>
          </table:table-cell>
          <table:table-cell table:style-name="ce1" office:value-type="float" office:value="38881.19921875" calcext:value-type="float">
            <text:p>38881.1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9556.703125" calcext:value-type="float">
            <text:p>59556.703125</text:p>
          </table:table-cell>
          <table:table-cell table:style-name="ce1" office:value-type="float" office:value="59178.62890625" calcext:value-type="float">
            <text:p>59178.6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572.8125" calcext:value-type="float">
            <text:p>76572.8125</text:p>
          </table:table-cell>
          <table:table-cell table:style-name="ce1" office:value-type="float" office:value="76194.734375" calcext:value-type="float">
            <text:p>76194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211.6171875" calcext:value-type="float">
            <text:p>84211.6171875</text:p>
          </table:table-cell>
          <table:table-cell table:style-name="ce1" office:value-type="float" office:value="83833.5390625" calcext:value-type="float">
            <text:p>83833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384.984375" calcext:value-type="float">
            <text:p>85384.984375</text:p>
          </table:table-cell>
          <table:table-cell table:style-name="ce1" office:value-type="float" office:value="85006.90625" calcext:value-type="float">
            <text:p>85006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428.03125" calcext:value-type="float">
            <text:p>87428.03125</text:p>
          </table:table-cell>
          <table:table-cell table:style-name="ce1" office:value-type="float" office:value="87049.953125" calcext:value-type="float">
            <text:p>87049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586.078125" calcext:value-type="float">
            <text:p>89586.078125</text:p>
          </table:table-cell>
          <table:table-cell table:style-name="ce1" office:value-type="float" office:value="89208" calcext:value-type="float">
            <text:p>892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721.15625" calcext:value-type="float">
            <text:p>91721.15625</text:p>
          </table:table-cell>
          <table:table-cell table:style-name="ce1" office:value-type="float" office:value="91343.078125" calcext:value-type="float">
            <text:p>91343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050.4453125" calcext:value-type="float">
            <text:p>93050.4453125</text:p>
          </table:table-cell>
          <table:table-cell table:style-name="ce1" office:value-type="float" office:value="92672.3671875" calcext:value-type="float">
            <text:p>92672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690.609375" calcext:value-type="float">
            <text:p>94690.609375</text:p>
          </table:table-cell>
          <table:table-cell table:style-name="ce1" office:value-type="float" office:value="94312.53125" calcext:value-type="float">
            <text:p>94312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935.2265625" calcext:value-type="float">
            <text:p>95935.2265625</text:p>
          </table:table-cell>
          <table:table-cell table:style-name="ce1" office:value-type="float" office:value="95557.1484375" calcext:value-type="float">
            <text:p>95557.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284.0390625" calcext:value-type="float">
            <text:p>97284.0390625</text:p>
          </table:table-cell>
          <table:table-cell table:style-name="ce1" office:value-type="float" office:value="96905.9609375" calcext:value-type="float">
            <text:p>96905.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377.015625" calcext:value-type="float">
            <text:p>98377.015625</text:p>
          </table:table-cell>
          <table:table-cell table:style-name="ce1" office:value-type="float" office:value="97998.9375" calcext:value-type="float">
            <text:p>97998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152.34375" calcext:value-type="float">
            <text:p>99152.34375</text:p>
          </table:table-cell>
          <table:table-cell table:style-name="ce1" office:value-type="float" office:value="98774.265625" calcext:value-type="float">
            <text:p>98774.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768.078125" calcext:value-type="float">
            <text:p>99768.078125</text:p>
          </table:table-cell>
          <table:table-cell table:style-name="ce1" office:value-type="float" office:value="99390" calcext:value-type="float">
            <text:p>99390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812.765625" calcext:value-type="float">
            <text:p>100812.765625</text:p>
          </table:table-cell>
          <table:table-cell table:style-name="ce1" office:value-type="float" office:value="100434.6875" calcext:value-type="float">
            <text:p>100434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158.9375" calcext:value-type="float">
            <text:p>101158.9375</text:p>
          </table:table-cell>
          <table:table-cell table:style-name="ce1" office:value-type="float" office:value="100780.859375" calcext:value-type="float">
            <text:p>100780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699.59375" calcext:value-type="float">
            <text:p>101699.59375</text:p>
          </table:table-cell>
          <table:table-cell table:style-name="ce1" office:value-type="float" office:value="101321.515625" calcext:value-type="float">
            <text:p>101321.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178.578125" calcext:value-type="float">
            <text:p>102178.578125</text:p>
          </table:table-cell>
          <table:table-cell table:style-name="ce1" office:value-type="float" office:value="101800.5" calcext:value-type="float">
            <text:p>101800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578.671875" calcext:value-type="float">
            <text:p>102578.671875</text:p>
          </table:table-cell>
          <table:table-cell table:style-name="ce1" office:value-type="float" office:value="102200.59375" calcext:value-type="float">
            <text:p>102200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49.140625" calcext:value-type="float">
            <text:p>102649.140625</text:p>
          </table:table-cell>
          <table:table-cell table:style-name="ce1" office:value-type="float" office:value="102271.0625" calcext:value-type="float">
            <text:p>102271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473.6484375" calcext:value-type="float">
            <text:p>103473.6484375</text:p>
          </table:table-cell>
          <table:table-cell table:style-name="ce1" office:value-type="float" office:value="103095.5703125" calcext:value-type="float">
            <text:p>103095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650.1015625" calcext:value-type="float">
            <text:p>103650.1015625</text:p>
          </table:table-cell>
          <table:table-cell table:style-name="ce1" office:value-type="float" office:value="103272.0234375" calcext:value-type="float">
            <text:p>103272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04.34716796875" calcext:value-type="float">
            <text:p>-1304.3471679688</text:p>
          </table:table-cell>
          <table:table-cell table:style-name="ce1" office:value-type="float" office:value="-24.0253295898437" calcext:value-type="float">
            <text:p>-24.02532958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6.29650878906" calcext:value-type="float">
            <text:p>-1256.2965087891</text:p>
          </table:table-cell>
          <table:table-cell table:style-name="ce1" office:value-type="float" office:value="24.0253295898437" calcext:value-type="float">
            <text:p>24.02532958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24.93725585938" calcext:value-type="float">
            <text:p>-1224.9372558594</text:p>
          </table:table-cell>
          <table:table-cell table:style-name="ce1" office:value-type="float" office:value="55.3845825195313" calcext:value-type="float">
            <text:p>55.38458251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42.79736328125" calcext:value-type="float">
            <text:p>-1142.7973632813</text:p>
          </table:table-cell>
          <table:table-cell table:style-name="ce1" office:value-type="float" office:value="137.524475097656" calcext:value-type="float">
            <text:p>137.52447509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6.18994140625" calcext:value-type="float">
            <text:p>-1026.1899414063</text:p>
          </table:table-cell>
          <table:table-cell table:style-name="ce1" office:value-type="float" office:value="254.131896972656" calcext:value-type="float">
            <text:p>254.131896972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34.500244140625" calcext:value-type="float">
            <text:p>-834.5002441406</text:p>
          </table:table-cell>
          <table:table-cell table:style-name="ce1" office:value-type="float" office:value="445.821594238281" calcext:value-type="float">
            <text:p>445.82159423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45.578735351563" calcext:value-type="float">
            <text:p>-445.5787353516</text:p>
          </table:table-cell>
          <table:table-cell table:style-name="ce1" office:value-type="float" office:value="834.743103027344" calcext:value-type="float">
            <text:p>834.743103027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86.292572021484" calcext:value-type="float">
            <text:p>286.2925720215</text:p>
          </table:table-cell>
          <table:table-cell table:style-name="ce1" office:value-type="float" office:value="1566.61437988281" calcext:value-type="float">
            <text:p>1566.614379882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51.55212402344" calcext:value-type="float">
            <text:p>1651.5521240234</text:p>
          </table:table-cell>
          <table:table-cell table:style-name="ce1" office:value-type="float" office:value="2931.8740234375" calcext:value-type="float">
            <text:p>2931.874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35.318359375" calcext:value-type="float">
            <text:p>4335.318359375</text:p>
          </table:table-cell>
          <table:table-cell table:style-name="ce1" office:value-type="float" office:value="5615.64013671875" calcext:value-type="float">
            <text:p>5615.6401367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34.9873046875" calcext:value-type="float">
            <text:p>9334.9873046875</text:p>
          </table:table-cell>
          <table:table-cell table:style-name="ce1" office:value-type="float" office:value="10615.3095703125" calcext:value-type="float">
            <text:p>10615.309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281.794921875" calcext:value-type="float">
            <text:p>18281.794921875</text:p>
          </table:table-cell>
          <table:table-cell table:style-name="ce1" office:value-type="float" office:value="19562.1171875" calcext:value-type="float">
            <text:p>19562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042.4453125" calcext:value-type="float">
            <text:p>33042.4453125</text:p>
          </table:table-cell>
          <table:table-cell table:style-name="ce1" office:value-type="float" office:value="34322.765625" calcext:value-type="float">
            <text:p>34322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3945.59375" calcext:value-type="float">
            <text:p>53945.59375</text:p>
          </table:table-cell>
          <table:table-cell table:style-name="ce1" office:value-type="float" office:value="55225.9140625" calcext:value-type="float">
            <text:p>55225.9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184.203125" calcext:value-type="float">
            <text:p>75184.203125</text:p>
          </table:table-cell>
          <table:table-cell table:style-name="ce1" office:value-type="float" office:value="76464.5234375" calcext:value-type="float">
            <text:p>76464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220.8828125" calcext:value-type="float">
            <text:p>87220.8828125</text:p>
          </table:table-cell>
          <table:table-cell table:style-name="ce1" office:value-type="float" office:value="88501.203125" calcext:value-type="float">
            <text:p>88501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071.2734375" calcext:value-type="float">
            <text:p>90071.2734375</text:p>
          </table:table-cell>
          <table:table-cell table:style-name="ce1" office:value-type="float" office:value="91351.59375" calcext:value-type="float">
            <text:p>91351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00.109375" calcext:value-type="float">
            <text:p>92300.109375</text:p>
          </table:table-cell>
          <table:table-cell table:style-name="ce1" office:value-type="float" office:value="93580.4296875" calcext:value-type="float">
            <text:p>93580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789.546875" calcext:value-type="float">
            <text:p>94789.546875</text:p>
          </table:table-cell>
          <table:table-cell table:style-name="ce1" office:value-type="float" office:value="96069.8671875" calcext:value-type="float">
            <text:p>96069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073.8515625" calcext:value-type="float">
            <text:p>97073.8515625</text:p>
          </table:table-cell>
          <table:table-cell table:style-name="ce1" office:value-type="float" office:value="98354.171875" calcext:value-type="float">
            <text:p>98354.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190.765625" calcext:value-type="float">
            <text:p>99190.765625</text:p>
          </table:table-cell>
          <table:table-cell table:style-name="ce1" office:value-type="float" office:value="100471.0859375" calcext:value-type="float">
            <text:p>100471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10.453125" calcext:value-type="float">
            <text:p>101410.453125</text:p>
          </table:table-cell>
          <table:table-cell table:style-name="ce1" office:value-type="float" office:value="102690.7734375" calcext:value-type="float">
            <text:p>102690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884.578125" calcext:value-type="float">
            <text:p>102884.578125</text:p>
          </table:table-cell>
          <table:table-cell table:style-name="ce1" office:value-type="float" office:value="104164.8984375" calcext:value-type="float">
            <text:p>104164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274.1015625" calcext:value-type="float">
            <text:p>104274.1015625</text:p>
          </table:table-cell>
          <table:table-cell table:style-name="ce1" office:value-type="float" office:value="105554.421875" calcext:value-type="float">
            <text:p>105554.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748.3203125" calcext:value-type="float">
            <text:p>105748.3203125</text:p>
          </table:table-cell>
          <table:table-cell table:style-name="ce1" office:value-type="float" office:value="107028.640625" calcext:value-type="float">
            <text:p>107028.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785.6640625" calcext:value-type="float">
            <text:p>106785.6640625</text:p>
          </table:table-cell>
          <table:table-cell table:style-name="ce1" office:value-type="float" office:value="108065.984375" calcext:value-type="float">
            <text:p>108065.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447.9375" calcext:value-type="float">
            <text:p>107447.9375</text:p>
          </table:table-cell>
          <table:table-cell table:style-name="ce1" office:value-type="float" office:value="108728.2578125" calcext:value-type="float">
            <text:p>108728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315.328125" calcext:value-type="float">
            <text:p>108315.328125</text:p>
          </table:table-cell>
          <table:table-cell table:style-name="ce1" office:value-type="float" office:value="109595.6484375" calcext:value-type="float">
            <text:p>109595.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911.28125" calcext:value-type="float">
            <text:p>108911.28125</text:p>
          </table:table-cell>
          <table:table-cell table:style-name="ce1" office:value-type="float" office:value="110191.6015625" calcext:value-type="float">
            <text:p>110191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13.2109375" calcext:value-type="float">
            <text:p>109913.2109375</text:p>
          </table:table-cell>
          <table:table-cell table:style-name="ce1" office:value-type="float" office:value="111193.53125" calcext:value-type="float">
            <text:p>111193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601.9609375" calcext:value-type="float">
            <text:p>109601.9609375</text:p>
          </table:table-cell>
          <table:table-cell table:style-name="ce1" office:value-type="float" office:value="110882.28125" calcext:value-type="float">
            <text:p>110882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09.28125" calcext:value-type="float">
            <text:p>109909.28125</text:p>
          </table:table-cell>
          <table:table-cell table:style-name="ce1" office:value-type="float" office:value="111189.6015625" calcext:value-type="float">
            <text:p>111189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515.4296875" calcext:value-type="float">
            <text:p>110515.4296875</text:p>
          </table:table-cell>
          <table:table-cell table:style-name="ce1" office:value-type="float" office:value="111795.75" calcext:value-type="float">
            <text:p>111795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420.7265625" calcext:value-type="float">
            <text:p>111420.7265625</text:p>
          </table:table-cell>
          <table:table-cell table:style-name="ce1" office:value-type="float" office:value="112701.046875" calcext:value-type="float">
            <text:p>112701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832.984375" calcext:value-type="float">
            <text:p>111832.984375</text:p>
          </table:table-cell>
          <table:table-cell table:style-name="ce1" office:value-type="float" office:value="113113.3046875" calcext:value-type="float">
            <text:p>113113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32.42553710938" calcext:value-type="float">
            <text:p>-1332.4255371094</text:p>
          </table:table-cell>
          <table:table-cell table:style-name="ce1" office:value-type="float" office:value="-41.057373046875" calcext:value-type="float">
            <text:p>-41.057373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0.31079101563" calcext:value-type="float">
            <text:p>-1250.3107910156</text:p>
          </table:table-cell>
          <table:table-cell table:style-name="ce1" office:value-type="float" office:value="41.057373046875" calcext:value-type="float">
            <text:p>41.057373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02.47302246094" calcext:value-type="float">
            <text:p>-1202.4730224609</text:p>
          </table:table-cell>
          <table:table-cell table:style-name="ce1" office:value-type="float" office:value="88.8951416015625" calcext:value-type="float">
            <text:p>88.89514160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63.6591796875" calcext:value-type="float">
            <text:p>-1163.6591796875</text:p>
          </table:table-cell>
          <table:table-cell table:style-name="ce1" office:value-type="float" office:value="127.708984375" calcext:value-type="float">
            <text:p>127.70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4.060546875" calcext:value-type="float">
            <text:p>-1074.060546875</text:p>
          </table:table-cell>
          <table:table-cell table:style-name="ce1" office:value-type="float" office:value="217.3076171875" calcext:value-type="float">
            <text:p>217.307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6.51123046875" calcext:value-type="float">
            <text:p>-886.5112304688</text:p>
          </table:table-cell>
          <table:table-cell table:style-name="ce1" office:value-type="float" office:value="404.85693359375" calcext:value-type="float">
            <text:p>404.8569335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48.753295898438" calcext:value-type="float">
            <text:p>-548.7532958984</text:p>
          </table:table-cell>
          <table:table-cell table:style-name="ce1" office:value-type="float" office:value="742.614868164063" calcext:value-type="float">
            <text:p>742.61486816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1.972915649414" calcext:value-type="float">
            <text:p>131.9729156494</text:p>
          </table:table-cell>
          <table:table-cell table:style-name="ce1" office:value-type="float" office:value="1423.34106445313" calcext:value-type="float">
            <text:p>1423.3410644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85.26000976563" calcext:value-type="float">
            <text:p>1385.2600097656</text:p>
          </table:table-cell>
          <table:table-cell table:style-name="ce1" office:value-type="float" office:value="2676.62817382812" calcext:value-type="float">
            <text:p>2676.62817382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49.20556640625" calcext:value-type="float">
            <text:p>3849.2055664063</text:p>
          </table:table-cell>
          <table:table-cell table:style-name="ce1" office:value-type="float" office:value="5140.57373046875" calcext:value-type="float">
            <text:p>5140.5737304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86.3212890625" calcext:value-type="float">
            <text:p>8486.3212890625</text:p>
          </table:table-cell>
          <table:table-cell table:style-name="ce1" office:value-type="float" office:value="9777.689453125" calcext:value-type="float">
            <text:p>9777.68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775.7109375" calcext:value-type="float">
            <text:p>16775.7109375</text:p>
          </table:table-cell>
          <table:table-cell table:style-name="ce1" office:value-type="float" office:value="18067.078125" calcext:value-type="float">
            <text:p>18067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438.966796875" calcext:value-type="float">
            <text:p>30438.966796875</text:p>
          </table:table-cell>
          <table:table-cell table:style-name="ce1" office:value-type="float" office:value="31730.3359375" calcext:value-type="float">
            <text:p>31730.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847.046875" calcext:value-type="float">
            <text:p>49847.046875</text:p>
          </table:table-cell>
          <table:table-cell table:style-name="ce1" office:value-type="float" office:value="51138.4140625" calcext:value-type="float">
            <text:p>51138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9766.6875" calcext:value-type="float">
            <text:p>69766.6875</text:p>
          </table:table-cell>
          <table:table-cell table:style-name="ce1" office:value-type="float" office:value="71058.0546875" calcext:value-type="float">
            <text:p>71058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458.234375" calcext:value-type="float">
            <text:p>81458.234375</text:p>
          </table:table-cell>
          <table:table-cell table:style-name="ce1" office:value-type="float" office:value="82749.6015625" calcext:value-type="float">
            <text:p>82749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135.9921875" calcext:value-type="float">
            <text:p>84135.9921875</text:p>
          </table:table-cell>
          <table:table-cell table:style-name="ce1" office:value-type="float" office:value="85427.359375" calcext:value-type="float">
            <text:p>85427.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099.78125" calcext:value-type="float">
            <text:p>86099.78125</text:p>
          </table:table-cell>
          <table:table-cell table:style-name="ce1" office:value-type="float" office:value="87391.1484375" calcext:value-type="float">
            <text:p>87391.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498.1875" calcext:value-type="float">
            <text:p>88498.1875</text:p>
          </table:table-cell>
          <table:table-cell table:style-name="ce1" office:value-type="float" office:value="89789.5546875" calcext:value-type="float">
            <text:p>89789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683.453125" calcext:value-type="float">
            <text:p>90683.453125</text:p>
          </table:table-cell>
          <table:table-cell table:style-name="ce1" office:value-type="float" office:value="91974.8203125" calcext:value-type="float">
            <text:p>91974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626.9609375" calcext:value-type="float">
            <text:p>92626.9609375</text:p>
          </table:table-cell>
          <table:table-cell table:style-name="ce1" office:value-type="float" office:value="93918.328125" calcext:value-type="float">
            <text:p>93918.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713.078125" calcext:value-type="float">
            <text:p>94713.078125</text:p>
          </table:table-cell>
          <table:table-cell table:style-name="ce1" office:value-type="float" office:value="96004.4453125" calcext:value-type="float">
            <text:p>96004.4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105.40625" calcext:value-type="float">
            <text:p>96105.40625</text:p>
          </table:table-cell>
          <table:table-cell table:style-name="ce1" office:value-type="float" office:value="97396.7734375" calcext:value-type="float">
            <text:p>97396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968.21875" calcext:value-type="float">
            <text:p>97968.21875</text:p>
          </table:table-cell>
          <table:table-cell table:style-name="ce1" office:value-type="float" office:value="99259.5859375" calcext:value-type="float">
            <text:p>99259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961.7890625" calcext:value-type="float">
            <text:p>98961.7890625</text:p>
          </table:table-cell>
          <table:table-cell table:style-name="ce1" office:value-type="float" office:value="100253.15625" calcext:value-type="float">
            <text:p>100253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941.5859375" calcext:value-type="float">
            <text:p>99941.5859375</text:p>
          </table:table-cell>
          <table:table-cell table:style-name="ce1" office:value-type="float" office:value="101232.953125" calcext:value-type="float">
            <text:p>101232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695.90625" calcext:value-type="float">
            <text:p>100695.90625</text:p>
          </table:table-cell>
          <table:table-cell table:style-name="ce1" office:value-type="float" office:value="101987.2734375" calcext:value-type="float">
            <text:p>101987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634.984375" calcext:value-type="float">
            <text:p>101634.984375</text:p>
          </table:table-cell>
          <table:table-cell table:style-name="ce1" office:value-type="float" office:value="102926.3515625" calcext:value-type="float">
            <text:p>102926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387.109375" calcext:value-type="float">
            <text:p>102387.109375</text:p>
          </table:table-cell>
          <table:table-cell table:style-name="ce1" office:value-type="float" office:value="103678.4765625" calcext:value-type="float">
            <text:p>103678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226.546875" calcext:value-type="float">
            <text:p>103226.546875</text:p>
          </table:table-cell>
          <table:table-cell table:style-name="ce1" office:value-type="float" office:value="104517.9140625" calcext:value-type="float">
            <text:p>104517.9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59.8125" calcext:value-type="float">
            <text:p>104359.8125</text:p>
          </table:table-cell>
          <table:table-cell table:style-name="ce1" office:value-type="float" office:value="105651.1796875" calcext:value-type="float">
            <text:p>105651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53.625" calcext:value-type="float">
            <text:p>105253.625</text:p>
          </table:table-cell>
          <table:table-cell table:style-name="ce1" office:value-type="float" office:value="106544.9921875" calcext:value-type="float">
            <text:p>106544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502.1953125" calcext:value-type="float">
            <text:p>105502.1953125</text:p>
          </table:table-cell>
          <table:table-cell table:style-name="ce1" office:value-type="float" office:value="106793.5625" calcext:value-type="float">
            <text:p>106793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906.8515625" calcext:value-type="float">
            <text:p>104906.8515625</text:p>
          </table:table-cell>
          <table:table-cell table:style-name="ce1" office:value-type="float" office:value="106198.21875" calcext:value-type="float">
            <text:p>106198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83.90625" calcext:value-type="float">
            <text:p>105283.90625</text:p>
          </table:table-cell>
          <table:table-cell table:style-name="ce1" office:value-type="float" office:value="106575.2734375" calcext:value-type="float">
            <text:p>106575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B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17.193603515625" calcext:value-type="float">
            <text:p>-717.1936035156</text:p>
          </table:table-cell>
          <table:table-cell table:style-name="ce1" office:value-type="float" office:value="-54.2291564941406" calcext:value-type="float">
            <text:p>-54.22915649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08.735290527344" calcext:value-type="float">
            <text:p>-608.7352905273</text:p>
          </table:table-cell>
          <table:table-cell table:style-name="ce1" office:value-type="float" office:value="54.2291564941406" calcext:value-type="float">
            <text:p>54.22915649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32.119079589844" calcext:value-type="float">
            <text:p>-532.1190795898</text:p>
          </table:table-cell>
          <table:table-cell table:style-name="ce1" office:value-type="float" office:value="130.845367431641" calcext:value-type="float">
            <text:p>130.84536743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98.829437255859" calcext:value-type="float">
            <text:p>-498.8294372559</text:p>
          </table:table-cell>
          <table:table-cell table:style-name="ce1" office:value-type="float" office:value="164.135009765625" calcext:value-type="float">
            <text:p>164.135009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60.004699707031" calcext:value-type="float">
            <text:p>-460.004699707</text:p>
          </table:table-cell>
          <table:table-cell table:style-name="ce1" office:value-type="float" office:value="202.959747314453" calcext:value-type="float">
            <text:p>202.95974731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26.919006347656" calcext:value-type="float">
            <text:p>-426.9190063477</text:p>
          </table:table-cell>
          <table:table-cell table:style-name="ce1" office:value-type="float" office:value="236.045440673828" calcext:value-type="float">
            <text:p>236.04544067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70.471252441406" calcext:value-type="float">
            <text:p>-370.4712524414</text:p>
          </table:table-cell>
          <table:table-cell table:style-name="ce1" office:value-type="float" office:value="292.493194580078" calcext:value-type="float">
            <text:p>292.493194580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28.358337402344" calcext:value-type="float">
            <text:p>-328.3583374023</text:p>
          </table:table-cell>
          <table:table-cell table:style-name="ce1" office:value-type="float" office:value="334.606109619141" calcext:value-type="float">
            <text:p>334.60610961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0.227355957031" calcext:value-type="float">
            <text:p>-290.227355957</text:p>
          </table:table-cell>
          <table:table-cell table:style-name="ce1" office:value-type="float" office:value="372.737091064453" calcext:value-type="float">
            <text:p>372.73709106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90.477478027344" calcext:value-type="float">
            <text:p>-190.4774780273</text:p>
          </table:table-cell>
          <table:table-cell table:style-name="ce1" office:value-type="float" office:value="472.486968994141" calcext:value-type="float">
            <text:p>472.48696899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.4076633453369" calcext:value-type="float">
            <text:p>-12.4076633453</text:p>
          </table:table-cell>
          <table:table-cell table:style-name="ce1" office:value-type="float" office:value="650.556762695313" calcext:value-type="float">
            <text:p>650.55676269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75.650207519531" calcext:value-type="float">
            <text:p>275.6502075195</text:p>
          </table:table-cell>
          <table:table-cell table:style-name="ce1" office:value-type="float" office:value="938.614624023438" calcext:value-type="float">
            <text:p>938.6146240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1.378601074219" calcext:value-type="float">
            <text:p>861.3786010742</text:p>
          </table:table-cell>
          <table:table-cell table:style-name="ce1" office:value-type="float" office:value="1524.34301757813" calcext:value-type="float">
            <text:p>1524.3430175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03.19323730469" calcext:value-type="float">
            <text:p>2003.1932373047</text:p>
          </table:table-cell>
          <table:table-cell table:style-name="ce1" office:value-type="float" office:value="2666.15771484375" calcext:value-type="float">
            <text:p>2666.15771484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50.2314453125" calcext:value-type="float">
            <text:p>4150.2314453125</text:p>
          </table:table-cell>
          <table:table-cell table:style-name="ce1" office:value-type="float" office:value="4813.19580078125" calcext:value-type="float">
            <text:p>4813.195800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03.3544921875" calcext:value-type="float">
            <text:p>8103.3544921875</text:p>
          </table:table-cell>
          <table:table-cell table:style-name="ce1" office:value-type="float" office:value="8766.3193359375" calcext:value-type="float">
            <text:p>8766.319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163.7529296875" calcext:value-type="float">
            <text:p>15163.7529296875</text:p>
          </table:table-cell>
          <table:table-cell table:style-name="ce1" office:value-type="float" office:value="15826.7177734375" calcext:value-type="float">
            <text:p>15826.717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762.14453125" calcext:value-type="float">
            <text:p>26762.14453125</text:p>
          </table:table-cell>
          <table:table-cell table:style-name="ce1" office:value-type="float" office:value="27425.109375" calcext:value-type="float">
            <text:p>27425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023.32421875" calcext:value-type="float">
            <text:p>43023.32421875</text:p>
          </table:table-cell>
          <table:table-cell table:style-name="ce1" office:value-type="float" office:value="43686.2890625" calcext:value-type="float">
            <text:p>43686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8546.0078125" calcext:value-type="float">
            <text:p>58546.0078125</text:p>
          </table:table-cell>
          <table:table-cell table:style-name="ce1" office:value-type="float" office:value="59208.97265625" calcext:value-type="float">
            <text:p>59208.9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7578.875" calcext:value-type="float">
            <text:p>67578.875</text:p>
          </table:table-cell>
          <table:table-cell table:style-name="ce1" office:value-type="float" office:value="68241.8359375" calcext:value-type="float">
            <text:p>68241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318.1484375" calcext:value-type="float">
            <text:p>74318.1484375</text:p>
          </table:table-cell>
          <table:table-cell table:style-name="ce1" office:value-type="float" office:value="74981.109375" calcext:value-type="float">
            <text:p>74981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618.71875" calcext:value-type="float">
            <text:p>80618.71875</text:p>
          </table:table-cell>
          <table:table-cell table:style-name="ce1" office:value-type="float" office:value="81281.6796875" calcext:value-type="float">
            <text:p>81281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817.5390625" calcext:value-type="float">
            <text:p>85817.5390625</text:p>
          </table:table-cell>
          <table:table-cell table:style-name="ce1" office:value-type="float" office:value="86480.5" calcext:value-type="float">
            <text:p>86480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555.140625" calcext:value-type="float">
            <text:p>89555.140625</text:p>
          </table:table-cell>
          <table:table-cell table:style-name="ce1" office:value-type="float" office:value="90218.1015625" calcext:value-type="float">
            <text:p>90218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226.578125" calcext:value-type="float">
            <text:p>92226.578125</text:p>
          </table:table-cell>
          <table:table-cell table:style-name="ce1" office:value-type="float" office:value="92889.5390625" calcext:value-type="float">
            <text:p>92889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479.421875" calcext:value-type="float">
            <text:p>94479.421875</text:p>
          </table:table-cell>
          <table:table-cell table:style-name="ce1" office:value-type="float" office:value="95142.3828125" calcext:value-type="float">
            <text:p>95142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678.28125" calcext:value-type="float">
            <text:p>96678.28125</text:p>
          </table:table-cell>
          <table:table-cell table:style-name="ce1" office:value-type="float" office:value="97341.2421875" calcext:value-type="float">
            <text:p>97341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715.0703125" calcext:value-type="float">
            <text:p>97715.0703125</text:p>
          </table:table-cell>
          <table:table-cell table:style-name="ce1" office:value-type="float" office:value="98378.03125" calcext:value-type="float">
            <text:p>98378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036.9765625" calcext:value-type="float">
            <text:p>99036.9765625</text:p>
          </table:table-cell>
          <table:table-cell table:style-name="ce1" office:value-type="float" office:value="99699.9375" calcext:value-type="float">
            <text:p>99699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528.375" calcext:value-type="float">
            <text:p>98528.375</text:p>
          </table:table-cell>
          <table:table-cell table:style-name="ce1" office:value-type="float" office:value="99191.3359375" calcext:value-type="float">
            <text:p>99191.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455.7421875" calcext:value-type="float">
            <text:p>99455.7421875</text:p>
          </table:table-cell>
          <table:table-cell table:style-name="ce1" office:value-type="float" office:value="100118.703125" calcext:value-type="float">
            <text:p>100118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983.25" calcext:value-type="float">
            <text:p>99983.25</text:p>
          </table:table-cell>
          <table:table-cell table:style-name="ce1" office:value-type="float" office:value="100646.2109375" calcext:value-type="float">
            <text:p>100646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33.8984375" calcext:value-type="float">
            <text:p>101433.8984375</text:p>
          </table:table-cell>
          <table:table-cell table:style-name="ce1" office:value-type="float" office:value="102096.859375" calcext:value-type="float">
            <text:p>102096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711.453125" calcext:value-type="float">
            <text:p>101711.453125</text:p>
          </table:table-cell>
          <table:table-cell table:style-name="ce1" office:value-type="float" office:value="102374.4140625" calcext:value-type="float">
            <text:p>102374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7.591064453125" calcext:value-type="float">
            <text:p>177.5910644531</text:p>
          </table:table-cell>
          <table:table-cell table:style-name="ce1" office:value-type="float" office:value="9.1166353225708" calcext:value-type="float">
            <text:p>9.116635322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7.381896972656" calcext:value-type="float">
            <text:p>247.3818969727</text:p>
          </table:table-cell>
          <table:table-cell table:style-name="ce1" office:value-type="float" office:value="42.8215789794922" calcext:value-type="float">
            <text:p>42.82157897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0.918853759766" calcext:value-type="float">
            <text:p>250.9188537598</text:p>
          </table:table-cell>
          <table:table-cell table:style-name="ce1" office:value-type="float" office:value="10.2726469039917" calcext:value-type="float">
            <text:p>10.27264690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4.185974121094" calcext:value-type="float">
            <text:p>264.1859741211</text:p>
          </table:table-cell>
          <table:table-cell table:style-name="ce1" office:value-type="float" office:value="-12.54612159729" calcext:value-type="float">
            <text:p>-12.546121597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7.09228515625" calcext:value-type="float">
            <text:p>307.0922851563</text:p>
          </table:table-cell>
          <table:table-cell table:style-name="ce1" office:value-type="float" office:value="-5.72569894790649" calcext:value-type="float">
            <text:p>-5.725698947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6.903045654297" calcext:value-type="float">
            <text:p>356.9030456543</text:p>
          </table:table-cell>
          <table:table-cell table:style-name="ce1" office:value-type="float" office:value="7.99917316436768" calcext:value-type="float">
            <text:p>7.99917316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1.549560546875" calcext:value-type="float">
            <text:p>341.5495605469</text:p>
          </table:table-cell>
          <table:table-cell table:style-name="ce1" office:value-type="float" office:value="-43.4402008056641" calcext:value-type="float">
            <text:p>-43.440200805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78.991638183594" calcext:value-type="float">
            <text:p>378.9916381836</text:p>
          </table:table-cell>
          <table:table-cell table:style-name="ce1" office:value-type="float" office:value="-42.0840110778809" calcext:value-type="float">
            <text:p>-42.084011077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6.284729003906" calcext:value-type="float">
            <text:p>416.2847290039</text:p>
          </table:table-cell>
          <table:table-cell table:style-name="ce1" office:value-type="float" office:value="-40.8768081665039" calcext:value-type="float">
            <text:p>-40.876808166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8.101043701172" calcext:value-type="float">
            <text:p>488.1010437012</text:p>
          </table:table-cell>
          <table:table-cell table:style-name="ce1" office:value-type="float" office:value="-5.14638376235962" calcext:value-type="float">
            <text:p>-5.146383762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9.901611328125" calcext:value-type="float">
            <text:p>639.9016113281</text:p>
          </table:table-cell>
          <table:table-cell table:style-name="ce1" office:value-type="float" office:value="110.568298339844" calcext:value-type="float">
            <text:p>110.56829833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1.8642578125" calcext:value-type="float">
            <text:p>911.8642578125</text:p>
          </table:table-cell>
          <table:table-cell table:style-name="ce1" office:value-type="float" office:value="346.445068359375" calcext:value-type="float">
            <text:p>346.445068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34.88256835938" calcext:value-type="float">
            <text:p>1434.8825683594</text:p>
          </table:table-cell>
          <table:table-cell table:style-name="ce1" office:value-type="float" office:value="833.377502441406" calcext:value-type="float">
            <text:p>833.37750244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34.544921875" calcext:value-type="float">
            <text:p>2434.544921875</text:p>
          </table:table-cell>
          <table:table-cell table:style-name="ce1" office:value-type="float" office:value="1796.95397949219" calcext:value-type="float">
            <text:p>1796.95397949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36.375" calcext:value-type="float">
            <text:p>4336.375</text:p>
          </table:table-cell>
          <table:table-cell table:style-name="ce1" office:value-type="float" office:value="3662.6982421875" calcext:value-type="float">
            <text:p>3662.698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45.66552734375" calcext:value-type="float">
            <text:p>7945.6655273438</text:p>
          </table:table-cell>
          <table:table-cell table:style-name="ce1" office:value-type="float" office:value="7235.90283203125" calcext:value-type="float">
            <text:p>7235.9028320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351.38671875" calcext:value-type="float">
            <text:p>14351.38671875</text:p>
          </table:table-cell>
          <table:table-cell table:style-name="ce1" office:value-type="float" office:value="13605.5380859375" calcext:value-type="float">
            <text:p>13605.538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420.830078125" calcext:value-type="float">
            <text:p>25420.830078125</text:p>
          </table:table-cell>
          <table:table-cell table:style-name="ce1" office:value-type="float" office:value="24638.896484375" calcext:value-type="float">
            <text:p>24638.89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052.0859375" calcext:value-type="float">
            <text:p>42052.0859375</text:p>
          </table:table-cell>
          <table:table-cell table:style-name="ce1" office:value-type="float" office:value="41234.06640625" calcext:value-type="float">
            <text:p>41234.0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160.9765625" calcext:value-type="float">
            <text:p>61160.9765625</text:p>
          </table:table-cell>
          <table:table-cell table:style-name="ce1" office:value-type="float" office:value="60306.87109375" calcext:value-type="float">
            <text:p>60306.8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422.578125" calcext:value-type="float">
            <text:p>73422.578125</text:p>
          </table:table-cell>
          <table:table-cell table:style-name="ce1" office:value-type="float" office:value="72532.3828125" calcext:value-type="float">
            <text:p>72532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015.21875" calcext:value-type="float">
            <text:p>82015.21875</text:p>
          </table:table-cell>
          <table:table-cell table:style-name="ce1" office:value-type="float" office:value="81088.9375" calcext:value-type="float">
            <text:p>81088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792.6875" calcext:value-type="float">
            <text:p>89792.6875</text:p>
          </table:table-cell>
          <table:table-cell table:style-name="ce1" office:value-type="float" office:value="88830.3203125" calcext:value-type="float">
            <text:p>88830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40.21875" calcext:value-type="float">
            <text:p>96740.21875</text:p>
          </table:table-cell>
          <table:table-cell table:style-name="ce1" office:value-type="float" office:value="95741.765625" calcext:value-type="float">
            <text:p>95741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030.8828125" calcext:value-type="float">
            <text:p>102030.8828125</text:p>
          </table:table-cell>
          <table:table-cell table:style-name="ce1" office:value-type="float" office:value="100996.34375" calcext:value-type="float">
            <text:p>100996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676.796875" calcext:value-type="float">
            <text:p>105676.796875</text:p>
          </table:table-cell>
          <table:table-cell table:style-name="ce1" office:value-type="float" office:value="104606.171875" calcext:value-type="float">
            <text:p>104606.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499.65625" calcext:value-type="float">
            <text:p>108499.65625</text:p>
          </table:table-cell>
          <table:table-cell table:style-name="ce1" office:value-type="float" office:value="107392.9453125" calcext:value-type="float">
            <text:p>107392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707.1953125" calcext:value-type="float">
            <text:p>110707.1953125</text:p>
          </table:table-cell>
          <table:table-cell table:style-name="ce1" office:value-type="float" office:value="109564.3984375" calcext:value-type="float">
            <text:p>109564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490.3125" calcext:value-type="float">
            <text:p>112490.3125</text:p>
          </table:table-cell>
          <table:table-cell table:style-name="ce1" office:value-type="float" office:value="111311.4296875" calcext:value-type="float">
            <text:p>111311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962.03125" calcext:value-type="float">
            <text:p>113962.03125</text:p>
          </table:table-cell>
          <table:table-cell table:style-name="ce1" office:value-type="float" office:value="112747.0625" calcext:value-type="float">
            <text:p>112747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603.375" calcext:value-type="float">
            <text:p>115603.375</text:p>
          </table:table-cell>
          <table:table-cell table:style-name="ce1" office:value-type="float" office:value="114352.3203125" calcext:value-type="float">
            <text:p>114352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939.171875" calcext:value-type="float">
            <text:p>116939.171875</text:p>
          </table:table-cell>
          <table:table-cell table:style-name="ce1" office:value-type="float" office:value="115652.03125" calcext:value-type="float">
            <text:p>115652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601.015625" calcext:value-type="float">
            <text:p>117601.015625</text:p>
          </table:table-cell>
          <table:table-cell table:style-name="ce1" office:value-type="float" office:value="116277.7890625" calcext:value-type="float">
            <text:p>116277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326.1875" calcext:value-type="float">
            <text:p>118326.1875</text:p>
          </table:table-cell>
          <table:table-cell table:style-name="ce1" office:value-type="float" office:value="116966.875" calcext:value-type="float">
            <text:p>116966.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419.640625" calcext:value-type="float">
            <text:p>118419.640625</text:p>
          </table:table-cell>
          <table:table-cell table:style-name="ce1" office:value-type="float" office:value="117024.2421875" calcext:value-type="float">
            <text:p>117024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0.651611328125" calcext:value-type="float">
            <text:p>-900.6516113281</text:p>
          </table:table-cell>
          <table:table-cell table:style-name="ce1" office:value-type="float" office:value="-17.5570316314697" calcext:value-type="float">
            <text:p>-17.557031631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0.865234375" calcext:value-type="float">
            <text:p>-880.865234375</text:p>
          </table:table-cell>
          <table:table-cell table:style-name="ce1" office:value-type="float" office:value="-22.120777130127" calcext:value-type="float">
            <text:p>-22.120777130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20.472290039062" calcext:value-type="float">
            <text:p>-820.4722900391</text:p>
          </table:table-cell>
          <table:table-cell table:style-name="ce1" office:value-type="float" office:value="13.9220457077026" calcext:value-type="float">
            <text:p>13.92204570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35.704467773438" calcext:value-type="float">
            <text:p>-835.7044677734</text:p>
          </table:table-cell>
          <table:table-cell table:style-name="ce1" office:value-type="float" office:value="-25.6602535247803" calcext:value-type="float">
            <text:p>-25.66025352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71.808227539063" calcext:value-type="float">
            <text:p>-771.8082275391</text:p>
          </table:table-cell>
          <table:table-cell table:style-name="ce1" office:value-type="float" office:value="13.8858642578125" calcext:value-type="float">
            <text:p>13.88586425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67.823120117188" calcext:value-type="float">
            <text:p>-767.8231201172</text:p>
          </table:table-cell>
          <table:table-cell table:style-name="ce1" office:value-type="float" office:value="-6.47915029525757" calcext:value-type="float">
            <text:p>-6.47915029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32.662353515625" calcext:value-type="float">
            <text:p>-732.6623535156</text:p>
          </table:table-cell>
          <table:table-cell table:style-name="ce1" office:value-type="float" office:value="4.33149433135986" calcext:value-type="float">
            <text:p>4.33149433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34.464965820313" calcext:value-type="float">
            <text:p>-734.4649658203</text:p>
          </table:table-cell>
          <table:table-cell table:style-name="ce1" office:value-type="float" office:value="-21.8212394714355" calcext:value-type="float">
            <text:p>-21.82123947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55.742553710938" calcext:value-type="float">
            <text:p>-655.7425537109</text:p>
          </table:table-cell>
          <table:table-cell table:style-name="ce1" office:value-type="float" office:value="32.5510482788086" calcext:value-type="float">
            <text:p>32.55104827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68.189392089844" calcext:value-type="float">
            <text:p>-568.1893920898</text:p>
          </table:table-cell>
          <table:table-cell table:style-name="ce1" office:value-type="float" office:value="95.7540893554688" calcext:value-type="float">
            <text:p>95.754089355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20.052062988281" calcext:value-type="float">
            <text:p>-420.0520629883</text:p>
          </table:table-cell>
          <table:table-cell table:style-name="ce1" office:value-type="float" office:value="219.541290283203" calcext:value-type="float">
            <text:p>219.541290283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2.9167938232422" calcext:value-type="float">
            <text:p>-92.9167938232</text:p>
          </table:table-cell>
          <table:table-cell table:style-name="ce1" office:value-type="float" office:value="522.326416015625" calcext:value-type="float">
            <text:p>522.32641601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13.202880859375" calcext:value-type="float">
            <text:p>513.2028808594</text:p>
          </table:table-cell>
          <table:table-cell table:style-name="ce1" office:value-type="float" office:value="1104.09594726563" calcext:value-type="float">
            <text:p>1104.0959472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74.9560546875" calcext:value-type="float">
            <text:p>1674.9560546875</text:p>
          </table:table-cell>
          <table:table-cell table:style-name="ce1" office:value-type="float" office:value="2241.4990234375" calcext:value-type="float">
            <text:p>2241.499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74.8115234375" calcext:value-type="float">
            <text:p>3874.8115234375</text:p>
          </table:table-cell>
          <table:table-cell table:style-name="ce1" office:value-type="float" office:value="4417.00439453125" calcext:value-type="float">
            <text:p>4417.0043945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37.04638671875" calcext:value-type="float">
            <text:p>7937.0463867188</text:p>
          </table:table-cell>
          <table:table-cell table:style-name="ce1" office:value-type="float" office:value="8454.888671875" calcext:value-type="float">
            <text:p>8454.88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520.7822265625" calcext:value-type="float">
            <text:p>15520.7822265625</text:p>
          </table:table-cell>
          <table:table-cell table:style-name="ce1" office:value-type="float" office:value="16014.2744140625" calcext:value-type="float">
            <text:p>16014.274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8186.607421875" calcext:value-type="float">
            <text:p>28186.607421875</text:p>
          </table:table-cell>
          <table:table-cell table:style-name="ce1" office:value-type="float" office:value="28655.75" calcext:value-type="float">
            <text:p>28655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6770.7578125" calcext:value-type="float">
            <text:p>46770.7578125</text:p>
          </table:table-cell>
          <table:table-cell table:style-name="ce1" office:value-type="float" office:value="47215.55078125" calcext:value-type="float">
            <text:p>47215.5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7554.546875" calcext:value-type="float">
            <text:p>67554.546875</text:p>
          </table:table-cell>
          <table:table-cell table:style-name="ce1" office:value-type="float" office:value="67974.9921875" calcext:value-type="float">
            <text:p>67974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663.453125" calcext:value-type="float">
            <text:p>80663.453125</text:p>
          </table:table-cell>
          <table:table-cell table:style-name="ce1" office:value-type="float" office:value="81059.546875" calcext:value-type="float">
            <text:p>81059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526.875" calcext:value-type="float">
            <text:p>89526.875</text:p>
          </table:table-cell>
          <table:table-cell table:style-name="ce1" office:value-type="float" office:value="89898.6171875" calcext:value-type="float">
            <text:p>89898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522.953125" calcext:value-type="float">
            <text:p>97522.953125</text:p>
          </table:table-cell>
          <table:table-cell table:style-name="ce1" office:value-type="float" office:value="97870.34375" calcext:value-type="float">
            <text:p>97870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827.5" calcext:value-type="float">
            <text:p>104827.5</text:p>
          </table:table-cell>
          <table:table-cell table:style-name="ce1" office:value-type="float" office:value="105150.5390625" calcext:value-type="float">
            <text:p>105150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108.875" calcext:value-type="float">
            <text:p>110108.875</text:p>
          </table:table-cell>
          <table:table-cell table:style-name="ce1" office:value-type="float" office:value="110407.5703125" calcext:value-type="float">
            <text:p>110407.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758.234375" calcext:value-type="float">
            <text:p>113758.234375</text:p>
          </table:table-cell>
          <table:table-cell table:style-name="ce1" office:value-type="float" office:value="114032.578125" calcext:value-type="float">
            <text:p>114032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922.609375" calcext:value-type="float">
            <text:p>116922.609375</text:p>
          </table:table-cell>
          <table:table-cell table:style-name="ce1" office:value-type="float" office:value="117172.6015625" calcext:value-type="float">
            <text:p>117172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900.5234375" calcext:value-type="float">
            <text:p>118900.5234375</text:p>
          </table:table-cell>
          <table:table-cell table:style-name="ce1" office:value-type="float" office:value="119126.1640625" calcext:value-type="float">
            <text:p>119126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519.1640625" calcext:value-type="float">
            <text:p>121519.1640625</text:p>
          </table:table-cell>
          <table:table-cell table:style-name="ce1" office:value-type="float" office:value="121720.453125" calcext:value-type="float">
            <text:p>121720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2561.0234375" calcext:value-type="float">
            <text:p>122561.0234375</text:p>
          </table:table-cell>
          <table:table-cell table:style-name="ce1" office:value-type="float" office:value="122737.9609375" calcext:value-type="float">
            <text:p>122737.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363.71875" calcext:value-type="float">
            <text:p>123363.71875</text:p>
          </table:table-cell>
          <table:table-cell table:style-name="ce1" office:value-type="float" office:value="123516.3125" calcext:value-type="float">
            <text:p>123516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959.375" calcext:value-type="float">
            <text:p>123959.375</text:p>
          </table:table-cell>
          <table:table-cell table:style-name="ce1" office:value-type="float" office:value="124087.6171875" calcext:value-type="float">
            <text:p>124087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655.8984375" calcext:value-type="float">
            <text:p>125655.8984375</text:p>
          </table:table-cell>
          <table:table-cell table:style-name="ce1" office:value-type="float" office:value="125759.7890625" calcext:value-type="float">
            <text:p>125759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6123.90625" calcext:value-type="float">
            <text:p>126123.90625</text:p>
          </table:table-cell>
          <table:table-cell table:style-name="ce1" office:value-type="float" office:value="126203.4453125" calcext:value-type="float">
            <text:p>126203.4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6974.5546875" calcext:value-type="float">
            <text:p>126974.5546875</text:p>
          </table:table-cell>
          <table:table-cell table:style-name="ce1" office:value-type="float" office:value="127029.7421875" calcext:value-type="float">
            <text:p>127029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3.473937988281" calcext:value-type="float">
            <text:p>-753.4739379883</text:p>
          </table:table-cell>
          <table:table-cell table:style-name="ce1" office:value-type="float" office:value="-11.8398742675781" calcext:value-type="float">
            <text:p>-11.839874267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9.794189453125" calcext:value-type="float">
            <text:p>-729.7941894531</text:p>
          </table:table-cell>
          <table:table-cell table:style-name="ce1" office:value-type="float" office:value="11.8398742675781" calcext:value-type="float">
            <text:p>11.839874267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86.078369140625" calcext:value-type="float">
            <text:p>-686.0783691406</text:p>
          </table:table-cell>
          <table:table-cell table:style-name="ce1" office:value-type="float" office:value="55.5556945800781" calcext:value-type="float">
            <text:p>55.555694580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63.465209960938" calcext:value-type="float">
            <text:p>-663.4652099609</text:p>
          </table:table-cell>
          <table:table-cell table:style-name="ce1" office:value-type="float" office:value="78.1688537597656" calcext:value-type="float">
            <text:p>78.16885375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48.69970703125" calcext:value-type="float">
            <text:p>-548.6997070313</text:p>
          </table:table-cell>
          <table:table-cell table:style-name="ce1" office:value-type="float" office:value="192.934356689453" calcext:value-type="float">
            <text:p>192.93435668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79.140991210937" calcext:value-type="float">
            <text:p>-379.1409912109</text:p>
          </table:table-cell>
          <table:table-cell table:style-name="ce1" office:value-type="float" office:value="362.493072509766" calcext:value-type="float">
            <text:p>362.49307250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1.470817565918" calcext:value-type="float">
            <text:p>-71.4708175659</text:p>
          </table:table-cell>
          <table:table-cell table:style-name="ce1" office:value-type="float" office:value="670.163269042969" calcext:value-type="float">
            <text:p>670.16326904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05.772094726563" calcext:value-type="float">
            <text:p>605.7720947266</text:p>
          </table:table-cell>
          <table:table-cell table:style-name="ce1" office:value-type="float" office:value="1347.40612792969" calcext:value-type="float">
            <text:p>1347.40612792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15.205078125" calcext:value-type="float">
            <text:p>1815.205078125</text:p>
          </table:table-cell>
          <table:table-cell table:style-name="ce1" office:value-type="float" office:value="2556.83911132812" calcext:value-type="float">
            <text:p>2556.83911132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75.89013671875" calcext:value-type="float">
            <text:p>4175.8901367188</text:p>
          </table:table-cell>
          <table:table-cell table:style-name="ce1" office:value-type="float" office:value="4917.5244140625" calcext:value-type="float">
            <text:p>4917.524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17.8603515625" calcext:value-type="float">
            <text:p>8617.8603515625</text:p>
          </table:table-cell>
          <table:table-cell table:style-name="ce1" office:value-type="float" office:value="9359.494140625" calcext:value-type="float">
            <text:p>9359.49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508.8671875" calcext:value-type="float">
            <text:p>16508.8671875</text:p>
          </table:table-cell>
          <table:table-cell table:style-name="ce1" office:value-type="float" office:value="17250.501953125" calcext:value-type="float">
            <text:p>17250.50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814.41015625" calcext:value-type="float">
            <text:p>29814.41015625</text:p>
          </table:table-cell>
          <table:table-cell table:style-name="ce1" office:value-type="float" office:value="30556.044921875" calcext:value-type="float">
            <text:p>30556.04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325.140625" calcext:value-type="float">
            <text:p>49325.140625</text:p>
          </table:table-cell>
          <table:table-cell table:style-name="ce1" office:value-type="float" office:value="50066.7734375" calcext:value-type="float">
            <text:p>50066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189.609375" calcext:value-type="float">
            <text:p>70189.609375</text:p>
          </table:table-cell>
          <table:table-cell table:style-name="ce1" office:value-type="float" office:value="70931.2421875" calcext:value-type="float">
            <text:p>70931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116.875" calcext:value-type="float">
            <text:p>83116.875</text:p>
          </table:table-cell>
          <table:table-cell table:style-name="ce1" office:value-type="float" office:value="83858.5078125" calcext:value-type="float">
            <text:p>83858.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428.796875" calcext:value-type="float">
            <text:p>86428.796875</text:p>
          </table:table-cell>
          <table:table-cell table:style-name="ce1" office:value-type="float" office:value="87170.4296875" calcext:value-type="float">
            <text:p>87170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891.890625" calcext:value-type="float">
            <text:p>87891.890625</text:p>
          </table:table-cell>
          <table:table-cell table:style-name="ce1" office:value-type="float" office:value="88633.5234375" calcext:value-type="float">
            <text:p>88633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981.671875" calcext:value-type="float">
            <text:p>89981.671875</text:p>
          </table:table-cell>
          <table:table-cell table:style-name="ce1" office:value-type="float" office:value="90723.3046875" calcext:value-type="float">
            <text:p>90723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236.8125" calcext:value-type="float">
            <text:p>92236.8125</text:p>
          </table:table-cell>
          <table:table-cell table:style-name="ce1" office:value-type="float" office:value="92978.4453125" calcext:value-type="float">
            <text:p>92978.4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895.5" calcext:value-type="float">
            <text:p>93895.5</text:p>
          </table:table-cell>
          <table:table-cell table:style-name="ce1" office:value-type="float" office:value="94637.1328125" calcext:value-type="float">
            <text:p>94637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448.390625" calcext:value-type="float">
            <text:p>95448.390625</text:p>
          </table:table-cell>
          <table:table-cell table:style-name="ce1" office:value-type="float" office:value="96190.0234375" calcext:value-type="float">
            <text:p>96190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66.7109375" calcext:value-type="float">
            <text:p>96766.7109375</text:p>
          </table:table-cell>
          <table:table-cell table:style-name="ce1" office:value-type="float" office:value="97508.34375" calcext:value-type="float">
            <text:p>97508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282.265625" calcext:value-type="float">
            <text:p>98282.265625</text:p>
          </table:table-cell>
          <table:table-cell table:style-name="ce1" office:value-type="float" office:value="99023.8984375" calcext:value-type="float">
            <text:p>99023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467.4140625" calcext:value-type="float">
            <text:p>99467.4140625</text:p>
          </table:table-cell>
          <table:table-cell table:style-name="ce1" office:value-type="float" office:value="100209.046875" calcext:value-type="float">
            <text:p>100209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467.9296875" calcext:value-type="float">
            <text:p>100467.9296875</text:p>
          </table:table-cell>
          <table:table-cell table:style-name="ce1" office:value-type="float" office:value="101209.5625" calcext:value-type="float">
            <text:p>101209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010.3046875" calcext:value-type="float">
            <text:p>101010.3046875</text:p>
          </table:table-cell>
          <table:table-cell table:style-name="ce1" office:value-type="float" office:value="101751.9375" calcext:value-type="float">
            <text:p>101751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178.375" calcext:value-type="float">
            <text:p>102178.375</text:p>
          </table:table-cell>
          <table:table-cell table:style-name="ce1" office:value-type="float" office:value="102920.0078125" calcext:value-type="float">
            <text:p>102920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089.53125" calcext:value-type="float">
            <text:p>103089.53125</text:p>
          </table:table-cell>
          <table:table-cell table:style-name="ce1" office:value-type="float" office:value="103831.1640625" calcext:value-type="float">
            <text:p>103831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617.2109375" calcext:value-type="float">
            <text:p>103617.2109375</text:p>
          </table:table-cell>
          <table:table-cell table:style-name="ce1" office:value-type="float" office:value="104358.84375" calcext:value-type="float">
            <text:p>104358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755.4765625" calcext:value-type="float">
            <text:p>103755.4765625</text:p>
          </table:table-cell>
          <table:table-cell table:style-name="ce1" office:value-type="float" office:value="104497.109375" calcext:value-type="float">
            <text:p>104497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150.203125" calcext:value-type="float">
            <text:p>104150.203125</text:p>
          </table:table-cell>
          <table:table-cell table:style-name="ce1" office:value-type="float" office:value="104891.8359375" calcext:value-type="float">
            <text:p>104891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529.375" calcext:value-type="float">
            <text:p>104529.375</text:p>
          </table:table-cell>
          <table:table-cell table:style-name="ce1" office:value-type="float" office:value="105271.0078125" calcext:value-type="float">
            <text:p>105271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805.53125" calcext:value-type="float">
            <text:p>105805.53125</text:p>
          </table:table-cell>
          <table:table-cell table:style-name="ce1" office:value-type="float" office:value="106547.1640625" calcext:value-type="float">
            <text:p>106547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244.9296875" calcext:value-type="float">
            <text:p>106244.9296875</text:p>
          </table:table-cell>
          <table:table-cell table:style-name="ce1" office:value-type="float" office:value="106986.5625" calcext:value-type="float">
            <text:p>106986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68.145751953125" calcext:value-type="float">
            <text:p>-968.1457519531</text:p>
          </table:table-cell>
          <table:table-cell table:style-name="ce1" office:value-type="float" office:value="-23.0309448242187" calcext:value-type="float">
            <text:p>-23.03094482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22.083862304688" calcext:value-type="float">
            <text:p>-922.0838623047</text:p>
          </table:table-cell>
          <table:table-cell table:style-name="ce1" office:value-type="float" office:value="23.0309448242187" calcext:value-type="float">
            <text:p>23.03094482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3.677734375" calcext:value-type="float">
            <text:p>-883.677734375</text:p>
          </table:table-cell>
          <table:table-cell table:style-name="ce1" office:value-type="float" office:value="61.4370727539063" calcext:value-type="float">
            <text:p>61.43707275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17.616455078125" calcext:value-type="float">
            <text:p>-817.6164550781</text:p>
          </table:table-cell>
          <table:table-cell table:style-name="ce1" office:value-type="float" office:value="127.498352050781" calcext:value-type="float">
            <text:p>127.49835205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7.796752929688" calcext:value-type="float">
            <text:p>-727.7967529297</text:p>
          </table:table-cell>
          <table:table-cell table:style-name="ce1" office:value-type="float" office:value="217.318054199219" calcext:value-type="float">
            <text:p>217.31805419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42.562744140625" calcext:value-type="float">
            <text:p>-542.5627441406</text:p>
          </table:table-cell>
          <table:table-cell table:style-name="ce1" office:value-type="float" office:value="402.552062988281" calcext:value-type="float">
            <text:p>402.55206298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54.68212890625" calcext:value-type="float">
            <text:p>-254.6821289063</text:p>
          </table:table-cell>
          <table:table-cell table:style-name="ce1" office:value-type="float" office:value="690.432678222656" calcext:value-type="float">
            <text:p>690.432678222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76.575134277344" calcext:value-type="float">
            <text:p>276.5751342773</text:p>
          </table:table-cell>
          <table:table-cell table:style-name="ce1" office:value-type="float" office:value="1221.68994140625" calcext:value-type="float">
            <text:p>1221.6899414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99.58154296875" calcext:value-type="float">
            <text:p>1299.5815429688</text:p>
          </table:table-cell>
          <table:table-cell table:style-name="ce1" office:value-type="float" office:value="2244.6962890625" calcext:value-type="float">
            <text:p>2244.696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70.20678710937" calcext:value-type="float">
            <text:p>3370.2067871094</text:p>
          </table:table-cell>
          <table:table-cell table:style-name="ce1" office:value-type="float" office:value="4315.32177734375" calcext:value-type="float">
            <text:p>4315.32177734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214.7900390625" calcext:value-type="float">
            <text:p>7214.7900390625</text:p>
          </table:table-cell>
          <table:table-cell table:style-name="ce1" office:value-type="float" office:value="8159.90478515625" calcext:value-type="float">
            <text:p>8159.904785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086.826171875" calcext:value-type="float">
            <text:p>14086.826171875</text:p>
          </table:table-cell>
          <table:table-cell table:style-name="ce1" office:value-type="float" office:value="15031.94140625" calcext:value-type="float">
            <text:p>15031.9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156.79296875" calcext:value-type="float">
            <text:p>26156.79296875</text:p>
          </table:table-cell>
          <table:table-cell table:style-name="ce1" office:value-type="float" office:value="27101.908203125" calcext:value-type="float">
            <text:p>27101.90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4244.16015625" calcext:value-type="float">
            <text:p>44244.16015625</text:p>
          </table:table-cell>
          <table:table-cell table:style-name="ce1" office:value-type="float" office:value="45189.2734375" calcext:value-type="float">
            <text:p>45189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5771.9375" calcext:value-type="float">
            <text:p>65771.9375</text:p>
          </table:table-cell>
          <table:table-cell table:style-name="ce1" office:value-type="float" office:value="66717.0546875" calcext:value-type="float">
            <text:p>66717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821.1875" calcext:value-type="float">
            <text:p>80821.1875</text:p>
          </table:table-cell>
          <table:table-cell table:style-name="ce1" office:value-type="float" office:value="81766.3046875" calcext:value-type="float">
            <text:p>81766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284.625" calcext:value-type="float">
            <text:p>86284.625</text:p>
          </table:table-cell>
          <table:table-cell table:style-name="ce1" office:value-type="float" office:value="87229.7421875" calcext:value-type="float">
            <text:p>87229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760.171875" calcext:value-type="float">
            <text:p>87760.171875</text:p>
          </table:table-cell>
          <table:table-cell table:style-name="ce1" office:value-type="float" office:value="88705.2890625" calcext:value-type="float">
            <text:p>88705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932.1015625" calcext:value-type="float">
            <text:p>89932.1015625</text:p>
          </table:table-cell>
          <table:table-cell table:style-name="ce1" office:value-type="float" office:value="90877.21875" calcext:value-type="float">
            <text:p>90877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23.109375" calcext:value-type="float">
            <text:p>92323.109375</text:p>
          </table:table-cell>
          <table:table-cell table:style-name="ce1" office:value-type="float" office:value="93268.2265625" calcext:value-type="float">
            <text:p>93268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383.015625" calcext:value-type="float">
            <text:p>94383.015625</text:p>
          </table:table-cell>
          <table:table-cell table:style-name="ce1" office:value-type="float" office:value="95328.1328125" calcext:value-type="float">
            <text:p>95328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887.5" calcext:value-type="float">
            <text:p>95887.5</text:p>
          </table:table-cell>
          <table:table-cell table:style-name="ce1" office:value-type="float" office:value="96832.6171875" calcext:value-type="float">
            <text:p>96832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224.3359375" calcext:value-type="float">
            <text:p>97224.3359375</text:p>
          </table:table-cell>
          <table:table-cell table:style-name="ce1" office:value-type="float" office:value="98169.453125" calcext:value-type="float">
            <text:p>98169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197.09375" calcext:value-type="float">
            <text:p>99197.09375</text:p>
          </table:table-cell>
          <table:table-cell table:style-name="ce1" office:value-type="float" office:value="100142.2109375" calcext:value-type="float">
            <text:p>100142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408.53125" calcext:value-type="float">
            <text:p>100408.53125</text:p>
          </table:table-cell>
          <table:table-cell table:style-name="ce1" office:value-type="float" office:value="101353.6484375" calcext:value-type="float">
            <text:p>101353.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845.015625" calcext:value-type="float">
            <text:p>101845.015625</text:p>
          </table:table-cell>
          <table:table-cell table:style-name="ce1" office:value-type="float" office:value="102790.1328125" calcext:value-type="float">
            <text:p>102790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729.140625" calcext:value-type="float">
            <text:p>101729.140625</text:p>
          </table:table-cell>
          <table:table-cell table:style-name="ce1" office:value-type="float" office:value="102674.2578125" calcext:value-type="float">
            <text:p>102674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021.0625" calcext:value-type="float">
            <text:p>103021.0625</text:p>
          </table:table-cell>
          <table:table-cell table:style-name="ce1" office:value-type="float" office:value="103966.1796875" calcext:value-type="float">
            <text:p>103966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654.75" calcext:value-type="float">
            <text:p>103654.75</text:p>
          </table:table-cell>
          <table:table-cell table:style-name="ce1" office:value-type="float" office:value="104599.8671875" calcext:value-type="float">
            <text:p>104599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733.515625" calcext:value-type="float">
            <text:p>104733.515625</text:p>
          </table:table-cell>
          <table:table-cell table:style-name="ce1" office:value-type="float" office:value="105678.6328125" calcext:value-type="float">
            <text:p>105678.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717.1640625" calcext:value-type="float">
            <text:p>104717.1640625</text:p>
          </table:table-cell>
          <table:table-cell table:style-name="ce1" office:value-type="float" office:value="105662.28125" calcext:value-type="float">
            <text:p>105662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88.828125" calcext:value-type="float">
            <text:p>105288.828125</text:p>
          </table:table-cell>
          <table:table-cell table:style-name="ce1" office:value-type="float" office:value="106233.9453125" calcext:value-type="float">
            <text:p>106233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678.84375" calcext:value-type="float">
            <text:p>105678.84375</text:p>
          </table:table-cell>
          <table:table-cell table:style-name="ce1" office:value-type="float" office:value="106623.9609375" calcext:value-type="float">
            <text:p>106623.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431.75" calcext:value-type="float">
            <text:p>107431.75</text:p>
          </table:table-cell>
          <table:table-cell table:style-name="ce1" office:value-type="float" office:value="108376.8671875" calcext:value-type="float">
            <text:p>108376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911.90625" calcext:value-type="float">
            <text:p>107911.90625</text:p>
          </table:table-cell>
          <table:table-cell table:style-name="ce1" office:value-type="float" office:value="108857.0234375" calcext:value-type="float">
            <text:p>108857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114.32666015625" calcext:value-type="float">
            <text:p>-4114.3266601563</text:p>
          </table:table-cell>
          <table:table-cell table:style-name="ce1" office:value-type="float" office:value="-4.54541015625" calcext:value-type="float">
            <text:p>-4.545410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105.23583984375" calcext:value-type="float">
            <text:p>-4105.2358398438</text:p>
          </table:table-cell>
          <table:table-cell table:style-name="ce1" office:value-type="float" office:value="4.54541015625" calcext:value-type="float">
            <text:p>4.545410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102.0234375" calcext:value-type="float">
            <text:p>-4102.0234375</text:p>
          </table:table-cell>
          <table:table-cell table:style-name="ce1" office:value-type="float" office:value="7.7578125" calcext:value-type="float">
            <text:p>7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23.71606445313" calcext:value-type="float">
            <text:p>-4023.7160644531</text:p>
          </table:table-cell>
          <table:table-cell table:style-name="ce1" office:value-type="float" office:value="86.065185546875" calcext:value-type="float">
            <text:p>86.0651855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975.93286132812" calcext:value-type="float">
            <text:p>-3975.9328613281</text:p>
          </table:table-cell>
          <table:table-cell table:style-name="ce1" office:value-type="float" office:value="133.848388671875" calcext:value-type="float">
            <text:p>133.8483886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835.75903320313" calcext:value-type="float">
            <text:p>-3835.7590332031</text:p>
          </table:table-cell>
          <table:table-cell table:style-name="ce1" office:value-type="float" office:value="274.022216796875" calcext:value-type="float">
            <text:p>274.0222167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571.34741210937" calcext:value-type="float">
            <text:p>-3571.3474121094</text:p>
          </table:table-cell>
          <table:table-cell table:style-name="ce1" office:value-type="float" office:value="538.433837890625" calcext:value-type="float">
            <text:p>538.43383789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029.74829101562" calcext:value-type="float">
            <text:p>-3029.7482910156</text:p>
          </table:table-cell>
          <table:table-cell table:style-name="ce1" office:value-type="float" office:value="1080.03295898438" calcext:value-type="float">
            <text:p>1080.03295898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015.60278320312" calcext:value-type="float">
            <text:p>-2015.6027832031</text:p>
          </table:table-cell>
          <table:table-cell table:style-name="ce1" office:value-type="float" office:value="2094.17846679687" calcext:value-type="float">
            <text:p>2094.1784667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7.927688598633" calcext:value-type="float">
            <text:p>-117.9276885986</text:p>
          </table:table-cell>
          <table:table-cell table:style-name="ce1" office:value-type="float" office:value="3991.853515625" calcext:value-type="float">
            <text:p>3991.85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66.58447265625" calcext:value-type="float">
            <text:p>3566.5844726563</text:p>
          </table:table-cell>
          <table:table-cell table:style-name="ce1" office:value-type="float" office:value="7676.36572265625" calcext:value-type="float">
            <text:p>7676.365722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99.888671875" calcext:value-type="float">
            <text:p>10199.888671875</text:p>
          </table:table-cell>
          <table:table-cell table:style-name="ce1" office:value-type="float" office:value="14309.669921875" calcext:value-type="float">
            <text:p>14309.66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1594.64453125" calcext:value-type="float">
            <text:p>21594.64453125</text:p>
          </table:table-cell>
          <table:table-cell table:style-name="ce1" office:value-type="float" office:value="25704.42578125" calcext:value-type="float">
            <text:p>25704.4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738.5859375" calcext:value-type="float">
            <text:p>38738.5859375</text:p>
          </table:table-cell>
          <table:table-cell table:style-name="ce1" office:value-type="float" office:value="42848.3671875" calcext:value-type="float">
            <text:p>42848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9135.6953125" calcext:value-type="float">
            <text:p>59135.6953125</text:p>
          </table:table-cell>
          <table:table-cell table:style-name="ce1" office:value-type="float" office:value="63245.4765625" calcext:value-type="float">
            <text:p>63245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696.65625" calcext:value-type="float">
            <text:p>73696.65625</text:p>
          </table:table-cell>
          <table:table-cell table:style-name="ce1" office:value-type="float" office:value="77806.4375" calcext:value-type="float">
            <text:p>77806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434.328125" calcext:value-type="float">
            <text:p>78434.328125</text:p>
          </table:table-cell>
          <table:table-cell table:style-name="ce1" office:value-type="float" office:value="82544.109375" calcext:value-type="float">
            <text:p>82544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930.3828125" calcext:value-type="float">
            <text:p>79930.3828125</text:p>
          </table:table-cell>
          <table:table-cell table:style-name="ce1" office:value-type="float" office:value="84040.1640625" calcext:value-type="float">
            <text:p>84040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140.921875" calcext:value-type="float">
            <text:p>82140.921875</text:p>
          </table:table-cell>
          <table:table-cell table:style-name="ce1" office:value-type="float" office:value="86250.703125" calcext:value-type="float">
            <text:p>86250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925.5703125" calcext:value-type="float">
            <text:p>83925.5703125</text:p>
          </table:table-cell>
          <table:table-cell table:style-name="ce1" office:value-type="float" office:value="88035.3515625" calcext:value-type="float">
            <text:p>88035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882.125" calcext:value-type="float">
            <text:p>85882.125</text:p>
          </table:table-cell>
          <table:table-cell table:style-name="ce1" office:value-type="float" office:value="89991.90625" calcext:value-type="float">
            <text:p>89991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207.3125" calcext:value-type="float">
            <text:p>88207.3125</text:p>
          </table:table-cell>
          <table:table-cell table:style-name="ce1" office:value-type="float" office:value="92317.09375" calcext:value-type="float">
            <text:p>92317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422.359375" calcext:value-type="float">
            <text:p>89422.359375</text:p>
          </table:table-cell>
          <table:table-cell table:style-name="ce1" office:value-type="float" office:value="93532.140625" calcext:value-type="float">
            <text:p>93532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199.375" calcext:value-type="float">
            <text:p>91199.375</text:p>
          </table:table-cell>
          <table:table-cell table:style-name="ce1" office:value-type="float" office:value="95309.15625" calcext:value-type="float">
            <text:p>95309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37.171875" calcext:value-type="float">
            <text:p>92337.171875</text:p>
          </table:table-cell>
          <table:table-cell table:style-name="ce1" office:value-type="float" office:value="96446.953125" calcext:value-type="float">
            <text:p>96446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418.8359375" calcext:value-type="float">
            <text:p>93418.8359375</text:p>
          </table:table-cell>
          <table:table-cell table:style-name="ce1" office:value-type="float" office:value="97528.6171875" calcext:value-type="float">
            <text:p>97528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549.78125" calcext:value-type="float">
            <text:p>94549.78125</text:p>
          </table:table-cell>
          <table:table-cell table:style-name="ce1" office:value-type="float" office:value="98659.5625" calcext:value-type="float">
            <text:p>98659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167.4375" calcext:value-type="float">
            <text:p>95167.4375</text:p>
          </table:table-cell>
          <table:table-cell table:style-name="ce1" office:value-type="float" office:value="99277.21875" calcext:value-type="float">
            <text:p>99277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096.9765625" calcext:value-type="float">
            <text:p>96096.9765625</text:p>
          </table:table-cell>
          <table:table-cell table:style-name="ce1" office:value-type="float" office:value="100206.7578125" calcext:value-type="float">
            <text:p>100206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55.046875" calcext:value-type="float">
            <text:p>96755.046875</text:p>
          </table:table-cell>
          <table:table-cell table:style-name="ce1" office:value-type="float" office:value="100864.828125" calcext:value-type="float">
            <text:p>100864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031.015625" calcext:value-type="float">
            <text:p>98031.015625</text:p>
          </table:table-cell>
          <table:table-cell table:style-name="ce1" office:value-type="float" office:value="102140.796875" calcext:value-type="float">
            <text:p>102140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580.75" calcext:value-type="float">
            <text:p>98580.75</text:p>
          </table:table-cell>
          <table:table-cell table:style-name="ce1" office:value-type="float" office:value="102690.53125" calcext:value-type="float">
            <text:p>102690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900.8046875" calcext:value-type="float">
            <text:p>98900.8046875</text:p>
          </table:table-cell>
          <table:table-cell table:style-name="ce1" office:value-type="float" office:value="103010.5859375" calcext:value-type="float">
            <text:p>103010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905.171875" calcext:value-type="float">
            <text:p>98905.171875</text:p>
          </table:table-cell>
          <table:table-cell table:style-name="ce1" office:value-type="float" office:value="103014.953125" calcext:value-type="float">
            <text:p>103014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209.71875" calcext:value-type="float">
            <text:p>99209.71875</text:p>
          </table:table-cell>
          <table:table-cell table:style-name="ce1" office:value-type="float" office:value="103319.5" calcext:value-type="float">
            <text:p>103319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C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90.75073242188" calcext:value-type="float">
            <text:p>-1690.7507324219</text:p>
          </table:table-cell>
          <table:table-cell table:style-name="ce1" office:value-type="float" office:value="-49.3292846679688" calcext:value-type="float">
            <text:p>-49.3292846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92.09216308594" calcext:value-type="float">
            <text:p>-1592.0921630859</text:p>
          </table:table-cell>
          <table:table-cell table:style-name="ce1" office:value-type="float" office:value="49.3292846679688" calcext:value-type="float">
            <text:p>49.3292846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73.283203125" calcext:value-type="float">
            <text:p>-1573.283203125</text:p>
          </table:table-cell>
          <table:table-cell table:style-name="ce1" office:value-type="float" office:value="68.1382446289063" calcext:value-type="float">
            <text:p>68.13824462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37.29260253906" calcext:value-type="float">
            <text:p>-1537.2926025391</text:p>
          </table:table-cell>
          <table:table-cell table:style-name="ce1" office:value-type="float" office:value="104.128845214844" calcext:value-type="float">
            <text:p>104.12884521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29.40454101563" calcext:value-type="float">
            <text:p>-1529.4045410156</text:p>
          </table:table-cell>
          <table:table-cell table:style-name="ce1" office:value-type="float" office:value="112.016906738281" calcext:value-type="float">
            <text:p>112.01690673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03.54699707031" calcext:value-type="float">
            <text:p>-1503.5469970703</text:p>
          </table:table-cell>
          <table:table-cell table:style-name="ce1" office:value-type="float" office:value="137.874450683594" calcext:value-type="float">
            <text:p>137.874450683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98.51293945313" calcext:value-type="float">
            <text:p>-1498.5129394531</text:p>
          </table:table-cell>
          <table:table-cell table:style-name="ce1" office:value-type="float" office:value="142.908508300781" calcext:value-type="float">
            <text:p>142.90850830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89.85144042969" calcext:value-type="float">
            <text:p>-1489.8514404297</text:p>
          </table:table-cell>
          <table:table-cell table:style-name="ce1" office:value-type="float" office:value="151.570007324219" calcext:value-type="float">
            <text:p>151.57000732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86.8544921875" calcext:value-type="float">
            <text:p>-1486.8544921875</text:p>
          </table:table-cell>
          <table:table-cell table:style-name="ce1" office:value-type="float" office:value="154.566955566406" calcext:value-type="float">
            <text:p>154.566955566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83.2353515625" calcext:value-type="float">
            <text:p>-1483.2353515625</text:p>
          </table:table-cell>
          <table:table-cell table:style-name="ce1" office:value-type="float" office:value="158.186096191406" calcext:value-type="float">
            <text:p>158.18609619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43.88208007813" calcext:value-type="float">
            <text:p>-1443.8820800781</text:p>
          </table:table-cell>
          <table:table-cell table:style-name="ce1" office:value-type="float" office:value="197.539367675781" calcext:value-type="float">
            <text:p>197.53936767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12.57531738281" calcext:value-type="float">
            <text:p>-1412.5753173828</text:p>
          </table:table-cell>
          <table:table-cell table:style-name="ce1" office:value-type="float" office:value="228.846130371094" calcext:value-type="float">
            <text:p>228.84613037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92.09838867188" calcext:value-type="float">
            <text:p>-1392.0983886719</text:p>
          </table:table-cell>
          <table:table-cell table:style-name="ce1" office:value-type="float" office:value="249.323059082031" calcext:value-type="float">
            <text:p>249.3230590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98.96398925781" calcext:value-type="float">
            <text:p>-1298.9639892578</text:p>
          </table:table-cell>
          <table:table-cell table:style-name="ce1" office:value-type="float" office:value="342.457458496094" calcext:value-type="float">
            <text:p>342.457458496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5.79504394531" calcext:value-type="float">
            <text:p>-1155.7950439453</text:p>
          </table:table-cell>
          <table:table-cell table:style-name="ce1" office:value-type="float" office:value="485.626403808594" calcext:value-type="float">
            <text:p>485.626403808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43.441162109375" calcext:value-type="float">
            <text:p>-843.4411621094</text:p>
          </table:table-cell>
          <table:table-cell table:style-name="ce1" office:value-type="float" office:value="797.980285644531" calcext:value-type="float">
            <text:p>797.98028564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70.869720458984" calcext:value-type="float">
            <text:p>-270.869720459</text:p>
          </table:table-cell>
          <table:table-cell table:style-name="ce1" office:value-type="float" office:value="1370.5517578125" calcext:value-type="float">
            <text:p>1370.551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2.48681640625" calcext:value-type="float">
            <text:p>852.4868164063</text:p>
          </table:table-cell>
          <table:table-cell table:style-name="ce1" office:value-type="float" office:value="2493.908203125" calcext:value-type="float">
            <text:p>2493.90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59.28930664062" calcext:value-type="float">
            <text:p>2959.2893066406</text:p>
          </table:table-cell>
          <table:table-cell table:style-name="ce1" office:value-type="float" office:value="4600.7109375" calcext:value-type="float">
            <text:p>4600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935.779296875" calcext:value-type="float">
            <text:p>6935.779296875</text:p>
          </table:table-cell>
          <table:table-cell table:style-name="ce1" office:value-type="float" office:value="8577.201171875" calcext:value-type="float">
            <text:p>8577.20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042.3212890625" calcext:value-type="float">
            <text:p>14042.3212890625</text:p>
          </table:table-cell>
          <table:table-cell table:style-name="ce1" office:value-type="float" office:value="15683.7431640625" calcext:value-type="float">
            <text:p>15683.743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903.51171875" calcext:value-type="float">
            <text:p>25903.51171875</text:p>
          </table:table-cell>
          <table:table-cell table:style-name="ce1" office:value-type="float" office:value="27544.93359375" calcext:value-type="float">
            <text:p>27544.9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413.5703125" calcext:value-type="float">
            <text:p>42413.5703125</text:p>
          </table:table-cell>
          <table:table-cell table:style-name="ce1" office:value-type="float" office:value="44054.9921875" calcext:value-type="float">
            <text:p>44054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9008.734375" calcext:value-type="float">
            <text:p>59008.734375</text:p>
          </table:table-cell>
          <table:table-cell table:style-name="ce1" office:value-type="float" office:value="60650.15625" calcext:value-type="float">
            <text:p>60650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8419.9609375" calcext:value-type="float">
            <text:p>68419.9609375</text:p>
          </table:table-cell>
          <table:table-cell table:style-name="ce1" office:value-type="float" office:value="70061.3828125" calcext:value-type="float">
            <text:p>70061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336.15625" calcext:value-type="float">
            <text:p>75336.15625</text:p>
          </table:table-cell>
          <table:table-cell table:style-name="ce1" office:value-type="float" office:value="76977.578125" calcext:value-type="float">
            <text:p>76977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108.3984375" calcext:value-type="float">
            <text:p>82108.3984375</text:p>
          </table:table-cell>
          <table:table-cell table:style-name="ce1" office:value-type="float" office:value="83749.8203125" calcext:value-type="float">
            <text:p>83749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962.4375" calcext:value-type="float">
            <text:p>87962.4375</text:p>
          </table:table-cell>
          <table:table-cell table:style-name="ce1" office:value-type="float" office:value="89603.859375" calcext:value-type="float">
            <text:p>89603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744.4921875" calcext:value-type="float">
            <text:p>91744.4921875</text:p>
          </table:table-cell>
          <table:table-cell table:style-name="ce1" office:value-type="float" office:value="93385.9140625" calcext:value-type="float">
            <text:p>93385.9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675.984375" calcext:value-type="float">
            <text:p>94675.984375</text:p>
          </table:table-cell>
          <table:table-cell table:style-name="ce1" office:value-type="float" office:value="96317.40625" calcext:value-type="float">
            <text:p>96317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613.03125" calcext:value-type="float">
            <text:p>95613.03125</text:p>
          </table:table-cell>
          <table:table-cell table:style-name="ce1" office:value-type="float" office:value="97254.453125" calcext:value-type="float">
            <text:p>97254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629.84375" calcext:value-type="float">
            <text:p>97629.84375</text:p>
          </table:table-cell>
          <table:table-cell table:style-name="ce1" office:value-type="float" office:value="99271.265625" calcext:value-type="float">
            <text:p>99271.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221.0390625" calcext:value-type="float">
            <text:p>99221.0390625</text:p>
          </table:table-cell>
          <table:table-cell table:style-name="ce1" office:value-type="float" office:value="100862.4609375" calcext:value-type="float">
            <text:p>100862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347.1796875" calcext:value-type="float">
            <text:p>101347.1796875</text:p>
          </table:table-cell>
          <table:table-cell table:style-name="ce1" office:value-type="float" office:value="102988.6015625" calcext:value-type="float">
            <text:p>102988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40.984375" calcext:value-type="float">
            <text:p>102640.984375</text:p>
          </table:table-cell>
          <table:table-cell table:style-name="ce1" office:value-type="float" office:value="104282.40625" calcext:value-type="float">
            <text:p>104282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5.483825683594" calcext:value-type="float">
            <text:p>-215.4838256836</text:p>
          </table:table-cell>
          <table:table-cell table:style-name="ce1" office:value-type="float" office:value="-130.792816162109" calcext:value-type="float">
            <text:p>-130.792816162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.432945251465" calcext:value-type="float">
            <text:p>-125.4329452515</text:p>
          </table:table-cell>
          <table:table-cell table:style-name="ce1" office:value-type="float" office:value="-53.624942779541" calcext:value-type="float">
            <text:p>-53.62494277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7.6828269958496" calcext:value-type="float">
            <text:p>-47.6828269958</text:p>
          </table:table-cell>
          <table:table-cell table:style-name="ce1" office:value-type="float" office:value="11.2421731948853" calcext:value-type="float">
            <text:p>11.242173194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.2926139831543" calcext:value-type="float">
            <text:p>-40.2926139832</text:p>
          </table:table-cell>
          <table:table-cell table:style-name="ce1" office:value-type="float" office:value="5.74938249588013" calcext:value-type="float">
            <text:p>5.74938249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9.2116546630859" calcext:value-type="float">
            <text:p>-39.2116546631</text:p>
          </table:table-cell>
          <table:table-cell table:style-name="ce1" office:value-type="float" office:value="-6.0526614189148" calcext:value-type="float">
            <text:p>-6.05266141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1.2187576293945" calcext:value-type="float">
            <text:p>-41.2187576294</text:p>
          </table:table-cell>
          <table:table-cell table:style-name="ce1" office:value-type="float" office:value="-20.9427680969238" calcext:value-type="float">
            <text:p>-20.9427680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.60409927368164" calcext:value-type="float">
            <text:p>-5.6040992737</text:p>
          </table:table-cell>
          <table:table-cell table:style-name="ce1" office:value-type="float" office:value="1.7888867855072" calcext:value-type="float">
            <text:p>1.788886785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.24875640869141" calcext:value-type="float">
            <text:p>-7.2487564087</text:p>
          </table:table-cell>
          <table:table-cell table:style-name="ce1" office:value-type="float" office:value="-12.7387742996216" calcext:value-type="float">
            <text:p>-12.738774299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9.3267822265625" calcext:value-type="float">
            <text:p>39.3267822266</text:p>
          </table:table-cell>
          <table:table-cell table:style-name="ce1" office:value-type="float" office:value="20.9537620544434" calcext:value-type="float">
            <text:p>20.95376205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0.2844276428223" calcext:value-type="float">
            <text:p>-20.2844276428</text:p>
          </table:table-cell>
          <table:table-cell table:style-name="ce1" office:value-type="float" office:value="-51.5404510498047" calcext:value-type="float">
            <text:p>-51.54045104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.7667694091797" calcext:value-type="float">
            <text:p>35.7667694092</text:p>
          </table:table-cell>
          <table:table-cell table:style-name="ce1" office:value-type="float" office:value="-8.37225818634033" calcext:value-type="float">
            <text:p>-8.37225818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.8096313476563" calcext:value-type="float">
            <text:p>85.8096313477</text:p>
          </table:table-cell>
          <table:table-cell table:style-name="ce1" office:value-type="float" office:value="28.7875995635986" calcext:value-type="float">
            <text:p>28.787599563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3.030410766602" calcext:value-type="float">
            <text:p>133.0304107666</text:p>
          </table:table-cell>
          <table:table-cell table:style-name="ce1" office:value-type="float" office:value="63.1253776550293" calcext:value-type="float">
            <text:p>63.12537765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1.420425415039" calcext:value-type="float">
            <text:p>191.420425415</text:p>
          </table:table-cell>
          <table:table-cell table:style-name="ce1" office:value-type="float" office:value="108.632385253906" calcext:value-type="float">
            <text:p>108.63238525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77.708618164062" calcext:value-type="float">
            <text:p>377.7086181641</text:p>
          </table:table-cell>
          <table:table-cell table:style-name="ce1" office:value-type="float" office:value="282.037567138672" calcext:value-type="float">
            <text:p>282.037567138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23.136901855469" calcext:value-type="float">
            <text:p>623.1369018555</text:p>
          </table:table-cell>
          <table:table-cell table:style-name="ce1" office:value-type="float" office:value="514.582885742188" calcext:value-type="float">
            <text:p>514.58288574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3.271484375" calcext:value-type="float">
            <text:p>1143.271484375</text:p>
          </table:table-cell>
          <table:table-cell table:style-name="ce1" office:value-type="float" office:value="1021.83441162109" calcext:value-type="float">
            <text:p>1021.83441162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22.5751953125" calcext:value-type="float">
            <text:p>2222.5751953125</text:p>
          </table:table-cell>
          <table:table-cell table:style-name="ce1" office:value-type="float" office:value="2088.25512695312" calcext:value-type="float">
            <text:p>2088.2551269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84.5087890625" calcext:value-type="float">
            <text:p>4184.5087890625</text:p>
          </table:table-cell>
          <table:table-cell table:style-name="ce1" office:value-type="float" office:value="4037.3056640625" calcext:value-type="float">
            <text:p>4037.305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00.4560546875" calcext:value-type="float">
            <text:p>7900.4560546875</text:p>
          </table:table-cell>
          <table:table-cell table:style-name="ce1" office:value-type="float" office:value="7740.3701171875" calcext:value-type="float">
            <text:p>7740.370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644.5966796875" calcext:value-type="float">
            <text:p>14644.5966796875</text:p>
          </table:table-cell>
          <table:table-cell table:style-name="ce1" office:value-type="float" office:value="14471.6279296875" calcext:value-type="float">
            <text:p>14471.627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976.06640625" calcext:value-type="float">
            <text:p>25976.06640625</text:p>
          </table:table-cell>
          <table:table-cell table:style-name="ce1" office:value-type="float" office:value="25790.21484375" calcext:value-type="float">
            <text:p>25790.2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381.734375" calcext:value-type="float">
            <text:p>43381.734375</text:p>
          </table:table-cell>
          <table:table-cell table:style-name="ce1" office:value-type="float" office:value="43183" calcext:value-type="float">
            <text:p>431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101.515625" calcext:value-type="float">
            <text:p>63101.515625</text:p>
          </table:table-cell>
          <table:table-cell table:style-name="ce1" office:value-type="float" office:value="62889.8984375" calcext:value-type="float">
            <text:p>62889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042.1953125" calcext:value-type="float">
            <text:p>75042.1953125</text:p>
          </table:table-cell>
          <table:table-cell table:style-name="ce1" office:value-type="float" office:value="74817.6953125" calcext:value-type="float">
            <text:p>74817.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720.421875" calcext:value-type="float">
            <text:p>83720.421875</text:p>
          </table:table-cell>
          <table:table-cell table:style-name="ce1" office:value-type="float" office:value="83483.0390625" calcext:value-type="float">
            <text:p>83483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600.546875" calcext:value-type="float">
            <text:p>91600.546875</text:p>
          </table:table-cell>
          <table:table-cell table:style-name="ce1" office:value-type="float" office:value="91350.28125" calcext:value-type="float">
            <text:p>91350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528.6953125" calcext:value-type="float">
            <text:p>98528.6953125</text:p>
          </table:table-cell>
          <table:table-cell table:style-name="ce1" office:value-type="float" office:value="98265.546875" calcext:value-type="float">
            <text:p>98265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58.1171875" calcext:value-type="float">
            <text:p>103158.1171875</text:p>
          </table:table-cell>
          <table:table-cell table:style-name="ce1" office:value-type="float" office:value="102882.0859375" calcext:value-type="float">
            <text:p>102882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043.6015625" calcext:value-type="float">
            <text:p>107043.6015625</text:p>
          </table:table-cell>
          <table:table-cell table:style-name="ce1" office:value-type="float" office:value="106754.6875" calcext:value-type="float">
            <text:p>106754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269.4375" calcext:value-type="float">
            <text:p>109269.4375</text:p>
          </table:table-cell>
          <table:table-cell table:style-name="ce1" office:value-type="float" office:value="108967.640625" calcext:value-type="float">
            <text:p>108967.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886.5859375" calcext:value-type="float">
            <text:p>111886.5859375</text:p>
          </table:table-cell>
          <table:table-cell table:style-name="ce1" office:value-type="float" office:value="111571.90625" calcext:value-type="float">
            <text:p>111571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298.6796875" calcext:value-type="float">
            <text:p>112298.6796875</text:p>
          </table:table-cell>
          <table:table-cell table:style-name="ce1" office:value-type="float" office:value="111971.1171875" calcext:value-type="float">
            <text:p>111971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225.140625" calcext:value-type="float">
            <text:p>115225.140625</text:p>
          </table:table-cell>
          <table:table-cell table:style-name="ce1" office:value-type="float" office:value="114884.6953125" calcext:value-type="float">
            <text:p>114884.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230.59375" calcext:value-type="float">
            <text:p>116230.59375</text:p>
          </table:table-cell>
          <table:table-cell table:style-name="ce1" office:value-type="float" office:value="115877.265625" calcext:value-type="float">
            <text:p>115877.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3.16400146484" calcext:value-type="float">
            <text:p>-1023.1640014649</text:p>
          </table:table-cell>
          <table:table-cell table:style-name="ce1" office:value-type="float" office:value="-76.6770706176758" calcext:value-type="float">
            <text:p>-76.67707061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62.742736816406" calcext:value-type="float">
            <text:p>-962.7427368164</text:p>
          </table:table-cell>
          <table:table-cell table:style-name="ce1" office:value-type="float" office:value="-26.8297386169434" calcext:value-type="float">
            <text:p>-26.82973861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22.846008300781" calcext:value-type="float">
            <text:p>-922.8460083008</text:p>
          </table:table-cell>
          <table:table-cell table:style-name="ce1" office:value-type="float" office:value="2.49305939674377" calcext:value-type="float">
            <text:p>2.493059396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17.091796875" calcext:value-type="float">
            <text:p>-917.091796875</text:p>
          </table:table-cell>
          <table:table-cell table:style-name="ce1" office:value-type="float" office:value="-2.32666015625" calcext:value-type="float">
            <text:p>-2.326660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9.582702636719" calcext:value-type="float">
            <text:p>-889.5827026367</text:p>
          </table:table-cell>
          <table:table-cell table:style-name="ce1" office:value-type="float" office:value="14.6085033416748" calcext:value-type="float">
            <text:p>14.60850334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8.948364257813" calcext:value-type="float">
            <text:p>-908.9483642578</text:p>
          </table:table-cell>
          <table:table-cell table:style-name="ce1" office:value-type="float" office:value="-15.3310899734497" calcext:value-type="float">
            <text:p>-15.33108997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6.867797851563" calcext:value-type="float">
            <text:p>-886.8677978516</text:p>
          </table:table-cell>
          <table:table-cell table:style-name="ce1" office:value-type="float" office:value="-3.82445406913757" calcext:value-type="float">
            <text:p>-3.82445406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0.586303710938" calcext:value-type="float">
            <text:p>-880.5863037109</text:p>
          </table:table-cell>
          <table:table-cell table:style-name="ce1" office:value-type="float" office:value="-8.1168909072876" calcext:value-type="float">
            <text:p>-8.116890907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49.39794921875" calcext:value-type="float">
            <text:p>-849.3979492188</text:p>
          </table:table-cell>
          <table:table-cell table:style-name="ce1" office:value-type="float" office:value="12.4975328445435" calcext:value-type="float">
            <text:p>12.49753284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2.817565917969" calcext:value-type="float">
            <text:p>-882.817565918</text:p>
          </table:table-cell>
          <table:table-cell table:style-name="ce1" office:value-type="float" office:value="-31.4960155487061" calcext:value-type="float">
            <text:p>-31.496015548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50.967529296875" calcext:value-type="float">
            <text:p>-850.9675292969</text:p>
          </table:table-cell>
          <table:table-cell table:style-name="ce1" office:value-type="float" office:value="-10.2199096679688" calcext:value-type="float">
            <text:p>-10.2199096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03.900390625" calcext:value-type="float">
            <text:p>-803.900390625</text:p>
          </table:table-cell>
          <table:table-cell table:style-name="ce1" office:value-type="float" office:value="26.2732982635498" calcext:value-type="float">
            <text:p>26.273298263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76.311279296875" calcext:value-type="float">
            <text:p>-776.3112792969</text:p>
          </table:table-cell>
          <table:table-cell table:style-name="ce1" office:value-type="float" office:value="43.2884788513184" calcext:value-type="float">
            <text:p>43.28847885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08.482666015625" calcext:value-type="float">
            <text:p>-708.4826660156</text:p>
          </table:table-cell>
          <table:table-cell table:style-name="ce1" office:value-type="float" office:value="100.543159484863" calcext:value-type="float">
            <text:p>100.543159484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14.315551757813" calcext:value-type="float">
            <text:p>-514.3155517578</text:p>
          </table:table-cell>
          <table:table-cell table:style-name="ce1" office:value-type="float" office:value="284.136352539062" calcext:value-type="float">
            <text:p>284.13635253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4.295867919922" calcext:value-type="float">
            <text:p>-214.2958679199</text:p>
          </table:table-cell>
          <table:table-cell table:style-name="ce1" office:value-type="float" office:value="573.582092285156" calcext:value-type="float">
            <text:p>573.582092285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05.124114990234" calcext:value-type="float">
            <text:p>405.1241149902</text:p>
          </table:table-cell>
          <table:table-cell table:style-name="ce1" office:value-type="float" office:value="1182.42810058594" calcext:value-type="float">
            <text:p>1182.42810058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27.943359375" calcext:value-type="float">
            <text:p>1527.943359375</text:p>
          </table:table-cell>
          <table:table-cell table:style-name="ce1" office:value-type="float" office:value="2294.67333984375" calcext:value-type="float">
            <text:p>2294.67333984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86.9208984375" calcext:value-type="float">
            <text:p>3686.9208984375</text:p>
          </table:table-cell>
          <table:table-cell table:style-name="ce1" office:value-type="float" office:value="4443.0771484375" calcext:value-type="float">
            <text:p>4443.077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38.42529296875" calcext:value-type="float">
            <text:p>7838.4252929688</text:p>
          </table:table-cell>
          <table:table-cell table:style-name="ce1" office:value-type="float" office:value="8584.0078125" calcext:value-type="float">
            <text:p>8584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296.0517578125" calcext:value-type="float">
            <text:p>15296.0517578125</text:p>
          </table:table-cell>
          <table:table-cell table:style-name="ce1" office:value-type="float" office:value="16031.060546875" calcext:value-type="float">
            <text:p>16031.06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7414.28125" calcext:value-type="float">
            <text:p>27414.28125</text:p>
          </table:table-cell>
          <table:table-cell table:style-name="ce1" office:value-type="float" office:value="28138.71484375" calcext:value-type="float">
            <text:p>28138.7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5382.59765625" calcext:value-type="float">
            <text:p>45382.59765625</text:p>
          </table:table-cell>
          <table:table-cell table:style-name="ce1" office:value-type="float" office:value="46096.45703125" calcext:value-type="float">
            <text:p>46096.4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4397.953125" calcext:value-type="float">
            <text:p>64397.953125</text:p>
          </table:table-cell>
          <table:table-cell table:style-name="ce1" office:value-type="float" office:value="65101.23828125" calcext:value-type="float">
            <text:p>65101.2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896.6171875" calcext:value-type="float">
            <text:p>75896.6171875</text:p>
          </table:table-cell>
          <table:table-cell table:style-name="ce1" office:value-type="float" office:value="76589.328125" calcext:value-type="float">
            <text:p>76589.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741.234375" calcext:value-type="float">
            <text:p>83741.234375</text:p>
          </table:table-cell>
          <table:table-cell table:style-name="ce1" office:value-type="float" office:value="84423.375" calcext:value-type="float">
            <text:p>84423.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478.4609375" calcext:value-type="float">
            <text:p>91478.4609375</text:p>
          </table:table-cell>
          <table:table-cell table:style-name="ce1" office:value-type="float" office:value="92150.0234375" calcext:value-type="float">
            <text:p>92150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570.5703125" calcext:value-type="float">
            <text:p>97570.5703125</text:p>
          </table:table-cell>
          <table:table-cell table:style-name="ce1" office:value-type="float" office:value="98231.5625" calcext:value-type="float">
            <text:p>98231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21.5390625" calcext:value-type="float">
            <text:p>103121.5390625</text:p>
          </table:table-cell>
          <table:table-cell table:style-name="ce1" office:value-type="float" office:value="103771.953125" calcext:value-type="float">
            <text:p>103771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972.625" calcext:value-type="float">
            <text:p>106972.625</text:p>
          </table:table-cell>
          <table:table-cell table:style-name="ce1" office:value-type="float" office:value="107612.46875" calcext:value-type="float">
            <text:p>107612.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413.4609375" calcext:value-type="float">
            <text:p>108413.4609375</text:p>
          </table:table-cell>
          <table:table-cell table:style-name="ce1" office:value-type="float" office:value="109042.7265625" calcext:value-type="float">
            <text:p>109042.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798.171875" calcext:value-type="float">
            <text:p>110798.171875</text:p>
          </table:table-cell>
          <table:table-cell table:style-name="ce1" office:value-type="float" office:value="111416.8671875" calcext:value-type="float">
            <text:p>111416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421.75" calcext:value-type="float">
            <text:p>112421.75</text:p>
          </table:table-cell>
          <table:table-cell table:style-name="ce1" office:value-type="float" office:value="113029.875" calcext:value-type="float">
            <text:p>113029.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449.90625" calcext:value-type="float">
            <text:p>114449.90625</text:p>
          </table:table-cell>
          <table:table-cell table:style-name="ce1" office:value-type="float" office:value="115047.453125" calcext:value-type="float">
            <text:p>115047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250.96875" calcext:value-type="float">
            <text:p>116250.96875</text:p>
          </table:table-cell>
          <table:table-cell table:style-name="ce1" office:value-type="float" office:value="116837.9453125" calcext:value-type="float">
            <text:p>116837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9.57958984375" calcext:value-type="float">
            <text:p>-1089.5795898438</text:p>
          </table:table-cell>
          <table:table-cell table:style-name="ce1" office:value-type="float" office:value="-11.1825561523438" calcext:value-type="float">
            <text:p>-11.182556152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7.21447753906" calcext:value-type="float">
            <text:p>-1067.2144775391</text:p>
          </table:table-cell>
          <table:table-cell table:style-name="ce1" office:value-type="float" office:value="11.1825561523438" calcext:value-type="float">
            <text:p>11.182556152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7.9716796875" calcext:value-type="float">
            <text:p>-1027.9716796875</text:p>
          </table:table-cell>
          <table:table-cell table:style-name="ce1" office:value-type="float" office:value="50.4253540039062" calcext:value-type="float">
            <text:p>50.42535400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4.523193359375" calcext:value-type="float">
            <text:p>-994.5231933594</text:p>
          </table:table-cell>
          <table:table-cell table:style-name="ce1" office:value-type="float" office:value="83.8738403320312" calcext:value-type="float">
            <text:p>83.87384033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14.3095703125" calcext:value-type="float">
            <text:p>-914.3095703125</text:p>
          </table:table-cell>
          <table:table-cell table:style-name="ce1" office:value-type="float" office:value="164.087463378906" calcext:value-type="float">
            <text:p>164.08746337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94.530212402344" calcext:value-type="float">
            <text:p>-794.5302124023</text:p>
          </table:table-cell>
          <table:table-cell table:style-name="ce1" office:value-type="float" office:value="283.866821289062" calcext:value-type="float">
            <text:p>283.86682128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43.387939453125" calcext:value-type="float">
            <text:p>-543.3879394531</text:p>
          </table:table-cell>
          <table:table-cell table:style-name="ce1" office:value-type="float" office:value="535.009094238281" calcext:value-type="float">
            <text:p>535.00909423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8.7449722290039" calcext:value-type="float">
            <text:p>-58.744972229</text:p>
          </table:table-cell>
          <table:table-cell table:style-name="ce1" office:value-type="float" office:value="1019.65203857422" calcext:value-type="float">
            <text:p>1019.65203857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5.966918945313" calcext:value-type="float">
            <text:p>855.9669189453</text:p>
          </table:table-cell>
          <table:table-cell table:style-name="ce1" office:value-type="float" office:value="1934.36401367188" calcext:value-type="float">
            <text:p>1934.3640136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39.45849609375" calcext:value-type="float">
            <text:p>2639.4584960938</text:p>
          </table:table-cell>
          <table:table-cell table:style-name="ce1" office:value-type="float" office:value="3717.85546875" calcext:value-type="float">
            <text:p>3717.8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956.8720703125" calcext:value-type="float">
            <text:p>5956.8720703125</text:p>
          </table:table-cell>
          <table:table-cell table:style-name="ce1" office:value-type="float" office:value="7035.26904296875" calcext:value-type="float">
            <text:p>7035.26904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93.705078125" calcext:value-type="float">
            <text:p>12093.705078125</text:p>
          </table:table-cell>
          <table:table-cell table:style-name="ce1" office:value-type="float" office:value="13172.1025390625" calcext:value-type="float">
            <text:p>13172.102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607.73828125" calcext:value-type="float">
            <text:p>22607.73828125</text:p>
          </table:table-cell>
          <table:table-cell table:style-name="ce1" office:value-type="float" office:value="23686.134765625" calcext:value-type="float">
            <text:p>23686.13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812.265625" calcext:value-type="float">
            <text:p>38812.265625</text:p>
          </table:table-cell>
          <table:table-cell table:style-name="ce1" office:value-type="float" office:value="39890.6640625" calcext:value-type="float">
            <text:p>39890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8068.8515625" calcext:value-type="float">
            <text:p>58068.8515625</text:p>
          </table:table-cell>
          <table:table-cell table:style-name="ce1" office:value-type="float" office:value="59147.25" calcext:value-type="float">
            <text:p>59147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2650.0859375" calcext:value-type="float">
            <text:p>72650.0859375</text:p>
          </table:table-cell>
          <table:table-cell table:style-name="ce1" office:value-type="float" office:value="73728.484375" calcext:value-type="float">
            <text:p>73728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794.84375" calcext:value-type="float">
            <text:p>77794.84375</text:p>
          </table:table-cell>
          <table:table-cell table:style-name="ce1" office:value-type="float" office:value="78873.2421875" calcext:value-type="float">
            <text:p>78873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797.140625" calcext:value-type="float">
            <text:p>79797.140625</text:p>
          </table:table-cell>
          <table:table-cell table:style-name="ce1" office:value-type="float" office:value="80875.5390625" calcext:value-type="float">
            <text:p>80875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599.921875" calcext:value-type="float">
            <text:p>81599.921875</text:p>
          </table:table-cell>
          <table:table-cell table:style-name="ce1" office:value-type="float" office:value="82678.3203125" calcext:value-type="float">
            <text:p>82678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308.3515625" calcext:value-type="float">
            <text:p>83308.3515625</text:p>
          </table:table-cell>
          <table:table-cell table:style-name="ce1" office:value-type="float" office:value="84386.75" calcext:value-type="float">
            <text:p>84386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479.078125" calcext:value-type="float">
            <text:p>85479.078125</text:p>
          </table:table-cell>
          <table:table-cell table:style-name="ce1" office:value-type="float" office:value="86557.4765625" calcext:value-type="float">
            <text:p>86557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369.546875" calcext:value-type="float">
            <text:p>87369.546875</text:p>
          </table:table-cell>
          <table:table-cell table:style-name="ce1" office:value-type="float" office:value="88447.9453125" calcext:value-type="float">
            <text:p>88447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847.21875" calcext:value-type="float">
            <text:p>88847.21875</text:p>
          </table:table-cell>
          <table:table-cell table:style-name="ce1" office:value-type="float" office:value="89925.6171875" calcext:value-type="float">
            <text:p>89925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169.3515625" calcext:value-type="float">
            <text:p>90169.3515625</text:p>
          </table:table-cell>
          <table:table-cell table:style-name="ce1" office:value-type="float" office:value="91247.75" calcext:value-type="float">
            <text:p>91247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346.90625" calcext:value-type="float">
            <text:p>91346.90625</text:p>
          </table:table-cell>
          <table:table-cell table:style-name="ce1" office:value-type="float" office:value="92425.3046875" calcext:value-type="float">
            <text:p>92425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550.34375" calcext:value-type="float">
            <text:p>92550.34375</text:p>
          </table:table-cell>
          <table:table-cell table:style-name="ce1" office:value-type="float" office:value="93628.7421875" calcext:value-type="float">
            <text:p>93628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769.40625" calcext:value-type="float">
            <text:p>92769.40625</text:p>
          </table:table-cell>
          <table:table-cell table:style-name="ce1" office:value-type="float" office:value="93847.8046875" calcext:value-type="float">
            <text:p>93847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790.03125" calcext:value-type="float">
            <text:p>93790.03125</text:p>
          </table:table-cell>
          <table:table-cell table:style-name="ce1" office:value-type="float" office:value="94868.4296875" calcext:value-type="float">
            <text:p>94868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780.2265625" calcext:value-type="float">
            <text:p>94780.2265625</text:p>
          </table:table-cell>
          <table:table-cell table:style-name="ce1" office:value-type="float" office:value="95858.625" calcext:value-type="float">
            <text:p>95858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562.421875" calcext:value-type="float">
            <text:p>95562.421875</text:p>
          </table:table-cell>
          <table:table-cell table:style-name="ce1" office:value-type="float" office:value="96640.8203125" calcext:value-type="float">
            <text:p>96640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661.375" calcext:value-type="float">
            <text:p>95661.375</text:p>
          </table:table-cell>
          <table:table-cell table:style-name="ce1" office:value-type="float" office:value="96739.7734375" calcext:value-type="float">
            <text:p>96739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268.734375" calcext:value-type="float">
            <text:p>96268.734375</text:p>
          </table:table-cell>
          <table:table-cell table:style-name="ce1" office:value-type="float" office:value="97347.1328125" calcext:value-type="float">
            <text:p>97347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686.2265625" calcext:value-type="float">
            <text:p>96686.2265625</text:p>
          </table:table-cell>
          <table:table-cell table:style-name="ce1" office:value-type="float" office:value="97764.625" calcext:value-type="float">
            <text:p>97764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114.4609375" calcext:value-type="float">
            <text:p>97114.4609375</text:p>
          </table:table-cell>
          <table:table-cell table:style-name="ce1" office:value-type="float" office:value="98192.859375" calcext:value-type="float">
            <text:p>98192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320.765625" calcext:value-type="float">
            <text:p>97320.765625</text:p>
          </table:table-cell>
          <table:table-cell table:style-name="ce1" office:value-type="float" office:value="98399.1640625" calcext:value-type="float">
            <text:p>98399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28.244140625" calcext:value-type="float">
            <text:p>-4028.244140625</text:p>
          </table:table-cell>
          <table:table-cell table:style-name="ce1" office:value-type="float" office:value="-11.408935546875" calcext:value-type="float">
            <text:p>-11.4089355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05.42626953125" calcext:value-type="float">
            <text:p>-4005.4262695313</text:p>
          </table:table-cell>
          <table:table-cell table:style-name="ce1" office:value-type="float" office:value="11.408935546875" calcext:value-type="float">
            <text:p>11.4089355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984.96313476562" calcext:value-type="float">
            <text:p>-3984.9631347656</text:p>
          </table:table-cell>
          <table:table-cell table:style-name="ce1" office:value-type="float" office:value="31.8720703125" calcext:value-type="float">
            <text:p>31.8720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966.8369140625" calcext:value-type="float">
            <text:p>-3966.8369140625</text:p>
          </table:table-cell>
          <table:table-cell table:style-name="ce1" office:value-type="float" office:value="49.998291015625" calcext:value-type="float">
            <text:p>49.99829101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889.205078125" calcext:value-type="float">
            <text:p>-3889.205078125</text:p>
          </table:table-cell>
          <table:table-cell table:style-name="ce1" office:value-type="float" office:value="127.630126953125" calcext:value-type="float">
            <text:p>127.6301269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776.88891601563" calcext:value-type="float">
            <text:p>-3776.8889160156</text:p>
          </table:table-cell>
          <table:table-cell table:style-name="ce1" office:value-type="float" office:value="239.9462890625" calcext:value-type="float">
            <text:p>239.946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544.9365234375" calcext:value-type="float">
            <text:p>-3544.9365234375</text:p>
          </table:table-cell>
          <table:table-cell table:style-name="ce1" office:value-type="float" office:value="471.898681640625" calcext:value-type="float">
            <text:p>471.89868164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078.81005859375" calcext:value-type="float">
            <text:p>-3078.8100585938</text:p>
          </table:table-cell>
          <table:table-cell table:style-name="ce1" office:value-type="float" office:value="938.025146484375" calcext:value-type="float">
            <text:p>938.02514648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210.04125976562" calcext:value-type="float">
            <text:p>-2210.0412597656</text:p>
          </table:table-cell>
          <table:table-cell table:style-name="ce1" office:value-type="float" office:value="1806.7939453125" calcext:value-type="float">
            <text:p>1806.793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77.99853515625" calcext:value-type="float">
            <text:p>-477.9985351563</text:p>
          </table:table-cell>
          <table:table-cell table:style-name="ce1" office:value-type="float" office:value="3538.83666992188" calcext:value-type="float">
            <text:p>3538.83666992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708.60717773437" calcext:value-type="float">
            <text:p>2708.6071777344</text:p>
          </table:table-cell>
          <table:table-cell table:style-name="ce1" office:value-type="float" office:value="6725.4423828125" calcext:value-type="float">
            <text:p>6725.442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02.5947265625" calcext:value-type="float">
            <text:p>8602.5947265625</text:p>
          </table:table-cell>
          <table:table-cell table:style-name="ce1" office:value-type="float" office:value="12619.4296875" calcext:value-type="float">
            <text:p>12619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918.07421875" calcext:value-type="float">
            <text:p>18918.07421875</text:p>
          </table:table-cell>
          <table:table-cell table:style-name="ce1" office:value-type="float" office:value="22934.91015625" calcext:value-type="float">
            <text:p>22934.9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006.58203125" calcext:value-type="float">
            <text:p>35006.58203125</text:p>
          </table:table-cell>
          <table:table-cell table:style-name="ce1" office:value-type="float" office:value="39023.41796875" calcext:value-type="float">
            <text:p>39023.4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057.546875" calcext:value-type="float">
            <text:p>56057.546875</text:p>
          </table:table-cell>
          <table:table-cell table:style-name="ce1" office:value-type="float" office:value="60074.3828125" calcext:value-type="float">
            <text:p>60074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2970.40625" calcext:value-type="float">
            <text:p>72970.40625</text:p>
          </table:table-cell>
          <table:table-cell table:style-name="ce1" office:value-type="float" office:value="76987.2421875" calcext:value-type="float">
            <text:p>76987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964.1640625" calcext:value-type="float">
            <text:p>79964.1640625</text:p>
          </table:table-cell>
          <table:table-cell table:style-name="ce1" office:value-type="float" office:value="83981" calcext:value-type="float">
            <text:p>839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908.921875" calcext:value-type="float">
            <text:p>81908.921875</text:p>
          </table:table-cell>
          <table:table-cell table:style-name="ce1" office:value-type="float" office:value="85925.7578125" calcext:value-type="float">
            <text:p>85925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360.234375" calcext:value-type="float">
            <text:p>84360.234375</text:p>
          </table:table-cell>
          <table:table-cell table:style-name="ce1" office:value-type="float" office:value="88377.0703125" calcext:value-type="float">
            <text:p>88377.0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194.2890625" calcext:value-type="float">
            <text:p>86194.2890625</text:p>
          </table:table-cell>
          <table:table-cell table:style-name="ce1" office:value-type="float" office:value="90211.125" calcext:value-type="float">
            <text:p>90211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067.296875" calcext:value-type="float">
            <text:p>88067.296875</text:p>
          </table:table-cell>
          <table:table-cell table:style-name="ce1" office:value-type="float" office:value="92084.1328125" calcext:value-type="float">
            <text:p>92084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009.546875" calcext:value-type="float">
            <text:p>90009.546875</text:p>
          </table:table-cell>
          <table:table-cell table:style-name="ce1" office:value-type="float" office:value="94026.3828125" calcext:value-type="float">
            <text:p>94026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605.3671875" calcext:value-type="float">
            <text:p>91605.3671875</text:p>
          </table:table-cell>
          <table:table-cell table:style-name="ce1" office:value-type="float" office:value="95622.203125" calcext:value-type="float">
            <text:p>95622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004.171875" calcext:value-type="float">
            <text:p>93004.171875</text:p>
          </table:table-cell>
          <table:table-cell table:style-name="ce1" office:value-type="float" office:value="97021.0078125" calcext:value-type="float">
            <text:p>97021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220.9140625" calcext:value-type="float">
            <text:p>94220.9140625</text:p>
          </table:table-cell>
          <table:table-cell table:style-name="ce1" office:value-type="float" office:value="98237.75" calcext:value-type="float">
            <text:p>98237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200" calcext:value-type="float">
            <text:p>95200</text:p>
          </table:table-cell>
          <table:table-cell table:style-name="ce1" office:value-type="float" office:value="99216.8359375" calcext:value-type="float">
            <text:p>99216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052.453125" calcext:value-type="float">
            <text:p>96052.453125</text:p>
          </table:table-cell>
          <table:table-cell table:style-name="ce1" office:value-type="float" office:value="100069.2890625" calcext:value-type="float">
            <text:p>100069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967.0703125" calcext:value-type="float">
            <text:p>96967.0703125</text:p>
          </table:table-cell>
          <table:table-cell table:style-name="ce1" office:value-type="float" office:value="100983.90625" calcext:value-type="float">
            <text:p>100983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695.671875" calcext:value-type="float">
            <text:p>97695.671875</text:p>
          </table:table-cell>
          <table:table-cell table:style-name="ce1" office:value-type="float" office:value="101712.5078125" calcext:value-type="float">
            <text:p>101712.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566.578125" calcext:value-type="float">
            <text:p>98566.578125</text:p>
          </table:table-cell>
          <table:table-cell table:style-name="ce1" office:value-type="float" office:value="102583.4140625" calcext:value-type="float">
            <text:p>102583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242.203125" calcext:value-type="float">
            <text:p>98242.203125</text:p>
          </table:table-cell>
          <table:table-cell table:style-name="ce1" office:value-type="float" office:value="102259.0390625" calcext:value-type="float">
            <text:p>102259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972.2890625" calcext:value-type="float">
            <text:p>98972.2890625</text:p>
          </table:table-cell>
          <table:table-cell table:style-name="ce1" office:value-type="float" office:value="102989.125" calcext:value-type="float">
            <text:p>102989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446.953125" calcext:value-type="float">
            <text:p>99446.953125</text:p>
          </table:table-cell>
          <table:table-cell table:style-name="ce1" office:value-type="float" office:value="103463.7890625" calcext:value-type="float">
            <text:p>103463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158.6875" calcext:value-type="float">
            <text:p>100158.6875</text:p>
          </table:table-cell>
          <table:table-cell table:style-name="ce1" office:value-type="float" office:value="104175.5234375" calcext:value-type="float">
            <text:p>104175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727.46875" calcext:value-type="float">
            <text:p>100727.46875</text:p>
          </table:table-cell>
          <table:table-cell table:style-name="ce1" office:value-type="float" office:value="104744.3046875" calcext:value-type="float">
            <text:p>104744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017.52392578125" calcext:value-type="float">
            <text:p>-3017.5239257813</text:p>
          </table:table-cell>
          <table:table-cell table:style-name="ce1" office:value-type="float" office:value="-9.229248046875" calcext:value-type="float">
            <text:p>-9.229248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99.0654296875" calcext:value-type="float">
            <text:p>-2999.0654296875</text:p>
          </table:table-cell>
          <table:table-cell table:style-name="ce1" office:value-type="float" office:value="9.229248046875" calcext:value-type="float">
            <text:p>9.229248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81.041015625" calcext:value-type="float">
            <text:p>-2981.041015625</text:p>
          </table:table-cell>
          <table:table-cell table:style-name="ce1" office:value-type="float" office:value="27.253662109375" calcext:value-type="float">
            <text:p>27.25366210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52.591796875" calcext:value-type="float">
            <text:p>-2952.591796875</text:p>
          </table:table-cell>
          <table:table-cell table:style-name="ce1" office:value-type="float" office:value="55.702880859375" calcext:value-type="float">
            <text:p>55.7028808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00.79418945312" calcext:value-type="float">
            <text:p>-2900.7941894531</text:p>
          </table:table-cell>
          <table:table-cell table:style-name="ce1" office:value-type="float" office:value="107.50048828125" calcext:value-type="float">
            <text:p>107.5004882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795.08911132812" calcext:value-type="float">
            <text:p>-2795.0891113281</text:p>
          </table:table-cell>
          <table:table-cell table:style-name="ce1" office:value-type="float" office:value="213.20556640625" calcext:value-type="float">
            <text:p>213.2055664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588.11767578125" calcext:value-type="float">
            <text:p>-2588.1176757813</text:p>
          </table:table-cell>
          <table:table-cell table:style-name="ce1" office:value-type="float" office:value="420.177001953125" calcext:value-type="float">
            <text:p>420.1770019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89.728515625" calcext:value-type="float">
            <text:p>-2189.728515625</text:p>
          </table:table-cell>
          <table:table-cell table:style-name="ce1" office:value-type="float" office:value="818.566162109375" calcext:value-type="float">
            <text:p>818.56616210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44.08129882813" calcext:value-type="float">
            <text:p>-1444.0812988281</text:p>
          </table:table-cell>
          <table:table-cell table:style-name="ce1" office:value-type="float" office:value="1564.21337890625" calcext:value-type="float">
            <text:p>1564.2133789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8.8652038574219" calcext:value-type="float">
            <text:p>-18.8652038574</text:p>
          </table:table-cell>
          <table:table-cell table:style-name="ce1" office:value-type="float" office:value="2989.42944335937" calcext:value-type="float">
            <text:p>2989.429443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93.46850585937" calcext:value-type="float">
            <text:p>2693.4685058594</text:p>
          </table:table-cell>
          <table:table-cell table:style-name="ce1" office:value-type="float" office:value="5701.76318359375" calcext:value-type="float">
            <text:p>5701.7631835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40.5859375" calcext:value-type="float">
            <text:p>7740.5859375</text:p>
          </table:table-cell>
          <table:table-cell table:style-name="ce1" office:value-type="float" office:value="10748.880859375" calcext:value-type="float">
            <text:p>10748.88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564.4921875" calcext:value-type="float">
            <text:p>16564.4921875</text:p>
          </table:table-cell>
          <table:table-cell table:style-name="ce1" office:value-type="float" office:value="19572.787109375" calcext:value-type="float">
            <text:p>19572.78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682.54296875" calcext:value-type="float">
            <text:p>30682.54296875</text:p>
          </table:table-cell>
          <table:table-cell table:style-name="ce1" office:value-type="float" office:value="33690.8359375" calcext:value-type="float">
            <text:p>33690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837.640625" calcext:value-type="float">
            <text:p>48837.640625</text:p>
          </table:table-cell>
          <table:table-cell table:style-name="ce1" office:value-type="float" office:value="51845.93359375" calcext:value-type="float">
            <text:p>51845.9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5711.3984375" calcext:value-type="float">
            <text:p>65711.3984375</text:p>
          </table:table-cell>
          <table:table-cell table:style-name="ce1" office:value-type="float" office:value="68719.6953125" calcext:value-type="float">
            <text:p>68719.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2994.8046875" calcext:value-type="float">
            <text:p>72994.8046875</text:p>
          </table:table-cell>
          <table:table-cell table:style-name="ce1" office:value-type="float" office:value="76003.1015625" calcext:value-type="float">
            <text:p>76003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5075.28125" calcext:value-type="float">
            <text:p>75075.28125</text:p>
          </table:table-cell>
          <table:table-cell table:style-name="ce1" office:value-type="float" office:value="78083.578125" calcext:value-type="float">
            <text:p>78083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855.90625" calcext:value-type="float">
            <text:p>76855.90625</text:p>
          </table:table-cell>
          <table:table-cell table:style-name="ce1" office:value-type="float" office:value="79864.203125" calcext:value-type="float">
            <text:p>79864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472.171875" calcext:value-type="float">
            <text:p>78472.171875</text:p>
          </table:table-cell>
          <table:table-cell table:style-name="ce1" office:value-type="float" office:value="81480.46875" calcext:value-type="float">
            <text:p>81480.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405.2109375" calcext:value-type="float">
            <text:p>80405.2109375</text:p>
          </table:table-cell>
          <table:table-cell table:style-name="ce1" office:value-type="float" office:value="83413.5078125" calcext:value-type="float">
            <text:p>83413.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827.5078125" calcext:value-type="float">
            <text:p>82827.5078125</text:p>
          </table:table-cell>
          <table:table-cell table:style-name="ce1" office:value-type="float" office:value="85835.8046875" calcext:value-type="float">
            <text:p>85835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987.515625" calcext:value-type="float">
            <text:p>83987.515625</text:p>
          </table:table-cell>
          <table:table-cell table:style-name="ce1" office:value-type="float" office:value="86995.8125" calcext:value-type="float">
            <text:p>86995.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306.3125" calcext:value-type="float">
            <text:p>85306.3125</text:p>
          </table:table-cell>
          <table:table-cell table:style-name="ce1" office:value-type="float" office:value="88314.609375" calcext:value-type="float">
            <text:p>88314.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552.4765625" calcext:value-type="float">
            <text:p>86552.4765625</text:p>
          </table:table-cell>
          <table:table-cell table:style-name="ce1" office:value-type="float" office:value="89560.7734375" calcext:value-type="float">
            <text:p>89560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608.1484375" calcext:value-type="float">
            <text:p>87608.1484375</text:p>
          </table:table-cell>
          <table:table-cell table:style-name="ce1" office:value-type="float" office:value="90616.4453125" calcext:value-type="float">
            <text:p>90616.4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503.1875" calcext:value-type="float">
            <text:p>88503.1875</text:p>
          </table:table-cell>
          <table:table-cell table:style-name="ce1" office:value-type="float" office:value="91511.484375" calcext:value-type="float">
            <text:p>91511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380.953125" calcext:value-type="float">
            <text:p>89380.953125</text:p>
          </table:table-cell>
          <table:table-cell table:style-name="ce1" office:value-type="float" office:value="92389.25" calcext:value-type="float">
            <text:p>92389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451.09375" calcext:value-type="float">
            <text:p>90451.09375</text:p>
          </table:table-cell>
          <table:table-cell table:style-name="ce1" office:value-type="float" office:value="93459.390625" calcext:value-type="float">
            <text:p>93459.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044.15625" calcext:value-type="float">
            <text:p>91044.15625</text:p>
          </table:table-cell>
          <table:table-cell table:style-name="ce1" office:value-type="float" office:value="94052.453125" calcext:value-type="float">
            <text:p>94052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595.7890625" calcext:value-type="float">
            <text:p>91595.7890625</text:p>
          </table:table-cell>
          <table:table-cell table:style-name="ce1" office:value-type="float" office:value="94604.0859375" calcext:value-type="float">
            <text:p>94604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902.9609375" calcext:value-type="float">
            <text:p>91902.9609375</text:p>
          </table:table-cell>
          <table:table-cell table:style-name="ce1" office:value-type="float" office:value="94911.2578125" calcext:value-type="float">
            <text:p>94911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27.4375" calcext:value-type="float">
            <text:p>92327.4375</text:p>
          </table:table-cell>
          <table:table-cell table:style-name="ce1" office:value-type="float" office:value="95335.734375" calcext:value-type="float">
            <text:p>95335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155.0703125" calcext:value-type="float">
            <text:p>93155.0703125</text:p>
          </table:table-cell>
          <table:table-cell table:style-name="ce1" office:value-type="float" office:value="96163.3671875" calcext:value-type="float">
            <text:p>96163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252.203125" calcext:value-type="float">
            <text:p>93252.203125</text:p>
          </table:table-cell>
          <table:table-cell table:style-name="ce1" office:value-type="float" office:value="96260.5" calcext:value-type="float">
            <text:p>96260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D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72.185546875" calcext:value-type="float">
            <text:p>-1172.185546875</text:p>
          </table:table-cell>
          <table:table-cell table:style-name="ce1" office:value-type="float" office:value="-50.228759765625" calcext:value-type="float">
            <text:p>-50.228759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1.72802734375" calcext:value-type="float">
            <text:p>-1071.7280273438</text:p>
          </table:table-cell>
          <table:table-cell table:style-name="ce1" office:value-type="float" office:value="50.228759765625" calcext:value-type="float">
            <text:p>50.228759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79.653625488281" calcext:value-type="float">
            <text:p>-979.6536254883</text:p>
          </table:table-cell>
          <table:table-cell table:style-name="ce1" office:value-type="float" office:value="142.303161621094" calcext:value-type="float">
            <text:p>142.30316162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51.036254882813" calcext:value-type="float">
            <text:p>-951.0362548828</text:p>
          </table:table-cell>
          <table:table-cell table:style-name="ce1" office:value-type="float" office:value="170.920532226563" calcext:value-type="float">
            <text:p>170.92053222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70.52685546875" calcext:value-type="float">
            <text:p>-870.5268554688</text:p>
          </table:table-cell>
          <table:table-cell table:style-name="ce1" office:value-type="float" office:value="251.429931640625" calcext:value-type="float">
            <text:p>251.42993164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70.828796386719" calcext:value-type="float">
            <text:p>-770.8287963867</text:p>
          </table:table-cell>
          <table:table-cell table:style-name="ce1" office:value-type="float" office:value="351.127990722656" calcext:value-type="float">
            <text:p>351.127990722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64.458251953125" calcext:value-type="float">
            <text:p>-664.4582519531</text:p>
          </table:table-cell>
          <table:table-cell table:style-name="ce1" office:value-type="float" office:value="457.49853515625" calcext:value-type="float">
            <text:p>457.498535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38.230926513672" calcext:value-type="float">
            <text:p>-438.2309265137</text:p>
          </table:table-cell>
          <table:table-cell table:style-name="ce1" office:value-type="float" office:value="683.725830078125" calcext:value-type="float">
            <text:p>683.7258300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.41133117675781" calcext:value-type="float">
            <text:p>1.4113311768</text:p>
          </table:table-cell>
          <table:table-cell table:style-name="ce1" office:value-type="float" office:value="1123.3681640625" calcext:value-type="float">
            <text:p>1123.368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2.224792480469" calcext:value-type="float">
            <text:p>812.2247924805</text:p>
          </table:table-cell>
          <table:table-cell table:style-name="ce1" office:value-type="float" office:value="1934.181640625" calcext:value-type="float">
            <text:p>1934.18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71.03173828125" calcext:value-type="float">
            <text:p>2471.0317382813</text:p>
          </table:table-cell>
          <table:table-cell table:style-name="ce1" office:value-type="float" office:value="3592.98852539062" calcext:value-type="float">
            <text:p>3592.98852539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24.8359375" calcext:value-type="float">
            <text:p>5524.8359375</text:p>
          </table:table-cell>
          <table:table-cell table:style-name="ce1" office:value-type="float" office:value="6646.79296875" calcext:value-type="float">
            <text:p>6646.7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73.044921875" calcext:value-type="float">
            <text:p>11073.044921875</text:p>
          </table:table-cell>
          <table:table-cell table:style-name="ce1" office:value-type="float" office:value="12195.001953125" calcext:value-type="float">
            <text:p>12195.00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674.505859375" calcext:value-type="float">
            <text:p>20674.505859375</text:p>
          </table:table-cell>
          <table:table-cell table:style-name="ce1" office:value-type="float" office:value="21796.462890625" calcext:value-type="float">
            <text:p>21796.46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692.7421875" calcext:value-type="float">
            <text:p>35692.7421875</text:p>
          </table:table-cell>
          <table:table-cell table:style-name="ce1" office:value-type="float" office:value="36814.69921875" calcext:value-type="float">
            <text:p>36814.6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653.16015625" calcext:value-type="float">
            <text:p>55653.16015625</text:p>
          </table:table-cell>
          <table:table-cell table:style-name="ce1" office:value-type="float" office:value="56775.1171875" calcext:value-type="float">
            <text:p>56775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219.796875" calcext:value-type="float">
            <text:p>74219.796875</text:p>
          </table:table-cell>
          <table:table-cell table:style-name="ce1" office:value-type="float" office:value="75341.75" calcext:value-type="float">
            <text:p>75341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312.75" calcext:value-type="float">
            <text:p>84312.75</text:p>
          </table:table-cell>
          <table:table-cell table:style-name="ce1" office:value-type="float" office:value="85434.703125" calcext:value-type="float">
            <text:p>85434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916.1015625" calcext:value-type="float">
            <text:p>90916.1015625</text:p>
          </table:table-cell>
          <table:table-cell table:style-name="ce1" office:value-type="float" office:value="92038.0546875" calcext:value-type="float">
            <text:p>92038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573.75" calcext:value-type="float">
            <text:p>97573.75</text:p>
          </table:table-cell>
          <table:table-cell table:style-name="ce1" office:value-type="float" office:value="98695.703125" calcext:value-type="float">
            <text:p>98695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578.90625" calcext:value-type="float">
            <text:p>102578.90625</text:p>
          </table:table-cell>
          <table:table-cell table:style-name="ce1" office:value-type="float" office:value="103700.859375" calcext:value-type="float">
            <text:p>103700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119.03125" calcext:value-type="float">
            <text:p>107119.03125</text:p>
          </table:table-cell>
          <table:table-cell table:style-name="ce1" office:value-type="float" office:value="108240.984375" calcext:value-type="float">
            <text:p>108240.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610.140625" calcext:value-type="float">
            <text:p>109610.140625</text:p>
          </table:table-cell>
          <table:table-cell table:style-name="ce1" office:value-type="float" office:value="110732.09375" calcext:value-type="float">
            <text:p>110732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925.09375" calcext:value-type="float">
            <text:p>111925.09375</text:p>
          </table:table-cell>
          <table:table-cell table:style-name="ce1" office:value-type="float" office:value="113047.046875" calcext:value-type="float">
            <text:p>113047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263.703125" calcext:value-type="float">
            <text:p>113263.703125</text:p>
          </table:table-cell>
          <table:table-cell table:style-name="ce1" office:value-type="float" office:value="114385.65625" calcext:value-type="float">
            <text:p>114385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381.1328125" calcext:value-type="float">
            <text:p>114381.1328125</text:p>
          </table:table-cell>
          <table:table-cell table:style-name="ce1" office:value-type="float" office:value="115503.0859375" calcext:value-type="float">
            <text:p>115503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072.375" calcext:value-type="float">
            <text:p>115072.375</text:p>
          </table:table-cell>
          <table:table-cell table:style-name="ce1" office:value-type="float" office:value="116194.328125" calcext:value-type="float">
            <text:p>116194.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782.5625" calcext:value-type="float">
            <text:p>115782.5625</text:p>
          </table:table-cell>
          <table:table-cell table:style-name="ce1" office:value-type="float" office:value="116904.515625" calcext:value-type="float">
            <text:p>116904.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901.921875" calcext:value-type="float">
            <text:p>115901.921875</text:p>
          </table:table-cell>
          <table:table-cell table:style-name="ce1" office:value-type="float" office:value="117023.875" calcext:value-type="float">
            <text:p>117023.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306.5859375" calcext:value-type="float">
            <text:p>116306.5859375</text:p>
          </table:table-cell>
          <table:table-cell table:style-name="ce1" office:value-type="float" office:value="117428.5390625" calcext:value-type="float">
            <text:p>117428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589.09375" calcext:value-type="float">
            <text:p>115589.09375</text:p>
          </table:table-cell>
          <table:table-cell table:style-name="ce1" office:value-type="float" office:value="116711.046875" calcext:value-type="float">
            <text:p>116711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375.2734375" calcext:value-type="float">
            <text:p>116375.2734375</text:p>
          </table:table-cell>
          <table:table-cell table:style-name="ce1" office:value-type="float" office:value="117497.2265625" calcext:value-type="float">
            <text:p>117497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144.140625" calcext:value-type="float">
            <text:p>117144.140625</text:p>
          </table:table-cell>
          <table:table-cell table:style-name="ce1" office:value-type="float" office:value="118266.09375" calcext:value-type="float">
            <text:p>118266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927.28125" calcext:value-type="float">
            <text:p>116927.28125</text:p>
          </table:table-cell>
          <table:table-cell table:style-name="ce1" office:value-type="float" office:value="118049.234375" calcext:value-type="float">
            <text:p>118049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677.828125" calcext:value-type="float">
            <text:p>117677.828125</text:p>
          </table:table-cell>
          <table:table-cell table:style-name="ce1" office:value-type="float" office:value="118799.78125" calcext:value-type="float">
            <text:p>118799.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10.2177734375" calcext:value-type="float">
            <text:p>-1210.2177734375</text:p>
          </table:table-cell>
          <table:table-cell table:style-name="ce1" office:value-type="float" office:value="-60.0017890930176" calcext:value-type="float">
            <text:p>-60.00178909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3.58666992188" calcext:value-type="float">
            <text:p>-1153.5866699219</text:p>
          </table:table-cell>
          <table:table-cell table:style-name="ce1" office:value-type="float" office:value="-3.37068676948547" calcext:value-type="float">
            <text:p>-3.37068676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6.84350585938" calcext:value-type="float">
            <text:p>-1086.8435058594</text:p>
          </table:table-cell>
          <table:table-cell table:style-name="ce1" office:value-type="float" office:value="63.3724784851074" calcext:value-type="float">
            <text:p>63.372478485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9.25122070313" calcext:value-type="float">
            <text:p>-1089.2512207031</text:p>
          </table:table-cell>
          <table:table-cell table:style-name="ce1" office:value-type="float" office:value="60.9647636413574" calcext:value-type="float">
            <text:p>60.96476364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5.80493164063" calcext:value-type="float">
            <text:p>-1085.8049316406</text:p>
          </table:table-cell>
          <table:table-cell table:style-name="ce1" office:value-type="float" office:value="64.4110488891602" calcext:value-type="float">
            <text:p>64.41104888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3.43011474609" calcext:value-type="float">
            <text:p>-1023.4301147461</text:p>
          </table:table-cell>
          <table:table-cell table:style-name="ce1" office:value-type="float" office:value="126.785865783691" calcext:value-type="float">
            <text:p>126.785865783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64.61865234375" calcext:value-type="float">
            <text:p>-864.6186523438</text:p>
          </table:table-cell>
          <table:table-cell table:style-name="ce1" office:value-type="float" office:value="285.597320556641" calcext:value-type="float">
            <text:p>285.59732055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43.902587890625" calcext:value-type="float">
            <text:p>-643.9025878906</text:p>
          </table:table-cell>
          <table:table-cell table:style-name="ce1" office:value-type="float" office:value="506.313385009766" calcext:value-type="float">
            <text:p>506.31338500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2.285217285156" calcext:value-type="float">
            <text:p>-172.2852172852</text:p>
          </table:table-cell>
          <table:table-cell table:style-name="ce1" office:value-type="float" office:value="977.930786132812" calcext:value-type="float">
            <text:p>977.930786132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2.023559570313" calcext:value-type="float">
            <text:p>612.0235595703</text:p>
          </table:table-cell>
          <table:table-cell table:style-name="ce1" office:value-type="float" office:value="1762.23950195313" calcext:value-type="float">
            <text:p>1762.2395019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54.3076171875" calcext:value-type="float">
            <text:p>2254.3076171875</text:p>
          </table:table-cell>
          <table:table-cell table:style-name="ce1" office:value-type="float" office:value="3404.52368164062" calcext:value-type="float">
            <text:p>3404.52368164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252.01171875" calcext:value-type="float">
            <text:p>5252.01171875</text:p>
          </table:table-cell>
          <table:table-cell table:style-name="ce1" office:value-type="float" office:value="6402.2275390625" calcext:value-type="float">
            <text:p>6402.227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78.8076171875" calcext:value-type="float">
            <text:p>10778.8076171875</text:p>
          </table:table-cell>
          <table:table-cell table:style-name="ce1" office:value-type="float" office:value="11929.0234375" calcext:value-type="float">
            <text:p>11929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325.6640625" calcext:value-type="float">
            <text:p>20325.6640625</text:p>
          </table:table-cell>
          <table:table-cell table:style-name="ce1" office:value-type="float" office:value="21475.880859375" calcext:value-type="float">
            <text:p>21475.88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469.46484375" calcext:value-type="float">
            <text:p>35469.46484375</text:p>
          </table:table-cell>
          <table:table-cell table:style-name="ce1" office:value-type="float" office:value="36619.6796875" calcext:value-type="float">
            <text:p>36619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5535.3671875" calcext:value-type="float">
            <text:p>55535.3671875</text:p>
          </table:table-cell>
          <table:table-cell table:style-name="ce1" office:value-type="float" office:value="56685.58203125" calcext:value-type="float">
            <text:p>56685.5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630.8359375" calcext:value-type="float">
            <text:p>74630.8359375</text:p>
          </table:table-cell>
          <table:table-cell table:style-name="ce1" office:value-type="float" office:value="75781.0546875" calcext:value-type="float">
            <text:p>75781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265.5859375" calcext:value-type="float">
            <text:p>86265.5859375</text:p>
          </table:table-cell>
          <table:table-cell table:style-name="ce1" office:value-type="float" office:value="87415.8046875" calcext:value-type="float">
            <text:p>87415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152.578125" calcext:value-type="float">
            <text:p>93152.578125</text:p>
          </table:table-cell>
          <table:table-cell table:style-name="ce1" office:value-type="float" office:value="94302.796875" calcext:value-type="float">
            <text:p>94302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714.0078125" calcext:value-type="float">
            <text:p>99714.0078125</text:p>
          </table:table-cell>
          <table:table-cell table:style-name="ce1" office:value-type="float" office:value="100864.2265625" calcext:value-type="float">
            <text:p>100864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76.578125" calcext:value-type="float">
            <text:p>105276.578125</text:p>
          </table:table-cell>
          <table:table-cell table:style-name="ce1" office:value-type="float" office:value="106426.796875" calcext:value-type="float">
            <text:p>106426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556.109375" calcext:value-type="float">
            <text:p>108556.109375</text:p>
          </table:table-cell>
          <table:table-cell table:style-name="ce1" office:value-type="float" office:value="109706.328125" calcext:value-type="float">
            <text:p>109706.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447.0390625" calcext:value-type="float">
            <text:p>112447.0390625</text:p>
          </table:table-cell>
          <table:table-cell table:style-name="ce1" office:value-type="float" office:value="113597.2578125" calcext:value-type="float">
            <text:p>113597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743.2421875" calcext:value-type="float">
            <text:p>114743.2421875</text:p>
          </table:table-cell>
          <table:table-cell table:style-name="ce1" office:value-type="float" office:value="115893.4609375" calcext:value-type="float">
            <text:p>115893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086.0703125" calcext:value-type="float">
            <text:p>115086.0703125</text:p>
          </table:table-cell>
          <table:table-cell table:style-name="ce1" office:value-type="float" office:value="116236.2890625" calcext:value-type="float">
            <text:p>116236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326.3046875" calcext:value-type="float">
            <text:p>117326.3046875</text:p>
          </table:table-cell>
          <table:table-cell table:style-name="ce1" office:value-type="float" office:value="118476.5234375" calcext:value-type="float">
            <text:p>118476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192.8125" calcext:value-type="float">
            <text:p>118192.8125</text:p>
          </table:table-cell>
          <table:table-cell table:style-name="ce1" office:value-type="float" office:value="119343.03125" calcext:value-type="float">
            <text:p>119343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572.21875" calcext:value-type="float">
            <text:p>119572.21875</text:p>
          </table:table-cell>
          <table:table-cell table:style-name="ce1" office:value-type="float" office:value="120722.4375" calcext:value-type="float">
            <text:p>120722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804.53125" calcext:value-type="float">
            <text:p>119804.53125</text:p>
          </table:table-cell>
          <table:table-cell table:style-name="ce1" office:value-type="float" office:value="120954.75" calcext:value-type="float">
            <text:p>120954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274.671875" calcext:value-type="float">
            <text:p>120274.671875</text:p>
          </table:table-cell>
          <table:table-cell table:style-name="ce1" office:value-type="float" office:value="121424.890625" calcext:value-type="float">
            <text:p>121424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884.6640625" calcext:value-type="float">
            <text:p>119884.6640625</text:p>
          </table:table-cell>
          <table:table-cell table:style-name="ce1" office:value-type="float" office:value="121034.8828125" calcext:value-type="float">
            <text:p>121034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083.1875" calcext:value-type="float">
            <text:p>120083.1875</text:p>
          </table:table-cell>
          <table:table-cell table:style-name="ce1" office:value-type="float" office:value="121233.40625" calcext:value-type="float">
            <text:p>121233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9348.4375" calcext:value-type="float">
            <text:p>119348.4375</text:p>
          </table:table-cell>
          <table:table-cell table:style-name="ce1" office:value-type="float" office:value="120498.65625" calcext:value-type="float">
            <text:p>120498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783.8125" calcext:value-type="float">
            <text:p>121783.8125</text:p>
          </table:table-cell>
          <table:table-cell table:style-name="ce1" office:value-type="float" office:value="122934.03125" calcext:value-type="float">
            <text:p>122934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981.90625" calcext:value-type="float">
            <text:p>121981.90625</text:p>
          </table:table-cell>
          <table:table-cell table:style-name="ce1" office:value-type="float" office:value="123132.125" calcext:value-type="float">
            <text:p>123132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37.71826171875" calcext:value-type="float">
            <text:p>-1437.7182617188</text:p>
          </table:table-cell>
          <table:table-cell table:style-name="ce1" office:value-type="float" office:value="-21.902587890625" calcext:value-type="float">
            <text:p>-21.90258789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93.9130859375" calcext:value-type="float">
            <text:p>-1393.9130859375</text:p>
          </table:table-cell>
          <table:table-cell table:style-name="ce1" office:value-type="float" office:value="21.902587890625" calcext:value-type="float">
            <text:p>21.90258789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51.33081054688" calcext:value-type="float">
            <text:p>-1351.3308105469</text:p>
          </table:table-cell>
          <table:table-cell table:style-name="ce1" office:value-type="float" office:value="64.48486328125" calcext:value-type="float">
            <text:p>64.4848632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47.29248046875" calcext:value-type="float">
            <text:p>-1347.2924804688</text:p>
          </table:table-cell>
          <table:table-cell table:style-name="ce1" office:value-type="float" office:value="68.523193359375" calcext:value-type="float">
            <text:p>68.523193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7.38903808594" calcext:value-type="float">
            <text:p>-1257.3890380859</text:p>
          </table:table-cell>
          <table:table-cell table:style-name="ce1" office:value-type="float" office:value="158.426635742188" calcext:value-type="float">
            <text:p>158.42663574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37.01684570313" calcext:value-type="float">
            <text:p>-1237.0168457031</text:p>
          </table:table-cell>
          <table:table-cell table:style-name="ce1" office:value-type="float" office:value="178.798828125" calcext:value-type="float">
            <text:p>178.79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09.87817382813" calcext:value-type="float">
            <text:p>-1109.8781738281</text:p>
          </table:table-cell>
          <table:table-cell table:style-name="ce1" office:value-type="float" office:value="305.9375" calcext:value-type="float">
            <text:p>305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97.118530273437" calcext:value-type="float">
            <text:p>-897.1185302734</text:p>
          </table:table-cell>
          <table:table-cell table:style-name="ce1" office:value-type="float" office:value="518.697143554688" calcext:value-type="float">
            <text:p>518.697143554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52.470397949219" calcext:value-type="float">
            <text:p>-452.4703979492</text:p>
          </table:table-cell>
          <table:table-cell table:style-name="ce1" office:value-type="float" office:value="963.345275878906" calcext:value-type="float">
            <text:p>963.34527587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3.369415283203" calcext:value-type="float">
            <text:p>323.3694152832</text:p>
          </table:table-cell>
          <table:table-cell table:style-name="ce1" office:value-type="float" office:value="1739.18505859375" calcext:value-type="float">
            <text:p>1739.1850585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22.83642578125" calcext:value-type="float">
            <text:p>1822.8364257813</text:p>
          </table:table-cell>
          <table:table-cell table:style-name="ce1" office:value-type="float" office:value="3238.65209960937" calcext:value-type="float">
            <text:p>3238.65209960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661.1982421875" calcext:value-type="float">
            <text:p>4661.1982421875</text:p>
          </table:table-cell>
          <table:table-cell table:style-name="ce1" office:value-type="float" office:value="6077.013671875" calcext:value-type="float">
            <text:p>6077.01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38.6328125" calcext:value-type="float">
            <text:p>9838.6328125</text:p>
          </table:table-cell>
          <table:table-cell table:style-name="ce1" office:value-type="float" office:value="11254.4482421875" calcext:value-type="float">
            <text:p>11254.448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831.44140625" calcext:value-type="float">
            <text:p>18831.44140625</text:p>
          </table:table-cell>
          <table:table-cell table:style-name="ce1" office:value-type="float" office:value="20247.2578125" calcext:value-type="float">
            <text:p>20247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204.36328125" calcext:value-type="float">
            <text:p>33204.36328125</text:p>
          </table:table-cell>
          <table:table-cell table:style-name="ce1" office:value-type="float" office:value="34620.1796875" calcext:value-type="float">
            <text:p>34620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2605.1015625" calcext:value-type="float">
            <text:p>52605.1015625</text:p>
          </table:table-cell>
          <table:table-cell table:style-name="ce1" office:value-type="float" office:value="54020.91796875" calcext:value-type="float">
            <text:p>54020.9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1836.234375" calcext:value-type="float">
            <text:p>71836.234375</text:p>
          </table:table-cell>
          <table:table-cell table:style-name="ce1" office:value-type="float" office:value="73252.046875" calcext:value-type="float">
            <text:p>73252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409.484375" calcext:value-type="float">
            <text:p>83409.484375</text:p>
          </table:table-cell>
          <table:table-cell table:style-name="ce1" office:value-type="float" office:value="84825.296875" calcext:value-type="float">
            <text:p>84825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808.296875" calcext:value-type="float">
            <text:p>89808.296875</text:p>
          </table:table-cell>
          <table:table-cell table:style-name="ce1" office:value-type="float" office:value="91224.109375" calcext:value-type="float">
            <text:p>91224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168.046875" calcext:value-type="float">
            <text:p>96168.046875</text:p>
          </table:table-cell>
          <table:table-cell table:style-name="ce1" office:value-type="float" office:value="97583.859375" calcext:value-type="float">
            <text:p>97583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39.2109375" calcext:value-type="float">
            <text:p>101439.2109375</text:p>
          </table:table-cell>
          <table:table-cell table:style-name="ce1" office:value-type="float" office:value="102855.0234375" calcext:value-type="float">
            <text:p>102855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927.875" calcext:value-type="float">
            <text:p>104927.875</text:p>
          </table:table-cell>
          <table:table-cell table:style-name="ce1" office:value-type="float" office:value="106343.6875" calcext:value-type="float">
            <text:p>106343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641.671875" calcext:value-type="float">
            <text:p>107641.671875</text:p>
          </table:table-cell>
          <table:table-cell table:style-name="ce1" office:value-type="float" office:value="109057.484375" calcext:value-type="float">
            <text:p>109057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91.03125" calcext:value-type="float">
            <text:p>109991.03125</text:p>
          </table:table-cell>
          <table:table-cell table:style-name="ce1" office:value-type="float" office:value="111406.84375" calcext:value-type="float">
            <text:p>111406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425.53125" calcext:value-type="float">
            <text:p>111425.53125</text:p>
          </table:table-cell>
          <table:table-cell table:style-name="ce1" office:value-type="float" office:value="112841.34375" calcext:value-type="float">
            <text:p>112841.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861.90625" calcext:value-type="float">
            <text:p>112861.90625</text:p>
          </table:table-cell>
          <table:table-cell table:style-name="ce1" office:value-type="float" office:value="114277.71875" calcext:value-type="float">
            <text:p>114277.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847.09375" calcext:value-type="float">
            <text:p>113847.09375</text:p>
          </table:table-cell>
          <table:table-cell table:style-name="ce1" office:value-type="float" office:value="115262.90625" calcext:value-type="float">
            <text:p>115262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360.5078125" calcext:value-type="float">
            <text:p>114360.5078125</text:p>
          </table:table-cell>
          <table:table-cell table:style-name="ce1" office:value-type="float" office:value="115776.3203125" calcext:value-type="float">
            <text:p>115776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424.1640625" calcext:value-type="float">
            <text:p>115424.1640625</text:p>
          </table:table-cell>
          <table:table-cell table:style-name="ce1" office:value-type="float" office:value="116839.9765625" calcext:value-type="float">
            <text:p>116839.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127.9375" calcext:value-type="float">
            <text:p>116127.9375</text:p>
          </table:table-cell>
          <table:table-cell table:style-name="ce1" office:value-type="float" office:value="117543.75" calcext:value-type="float">
            <text:p>117543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213.5234375" calcext:value-type="float">
            <text:p>116213.5234375</text:p>
          </table:table-cell>
          <table:table-cell table:style-name="ce1" office:value-type="float" office:value="117629.3359375" calcext:value-type="float">
            <text:p>117629.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610.7890625" calcext:value-type="float">
            <text:p>116610.7890625</text:p>
          </table:table-cell>
          <table:table-cell table:style-name="ce1" office:value-type="float" office:value="118026.6015625" calcext:value-type="float">
            <text:p>118026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957.375" calcext:value-type="float">
            <text:p>116957.375</text:p>
          </table:table-cell>
          <table:table-cell table:style-name="ce1" office:value-type="float" office:value="118373.1875" calcext:value-type="float">
            <text:p>118373.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968.90625" calcext:value-type="float">
            <text:p>116968.90625</text:p>
          </table:table-cell>
          <table:table-cell table:style-name="ce1" office:value-type="float" office:value="118384.71875" calcext:value-type="float">
            <text:p>118384.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7226.8671875" calcext:value-type="float">
            <text:p>117226.8671875</text:p>
          </table:table-cell>
          <table:table-cell table:style-name="ce1" office:value-type="float" office:value="118642.6796875" calcext:value-type="float">
            <text:p>118642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28.91271972656" calcext:value-type="float">
            <text:p>-1128.9127197266</text:p>
          </table:table-cell>
          <table:table-cell table:style-name="ce1" office:value-type="float" office:value="-32.13623046875" calcext:value-type="float">
            <text:p>-32.1362304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4.64025878906" calcext:value-type="float">
            <text:p>-1064.6402587891</text:p>
          </table:table-cell>
          <table:table-cell table:style-name="ce1" office:value-type="float" office:value="32.13623046875" calcext:value-type="float">
            <text:p>32.1362304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5.42749023438" calcext:value-type="float">
            <text:p>-1015.4274902344</text:p>
          </table:table-cell>
          <table:table-cell table:style-name="ce1" office:value-type="float" office:value="81.3489990234375" calcext:value-type="float">
            <text:p>81.3489990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33.216552734375" calcext:value-type="float">
            <text:p>-933.2165527344</text:p>
          </table:table-cell>
          <table:table-cell table:style-name="ce1" office:value-type="float" office:value="163.559936523438" calcext:value-type="float">
            <text:p>163.5599365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6.569946289063" calcext:value-type="float">
            <text:p>-756.5699462891</text:p>
          </table:table-cell>
          <table:table-cell table:style-name="ce1" office:value-type="float" office:value="340.20654296875" calcext:value-type="float">
            <text:p>340.20654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37.5576171875" calcext:value-type="float">
            <text:p>-437.5576171875</text:p>
          </table:table-cell>
          <table:table-cell table:style-name="ce1" office:value-type="float" office:value="659.218872070313" calcext:value-type="float">
            <text:p>659.218872070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12.384384155273" calcext:value-type="float">
            <text:p>212.3843841553</text:p>
          </table:table-cell>
          <table:table-cell table:style-name="ce1" office:value-type="float" office:value="1309.16088867188" calcext:value-type="float">
            <text:p>1309.1608886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27.80944824219" calcext:value-type="float">
            <text:p>1427.8094482422</text:p>
          </table:table-cell>
          <table:table-cell table:style-name="ce1" office:value-type="float" office:value="2524.5859375" calcext:value-type="float">
            <text:p>2524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805.9296875" calcext:value-type="float">
            <text:p>3805.9296875</text:p>
          </table:table-cell>
          <table:table-cell table:style-name="ce1" office:value-type="float" office:value="4902.7060546875" calcext:value-type="float">
            <text:p>4902.706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18.267578125" calcext:value-type="float">
            <text:p>8218.267578125</text:p>
          </table:table-cell>
          <table:table-cell table:style-name="ce1" office:value-type="float" office:value="9315.0439453125" calcext:value-type="float">
            <text:p>9315.043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141.87890625" calcext:value-type="float">
            <text:p>16141.87890625</text:p>
          </table:table-cell>
          <table:table-cell table:style-name="ce1" office:value-type="float" office:value="17238.65625" calcext:value-type="float">
            <text:p>17238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462.416015625" calcext:value-type="float">
            <text:p>29462.416015625</text:p>
          </table:table-cell>
          <table:table-cell table:style-name="ce1" office:value-type="float" office:value="30559.193359375" calcext:value-type="float">
            <text:p>30559.19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8729.078125" calcext:value-type="float">
            <text:p>48729.078125</text:p>
          </table:table-cell>
          <table:table-cell table:style-name="ce1" office:value-type="float" office:value="49825.85546875" calcext:value-type="float">
            <text:p>49825.8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8836.75" calcext:value-type="float">
            <text:p>68836.75</text:p>
          </table:table-cell>
          <table:table-cell table:style-name="ce1" office:value-type="float" office:value="69933.5234375" calcext:value-type="float">
            <text:p>69933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392.3515625" calcext:value-type="float">
            <text:p>80392.3515625</text:p>
          </table:table-cell>
          <table:table-cell table:style-name="ce1" office:value-type="float" office:value="81489.125" calcext:value-type="float">
            <text:p>81489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881.65625" calcext:value-type="float">
            <text:p>83881.65625</text:p>
          </table:table-cell>
          <table:table-cell table:style-name="ce1" office:value-type="float" office:value="84978.4296875" calcext:value-type="float">
            <text:p>84978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556.8828125" calcext:value-type="float">
            <text:p>84556.8828125</text:p>
          </table:table-cell>
          <table:table-cell table:style-name="ce1" office:value-type="float" office:value="85653.65625" calcext:value-type="float">
            <text:p>85653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775.171875" calcext:value-type="float">
            <text:p>87775.171875</text:p>
          </table:table-cell>
          <table:table-cell table:style-name="ce1" office:value-type="float" office:value="88871.9453125" calcext:value-type="float">
            <text:p>88871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864.3125" calcext:value-type="float">
            <text:p>89864.3125</text:p>
          </table:table-cell>
          <table:table-cell table:style-name="ce1" office:value-type="float" office:value="90961.0859375" calcext:value-type="float">
            <text:p>90961.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489.015625" calcext:value-type="float">
            <text:p>91489.015625</text:p>
          </table:table-cell>
          <table:table-cell table:style-name="ce1" office:value-type="float" office:value="92585.7890625" calcext:value-type="float">
            <text:p>92585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660.84375" calcext:value-type="float">
            <text:p>93660.84375</text:p>
          </table:table-cell>
          <table:table-cell table:style-name="ce1" office:value-type="float" office:value="94757.6171875" calcext:value-type="float">
            <text:p>94757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517.21875" calcext:value-type="float">
            <text:p>95517.21875</text:p>
          </table:table-cell>
          <table:table-cell table:style-name="ce1" office:value-type="float" office:value="96613.9921875" calcext:value-type="float">
            <text:p>96613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03.125" calcext:value-type="float">
            <text:p>96803.125</text:p>
          </table:table-cell>
          <table:table-cell table:style-name="ce1" office:value-type="float" office:value="97899.8984375" calcext:value-type="float">
            <text:p>97899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104.7109375" calcext:value-type="float">
            <text:p>98104.7109375</text:p>
          </table:table-cell>
          <table:table-cell table:style-name="ce1" office:value-type="float" office:value="99201.484375" calcext:value-type="float">
            <text:p>99201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233.4296875" calcext:value-type="float">
            <text:p>99233.4296875</text:p>
          </table:table-cell>
          <table:table-cell table:style-name="ce1" office:value-type="float" office:value="100330.203125" calcext:value-type="float">
            <text:p>100330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845.46875" calcext:value-type="float">
            <text:p>99845.46875</text:p>
          </table:table-cell>
          <table:table-cell table:style-name="ce1" office:value-type="float" office:value="100942.2421875" calcext:value-type="float">
            <text:p>100942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616.75" calcext:value-type="float">
            <text:p>100616.75</text:p>
          </table:table-cell>
          <table:table-cell table:style-name="ce1" office:value-type="float" office:value="101713.5234375" calcext:value-type="float">
            <text:p>101713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566.03125" calcext:value-type="float">
            <text:p>101566.03125</text:p>
          </table:table-cell>
          <table:table-cell table:style-name="ce1" office:value-type="float" office:value="102662.8046875" calcext:value-type="float">
            <text:p>102662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19.7890625" calcext:value-type="float">
            <text:p>102619.7890625</text:p>
          </table:table-cell>
          <table:table-cell table:style-name="ce1" office:value-type="float" office:value="103716.5625" calcext:value-type="float">
            <text:p>103716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05.71875" calcext:value-type="float">
            <text:p>103105.71875</text:p>
          </table:table-cell>
          <table:table-cell table:style-name="ce1" office:value-type="float" office:value="104202.4921875" calcext:value-type="float">
            <text:p>104202.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540.15625" calcext:value-type="float">
            <text:p>103540.15625</text:p>
          </table:table-cell>
          <table:table-cell table:style-name="ce1" office:value-type="float" office:value="104636.9296875" calcext:value-type="float">
            <text:p>104636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12.109375" calcext:value-type="float">
            <text:p>103912.109375</text:p>
          </table:table-cell>
          <table:table-cell table:style-name="ce1" office:value-type="float" office:value="105008.8828125" calcext:value-type="float">
            <text:p>105008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795.234375" calcext:value-type="float">
            <text:p>104795.234375</text:p>
          </table:table-cell>
          <table:table-cell table:style-name="ce1" office:value-type="float" office:value="105892.0078125" calcext:value-type="float">
            <text:p>105892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79.359375" calcext:value-type="float">
            <text:p>104379.359375</text:p>
          </table:table-cell>
          <table:table-cell table:style-name="ce1" office:value-type="float" office:value="105476.1328125" calcext:value-type="float">
            <text:p>105476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732.0078125" calcext:value-type="float">
            <text:p>104732.0078125</text:p>
          </table:table-cell>
          <table:table-cell table:style-name="ce1" office:value-type="float" office:value="105828.78125" calcext:value-type="float">
            <text:p>105828.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355.71313476562" calcext:value-type="float">
            <text:p>-2355.7131347656</text:p>
          </table:table-cell>
          <table:table-cell table:style-name="ce1" office:value-type="float" office:value="-12.23779296875" calcext:value-type="float">
            <text:p>-12.23779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331.23754882812" calcext:value-type="float">
            <text:p>-2331.2375488281</text:p>
          </table:table-cell>
          <table:table-cell table:style-name="ce1" office:value-type="float" office:value="12.23779296875" calcext:value-type="float">
            <text:p>12.23779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266.39721679687" calcext:value-type="float">
            <text:p>-2266.3972167969</text:p>
          </table:table-cell>
          <table:table-cell table:style-name="ce1" office:value-type="float" office:value="77.078125" calcext:value-type="float">
            <text:p>77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62.25805664062" calcext:value-type="float">
            <text:p>-2162.2580566406</text:p>
          </table:table-cell>
          <table:table-cell table:style-name="ce1" office:value-type="float" office:value="181.21728515625" calcext:value-type="float">
            <text:p>181.217285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029.3486328125" calcext:value-type="float">
            <text:p>-2029.3486328125</text:p>
          </table:table-cell>
          <table:table-cell table:style-name="ce1" office:value-type="float" office:value="314.126708984375" calcext:value-type="float">
            <text:p>314.12670898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57.990234375" calcext:value-type="float">
            <text:p>-1757.990234375</text:p>
          </table:table-cell>
          <table:table-cell table:style-name="ce1" office:value-type="float" office:value="585.485107421875" calcext:value-type="float">
            <text:p>585.48510742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09.40942382813" calcext:value-type="float">
            <text:p>-1209.4094238281</text:p>
          </table:table-cell>
          <table:table-cell table:style-name="ce1" office:value-type="float" office:value="1134.06591796875" calcext:value-type="float">
            <text:p>1134.065917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2.059417724609" calcext:value-type="float">
            <text:p>-142.0594177246</text:p>
          </table:table-cell>
          <table:table-cell table:style-name="ce1" office:value-type="float" office:value="2201.416015625" calcext:value-type="float">
            <text:p>2201.41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14.10424804688" calcext:value-type="float">
            <text:p>1914.1042480469</text:p>
          </table:table-cell>
          <table:table-cell table:style-name="ce1" office:value-type="float" office:value="4257.57958984375" calcext:value-type="float">
            <text:p>4257.57958984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70.6064453125" calcext:value-type="float">
            <text:p>5670.6064453125</text:p>
          </table:table-cell>
          <table:table-cell table:style-name="ce1" office:value-type="float" office:value="8014.08203125" calcext:value-type="float">
            <text:p>8014.0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54.10546875" calcext:value-type="float">
            <text:p>12554.10546875</text:p>
          </table:table-cell>
          <table:table-cell table:style-name="ce1" office:value-type="float" office:value="14897.5810546875" calcext:value-type="float">
            <text:p>14897.581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471.77734375" calcext:value-type="float">
            <text:p>24471.77734375</text:p>
          </table:table-cell>
          <table:table-cell table:style-name="ce1" office:value-type="float" office:value="26815.251953125" calcext:value-type="float">
            <text:p>26815.25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233.78515625" calcext:value-type="float">
            <text:p>42233.78515625</text:p>
          </table:table-cell>
          <table:table-cell table:style-name="ce1" office:value-type="float" office:value="44577.26171875" calcext:value-type="float">
            <text:p>44577.2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047.7421875" calcext:value-type="float">
            <text:p>63047.7421875</text:p>
          </table:table-cell>
          <table:table-cell table:style-name="ce1" office:value-type="float" office:value="65391.21875" calcext:value-type="float">
            <text:p>65391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970.75" calcext:value-type="float">
            <text:p>76970.75</text:p>
          </table:table-cell>
          <table:table-cell table:style-name="ce1" office:value-type="float" office:value="79314.2265625" calcext:value-type="float">
            <text:p>79314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991.34375" calcext:value-type="float">
            <text:p>81991.34375</text:p>
          </table:table-cell>
          <table:table-cell table:style-name="ce1" office:value-type="float" office:value="84334.8203125" calcext:value-type="float">
            <text:p>84334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863.109375" calcext:value-type="float">
            <text:p>82863.109375</text:p>
          </table:table-cell>
          <table:table-cell table:style-name="ce1" office:value-type="float" office:value="85206.5859375" calcext:value-type="float">
            <text:p>85206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489.921875" calcext:value-type="float">
            <text:p>85489.921875</text:p>
          </table:table-cell>
          <table:table-cell table:style-name="ce1" office:value-type="float" office:value="87833.3984375" calcext:value-type="float">
            <text:p>87833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080.3046875" calcext:value-type="float">
            <text:p>88080.3046875</text:p>
          </table:table-cell>
          <table:table-cell table:style-name="ce1" office:value-type="float" office:value="90423.78125" calcext:value-type="float">
            <text:p>90423.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971.125" calcext:value-type="float">
            <text:p>89971.125</text:p>
          </table:table-cell>
          <table:table-cell table:style-name="ce1" office:value-type="float" office:value="92314.6015625" calcext:value-type="float">
            <text:p>92314.6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696.765625" calcext:value-type="float">
            <text:p>91696.765625</text:p>
          </table:table-cell>
          <table:table-cell table:style-name="ce1" office:value-type="float" office:value="94040.2421875" calcext:value-type="float">
            <text:p>94040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810.765625" calcext:value-type="float">
            <text:p>93810.765625</text:p>
          </table:table-cell>
          <table:table-cell table:style-name="ce1" office:value-type="float" office:value="96154.2421875" calcext:value-type="float">
            <text:p>96154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212.5703125" calcext:value-type="float">
            <text:p>95212.5703125</text:p>
          </table:table-cell>
          <table:table-cell table:style-name="ce1" office:value-type="float" office:value="97556.046875" calcext:value-type="float">
            <text:p>97556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700.4765625" calcext:value-type="float">
            <text:p>96700.4765625</text:p>
          </table:table-cell>
          <table:table-cell table:style-name="ce1" office:value-type="float" office:value="99043.953125" calcext:value-type="float">
            <text:p>99043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507.53125" calcext:value-type="float">
            <text:p>97507.53125</text:p>
          </table:table-cell>
          <table:table-cell table:style-name="ce1" office:value-type="float" office:value="99851.0078125" calcext:value-type="float">
            <text:p>99851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438.7734375" calcext:value-type="float">
            <text:p>98438.7734375</text:p>
          </table:table-cell>
          <table:table-cell table:style-name="ce1" office:value-type="float" office:value="100782.25" calcext:value-type="float">
            <text:p>100782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034.375" calcext:value-type="float">
            <text:p>99034.375</text:p>
          </table:table-cell>
          <table:table-cell table:style-name="ce1" office:value-type="float" office:value="101377.8515625" calcext:value-type="float">
            <text:p>101377.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934.7578125" calcext:value-type="float">
            <text:p>99934.7578125</text:p>
          </table:table-cell>
          <table:table-cell table:style-name="ce1" office:value-type="float" office:value="102278.234375" calcext:value-type="float">
            <text:p>102278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525.59375" calcext:value-type="float">
            <text:p>100525.59375</text:p>
          </table:table-cell>
          <table:table-cell table:style-name="ce1" office:value-type="float" office:value="102869.0703125" calcext:value-type="float">
            <text:p>102869.0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236.4609375" calcext:value-type="float">
            <text:p>101236.4609375</text:p>
          </table:table-cell>
          <table:table-cell table:style-name="ce1" office:value-type="float" office:value="103579.9375" calcext:value-type="float">
            <text:p>103579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515.1484375" calcext:value-type="float">
            <text:p>101515.1484375</text:p>
          </table:table-cell>
          <table:table-cell table:style-name="ce1" office:value-type="float" office:value="103858.625" calcext:value-type="float">
            <text:p>103858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281.859375" calcext:value-type="float">
            <text:p>102281.859375</text:p>
          </table:table-cell>
          <table:table-cell table:style-name="ce1" office:value-type="float" office:value="104625.3359375" calcext:value-type="float">
            <text:p>104625.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737.4140625" calcext:value-type="float">
            <text:p>102737.4140625</text:p>
          </table:table-cell>
          <table:table-cell table:style-name="ce1" office:value-type="float" office:value="105080.890625" calcext:value-type="float">
            <text:p>105080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35.4453125" calcext:value-type="float">
            <text:p>102635.4453125</text:p>
          </table:table-cell>
          <table:table-cell table:style-name="ce1" office:value-type="float" office:value="104978.921875" calcext:value-type="float">
            <text:p>104978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76.7578125" calcext:value-type="float">
            <text:p>103176.7578125</text:p>
          </table:table-cell>
          <table:table-cell table:style-name="ce1" office:value-type="float" office:value="105520.234375" calcext:value-type="float">
            <text:p>105520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835.58178710937" calcext:value-type="float">
            <text:p>-1835.5817871094</text:p>
          </table:table-cell>
          <table:table-cell table:style-name="ce1" office:value-type="float" office:value="-10.311767578125" calcext:value-type="float">
            <text:p>-10.3117675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814.95825195313" calcext:value-type="float">
            <text:p>-1814.9582519531</text:p>
          </table:table-cell>
          <table:table-cell table:style-name="ce1" office:value-type="float" office:value="10.311767578125" calcext:value-type="float">
            <text:p>10.3117675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61.57678222656" calcext:value-type="float">
            <text:p>-1761.5767822266</text:p>
          </table:table-cell>
          <table:table-cell table:style-name="ce1" office:value-type="float" office:value="63.6932373046875" calcext:value-type="float">
            <text:p>63.693237304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01.72021484375" calcext:value-type="float">
            <text:p>-1701.7202148438</text:p>
          </table:table-cell>
          <table:table-cell table:style-name="ce1" office:value-type="float" office:value="123.5498046875" calcext:value-type="float">
            <text:p>123.549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42.23742675781" calcext:value-type="float">
            <text:p>-1542.2374267578</text:p>
          </table:table-cell>
          <table:table-cell table:style-name="ce1" office:value-type="float" office:value="283.032592773437" calcext:value-type="float">
            <text:p>283.03259277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79.20727539063" calcext:value-type="float">
            <text:p>-1279.2072753906</text:p>
          </table:table-cell>
          <table:table-cell table:style-name="ce1" office:value-type="float" office:value="546.062744140625" calcext:value-type="float">
            <text:p>546.06274414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67.292236328125" calcext:value-type="float">
            <text:p>-767.2922363281</text:p>
          </table:table-cell>
          <table:table-cell table:style-name="ce1" office:value-type="float" office:value="1057.97778320313" calcext:value-type="float">
            <text:p>1057.977783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9.615600585937" calcext:value-type="float">
            <text:p>319.6156005859</text:p>
          </table:table-cell>
          <table:table-cell table:style-name="ce1" office:value-type="float" office:value="2144.8857421875" calcext:value-type="float">
            <text:p>2144.885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81.24731445312" calcext:value-type="float">
            <text:p>2281.2473144531</text:p>
          </table:table-cell>
          <table:table-cell table:style-name="ce1" office:value-type="float" office:value="4106.517578125" calcext:value-type="float">
            <text:p>4106.51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19.6318359375" calcext:value-type="float">
            <text:p>6119.6318359375</text:p>
          </table:table-cell>
          <table:table-cell table:style-name="ce1" office:value-type="float" office:value="7944.90185546875" calcext:value-type="float">
            <text:p>7944.9018554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889.810546875" calcext:value-type="float">
            <text:p>12889.810546875</text:p>
          </table:table-cell>
          <table:table-cell table:style-name="ce1" office:value-type="float" office:value="14715.080078125" calcext:value-type="float">
            <text:p>14715.08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691.025390625" calcext:value-type="float">
            <text:p>24691.025390625</text:p>
          </table:table-cell>
          <table:table-cell table:style-name="ce1" office:value-type="float" office:value="26516.294921875" calcext:value-type="float">
            <text:p>26516.29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519.31640625" calcext:value-type="float">
            <text:p>42519.31640625</text:p>
          </table:table-cell>
          <table:table-cell table:style-name="ce1" office:value-type="float" office:value="44344.5859375" calcext:value-type="float">
            <text:p>44344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993.828125" calcext:value-type="float">
            <text:p>63993.828125</text:p>
          </table:table-cell>
          <table:table-cell table:style-name="ce1" office:value-type="float" office:value="65819.1015625" calcext:value-type="float">
            <text:p>65819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783.734375" calcext:value-type="float">
            <text:p>78783.734375</text:p>
          </table:table-cell>
          <table:table-cell table:style-name="ce1" office:value-type="float" office:value="80609.0078125" calcext:value-type="float">
            <text:p>80609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382.2890625" calcext:value-type="float">
            <text:p>84382.2890625</text:p>
          </table:table-cell>
          <table:table-cell table:style-name="ce1" office:value-type="float" office:value="86207.5625" calcext:value-type="float">
            <text:p>86207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331.078125" calcext:value-type="float">
            <text:p>85331.078125</text:p>
          </table:table-cell>
          <table:table-cell table:style-name="ce1" office:value-type="float" office:value="87156.3515625" calcext:value-type="float">
            <text:p>87156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296.015625" calcext:value-type="float">
            <text:p>88296.015625</text:p>
          </table:table-cell>
          <table:table-cell table:style-name="ce1" office:value-type="float" office:value="90121.2890625" calcext:value-type="float">
            <text:p>90121.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680.890625" calcext:value-type="float">
            <text:p>90680.890625</text:p>
          </table:table-cell>
          <table:table-cell table:style-name="ce1" office:value-type="float" office:value="92506.1640625" calcext:value-type="float">
            <text:p>92506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206.9609375" calcext:value-type="float">
            <text:p>92206.9609375</text:p>
          </table:table-cell>
          <table:table-cell table:style-name="ce1" office:value-type="float" office:value="94032.234375" calcext:value-type="float">
            <text:p>94032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821.125" calcext:value-type="float">
            <text:p>93821.125</text:p>
          </table:table-cell>
          <table:table-cell table:style-name="ce1" office:value-type="float" office:value="95646.3984375" calcext:value-type="float">
            <text:p>95646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287.671875" calcext:value-type="float">
            <text:p>96287.671875</text:p>
          </table:table-cell>
          <table:table-cell table:style-name="ce1" office:value-type="float" office:value="98112.9453125" calcext:value-type="float">
            <text:p>98112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80.578125" calcext:value-type="float">
            <text:p>96880.578125</text:p>
          </table:table-cell>
          <table:table-cell table:style-name="ce1" office:value-type="float" office:value="98705.8515625" calcext:value-type="float">
            <text:p>98705.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450.390625" calcext:value-type="float">
            <text:p>98450.390625</text:p>
          </table:table-cell>
          <table:table-cell table:style-name="ce1" office:value-type="float" office:value="100275.6640625" calcext:value-type="float">
            <text:p>100275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507.1875" calcext:value-type="float">
            <text:p>99507.1875</text:p>
          </table:table-cell>
          <table:table-cell table:style-name="ce1" office:value-type="float" office:value="101332.4609375" calcext:value-type="float">
            <text:p>101332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256.4921875" calcext:value-type="float">
            <text:p>100256.4921875</text:p>
          </table:table-cell>
          <table:table-cell table:style-name="ce1" office:value-type="float" office:value="102081.765625" calcext:value-type="float">
            <text:p>102081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944.609375" calcext:value-type="float">
            <text:p>100944.609375</text:p>
          </table:table-cell>
          <table:table-cell table:style-name="ce1" office:value-type="float" office:value="102769.8828125" calcext:value-type="float">
            <text:p>102769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600.078125" calcext:value-type="float">
            <text:p>101600.078125</text:p>
          </table:table-cell>
          <table:table-cell table:style-name="ce1" office:value-type="float" office:value="103425.3515625" calcext:value-type="float">
            <text:p>103425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323.3984375" calcext:value-type="float">
            <text:p>102323.3984375</text:p>
          </table:table-cell>
          <table:table-cell table:style-name="ce1" office:value-type="float" office:value="104148.671875" calcext:value-type="float">
            <text:p>104148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770.625" calcext:value-type="float">
            <text:p>102770.625</text:p>
          </table:table-cell>
          <table:table-cell table:style-name="ce1" office:value-type="float" office:value="104595.8984375" calcext:value-type="float">
            <text:p>104595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21.65625" calcext:value-type="float">
            <text:p>103121.65625</text:p>
          </table:table-cell>
          <table:table-cell table:style-name="ce1" office:value-type="float" office:value="104946.9296875" calcext:value-type="float">
            <text:p>104946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347.765625" calcext:value-type="float">
            <text:p>103347.765625</text:p>
          </table:table-cell>
          <table:table-cell table:style-name="ce1" office:value-type="float" office:value="105173.0390625" calcext:value-type="float">
            <text:p>105173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748.3046875" calcext:value-type="float">
            <text:p>103748.3046875</text:p>
          </table:table-cell>
          <table:table-cell table:style-name="ce1" office:value-type="float" office:value="105573.578125" calcext:value-type="float">
            <text:p>105573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556.7265625" calcext:value-type="float">
            <text:p>104556.7265625</text:p>
          </table:table-cell>
          <table:table-cell table:style-name="ce1" office:value-type="float" office:value="106382" calcext:value-type="float">
            <text:p>1063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02.5390625" calcext:value-type="float">
            <text:p>105202.5390625</text:p>
          </table:table-cell>
          <table:table-cell table:style-name="ce1" office:value-type="float" office:value="107027.8125" calcext:value-type="float">
            <text:p>107027.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E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53.40576171875" calcext:value-type="float">
            <text:p>-1753.4057617188</text:p>
          </table:table-cell>
          <table:table-cell table:style-name="ce1" office:value-type="float" office:value="-43.5445556640625" calcext:value-type="float">
            <text:p>-43.54455566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66.31665039063" calcext:value-type="float">
            <text:p>-1666.3166503906</text:p>
          </table:table-cell>
          <table:table-cell table:style-name="ce1" office:value-type="float" office:value="43.5445556640625" calcext:value-type="float">
            <text:p>43.54455566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08.11022949219" calcext:value-type="float">
            <text:p>-1608.1102294922</text:p>
          </table:table-cell>
          <table:table-cell table:style-name="ce1" office:value-type="float" office:value="101.7509765625" calcext:value-type="float">
            <text:p>101.750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53.97741699219" calcext:value-type="float">
            <text:p>-1553.9774169922</text:p>
          </table:table-cell>
          <table:table-cell table:style-name="ce1" office:value-type="float" office:value="155.8837890625" calcext:value-type="float">
            <text:p>155.883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16.22229003906" calcext:value-type="float">
            <text:p>-1516.2222900391</text:p>
          </table:table-cell>
          <table:table-cell table:style-name="ce1" office:value-type="float" office:value="193.638916015625" calcext:value-type="float">
            <text:p>193.63891601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95.04833984375" calcext:value-type="float">
            <text:p>-1495.0483398438</text:p>
          </table:table-cell>
          <table:table-cell table:style-name="ce1" office:value-type="float" office:value="214.812866210938" calcext:value-type="float">
            <text:p>214.812866210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11.36401367188" calcext:value-type="float">
            <text:p>-1411.3640136719</text:p>
          </table:table-cell>
          <table:table-cell table:style-name="ce1" office:value-type="float" office:value="298.497192382812" calcext:value-type="float">
            <text:p>298.497192382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40.06274414063" calcext:value-type="float">
            <text:p>-1340.0627441406</text:p>
          </table:table-cell>
          <table:table-cell table:style-name="ce1" office:value-type="float" office:value="369.798461914062" calcext:value-type="float">
            <text:p>369.79846191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7.84350585938" calcext:value-type="float">
            <text:p>-1157.8435058594</text:p>
          </table:table-cell>
          <table:table-cell table:style-name="ce1" office:value-type="float" office:value="552.017700195313" calcext:value-type="float">
            <text:p>552.01770019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7.337890625" calcext:value-type="float">
            <text:p>-907.337890625</text:p>
          </table:table-cell>
          <table:table-cell table:style-name="ce1" office:value-type="float" office:value="802.523315429688" calcext:value-type="float">
            <text:p>802.52331542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90.478271484375" calcext:value-type="float">
            <text:p>-290.4782714844</text:p>
          </table:table-cell>
          <table:table-cell table:style-name="ce1" office:value-type="float" office:value="1419.38293457031" calcext:value-type="float">
            <text:p>1419.382934570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8.874206542969" calcext:value-type="float">
            <text:p>888.874206543</text:p>
          </table:table-cell>
          <table:table-cell table:style-name="ce1" office:value-type="float" office:value="2598.7353515625" calcext:value-type="float">
            <text:p>2598.735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97.77319335937" calcext:value-type="float">
            <text:p>3197.7731933594</text:p>
          </table:table-cell>
          <table:table-cell table:style-name="ce1" office:value-type="float" office:value="4907.63427734375" calcext:value-type="float">
            <text:p>4907.63427734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22.443359375" calcext:value-type="float">
            <text:p>7422.443359375</text:p>
          </table:table-cell>
          <table:table-cell table:style-name="ce1" office:value-type="float" office:value="9132.3046875" calcext:value-type="float">
            <text:p>9132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971.591796875" calcext:value-type="float">
            <text:p>14971.591796875</text:p>
          </table:table-cell>
          <table:table-cell table:style-name="ce1" office:value-type="float" office:value="16681.453125" calcext:value-type="float">
            <text:p>16681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7584.66796875" calcext:value-type="float">
            <text:p>27584.66796875</text:p>
          </table:table-cell>
          <table:table-cell table:style-name="ce1" office:value-type="float" office:value="29294.529296875" calcext:value-type="float">
            <text:p>29294.52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5385.6796875" calcext:value-type="float">
            <text:p>45385.6796875</text:p>
          </table:table-cell>
          <table:table-cell table:style-name="ce1" office:value-type="float" office:value="47095.5390625" calcext:value-type="float">
            <text:p>47095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867.359375" calcext:value-type="float">
            <text:p>63867.359375</text:p>
          </table:table-cell>
          <table:table-cell table:style-name="ce1" office:value-type="float" office:value="65577.21875" calcext:value-type="float">
            <text:p>65577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408.9375" calcext:value-type="float">
            <text:p>74408.9375</text:p>
          </table:table-cell>
          <table:table-cell table:style-name="ce1" office:value-type="float" office:value="76118.796875" calcext:value-type="float">
            <text:p>76118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497.1875" calcext:value-type="float">
            <text:p>77497.1875</text:p>
          </table:table-cell>
          <table:table-cell table:style-name="ce1" office:value-type="float" office:value="79207.046875" calcext:value-type="float">
            <text:p>79207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397.6015625" calcext:value-type="float">
            <text:p>80397.6015625</text:p>
          </table:table-cell>
          <table:table-cell table:style-name="ce1" office:value-type="float" office:value="82107.4609375" calcext:value-type="float">
            <text:p>82107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406.9765625" calcext:value-type="float">
            <text:p>84406.9765625</text:p>
          </table:table-cell>
          <table:table-cell table:style-name="ce1" office:value-type="float" office:value="86116.8359375" calcext:value-type="float">
            <text:p>86116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928.0859375" calcext:value-type="float">
            <text:p>86928.0859375</text:p>
          </table:table-cell>
          <table:table-cell table:style-name="ce1" office:value-type="float" office:value="88637.9453125" calcext:value-type="float">
            <text:p>88637.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319.375" calcext:value-type="float">
            <text:p>89319.375</text:p>
          </table:table-cell>
          <table:table-cell table:style-name="ce1" office:value-type="float" office:value="91029.234375" calcext:value-type="float">
            <text:p>91029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159.0078125" calcext:value-type="float">
            <text:p>91159.0078125</text:p>
          </table:table-cell>
          <table:table-cell table:style-name="ce1" office:value-type="float" office:value="92868.8671875" calcext:value-type="float">
            <text:p>92868.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302.21875" calcext:value-type="float">
            <text:p>92302.21875</text:p>
          </table:table-cell>
          <table:table-cell table:style-name="ce1" office:value-type="float" office:value="94012.078125" calcext:value-type="float">
            <text:p>94012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783.1796875" calcext:value-type="float">
            <text:p>93783.1796875</text:p>
          </table:table-cell>
          <table:table-cell table:style-name="ce1" office:value-type="float" office:value="95493.0390625" calcext:value-type="float">
            <text:p>95493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916.578125" calcext:value-type="float">
            <text:p>94916.578125</text:p>
          </table:table-cell>
          <table:table-cell table:style-name="ce1" office:value-type="float" office:value="96626.4375" calcext:value-type="float">
            <text:p>96626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412.203125" calcext:value-type="float">
            <text:p>95412.203125</text:p>
          </table:table-cell>
          <table:table-cell table:style-name="ce1" office:value-type="float" office:value="97122.0625" calcext:value-type="float">
            <text:p>97122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229.9140625" calcext:value-type="float">
            <text:p>96229.9140625</text:p>
          </table:table-cell>
          <table:table-cell table:style-name="ce1" office:value-type="float" office:value="97939.7734375" calcext:value-type="float">
            <text:p>97939.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91.59375" calcext:value-type="float">
            <text:p>96891.59375</text:p>
          </table:table-cell>
          <table:table-cell table:style-name="ce1" office:value-type="float" office:value="98601.453125" calcext:value-type="float">
            <text:p>98601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954.890625" calcext:value-type="float">
            <text:p>97954.890625</text:p>
          </table:table-cell>
          <table:table-cell table:style-name="ce1" office:value-type="float" office:value="99664.75" calcext:value-type="float">
            <text:p>99664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799.9375" calcext:value-type="float">
            <text:p>98799.9375</text:p>
          </table:table-cell>
          <table:table-cell table:style-name="ce1" office:value-type="float" office:value="100509.796875" calcext:value-type="float">
            <text:p>100509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156.578125" calcext:value-type="float">
            <text:p>98156.578125</text:p>
          </table:table-cell>
          <table:table-cell table:style-name="ce1" office:value-type="float" office:value="99866.4375" calcext:value-type="float">
            <text:p>99866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403.390625" calcext:value-type="float">
            <text:p>98403.390625</text:p>
          </table:table-cell>
          <table:table-cell table:style-name="ce1" office:value-type="float" office:value="100113.25" calcext:value-type="float">
            <text:p>100113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95.90124511719" calcext:value-type="float">
            <text:p>-1695.9012451172</text:p>
          </table:table-cell>
          <table:table-cell table:style-name="ce1" office:value-type="float" office:value="-14.8494262695313" calcext:value-type="float">
            <text:p>-14.84942626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66.20239257813" calcext:value-type="float">
            <text:p>-1666.2023925781</text:p>
          </table:table-cell>
          <table:table-cell table:style-name="ce1" office:value-type="float" office:value="14.8494262695313" calcext:value-type="float">
            <text:p>14.84942626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59.60009765625" calcext:value-type="float">
            <text:p>-1659.6000976563</text:p>
          </table:table-cell>
          <table:table-cell table:style-name="ce1" office:value-type="float" office:value="21.4517211914062" calcext:value-type="float">
            <text:p>21.45172119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36.93225097656" calcext:value-type="float">
            <text:p>-1636.9322509766</text:p>
          </table:table-cell>
          <table:table-cell table:style-name="ce1" office:value-type="float" office:value="44.1195678710938" calcext:value-type="float">
            <text:p>44.11956787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04.00952148438" calcext:value-type="float">
            <text:p>-1604.0095214844</text:p>
          </table:table-cell>
          <table:table-cell table:style-name="ce1" office:value-type="float" office:value="77.0422973632813" calcext:value-type="float">
            <text:p>77.042297363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83.99523925781" calcext:value-type="float">
            <text:p>-1583.9952392578</text:p>
          </table:table-cell>
          <table:table-cell table:style-name="ce1" office:value-type="float" office:value="97.0565795898438" calcext:value-type="float">
            <text:p>97.056579589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46.08813476563" calcext:value-type="float">
            <text:p>-1546.0881347656</text:p>
          </table:table-cell>
          <table:table-cell table:style-name="ce1" office:value-type="float" office:value="134.963684082031" calcext:value-type="float">
            <text:p>134.9636840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32.41625976563" calcext:value-type="float">
            <text:p>-1432.4162597656</text:p>
          </table:table-cell>
          <table:table-cell table:style-name="ce1" office:value-type="float" office:value="248.635559082031" calcext:value-type="float">
            <text:p>248.6355590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74.9111328125" calcext:value-type="float">
            <text:p>-1274.9111328125</text:p>
          </table:table-cell>
          <table:table-cell table:style-name="ce1" office:value-type="float" office:value="406.140686035156" calcext:value-type="float">
            <text:p>406.140686035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68.472839355469" calcext:value-type="float">
            <text:p>-868.4728393555</text:p>
          </table:table-cell>
          <table:table-cell table:style-name="ce1" office:value-type="float" office:value="812.578979492188" calcext:value-type="float">
            <text:p>812.57897949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33.568939208984" calcext:value-type="float">
            <text:p>-233.568939209</text:p>
          </table:table-cell>
          <table:table-cell table:style-name="ce1" office:value-type="float" office:value="1447.48291015625" calcext:value-type="float">
            <text:p>1447.482910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3.45861816406" calcext:value-type="float">
            <text:p>1093.4586181641</text:p>
          </table:table-cell>
          <table:table-cell table:style-name="ce1" office:value-type="float" office:value="2774.51049804687" calcext:value-type="float">
            <text:p>2774.51049804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85.28784179687" calcext:value-type="float">
            <text:p>3585.2878417969</text:p>
          </table:table-cell>
          <table:table-cell table:style-name="ce1" office:value-type="float" office:value="5266.33984375" calcext:value-type="float">
            <text:p>5266.3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57.8583984375" calcext:value-type="float">
            <text:p>8257.8583984375</text:p>
          </table:table-cell>
          <table:table-cell table:style-name="ce1" office:value-type="float" office:value="9938.91015625" calcext:value-type="float">
            <text:p>9938.9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6663.9453125" calcext:value-type="float">
            <text:p>16663.9453125</text:p>
          </table:table-cell>
          <table:table-cell table:style-name="ce1" office:value-type="float" office:value="18344.998046875" calcext:value-type="float">
            <text:p>18344.99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360.541015625" calcext:value-type="float">
            <text:p>30360.541015625</text:p>
          </table:table-cell>
          <table:table-cell table:style-name="ce1" office:value-type="float" office:value="32041.59375" calcext:value-type="float">
            <text:p>32041.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729.05078125" calcext:value-type="float">
            <text:p>49729.05078125</text:p>
          </table:table-cell>
          <table:table-cell table:style-name="ce1" office:value-type="float" office:value="51410.1015625" calcext:value-type="float">
            <text:p>51410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9934.375" calcext:value-type="float">
            <text:p>69934.375</text:p>
          </table:table-cell>
          <table:table-cell table:style-name="ce1" office:value-type="float" office:value="71615.4296875" calcext:value-type="float">
            <text:p>71615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325.7421875" calcext:value-type="float">
            <text:p>81325.7421875</text:p>
          </table:table-cell>
          <table:table-cell table:style-name="ce1" office:value-type="float" office:value="83006.796875" calcext:value-type="float">
            <text:p>83006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498.625" calcext:value-type="float">
            <text:p>84498.625</text:p>
          </table:table-cell>
          <table:table-cell table:style-name="ce1" office:value-type="float" office:value="86179.6796875" calcext:value-type="float">
            <text:p>86179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931.765625" calcext:value-type="float">
            <text:p>86931.765625</text:p>
          </table:table-cell>
          <table:table-cell table:style-name="ce1" office:value-type="float" office:value="88612.8203125" calcext:value-type="float">
            <text:p>88612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438.25" calcext:value-type="float">
            <text:p>90438.25</text:p>
          </table:table-cell>
          <table:table-cell table:style-name="ce1" office:value-type="float" office:value="92119.3046875" calcext:value-type="float">
            <text:p>92119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860.4921875" calcext:value-type="float">
            <text:p>92860.4921875</text:p>
          </table:table-cell>
          <table:table-cell table:style-name="ce1" office:value-type="float" office:value="94541.546875" calcext:value-type="float">
            <text:p>94541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933.96875" calcext:value-type="float">
            <text:p>95933.96875</text:p>
          </table:table-cell>
          <table:table-cell table:style-name="ce1" office:value-type="float" office:value="97615.0234375" calcext:value-type="float">
            <text:p>97615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907.6171875" calcext:value-type="float">
            <text:p>97907.6171875</text:p>
          </table:table-cell>
          <table:table-cell table:style-name="ce1" office:value-type="float" office:value="99588.671875" calcext:value-type="float">
            <text:p>99588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395.6953125" calcext:value-type="float">
            <text:p>99395.6953125</text:p>
          </table:table-cell>
          <table:table-cell table:style-name="ce1" office:value-type="float" office:value="101076.75" calcext:value-type="float">
            <text:p>101076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392.9765625" calcext:value-type="float">
            <text:p>100392.9765625</text:p>
          </table:table-cell>
          <table:table-cell table:style-name="ce1" office:value-type="float" office:value="102074.03125" calcext:value-type="float">
            <text:p>102074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832.0703125" calcext:value-type="float">
            <text:p>101832.0703125</text:p>
          </table:table-cell>
          <table:table-cell table:style-name="ce1" office:value-type="float" office:value="103513.125" calcext:value-type="float">
            <text:p>103513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99.0078125" calcext:value-type="float">
            <text:p>102699.0078125</text:p>
          </table:table-cell>
          <table:table-cell table:style-name="ce1" office:value-type="float" office:value="104380.0625" calcext:value-type="float">
            <text:p>104380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580.140625" calcext:value-type="float">
            <text:p>103580.140625</text:p>
          </table:table-cell>
          <table:table-cell table:style-name="ce1" office:value-type="float" office:value="105261.1953125" calcext:value-type="float">
            <text:p>105261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823.984375" calcext:value-type="float">
            <text:p>103823.984375</text:p>
          </table:table-cell>
          <table:table-cell table:style-name="ce1" office:value-type="float" office:value="105505.0390625" calcext:value-type="float">
            <text:p>105505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44.078125" calcext:value-type="float">
            <text:p>104344.078125</text:p>
          </table:table-cell>
          <table:table-cell table:style-name="ce1" office:value-type="float" office:value="106025.1328125" calcext:value-type="float">
            <text:p>106025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606.6875" calcext:value-type="float">
            <text:p>104606.6875</text:p>
          </table:table-cell>
          <table:table-cell table:style-name="ce1" office:value-type="float" office:value="106287.7421875" calcext:value-type="float">
            <text:p>106287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857.21875" calcext:value-type="float">
            <text:p>105857.21875</text:p>
          </table:table-cell>
          <table:table-cell table:style-name="ce1" office:value-type="float" office:value="107538.2734375" calcext:value-type="float">
            <text:p>107538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307.96875" calcext:value-type="float">
            <text:p>106307.96875</text:p>
          </table:table-cell>
          <table:table-cell table:style-name="ce1" office:value-type="float" office:value="107989.0234375" calcext:value-type="float">
            <text:p>107989.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31.56665039063" calcext:value-type="float">
            <text:p>-1631.5666503906</text:p>
          </table:table-cell>
          <table:table-cell table:style-name="ce1" office:value-type="float" office:value="-45.2887382507324" calcext:value-type="float">
            <text:p>-45.288738250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89.326171875" calcext:value-type="float">
            <text:p>-1589.326171875</text:p>
          </table:table-cell>
          <table:table-cell table:style-name="ce1" office:value-type="float" office:value="-3.04825854301453" calcext:value-type="float">
            <text:p>-3.04825854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37.94091796875" calcext:value-type="float">
            <text:p>-1537.9409179688</text:p>
          </table:table-cell>
          <table:table-cell table:style-name="ce1" office:value-type="float" office:value="48.3369941711426" calcext:value-type="float">
            <text:p>48.33699417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38.32360839844" calcext:value-type="float">
            <text:p>-1538.3236083984</text:p>
          </table:table-cell>
          <table:table-cell table:style-name="ce1" office:value-type="float" office:value="47.9543037414551" calcext:value-type="float">
            <text:p>47.954303741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03.60107421875" calcext:value-type="float">
            <text:p>-1503.6010742188</text:p>
          </table:table-cell>
          <table:table-cell table:style-name="ce1" office:value-type="float" office:value="82.6768417358398" calcext:value-type="float">
            <text:p>82.67684173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89.63879394531" calcext:value-type="float">
            <text:p>-1489.6387939453</text:p>
          </table:table-cell>
          <table:table-cell table:style-name="ce1" office:value-type="float" office:value="96.6391220092774" calcext:value-type="float">
            <text:p>96.639122009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09.02673339844" calcext:value-type="float">
            <text:p>-1409.0267333984</text:p>
          </table:table-cell>
          <table:table-cell table:style-name="ce1" office:value-type="float" office:value="177.251174926758" calcext:value-type="float">
            <text:p>177.25117492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38.14318847656" calcext:value-type="float">
            <text:p>-1338.1431884766</text:p>
          </table:table-cell>
          <table:table-cell table:style-name="ce1" office:value-type="float" office:value="248.134719848633" calcext:value-type="float">
            <text:p>248.134719848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6.95532226563" calcext:value-type="float">
            <text:p>-1116.9553222656</text:p>
          </table:table-cell>
          <table:table-cell table:style-name="ce1" office:value-type="float" office:value="469.322601318359" calcext:value-type="float">
            <text:p>469.322601318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05.69873046875" calcext:value-type="float">
            <text:p>-805.6987304688</text:p>
          </table:table-cell>
          <table:table-cell table:style-name="ce1" office:value-type="float" office:value="780.579162597656" calcext:value-type="float">
            <text:p>780.57916259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9.8416442871094" calcext:value-type="float">
            <text:p>-49.8416442871</text:p>
          </table:table-cell>
          <table:table-cell table:style-name="ce1" office:value-type="float" office:value="1536.43627929688" calcext:value-type="float">
            <text:p>1536.4362792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16.3974609375" calcext:value-type="float">
            <text:p>1316.3974609375</text:p>
          </table:table-cell>
          <table:table-cell table:style-name="ce1" office:value-type="float" office:value="2902.67529296875" calcext:value-type="float">
            <text:p>2902.67529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009.50854492188" calcext:value-type="float">
            <text:p>4009.5085449219</text:p>
          </table:table-cell>
          <table:table-cell table:style-name="ce1" office:value-type="float" office:value="5595.78662109375" calcext:value-type="float">
            <text:p>5595.7866210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11.14453125" calcext:value-type="float">
            <text:p>8911.14453125</text:p>
          </table:table-cell>
          <table:table-cell table:style-name="ce1" office:value-type="float" office:value="10497.4228515625" calcext:value-type="float">
            <text:p>10497.422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7747.095703125" calcext:value-type="float">
            <text:p>17747.095703125</text:p>
          </table:table-cell>
          <table:table-cell table:style-name="ce1" office:value-type="float" office:value="19333.373046875" calcext:value-type="float">
            <text:p>19333.37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039.6953125" calcext:value-type="float">
            <text:p>32039.6953125</text:p>
          </table:table-cell>
          <table:table-cell table:style-name="ce1" office:value-type="float" office:value="33625.97265625" calcext:value-type="float">
            <text:p>33625.9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2309.84375" calcext:value-type="float">
            <text:p>52309.84375</text:p>
          </table:table-cell>
          <table:table-cell table:style-name="ce1" office:value-type="float" office:value="53896.12109375" calcext:value-type="float">
            <text:p>53896.1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198.2265625" calcext:value-type="float">
            <text:p>73198.2265625</text:p>
          </table:table-cell>
          <table:table-cell table:style-name="ce1" office:value-type="float" office:value="74784.5078125" calcext:value-type="float">
            <text:p>74784.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466.640625" calcext:value-type="float">
            <text:p>84466.640625</text:p>
          </table:table-cell>
          <table:table-cell table:style-name="ce1" office:value-type="float" office:value="86052.921875" calcext:value-type="float">
            <text:p>86052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365.15625" calcext:value-type="float">
            <text:p>87365.15625</text:p>
          </table:table-cell>
          <table:table-cell table:style-name="ce1" office:value-type="float" office:value="88951.4375" calcext:value-type="float">
            <text:p>88951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161.3515625" calcext:value-type="float">
            <text:p>90161.3515625</text:p>
          </table:table-cell>
          <table:table-cell table:style-name="ce1" office:value-type="float" office:value="91747.6328125" calcext:value-type="float">
            <text:p>91747.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693.5390625" calcext:value-type="float">
            <text:p>93693.5390625</text:p>
          </table:table-cell>
          <table:table-cell table:style-name="ce1" office:value-type="float" office:value="95279.8203125" calcext:value-type="float">
            <text:p>95279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09.875" calcext:value-type="float">
            <text:p>96809.875</text:p>
          </table:table-cell>
          <table:table-cell table:style-name="ce1" office:value-type="float" office:value="98396.15625" calcext:value-type="float">
            <text:p>98396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495.9609375" calcext:value-type="float">
            <text:p>99495.9609375</text:p>
          </table:table-cell>
          <table:table-cell table:style-name="ce1" office:value-type="float" office:value="101082.2421875" calcext:value-type="float">
            <text:p>101082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333.34375" calcext:value-type="float">
            <text:p>101333.34375</text:p>
          </table:table-cell>
          <table:table-cell table:style-name="ce1" office:value-type="float" office:value="102919.625" calcext:value-type="float">
            <text:p>102919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020.2734375" calcext:value-type="float">
            <text:p>103020.2734375</text:p>
          </table:table-cell>
          <table:table-cell table:style-name="ce1" office:value-type="float" office:value="104606.5546875" calcext:value-type="float">
            <text:p>104606.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48.1796875" calcext:value-type="float">
            <text:p>104348.1796875</text:p>
          </table:table-cell>
          <table:table-cell table:style-name="ce1" office:value-type="float" office:value="105934.4609375" calcext:value-type="float">
            <text:p>105934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022.203125" calcext:value-type="float">
            <text:p>106022.203125</text:p>
          </table:table-cell>
          <table:table-cell table:style-name="ce1" office:value-type="float" office:value="107608.484375" calcext:value-type="float">
            <text:p>107608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580.484375" calcext:value-type="float">
            <text:p>106580.484375</text:p>
          </table:table-cell>
          <table:table-cell table:style-name="ce1" office:value-type="float" office:value="108166.765625" calcext:value-type="float">
            <text:p>108166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748.1328125" calcext:value-type="float">
            <text:p>107748.1328125</text:p>
          </table:table-cell>
          <table:table-cell table:style-name="ce1" office:value-type="float" office:value="109334.4140625" calcext:value-type="float">
            <text:p>109334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682.328125" calcext:value-type="float">
            <text:p>108682.328125</text:p>
          </table:table-cell>
          <table:table-cell table:style-name="ce1" office:value-type="float" office:value="110268.609375" calcext:value-type="float">
            <text:p>110268.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678.96875" calcext:value-type="float">
            <text:p>109678.96875</text:p>
          </table:table-cell>
          <table:table-cell table:style-name="ce1" office:value-type="float" office:value="111265.25" calcext:value-type="float">
            <text:p>111265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572.8359375" calcext:value-type="float">
            <text:p>109572.8359375</text:p>
          </table:table-cell>
          <table:table-cell table:style-name="ce1" office:value-type="float" office:value="111159.1171875" calcext:value-type="float">
            <text:p>111159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013.375" calcext:value-type="float">
            <text:p>110013.375</text:p>
          </table:table-cell>
          <table:table-cell table:style-name="ce1" office:value-type="float" office:value="111599.65625" calcext:value-type="float">
            <text:p>111599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572.859375" calcext:value-type="float">
            <text:p>110572.859375</text:p>
          </table:table-cell>
          <table:table-cell table:style-name="ce1" office:value-type="float" office:value="112159.140625" calcext:value-type="float">
            <text:p>112159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3.16351318359" calcext:value-type="float">
            <text:p>-1013.1635131836</text:p>
          </table:table-cell>
          <table:table-cell table:style-name="ce1" office:value-type="float" office:value="-53.8962097167969" calcext:value-type="float">
            <text:p>-53.89620971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5.37109375" calcext:value-type="float">
            <text:p>-905.37109375</text:p>
          </table:table-cell>
          <table:table-cell table:style-name="ce1" office:value-type="float" office:value="53.8962097167969" calcext:value-type="float">
            <text:p>53.89620971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72.531127929688" calcext:value-type="float">
            <text:p>-872.5311279297</text:p>
          </table:table-cell>
          <table:table-cell table:style-name="ce1" office:value-type="float" office:value="86.7361755371094" calcext:value-type="float">
            <text:p>86.736175537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95.169250488281" calcext:value-type="float">
            <text:p>-795.1692504883</text:p>
          </table:table-cell>
          <table:table-cell table:style-name="ce1" office:value-type="float" office:value="164.098052978516" calcext:value-type="float">
            <text:p>164.09805297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46.111755371094" calcext:value-type="float">
            <text:p>-646.1117553711</text:p>
          </table:table-cell>
          <table:table-cell table:style-name="ce1" office:value-type="float" office:value="313.155548095703" calcext:value-type="float">
            <text:p>313.155548095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31.816741943359" calcext:value-type="float">
            <text:p>-331.8167419434</text:p>
          </table:table-cell>
          <table:table-cell table:style-name="ce1" office:value-type="float" office:value="627.450561523438" calcext:value-type="float">
            <text:p>627.4505615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5.962890625" calcext:value-type="float">
            <text:p>195.962890625</text:p>
          </table:table-cell>
          <table:table-cell table:style-name="ce1" office:value-type="float" office:value="1155.23022460938" calcext:value-type="float">
            <text:p>1155.23022460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3.08288574219" calcext:value-type="float">
            <text:p>1273.0828857422</text:p>
          </table:table-cell>
          <table:table-cell table:style-name="ce1" office:value-type="float" office:value="2232.35009765625" calcext:value-type="float">
            <text:p>2232.350097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28.87841796875" calcext:value-type="float">
            <text:p>3428.8784179688</text:p>
          </table:table-cell>
          <table:table-cell table:style-name="ce1" office:value-type="float" office:value="4388.1455078125" calcext:value-type="float">
            <text:p>4388.145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44.74267578125" calcext:value-type="float">
            <text:p>7344.7426757813</text:p>
          </table:table-cell>
          <table:table-cell table:style-name="ce1" office:value-type="float" office:value="8304.009765625" calcext:value-type="float">
            <text:p>8304.00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637.10546875" calcext:value-type="float">
            <text:p>14637.10546875</text:p>
          </table:table-cell>
          <table:table-cell table:style-name="ce1" office:value-type="float" office:value="15596.373046875" calcext:value-type="float">
            <text:p>15596.37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6927.408203125" calcext:value-type="float">
            <text:p>26927.408203125</text:p>
          </table:table-cell>
          <table:table-cell table:style-name="ce1" office:value-type="float" office:value="27886.67578125" calcext:value-type="float">
            <text:p>27886.6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5529.1015625" calcext:value-type="float">
            <text:p>45529.1015625</text:p>
          </table:table-cell>
          <table:table-cell table:style-name="ce1" office:value-type="float" office:value="46488.3671875" calcext:value-type="float">
            <text:p>46488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6899.921875" calcext:value-type="float">
            <text:p>66899.921875</text:p>
          </table:table-cell>
          <table:table-cell table:style-name="ce1" office:value-type="float" office:value="67859.1875" calcext:value-type="float">
            <text:p>67859.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1177.953125" calcext:value-type="float">
            <text:p>81177.953125</text:p>
          </table:table-cell>
          <table:table-cell table:style-name="ce1" office:value-type="float" office:value="82137.21875" calcext:value-type="float">
            <text:p>82137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326.1015625" calcext:value-type="float">
            <text:p>86326.1015625</text:p>
          </table:table-cell>
          <table:table-cell table:style-name="ce1" office:value-type="float" office:value="87285.3671875" calcext:value-type="float">
            <text:p>87285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873.1484375" calcext:value-type="float">
            <text:p>86873.1484375</text:p>
          </table:table-cell>
          <table:table-cell table:style-name="ce1" office:value-type="float" office:value="87832.4140625" calcext:value-type="float">
            <text:p>87832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471.96875" calcext:value-type="float">
            <text:p>89471.96875</text:p>
          </table:table-cell>
          <table:table-cell table:style-name="ce1" office:value-type="float" office:value="90431.234375" calcext:value-type="float">
            <text:p>90431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959.6875" calcext:value-type="float">
            <text:p>91959.6875</text:p>
          </table:table-cell>
          <table:table-cell table:style-name="ce1" office:value-type="float" office:value="92918.953125" calcext:value-type="float">
            <text:p>92918.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478.5859375" calcext:value-type="float">
            <text:p>93478.5859375</text:p>
          </table:table-cell>
          <table:table-cell table:style-name="ce1" office:value-type="float" office:value="94437.8515625" calcext:value-type="float">
            <text:p>94437.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353.5625" calcext:value-type="float">
            <text:p>95353.5625</text:p>
          </table:table-cell>
          <table:table-cell table:style-name="ce1" office:value-type="float" office:value="96312.828125" calcext:value-type="float">
            <text:p>96312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334.25" calcext:value-type="float">
            <text:p>97334.25</text:p>
          </table:table-cell>
          <table:table-cell table:style-name="ce1" office:value-type="float" office:value="98293.515625" calcext:value-type="float">
            <text:p>98293.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460.703125" calcext:value-type="float">
            <text:p>98460.703125</text:p>
          </table:table-cell>
          <table:table-cell table:style-name="ce1" office:value-type="float" office:value="99419.96875" calcext:value-type="float">
            <text:p>99419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132.1171875" calcext:value-type="float">
            <text:p>100132.1171875</text:p>
          </table:table-cell>
          <table:table-cell table:style-name="ce1" office:value-type="float" office:value="101091.3828125" calcext:value-type="float">
            <text:p>101091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138.9921875" calcext:value-type="float">
            <text:p>101138.9921875</text:p>
          </table:table-cell>
          <table:table-cell table:style-name="ce1" office:value-type="float" office:value="102098.2578125" calcext:value-type="float">
            <text:p>102098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283.234375" calcext:value-type="float">
            <text:p>102283.234375</text:p>
          </table:table-cell>
          <table:table-cell table:style-name="ce1" office:value-type="float" office:value="103242.5" calcext:value-type="float">
            <text:p>103242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370.6953125" calcext:value-type="float">
            <text:p>102370.6953125</text:p>
          </table:table-cell>
          <table:table-cell table:style-name="ce1" office:value-type="float" office:value="103329.9609375" calcext:value-type="float">
            <text:p>103329.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646.171875" calcext:value-type="float">
            <text:p>103646.171875</text:p>
          </table:table-cell>
          <table:table-cell table:style-name="ce1" office:value-type="float" office:value="104605.4375" calcext:value-type="float">
            <text:p>104605.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548.6640625" calcext:value-type="float">
            <text:p>104548.6640625</text:p>
          </table:table-cell>
          <table:table-cell table:style-name="ce1" office:value-type="float" office:value="105507.9296875" calcext:value-type="float">
            <text:p>105507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072" calcext:value-type="float">
            <text:p>105072</text:p>
          </table:table-cell>
          <table:table-cell table:style-name="ce1" office:value-type="float" office:value="106031.265625" calcext:value-type="float">
            <text:p>106031.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826.703125" calcext:value-type="float">
            <text:p>105826.703125</text:p>
          </table:table-cell>
          <table:table-cell table:style-name="ce1" office:value-type="float" office:value="106785.96875" calcext:value-type="float">
            <text:p>106785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373.46875" calcext:value-type="float">
            <text:p>106373.46875</text:p>
          </table:table-cell>
          <table:table-cell table:style-name="ce1" office:value-type="float" office:value="107332.734375" calcext:value-type="float">
            <text:p>107332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735.59375" calcext:value-type="float">
            <text:p>106735.59375</text:p>
          </table:table-cell>
          <table:table-cell table:style-name="ce1" office:value-type="float" office:value="107694.859375" calcext:value-type="float">
            <text:p>107694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571.8671875" calcext:value-type="float">
            <text:p>106571.8671875</text:p>
          </table:table-cell>
          <table:table-cell table:style-name="ce1" office:value-type="float" office:value="107531.1328125" calcext:value-type="float">
            <text:p>107531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876.453125" calcext:value-type="float">
            <text:p>106876.453125</text:p>
          </table:table-cell>
          <table:table-cell table:style-name="ce1" office:value-type="float" office:value="107835.71875" calcext:value-type="float">
            <text:p>107835.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50.14526367188" calcext:value-type="float">
            <text:p>-1450.1452636719</text:p>
          </table:table-cell>
          <table:table-cell table:style-name="ce1" office:value-type="float" office:value="-21.351318359375" calcext:value-type="float">
            <text:p>-21.351318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07.44262695313" calcext:value-type="float">
            <text:p>-1407.4426269531</text:p>
          </table:table-cell>
          <table:table-cell table:style-name="ce1" office:value-type="float" office:value="21.351318359375" calcext:value-type="float">
            <text:p>21.351318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92.34350585938" calcext:value-type="float">
            <text:p>-1392.3435058594</text:p>
          </table:table-cell>
          <table:table-cell table:style-name="ce1" office:value-type="float" office:value="36.450439453125" calcext:value-type="float">
            <text:p>36.4504394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03.70483398438" calcext:value-type="float">
            <text:p>-1303.7048339844</text:p>
          </table:table-cell>
          <table:table-cell table:style-name="ce1" office:value-type="float" office:value="125.089111328125" calcext:value-type="float">
            <text:p>125.08911132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81.04113769531" calcext:value-type="float">
            <text:p>-1181.0411376953</text:p>
          </table:table-cell>
          <table:table-cell table:style-name="ce1" office:value-type="float" office:value="247.752807617187" calcext:value-type="float">
            <text:p>247.752807617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18.687744140625" calcext:value-type="float">
            <text:p>-918.6877441406</text:p>
          </table:table-cell>
          <table:table-cell table:style-name="ce1" office:value-type="float" office:value="510.106201171875" calcext:value-type="float">
            <text:p>510.1062011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5.179351806641" calcext:value-type="float">
            <text:p>-405.1793518066</text:p>
          </table:table-cell>
          <table:table-cell table:style-name="ce1" office:value-type="float" office:value="1023.61462402344" calcext:value-type="float">
            <text:p>1023.6146240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97.752990722656" calcext:value-type="float">
            <text:p>597.7529907227</text:p>
          </table:table-cell>
          <table:table-cell table:style-name="ce1" office:value-type="float" office:value="2026.546875" calcext:value-type="float">
            <text:p>2026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94.65258789062" calcext:value-type="float">
            <text:p>2494.6525878906</text:p>
          </table:table-cell>
          <table:table-cell table:style-name="ce1" office:value-type="float" office:value="3923.44653320312" calcext:value-type="float">
            <text:p>3923.446533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059.21435546875" calcext:value-type="float">
            <text:p>6059.2143554688</text:p>
          </table:table-cell>
          <table:table-cell table:style-name="ce1" office:value-type="float" office:value="7488.00830078125" calcext:value-type="float">
            <text:p>7488.008300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12.748046875" calcext:value-type="float">
            <text:p>12712.748046875</text:p>
          </table:table-cell>
          <table:table-cell table:style-name="ce1" office:value-type="float" office:value="14141.5419921875" calcext:value-type="float">
            <text:p>14141.541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250.669921875" calcext:value-type="float">
            <text:p>24250.669921875</text:p>
          </table:table-cell>
          <table:table-cell table:style-name="ce1" office:value-type="float" office:value="25679.46484375" calcext:value-type="float">
            <text:p>25679.4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253.91796875" calcext:value-type="float">
            <text:p>42253.91796875</text:p>
          </table:table-cell>
          <table:table-cell table:style-name="ce1" office:value-type="float" office:value="43682.7109375" calcext:value-type="float">
            <text:p>43682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4947.46484375" calcext:value-type="float">
            <text:p>64947.46484375</text:p>
          </table:table-cell>
          <table:table-cell table:style-name="ce1" office:value-type="float" office:value="66376.2578125" calcext:value-type="float">
            <text:p>66376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789.765625" calcext:value-type="float">
            <text:p>82789.765625</text:p>
          </table:table-cell>
          <table:table-cell table:style-name="ce1" office:value-type="float" office:value="84218.5625" calcext:value-type="float">
            <text:p>84218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226.96875" calcext:value-type="float">
            <text:p>90226.96875</text:p>
          </table:table-cell>
          <table:table-cell table:style-name="ce1" office:value-type="float" office:value="91655.765625" calcext:value-type="float">
            <text:p>91655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102.03125" calcext:value-type="float">
            <text:p>91102.03125</text:p>
          </table:table-cell>
          <table:table-cell table:style-name="ce1" office:value-type="float" office:value="92530.828125" calcext:value-type="float">
            <text:p>92530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104.4296875" calcext:value-type="float">
            <text:p>94104.4296875</text:p>
          </table:table-cell>
          <table:table-cell table:style-name="ce1" office:value-type="float" office:value="95533.2265625" calcext:value-type="float">
            <text:p>95533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506.03125" calcext:value-type="float">
            <text:p>96506.03125</text:p>
          </table:table-cell>
          <table:table-cell table:style-name="ce1" office:value-type="float" office:value="97934.828125" calcext:value-type="float">
            <text:p>97934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301.9296875" calcext:value-type="float">
            <text:p>98301.9296875</text:p>
          </table:table-cell>
          <table:table-cell table:style-name="ce1" office:value-type="float" office:value="99730.7265625" calcext:value-type="float">
            <text:p>99730.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315.3671875" calcext:value-type="float">
            <text:p>100315.3671875</text:p>
          </table:table-cell>
          <table:table-cell table:style-name="ce1" office:value-type="float" office:value="101744.1640625" calcext:value-type="float">
            <text:p>101744.1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82.109375" calcext:value-type="float">
            <text:p>102682.109375</text:p>
          </table:table-cell>
          <table:table-cell table:style-name="ce1" office:value-type="float" office:value="104110.90625" calcext:value-type="float">
            <text:p>104110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42.3984375" calcext:value-type="float">
            <text:p>103942.3984375</text:p>
          </table:table-cell>
          <table:table-cell table:style-name="ce1" office:value-type="float" office:value="105371.1953125" calcext:value-type="float">
            <text:p>105371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329.5" calcext:value-type="float">
            <text:p>105329.5</text:p>
          </table:table-cell>
          <table:table-cell table:style-name="ce1" office:value-type="float" office:value="106758.296875" calcext:value-type="float">
            <text:p>106758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455.0625" calcext:value-type="float">
            <text:p>106455.0625</text:p>
          </table:table-cell>
          <table:table-cell table:style-name="ce1" office:value-type="float" office:value="107883.859375" calcext:value-type="float">
            <text:p>107883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141.5703125" calcext:value-type="float">
            <text:p>107141.5703125</text:p>
          </table:table-cell>
          <table:table-cell table:style-name="ce1" office:value-type="float" office:value="108570.3671875" calcext:value-type="float">
            <text:p>108570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283.3046875" calcext:value-type="float">
            <text:p>108283.3046875</text:p>
          </table:table-cell>
          <table:table-cell table:style-name="ce1" office:value-type="float" office:value="109712.1015625" calcext:value-type="float">
            <text:p>109712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986.703125" calcext:value-type="float">
            <text:p>108986.703125</text:p>
          </table:table-cell>
          <table:table-cell table:style-name="ce1" office:value-type="float" office:value="110415.5" calcext:value-type="float">
            <text:p>110415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692.046875" calcext:value-type="float">
            <text:p>109692.046875</text:p>
          </table:table-cell>
          <table:table-cell table:style-name="ce1" office:value-type="float" office:value="111120.84375" calcext:value-type="float">
            <text:p>111120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379.4140625" calcext:value-type="float">
            <text:p>110379.4140625</text:p>
          </table:table-cell>
          <table:table-cell table:style-name="ce1" office:value-type="float" office:value="111808.2109375" calcext:value-type="float">
            <text:p>111808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855.6875" calcext:value-type="float">
            <text:p>110855.6875</text:p>
          </table:table-cell>
          <table:table-cell table:style-name="ce1" office:value-type="float" office:value="112284.484375" calcext:value-type="float">
            <text:p>112284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136.875" calcext:value-type="float">
            <text:p>111136.875</text:p>
          </table:table-cell>
          <table:table-cell table:style-name="ce1" office:value-type="float" office:value="112565.671875" calcext:value-type="float">
            <text:p>112565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452.703125" calcext:value-type="float">
            <text:p>111452.703125</text:p>
          </table:table-cell>
          <table:table-cell table:style-name="ce1" office:value-type="float" office:value="112881.5" calcext:value-type="float">
            <text:p>112881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619.3359375" calcext:value-type="float">
            <text:p>111619.3359375</text:p>
          </table:table-cell>
          <table:table-cell table:style-name="ce1" office:value-type="float" office:value="113048.1328125" calcext:value-type="float">
            <text:p>113048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048.953125" calcext:value-type="float">
            <text:p>112048.953125</text:p>
          </table:table-cell>
          <table:table-cell table:style-name="ce1" office:value-type="float" office:value="113477.75" calcext:value-type="float">
            <text:p>113477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22.71899414062" calcext:value-type="float">
            <text:p>-2122.7189941406</text:p>
          </table:table-cell>
          <table:table-cell table:style-name="ce1" office:value-type="float" office:value="8.36767578125" calcext:value-type="float">
            <text:p>8.367675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39.45434570312" calcext:value-type="float">
            <text:p>-2139.4543457031</text:p>
          </table:table-cell>
          <table:table-cell table:style-name="ce1" office:value-type="float" office:value="-8.36767578125" calcext:value-type="float">
            <text:p>-8.367675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130.59228515625" calcext:value-type="float">
            <text:p>-2130.5922851563</text:p>
          </table:table-cell>
          <table:table-cell table:style-name="ce1" office:value-type="float" office:value="0.494384765625" calcext:value-type="float">
            <text:p>0.494384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029.29187011719" calcext:value-type="float">
            <text:p>-2029.2918701172</text:p>
          </table:table-cell>
          <table:table-cell table:style-name="ce1" office:value-type="float" office:value="101.794799804688" calcext:value-type="float">
            <text:p>101.794799804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917.05004882813" calcext:value-type="float">
            <text:p>-1917.0500488281</text:p>
          </table:table-cell>
          <table:table-cell table:style-name="ce1" office:value-type="float" office:value="214.03662109375" calcext:value-type="float">
            <text:p>214.0366210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20.85168457031" calcext:value-type="float">
            <text:p>-1620.8516845703</text:p>
          </table:table-cell>
          <table:table-cell table:style-name="ce1" office:value-type="float" office:value="510.234985351562" calcext:value-type="float">
            <text:p>510.23498535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2.48706054688" calcext:value-type="float">
            <text:p>-1082.4870605469</text:p>
          </table:table-cell>
          <table:table-cell table:style-name="ce1" office:value-type="float" office:value="1048.599609375" calcext:value-type="float">
            <text:p>1048.599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8.5685157775879" calcext:value-type="float">
            <text:p>-18.5685157776</text:p>
          </table:table-cell>
          <table:table-cell table:style-name="ce1" office:value-type="float" office:value="2112.51806640625" calcext:value-type="float">
            <text:p>2112.5180664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64.05322265625" calcext:value-type="float">
            <text:p>1964.0532226563</text:p>
          </table:table-cell>
          <table:table-cell table:style-name="ce1" office:value-type="float" office:value="4095.13989257813" calcext:value-type="float">
            <text:p>4095.13989257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474.4482421875" calcext:value-type="float">
            <text:p>5474.4482421875</text:p>
          </table:table-cell>
          <table:table-cell table:style-name="ce1" office:value-type="float" office:value="7605.53515625" calcext:value-type="float">
            <text:p>7605.5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36.2744140625" calcext:value-type="float">
            <text:p>11036.2744140625</text:p>
          </table:table-cell>
          <table:table-cell table:style-name="ce1" office:value-type="float" office:value="13167.361328125" calcext:value-type="float">
            <text:p>13167.36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442.806640625" calcext:value-type="float">
            <text:p>18442.806640625</text:p>
          </table:table-cell>
          <table:table-cell table:style-name="ce1" office:value-type="float" office:value="20573.892578125" calcext:value-type="float">
            <text:p>20573.89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350.04296875" calcext:value-type="float">
            <text:p>25350.04296875</text:p>
          </table:table-cell>
          <table:table-cell table:style-name="ce1" office:value-type="float" office:value="27481.12890625" calcext:value-type="float">
            <text:p>27481.12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8604.259765625" calcext:value-type="float">
            <text:p>28604.259765625</text:p>
          </table:table-cell>
          <table:table-cell table:style-name="ce1" office:value-type="float" office:value="30735.345703125" calcext:value-type="float">
            <text:p>30735.345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313.65625" calcext:value-type="float">
            <text:p>29313.65625</text:p>
          </table:table-cell>
          <table:table-cell table:style-name="ce1" office:value-type="float" office:value="31444.7421875" calcext:value-type="float">
            <text:p>31444.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660.9609375" calcext:value-type="float">
            <text:p>29660.9609375</text:p>
          </table:table-cell>
          <table:table-cell table:style-name="ce1" office:value-type="float" office:value="31792.046875" calcext:value-type="float">
            <text:p>31792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983.953125" calcext:value-type="float">
            <text:p>29983.953125</text:p>
          </table:table-cell>
          <table:table-cell table:style-name="ce1" office:value-type="float" office:value="32115.0390625" calcext:value-type="float">
            <text:p>32115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0560.76953125" calcext:value-type="float">
            <text:p>30560.76953125</text:p>
          </table:table-cell>
          <table:table-cell table:style-name="ce1" office:value-type="float" office:value="32691.85546875" calcext:value-type="float">
            <text:p>32691.8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123.732421875" calcext:value-type="float">
            <text:p>31123.732421875</text:p>
          </table:table-cell>
          <table:table-cell table:style-name="ce1" office:value-type="float" office:value="33254.8203125" calcext:value-type="float">
            <text:p>33254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506.05078125" calcext:value-type="float">
            <text:p>31506.05078125</text:p>
          </table:table-cell>
          <table:table-cell table:style-name="ce1" office:value-type="float" office:value="33637.13671875" calcext:value-type="float">
            <text:p>33637.1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743.736328125" calcext:value-type="float">
            <text:p>31743.736328125</text:p>
          </table:table-cell>
          <table:table-cell table:style-name="ce1" office:value-type="float" office:value="33874.82421875" calcext:value-type="float">
            <text:p>33874.8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045.6640625" calcext:value-type="float">
            <text:p>32045.6640625</text:p>
          </table:table-cell>
          <table:table-cell table:style-name="ce1" office:value-type="float" office:value="34176.75" calcext:value-type="float">
            <text:p>34176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194.392578125" calcext:value-type="float">
            <text:p>32194.392578125</text:p>
          </table:table-cell>
          <table:table-cell table:style-name="ce1" office:value-type="float" office:value="34325.48046875" calcext:value-type="float">
            <text:p>34325.4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599.80859375" calcext:value-type="float">
            <text:p>32599.80859375</text:p>
          </table:table-cell>
          <table:table-cell table:style-name="ce1" office:value-type="float" office:value="34730.89453125" calcext:value-type="float">
            <text:p>34730.89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2885.953125" calcext:value-type="float">
            <text:p>32885.953125</text:p>
          </table:table-cell>
          <table:table-cell table:style-name="ce1" office:value-type="float" office:value="35017.0390625" calcext:value-type="float">
            <text:p>35017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145.03125" calcext:value-type="float">
            <text:p>33145.03125</text:p>
          </table:table-cell>
          <table:table-cell table:style-name="ce1" office:value-type="float" office:value="35276.1171875" calcext:value-type="float">
            <text:p>35276.1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109.46484375" calcext:value-type="float">
            <text:p>33109.46484375</text:p>
          </table:table-cell>
          <table:table-cell table:style-name="ce1" office:value-type="float" office:value="35240.55078125" calcext:value-type="float">
            <text:p>35240.55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328.1640625" calcext:value-type="float">
            <text:p>33328.1640625</text:p>
          </table:table-cell>
          <table:table-cell table:style-name="ce1" office:value-type="float" office:value="35459.25" calcext:value-type="float">
            <text:p>35459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464.3203125" calcext:value-type="float">
            <text:p>33464.3203125</text:p>
          </table:table-cell>
          <table:table-cell table:style-name="ce1" office:value-type="float" office:value="35595.40625" calcext:value-type="float">
            <text:p>35595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709.59375" calcext:value-type="float">
            <text:p>33709.59375</text:p>
          </table:table-cell>
          <table:table-cell table:style-name="ce1" office:value-type="float" office:value="35840.6796875" calcext:value-type="float">
            <text:p>35840.6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510.0390625" calcext:value-type="float">
            <text:p>33510.0390625</text:p>
          </table:table-cell>
          <table:table-cell table:style-name="ce1" office:value-type="float" office:value="35641.125" calcext:value-type="float">
            <text:p>35641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415.76953125" calcext:value-type="float">
            <text:p>33415.76953125</text:p>
          </table:table-cell>
          <table:table-cell table:style-name="ce1" office:value-type="float" office:value="35546.85546875" calcext:value-type="float">
            <text:p>35546.85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652.0546875" calcext:value-type="float">
            <text:p>33652.0546875</text:p>
          </table:table-cell>
          <table:table-cell table:style-name="ce1" office:value-type="float" office:value="35783.140625" calcext:value-type="float">
            <text:p>35783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029.1484375" calcext:value-type="float">
            <text:p>34029.1484375</text:p>
          </table:table-cell>
          <table:table-cell table:style-name="ce1" office:value-type="float" office:value="36160.234375" calcext:value-type="float">
            <text:p>36160.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264.1953125" calcext:value-type="float">
            <text:p>34264.1953125</text:p>
          </table:table-cell>
          <table:table-cell table:style-name="ce1" office:value-type="float" office:value="36395.28125" calcext:value-type="float">
            <text:p>36395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F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68.24462890625" calcext:value-type="float">
            <text:p>-1568.2446289063</text:p>
          </table:table-cell>
          <table:table-cell table:style-name="ce1" office:value-type="float" office:value="-66.2811279296875" calcext:value-type="float">
            <text:p>-66.28112792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35.68237304688" calcext:value-type="float">
            <text:p>-1435.6823730469</text:p>
          </table:table-cell>
          <table:table-cell table:style-name="ce1" office:value-type="float" office:value="66.2811279296875" calcext:value-type="float">
            <text:p>66.28112792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26.880859375" calcext:value-type="float">
            <text:p>-1426.880859375</text:p>
          </table:table-cell>
          <table:table-cell table:style-name="ce1" office:value-type="float" office:value="75.0826416015625" calcext:value-type="float">
            <text:p>75.08264160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96.41040039063" calcext:value-type="float">
            <text:p>-1396.4104003906</text:p>
          </table:table-cell>
          <table:table-cell table:style-name="ce1" office:value-type="float" office:value="105.553100585938" calcext:value-type="float">
            <text:p>105.55310058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47.72497558594" calcext:value-type="float">
            <text:p>-1347.7249755859</text:p>
          </table:table-cell>
          <table:table-cell table:style-name="ce1" office:value-type="float" office:value="154.238525390625" calcext:value-type="float">
            <text:p>154.23852539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28.27783203125" calcext:value-type="float">
            <text:p>-1328.2778320313</text:p>
          </table:table-cell>
          <table:table-cell table:style-name="ce1" office:value-type="float" office:value="173.685668945313" calcext:value-type="float">
            <text:p>173.68566894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15.79614257813" calcext:value-type="float">
            <text:p>-1315.7961425781</text:p>
          </table:table-cell>
          <table:table-cell table:style-name="ce1" office:value-type="float" office:value="186.167358398438" calcext:value-type="float">
            <text:p>186.167358398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99.59729003906" calcext:value-type="float">
            <text:p>-1299.5972900391</text:p>
          </table:table-cell>
          <table:table-cell table:style-name="ce1" office:value-type="float" office:value="202.3662109375" calcext:value-type="float">
            <text:p>202.366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37.87109375" calcext:value-type="float">
            <text:p>-1237.87109375</text:p>
          </table:table-cell>
          <table:table-cell table:style-name="ce1" office:value-type="float" office:value="264.092407226562" calcext:value-type="float">
            <text:p>264.09240722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09.53881835938" calcext:value-type="float">
            <text:p>-1209.5388183594</text:p>
          </table:table-cell>
          <table:table-cell table:style-name="ce1" office:value-type="float" office:value="292.424682617187" calcext:value-type="float">
            <text:p>292.424682617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04.20758056641" calcext:value-type="float">
            <text:p>-1004.2075805664</text:p>
          </table:table-cell>
          <table:table-cell table:style-name="ce1" office:value-type="float" office:value="497.755920410156" calcext:value-type="float">
            <text:p>497.755920410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33.175903320312" calcext:value-type="float">
            <text:p>-633.1759033203</text:p>
          </table:table-cell>
          <table:table-cell table:style-name="ce1" office:value-type="float" office:value="868.78759765625" calcext:value-type="float">
            <text:p>868.7875976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8.621170043945" calcext:value-type="float">
            <text:p>128.6211700439</text:p>
          </table:table-cell>
          <table:table-cell table:style-name="ce1" office:value-type="float" office:value="1630.58471679688" calcext:value-type="float">
            <text:p>1630.5847167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64.26306152344" calcext:value-type="float">
            <text:p>1564.2630615234</text:p>
          </table:table-cell>
          <table:table-cell table:style-name="ce1" office:value-type="float" office:value="3066.2265625" calcext:value-type="float">
            <text:p>3066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91.916015625" calcext:value-type="float">
            <text:p>4391.916015625</text:p>
          </table:table-cell>
          <table:table-cell table:style-name="ce1" office:value-type="float" office:value="5893.87939453125" calcext:value-type="float">
            <text:p>5893.8793945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58.0908203125" calcext:value-type="float">
            <text:p>9458.0908203125</text:p>
          </table:table-cell>
          <table:table-cell table:style-name="ce1" office:value-type="float" office:value="10960.0546875" calcext:value-type="float">
            <text:p>10960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432.23046875" calcext:value-type="float">
            <text:p>18432.23046875</text:p>
          </table:table-cell>
          <table:table-cell table:style-name="ce1" office:value-type="float" office:value="19934.193359375" calcext:value-type="float">
            <text:p>19934.19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184.125" calcext:value-type="float">
            <text:p>33184.125</text:p>
          </table:table-cell>
          <table:table-cell table:style-name="ce1" office:value-type="float" office:value="34686.08984375" calcext:value-type="float">
            <text:p>34686.0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2839.23828125" calcext:value-type="float">
            <text:p>52839.23828125</text:p>
          </table:table-cell>
          <table:table-cell table:style-name="ce1" office:value-type="float" office:value="54341.203125" calcext:value-type="float">
            <text:p>54341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812.796875" calcext:value-type="float">
            <text:p>70812.796875</text:p>
          </table:table-cell>
          <table:table-cell table:style-name="ce1" office:value-type="float" office:value="72314.7578125" calcext:value-type="float">
            <text:p>72314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959.390625" calcext:value-type="float">
            <text:p>79959.390625</text:p>
          </table:table-cell>
          <table:table-cell table:style-name="ce1" office:value-type="float" office:value="81461.3515625" calcext:value-type="float">
            <text:p>81461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3434.75" calcext:value-type="float">
            <text:p>83434.75</text:p>
          </table:table-cell>
          <table:table-cell table:style-name="ce1" office:value-type="float" office:value="84936.7109375" calcext:value-type="float">
            <text:p>84936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692.015625" calcext:value-type="float">
            <text:p>85692.015625</text:p>
          </table:table-cell>
          <table:table-cell table:style-name="ce1" office:value-type="float" office:value="87193.9765625" calcext:value-type="float">
            <text:p>87193.9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781.65625" calcext:value-type="float">
            <text:p>88781.65625</text:p>
          </table:table-cell>
          <table:table-cell table:style-name="ce1" office:value-type="float" office:value="90283.6171875" calcext:value-type="float">
            <text:p>90283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019.453125" calcext:value-type="float">
            <text:p>92019.453125</text:p>
          </table:table-cell>
          <table:table-cell table:style-name="ce1" office:value-type="float" office:value="93521.4140625" calcext:value-type="float">
            <text:p>93521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018.0859375" calcext:value-type="float">
            <text:p>94018.0859375</text:p>
          </table:table-cell>
          <table:table-cell table:style-name="ce1" office:value-type="float" office:value="95520.046875" calcext:value-type="float">
            <text:p>95520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003.578125" calcext:value-type="float">
            <text:p>96003.578125</text:p>
          </table:table-cell>
          <table:table-cell table:style-name="ce1" office:value-type="float" office:value="97505.5390625" calcext:value-type="float">
            <text:p>97505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608.2421875" calcext:value-type="float">
            <text:p>97608.2421875</text:p>
          </table:table-cell>
          <table:table-cell table:style-name="ce1" office:value-type="float" office:value="99110.203125" calcext:value-type="float">
            <text:p>99110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846.703125" calcext:value-type="float">
            <text:p>98846.703125</text:p>
          </table:table-cell>
          <table:table-cell table:style-name="ce1" office:value-type="float" office:value="100348.6640625" calcext:value-type="float">
            <text:p>100348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319.484375" calcext:value-type="float">
            <text:p>100319.484375</text:p>
          </table:table-cell>
          <table:table-cell table:style-name="ce1" office:value-type="float" office:value="101821.4453125" calcext:value-type="float">
            <text:p>101821.4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674.1875" calcext:value-type="float">
            <text:p>101674.1875</text:p>
          </table:table-cell>
          <table:table-cell table:style-name="ce1" office:value-type="float" office:value="103176.1484375" calcext:value-type="float">
            <text:p>103176.1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639.7734375" calcext:value-type="float">
            <text:p>102639.7734375</text:p>
          </table:table-cell>
          <table:table-cell table:style-name="ce1" office:value-type="float" office:value="104141.734375" calcext:value-type="float">
            <text:p>104141.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145.40625" calcext:value-type="float">
            <text:p>103145.40625</text:p>
          </table:table-cell>
          <table:table-cell table:style-name="ce1" office:value-type="float" office:value="104647.3671875" calcext:value-type="float">
            <text:p>104647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732.7421875" calcext:value-type="float">
            <text:p>101732.7421875</text:p>
          </table:table-cell>
          <table:table-cell table:style-name="ce1" office:value-type="float" office:value="103234.703125" calcext:value-type="float">
            <text:p>103234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514.671875" calcext:value-type="float">
            <text:p>102514.671875</text:p>
          </table:table-cell>
          <table:table-cell table:style-name="ce1" office:value-type="float" office:value="104016.6328125" calcext:value-type="float">
            <text:p>104016.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9.94897460938" calcext:value-type="float">
            <text:p>-1259.9489746094</text:p>
          </table:table-cell>
          <table:table-cell table:style-name="ce1" office:value-type="float" office:value="-7.25830078125" calcext:value-type="float">
            <text:p>-7.258300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45.43237304688" calcext:value-type="float">
            <text:p>-1245.4323730469</text:p>
          </table:table-cell>
          <table:table-cell table:style-name="ce1" office:value-type="float" office:value="7.25830078125" calcext:value-type="float">
            <text:p>7.2583007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23.16748046875" calcext:value-type="float">
            <text:p>-1223.1674804688</text:p>
          </table:table-cell>
          <table:table-cell table:style-name="ce1" office:value-type="float" office:value="29.523193359375" calcext:value-type="float">
            <text:p>29.5231933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92.57604980469" calcext:value-type="float">
            <text:p>-1192.5760498047</text:p>
          </table:table-cell>
          <table:table-cell table:style-name="ce1" office:value-type="float" office:value="60.1146240234375" calcext:value-type="float">
            <text:p>60.1146240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45.09448242188" calcext:value-type="float">
            <text:p>-1145.0944824219</text:p>
          </table:table-cell>
          <table:table-cell table:style-name="ce1" office:value-type="float" office:value="107.59619140625" calcext:value-type="float">
            <text:p>107.59619140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44.3837890625" calcext:value-type="float">
            <text:p>-1144.3837890625</text:p>
          </table:table-cell>
          <table:table-cell table:style-name="ce1" office:value-type="float" office:value="108.306884765625" calcext:value-type="float">
            <text:p>108.306884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1.63891601563" calcext:value-type="float">
            <text:p>-1111.6389160156</text:p>
          </table:table-cell>
          <table:table-cell table:style-name="ce1" office:value-type="float" office:value="141.0517578125" calcext:value-type="float">
            <text:p>141.051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3.498046875" calcext:value-type="float">
            <text:p>-1083.498046875</text:p>
          </table:table-cell>
          <table:table-cell table:style-name="ce1" office:value-type="float" office:value="169.192626953125" calcext:value-type="float">
            <text:p>169.19262695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4.00341796875" calcext:value-type="float">
            <text:p>-994.0034179688</text:p>
          </table:table-cell>
          <table:table-cell table:style-name="ce1" office:value-type="float" office:value="258.687255859375" calcext:value-type="float">
            <text:p>258.687255859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7.7353515625" calcext:value-type="float">
            <text:p>-887.7353515625</text:p>
          </table:table-cell>
          <table:table-cell table:style-name="ce1" office:value-type="float" office:value="364.955322265625" calcext:value-type="float">
            <text:p>364.9553222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42.555725097656" calcext:value-type="float">
            <text:p>-642.5557250977</text:p>
          </table:table-cell>
          <table:table-cell table:style-name="ce1" office:value-type="float" office:value="610.134948730469" calcext:value-type="float">
            <text:p>610.134948730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96.437789916992" calcext:value-type="float">
            <text:p>-196.437789917</text:p>
          </table:table-cell>
          <table:table-cell table:style-name="ce1" office:value-type="float" office:value="1056.2529296875" calcext:value-type="float">
            <text:p>1056.252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3.683837890625" calcext:value-type="float">
            <text:p>613.6838378906</text:p>
          </table:table-cell>
          <table:table-cell table:style-name="ce1" office:value-type="float" office:value="1866.37451171875" calcext:value-type="float">
            <text:p>1866.3745117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49.12182617187" calcext:value-type="float">
            <text:p>2249.1218261719</text:p>
          </table:table-cell>
          <table:table-cell table:style-name="ce1" office:value-type="float" office:value="3501.8125" calcext:value-type="float">
            <text:p>3501.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336.3291015625" calcext:value-type="float">
            <text:p>5336.3291015625</text:p>
          </table:table-cell>
          <table:table-cell table:style-name="ce1" office:value-type="float" office:value="6589.01953125" calcext:value-type="float">
            <text:p>6589.0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34.6396484375" calcext:value-type="float">
            <text:p>11034.6396484375</text:p>
          </table:table-cell>
          <table:table-cell table:style-name="ce1" office:value-type="float" office:value="12287.330078125" calcext:value-type="float">
            <text:p>12287.33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1001.48828125" calcext:value-type="float">
            <text:p>21001.48828125</text:p>
          </table:table-cell>
          <table:table-cell table:style-name="ce1" office:value-type="float" office:value="22254.1796875" calcext:value-type="float">
            <text:p>22254.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7162.5859375" calcext:value-type="float">
            <text:p>37162.5859375</text:p>
          </table:table-cell>
          <table:table-cell table:style-name="ce1" office:value-type="float" office:value="38415.27734375" calcext:value-type="float">
            <text:p>38415.27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8036.3984375" calcext:value-type="float">
            <text:p>58036.3984375</text:p>
          </table:table-cell>
          <table:table-cell table:style-name="ce1" office:value-type="float" office:value="59289.08984375" calcext:value-type="float">
            <text:p>59289.0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536.203125" calcext:value-type="float">
            <text:p>76536.203125</text:p>
          </table:table-cell>
          <table:table-cell table:style-name="ce1" office:value-type="float" office:value="77788.890625" calcext:value-type="float">
            <text:p>77788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019.765625" calcext:value-type="float">
            <text:p>85019.765625</text:p>
          </table:table-cell>
          <table:table-cell table:style-name="ce1" office:value-type="float" office:value="86272.453125" calcext:value-type="float">
            <text:p>86272.4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314.1328125" calcext:value-type="float">
            <text:p>87314.1328125</text:p>
          </table:table-cell>
          <table:table-cell table:style-name="ce1" office:value-type="float" office:value="88566.8203125" calcext:value-type="float">
            <text:p>88566.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532.46875" calcext:value-type="float">
            <text:p>90532.46875</text:p>
          </table:table-cell>
          <table:table-cell table:style-name="ce1" office:value-type="float" office:value="91785.15625" calcext:value-type="float">
            <text:p>91785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3919.84375" calcext:value-type="float">
            <text:p>93919.84375</text:p>
          </table:table-cell>
          <table:table-cell table:style-name="ce1" office:value-type="float" office:value="95172.53125" calcext:value-type="float">
            <text:p>95172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860.109375" calcext:value-type="float">
            <text:p>96860.109375</text:p>
          </table:table-cell>
          <table:table-cell table:style-name="ce1" office:value-type="float" office:value="98112.796875" calcext:value-type="float">
            <text:p>98112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191.375" calcext:value-type="float">
            <text:p>99191.375</text:p>
          </table:table-cell>
          <table:table-cell table:style-name="ce1" office:value-type="float" office:value="100444.0625" calcext:value-type="float">
            <text:p>100444.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441.3828125" calcext:value-type="float">
            <text:p>101441.3828125</text:p>
          </table:table-cell>
          <table:table-cell table:style-name="ce1" office:value-type="float" office:value="102694.0703125" calcext:value-type="float">
            <text:p>102694.0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293.625" calcext:value-type="float">
            <text:p>103293.625</text:p>
          </table:table-cell>
          <table:table-cell table:style-name="ce1" office:value-type="float" office:value="104546.3125" calcext:value-type="float">
            <text:p>104546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271.484375" calcext:value-type="float">
            <text:p>104271.484375</text:p>
          </table:table-cell>
          <table:table-cell table:style-name="ce1" office:value-type="float" office:value="105524.171875" calcext:value-type="float">
            <text:p>105524.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292.46875" calcext:value-type="float">
            <text:p>106292.46875</text:p>
          </table:table-cell>
          <table:table-cell table:style-name="ce1" office:value-type="float" office:value="107545.15625" calcext:value-type="float">
            <text:p>107545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210.5078125" calcext:value-type="float">
            <text:p>106210.5078125</text:p>
          </table:table-cell>
          <table:table-cell table:style-name="ce1" office:value-type="float" office:value="107463.1953125" calcext:value-type="float">
            <text:p>107463.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651.515625" calcext:value-type="float">
            <text:p>106651.515625</text:p>
          </table:table-cell>
          <table:table-cell table:style-name="ce1" office:value-type="float" office:value="107904.203125" calcext:value-type="float">
            <text:p>107904.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497.953125" calcext:value-type="float">
            <text:p>107497.953125</text:p>
          </table:table-cell>
          <table:table-cell table:style-name="ce1" office:value-type="float" office:value="108750.640625" calcext:value-type="float">
            <text:p>108750.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410" calcext:value-type="float">
            <text:p>108410</text:p>
          </table:table-cell>
          <table:table-cell table:style-name="ce1" office:value-type="float" office:value="109662.6875" calcext:value-type="float">
            <text:p>109662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594.4453125" calcext:value-type="float">
            <text:p>109594.4453125</text:p>
          </table:table-cell>
          <table:table-cell table:style-name="ce1" office:value-type="float" office:value="110847.1328125" calcext:value-type="float">
            <text:p>110847.1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0.17272949219" calcext:value-type="float">
            <text:p>-1090.1727294922</text:p>
          </table:table-cell>
          <table:table-cell table:style-name="ce1" office:value-type="float" office:value="-19.9979648590088" calcext:value-type="float">
            <text:p>-19.9979648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4.06030273438" calcext:value-type="float">
            <text:p>-1074.0603027344</text:p>
          </table:table-cell>
          <table:table-cell table:style-name="ce1" office:value-type="float" office:value="-3.88553881645203" calcext:value-type="float">
            <text:p>-3.885538816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6.29125976563" calcext:value-type="float">
            <text:p>-1046.2912597656</text:p>
          </table:table-cell>
          <table:table-cell table:style-name="ce1" office:value-type="float" office:value="23.8835048675537" calcext:value-type="float">
            <text:p>23.883504867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0.0068359375" calcext:value-type="float">
            <text:p>-1050.0068359375</text:p>
          </table:table-cell>
          <table:table-cell table:style-name="ce1" office:value-type="float" office:value="20.1679286956787" calcext:value-type="float">
            <text:p>20.167928695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07.677734375" calcext:value-type="float">
            <text:p>-1007.677734375</text:p>
          </table:table-cell>
          <table:table-cell table:style-name="ce1" office:value-type="float" office:value="62.4970283508301" calcext:value-type="float">
            <text:p>62.49702835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0.393188476562" calcext:value-type="float">
            <text:p>-990.3931884766</text:p>
          </table:table-cell>
          <table:table-cell table:style-name="ce1" office:value-type="float" office:value="79.7815780639648" calcext:value-type="float">
            <text:p>79.78157806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63.275085449219" calcext:value-type="float">
            <text:p>-963.2750854492</text:p>
          </table:table-cell>
          <table:table-cell table:style-name="ce1" office:value-type="float" office:value="106.899681091309" calcext:value-type="float">
            <text:p>106.89968109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8.050476074219" calcext:value-type="float">
            <text:p>-908.0504760742</text:p>
          </table:table-cell>
          <table:table-cell table:style-name="ce1" office:value-type="float" office:value="162.124282836914" calcext:value-type="float">
            <text:p>162.12428283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44.380615234375" calcext:value-type="float">
            <text:p>-844.3806152344</text:p>
          </table:table-cell>
          <table:table-cell table:style-name="ce1" office:value-type="float" office:value="225.794143676758" calcext:value-type="float">
            <text:p>225.79414367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4.99462890625" calcext:value-type="float">
            <text:p>-724.9946289063</text:p>
          </table:table-cell>
          <table:table-cell table:style-name="ce1" office:value-type="float" office:value="345.180145263672" calcext:value-type="float">
            <text:p>345.180145263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89.757232666016" calcext:value-type="float">
            <text:p>-489.757232666</text:p>
          </table:table-cell>
          <table:table-cell table:style-name="ce1" office:value-type="float" office:value="580.417541503906" calcext:value-type="float">
            <text:p>580.41754150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.15796661377" calcext:value-type="float">
            <text:p>-101.1579666138</text:p>
          </table:table-cell>
          <table:table-cell table:style-name="ce1" office:value-type="float" office:value="969.016784667969" calcext:value-type="float">
            <text:p>969.01678466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02.662719726563" calcext:value-type="float">
            <text:p>702.6627197266</text:p>
          </table:table-cell>
          <table:table-cell table:style-name="ce1" office:value-type="float" office:value="1772.83752441406" calcext:value-type="float">
            <text:p>1772.83752441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232.15283203125" calcext:value-type="float">
            <text:p>2232.1528320313</text:p>
          </table:table-cell>
          <table:table-cell table:style-name="ce1" office:value-type="float" office:value="3302.32763671875" calcext:value-type="float">
            <text:p>3302.3276367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172.1767578125" calcext:value-type="float">
            <text:p>5172.1767578125</text:p>
          </table:table-cell>
          <table:table-cell table:style-name="ce1" office:value-type="float" office:value="6242.3515625" calcext:value-type="float">
            <text:p>6242.3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40.9560546875" calcext:value-type="float">
            <text:p>10540.9560546875</text:p>
          </table:table-cell>
          <table:table-cell table:style-name="ce1" office:value-type="float" office:value="11611.130859375" calcext:value-type="float">
            <text:p>11611.130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132.666015625" calcext:value-type="float">
            <text:p>20132.666015625</text:p>
          </table:table-cell>
          <table:table-cell table:style-name="ce1" office:value-type="float" office:value="21202.83984375" calcext:value-type="float">
            <text:p>21202.8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5525.74609375" calcext:value-type="float">
            <text:p>35525.74609375</text:p>
          </table:table-cell>
          <table:table-cell table:style-name="ce1" office:value-type="float" office:value="36595.921875" calcext:value-type="float">
            <text:p>36595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375.6875" calcext:value-type="float">
            <text:p>56375.6875</text:p>
          </table:table-cell>
          <table:table-cell table:style-name="ce1" office:value-type="float" office:value="57445.86328125" calcext:value-type="float">
            <text:p>57445.8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112.84375" calcext:value-type="float">
            <text:p>76112.84375</text:p>
          </table:table-cell>
          <table:table-cell table:style-name="ce1" office:value-type="float" office:value="77183.015625" calcext:value-type="float">
            <text:p>77183.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507.15625" calcext:value-type="float">
            <text:p>85507.15625</text:p>
          </table:table-cell>
          <table:table-cell table:style-name="ce1" office:value-type="float" office:value="86577.328125" calcext:value-type="float">
            <text:p>86577.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366.65625" calcext:value-type="float">
            <text:p>88366.65625</text:p>
          </table:table-cell>
          <table:table-cell table:style-name="ce1" office:value-type="float" office:value="89436.828125" calcext:value-type="float">
            <text:p>89436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138.125" calcext:value-type="float">
            <text:p>91138.125</text:p>
          </table:table-cell>
          <table:table-cell table:style-name="ce1" office:value-type="float" office:value="92208.296875" calcext:value-type="float">
            <text:p>92208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847.140625" calcext:value-type="float">
            <text:p>94847.140625</text:p>
          </table:table-cell>
          <table:table-cell table:style-name="ce1" office:value-type="float" office:value="95917.3125" calcext:value-type="float">
            <text:p>95917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506.484375" calcext:value-type="float">
            <text:p>97506.484375</text:p>
          </table:table-cell>
          <table:table-cell table:style-name="ce1" office:value-type="float" office:value="98576.65625" calcext:value-type="float">
            <text:p>98576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173.953125" calcext:value-type="float">
            <text:p>100173.953125</text:p>
          </table:table-cell>
          <table:table-cell table:style-name="ce1" office:value-type="float" office:value="101244.125" calcext:value-type="float">
            <text:p>101244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991.125" calcext:value-type="float">
            <text:p>101991.125</text:p>
          </table:table-cell>
          <table:table-cell table:style-name="ce1" office:value-type="float" office:value="103061.296875" calcext:value-type="float">
            <text:p>103061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911.21875" calcext:value-type="float">
            <text:p>103911.21875</text:p>
          </table:table-cell>
          <table:table-cell table:style-name="ce1" office:value-type="float" office:value="104981.390625" calcext:value-type="float">
            <text:p>104981.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130.484375" calcext:value-type="float">
            <text:p>105130.484375</text:p>
          </table:table-cell>
          <table:table-cell table:style-name="ce1" office:value-type="float" office:value="106200.65625" calcext:value-type="float">
            <text:p>106200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598.46875" calcext:value-type="float">
            <text:p>106598.46875</text:p>
          </table:table-cell>
          <table:table-cell table:style-name="ce1" office:value-type="float" office:value="107668.640625" calcext:value-type="float">
            <text:p>107668.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167.234375" calcext:value-type="float">
            <text:p>107167.234375</text:p>
          </table:table-cell>
          <table:table-cell table:style-name="ce1" office:value-type="float" office:value="108237.40625" calcext:value-type="float">
            <text:p>108237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124.390625" calcext:value-type="float">
            <text:p>108124.390625</text:p>
          </table:table-cell>
          <table:table-cell table:style-name="ce1" office:value-type="float" office:value="109194.5625" calcext:value-type="float">
            <text:p>109194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918.59375" calcext:value-type="float">
            <text:p>108918.59375</text:p>
          </table:table-cell>
          <table:table-cell table:style-name="ce1" office:value-type="float" office:value="109988.765625" calcext:value-type="float">
            <text:p>109988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879.9296875" calcext:value-type="float">
            <text:p>109879.9296875</text:p>
          </table:table-cell>
          <table:table-cell table:style-name="ce1" office:value-type="float" office:value="110950.1015625" calcext:value-type="float">
            <text:p>110950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242.96875" calcext:value-type="float">
            <text:p>110242.96875</text:p>
          </table:table-cell>
          <table:table-cell table:style-name="ce1" office:value-type="float" office:value="111313.140625" calcext:value-type="float">
            <text:p>111313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41.69677734375" calcext:value-type="float">
            <text:p>541.6967773438</text:p>
          </table:table-cell>
          <table:table-cell table:style-name="ce1" office:value-type="float" office:value="-9.7591552734375" calcext:value-type="float">
            <text:p>-9.75915527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1.215087890625" calcext:value-type="float">
            <text:p>561.2150878906</text:p>
          </table:table-cell>
          <table:table-cell table:style-name="ce1" office:value-type="float" office:value="9.7591552734375" calcext:value-type="float">
            <text:p>9.75915527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08.289489746094" calcext:value-type="float">
            <text:p>608.2894897461</text:p>
          </table:table-cell>
          <table:table-cell table:style-name="ce1" office:value-type="float" office:value="56.8335571289063" calcext:value-type="float">
            <text:p>56.83355712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61.662658691406" calcext:value-type="float">
            <text:p>661.6626586914</text:p>
          </table:table-cell>
          <table:table-cell table:style-name="ce1" office:value-type="float" office:value="110.206726074219" calcext:value-type="float">
            <text:p>110.20672607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2.117431640625" calcext:value-type="float">
            <text:p>742.1174316406</text:p>
          </table:table-cell>
          <table:table-cell table:style-name="ce1" office:value-type="float" office:value="190.661499023438" calcext:value-type="float">
            <text:p>190.661499023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1.970153808594" calcext:value-type="float">
            <text:p>861.9701538086</text:p>
          </table:table-cell>
          <table:table-cell table:style-name="ce1" office:value-type="float" office:value="310.514221191406" calcext:value-type="float">
            <text:p>310.51422119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7.28759765625" calcext:value-type="float">
            <text:p>1107.2875976563</text:p>
          </table:table-cell>
          <table:table-cell table:style-name="ce1" office:value-type="float" office:value="555.831665039063" calcext:value-type="float">
            <text:p>555.83166503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70.24060058594" calcext:value-type="float">
            <text:p>1570.2406005859</text:p>
          </table:table-cell>
          <table:table-cell table:style-name="ce1" office:value-type="float" office:value="1018.78466796875" calcext:value-type="float">
            <text:p>1018.784667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83.04248046875" calcext:value-type="float">
            <text:p>2483.0424804688</text:p>
          </table:table-cell>
          <table:table-cell table:style-name="ce1" office:value-type="float" office:value="1931.58654785156" calcext:value-type="float">
            <text:p>1931.58654785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134.2392578125" calcext:value-type="float">
            <text:p>4134.2392578125</text:p>
          </table:table-cell>
          <table:table-cell table:style-name="ce1" office:value-type="float" office:value="3582.783203125" calcext:value-type="float">
            <text:p>3582.78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412.22607421875" calcext:value-type="float">
            <text:p>7412.2260742188</text:p>
          </table:table-cell>
          <table:table-cell table:style-name="ce1" office:value-type="float" office:value="6860.77001953125" calcext:value-type="float">
            <text:p>6860.7700195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364.455078125" calcext:value-type="float">
            <text:p>13364.455078125</text:p>
          </table:table-cell>
          <table:table-cell table:style-name="ce1" office:value-type="float" office:value="12812.9990234375" calcext:value-type="float">
            <text:p>12812.9990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3920.27734375" calcext:value-type="float">
            <text:p>23920.27734375</text:p>
          </table:table-cell>
          <table:table-cell table:style-name="ce1" office:value-type="float" office:value="23368.822265625" calcext:value-type="float">
            <text:p>23368.82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0270.42578125" calcext:value-type="float">
            <text:p>40270.42578125</text:p>
          </table:table-cell>
          <table:table-cell table:style-name="ce1" office:value-type="float" office:value="39718.96875" calcext:value-type="float">
            <text:p>39718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1016.015625" calcext:value-type="float">
            <text:p>61016.015625</text:p>
          </table:table-cell>
          <table:table-cell table:style-name="ce1" office:value-type="float" office:value="60464.55859375" calcext:value-type="float">
            <text:p>60464.5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967.765625" calcext:value-type="float">
            <text:p>77967.765625</text:p>
          </table:table-cell>
          <table:table-cell table:style-name="ce1" office:value-type="float" office:value="77416.3125" calcext:value-type="float">
            <text:p>77416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4852.7109375" calcext:value-type="float">
            <text:p>84852.7109375</text:p>
          </table:table-cell>
          <table:table-cell table:style-name="ce1" office:value-type="float" office:value="84301.2578125" calcext:value-type="float">
            <text:p>84301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967.3515625" calcext:value-type="float">
            <text:p>86967.3515625</text:p>
          </table:table-cell>
          <table:table-cell table:style-name="ce1" office:value-type="float" office:value="86415.8984375" calcext:value-type="float">
            <text:p>86415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8913.8515625" calcext:value-type="float">
            <text:p>88913.8515625</text:p>
          </table:table-cell>
          <table:table-cell table:style-name="ce1" office:value-type="float" office:value="88362.3984375" calcext:value-type="float">
            <text:p>88362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755.921875" calcext:value-type="float">
            <text:p>90755.921875</text:p>
          </table:table-cell>
          <table:table-cell table:style-name="ce1" office:value-type="float" office:value="90204.46875" calcext:value-type="float">
            <text:p>90204.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971.03125" calcext:value-type="float">
            <text:p>92971.03125</text:p>
          </table:table-cell>
          <table:table-cell table:style-name="ce1" office:value-type="float" office:value="92419.578125" calcext:value-type="float">
            <text:p>92419.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523.25" calcext:value-type="float">
            <text:p>95523.25</text:p>
          </table:table-cell>
          <table:table-cell table:style-name="ce1" office:value-type="float" office:value="94971.796875" calcext:value-type="float">
            <text:p>94971.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014.484375" calcext:value-type="float">
            <text:p>97014.484375</text:p>
          </table:table-cell>
          <table:table-cell table:style-name="ce1" office:value-type="float" office:value="96463.03125" calcext:value-type="float">
            <text:p>96463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879.2890625" calcext:value-type="float">
            <text:p>98879.2890625</text:p>
          </table:table-cell>
          <table:table-cell table:style-name="ce1" office:value-type="float" office:value="98327.8359375" calcext:value-type="float">
            <text:p>98327.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776.140625" calcext:value-type="float">
            <text:p>99776.140625</text:p>
          </table:table-cell>
          <table:table-cell table:style-name="ce1" office:value-type="float" office:value="99224.6875" calcext:value-type="float">
            <text:p>99224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184.828125" calcext:value-type="float">
            <text:p>101184.828125</text:p>
          </table:table-cell>
          <table:table-cell table:style-name="ce1" office:value-type="float" office:value="100633.375" calcext:value-type="float">
            <text:p>100633.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887.609375" calcext:value-type="float">
            <text:p>101887.609375</text:p>
          </table:table-cell>
          <table:table-cell table:style-name="ce1" office:value-type="float" office:value="101336.15625" calcext:value-type="float">
            <text:p>101336.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258.859375" calcext:value-type="float">
            <text:p>103258.859375</text:p>
          </table:table-cell>
          <table:table-cell table:style-name="ce1" office:value-type="float" office:value="102707.40625" calcext:value-type="float">
            <text:p>102707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766.140625" calcext:value-type="float">
            <text:p>103766.140625</text:p>
          </table:table-cell>
          <table:table-cell table:style-name="ce1" office:value-type="float" office:value="103214.6875" calcext:value-type="float">
            <text:p>103214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791.21875" calcext:value-type="float">
            <text:p>104791.21875</text:p>
          </table:table-cell>
          <table:table-cell table:style-name="ce1" office:value-type="float" office:value="104239.765625" calcext:value-type="float">
            <text:p>104239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311.71875" calcext:value-type="float">
            <text:p>105311.71875</text:p>
          </table:table-cell>
          <table:table-cell table:style-name="ce1" office:value-type="float" office:value="104760.265625" calcext:value-type="float">
            <text:p>104760.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740.703125" calcext:value-type="float">
            <text:p>105740.703125</text:p>
          </table:table-cell>
          <table:table-cell table:style-name="ce1" office:value-type="float" office:value="105189.25" calcext:value-type="float">
            <text:p>105189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211.703125" calcext:value-type="float">
            <text:p>106211.703125</text:p>
          </table:table-cell>
          <table:table-cell table:style-name="ce1" office:value-type="float" office:value="105660.25" calcext:value-type="float">
            <text:p>105660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939.3125" calcext:value-type="float">
            <text:p>105939.3125</text:p>
          </table:table-cell>
          <table:table-cell table:style-name="ce1" office:value-type="float" office:value="105387.859375" calcext:value-type="float">
            <text:p>105387.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287.546875" calcext:value-type="float">
            <text:p>106287.546875</text:p>
          </table:table-cell>
          <table:table-cell table:style-name="ce1" office:value-type="float" office:value="105736.09375" calcext:value-type="float">
            <text:p>105736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75.808837890625" calcext:value-type="float">
            <text:p>-775.8088378906</text:p>
          </table:table-cell>
          <table:table-cell table:style-name="ce1" office:value-type="float" office:value="-28.9730529785156" calcext:value-type="float">
            <text:p>-28.97305297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17.862731933594" calcext:value-type="float">
            <text:p>-717.8627319336</text:p>
          </table:table-cell>
          <table:table-cell table:style-name="ce1" office:value-type="float" office:value="28.9730529785156" calcext:value-type="float">
            <text:p>28.97305297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96.091979980469" calcext:value-type="float">
            <text:p>-696.0919799805</text:p>
          </table:table-cell>
          <table:table-cell table:style-name="ce1" office:value-type="float" office:value="50.7438049316406" calcext:value-type="float">
            <text:p>50.74380493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65.66015625" calcext:value-type="float">
            <text:p>-665.66015625</text:p>
          </table:table-cell>
          <table:table-cell table:style-name="ce1" office:value-type="float" office:value="81.1756286621094" calcext:value-type="float">
            <text:p>81.175628662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53.126403808594" calcext:value-type="float">
            <text:p>-553.1264038086</text:p>
          </table:table-cell>
          <table:table-cell table:style-name="ce1" office:value-type="float" office:value="193.709381103516" calcext:value-type="float">
            <text:p>193.709381103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07.979797363281" calcext:value-type="float">
            <text:p>-407.9797973633</text:p>
          </table:table-cell>
          <table:table-cell table:style-name="ce1" office:value-type="float" office:value="338.855987548828" calcext:value-type="float">
            <text:p>338.85598754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3.011688232422" calcext:value-type="float">
            <text:p>-153.0116882324</text:p>
          </table:table-cell>
          <table:table-cell table:style-name="ce1" office:value-type="float" office:value="593.824096679688" calcext:value-type="float">
            <text:p>593.824096679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9.018676757812" calcext:value-type="float">
            <text:p>369.0186767578</text:p>
          </table:table-cell>
          <table:table-cell table:style-name="ce1" office:value-type="float" office:value="1115.8544921875" calcext:value-type="float">
            <text:p>1115.854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15.33911132813" calcext:value-type="float">
            <text:p>1315.3391113281</text:p>
          </table:table-cell>
          <table:table-cell table:style-name="ce1" office:value-type="float" office:value="2062.1748046875" calcext:value-type="float">
            <text:p>2062.174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147.14208984375" calcext:value-type="float">
            <text:p>3147.1420898438</text:p>
          </table:table-cell>
          <table:table-cell table:style-name="ce1" office:value-type="float" office:value="3893.97778320313" calcext:value-type="float">
            <text:p>3893.977783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728.49560546875" calcext:value-type="float">
            <text:p>6728.4956054688</text:p>
          </table:table-cell>
          <table:table-cell table:style-name="ce1" office:value-type="float" office:value="7475.33154296875" calcext:value-type="float">
            <text:p>7475.33154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297.68359375" calcext:value-type="float">
            <text:p>13297.68359375</text:p>
          </table:table-cell>
          <table:table-cell table:style-name="ce1" office:value-type="float" office:value="14044.51953125" calcext:value-type="float">
            <text:p>14044.51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968.7734375" calcext:value-type="float">
            <text:p>24968.7734375</text:p>
          </table:table-cell>
          <table:table-cell table:style-name="ce1" office:value-type="float" office:value="25715.609375" calcext:value-type="float">
            <text:p>25715.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697.2109375" calcext:value-type="float">
            <text:p>43697.2109375</text:p>
          </table:table-cell>
          <table:table-cell table:style-name="ce1" office:value-type="float" office:value="44444.046875" calcext:value-type="float">
            <text:p>44444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8727.859375" calcext:value-type="float">
            <text:p>68727.859375</text:p>
          </table:table-cell>
          <table:table-cell table:style-name="ce1" office:value-type="float" office:value="69474.6953125" calcext:value-type="float">
            <text:p>69474.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061.9140625" calcext:value-type="float">
            <text:p>91061.9140625</text:p>
          </table:table-cell>
          <table:table-cell table:style-name="ce1" office:value-type="float" office:value="91808.75" calcext:value-type="float">
            <text:p>91808.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252.21875" calcext:value-type="float">
            <text:p>101252.21875</text:p>
          </table:table-cell>
          <table:table-cell table:style-name="ce1" office:value-type="float" office:value="101999.0546875" calcext:value-type="float">
            <text:p>101999.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823.09375" calcext:value-type="float">
            <text:p>103823.09375</text:p>
          </table:table-cell>
          <table:table-cell table:style-name="ce1" office:value-type="float" office:value="104569.9296875" calcext:value-type="float">
            <text:p>104569.9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438.828125" calcext:value-type="float">
            <text:p>106438.828125</text:p>
          </table:table-cell>
          <table:table-cell table:style-name="ce1" office:value-type="float" office:value="107185.6640625" calcext:value-type="float">
            <text:p>107185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122.4609375" calcext:value-type="float">
            <text:p>109122.4609375</text:p>
          </table:table-cell>
          <table:table-cell table:style-name="ce1" office:value-type="float" office:value="109869.296875" calcext:value-type="float">
            <text:p>109869.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752.40625" calcext:value-type="float">
            <text:p>111752.40625</text:p>
          </table:table-cell>
          <table:table-cell table:style-name="ce1" office:value-type="float" office:value="112499.2421875" calcext:value-type="float">
            <text:p>112499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765.0625" calcext:value-type="float">
            <text:p>114765.0625</text:p>
          </table:table-cell>
          <table:table-cell table:style-name="ce1" office:value-type="float" office:value="115511.8984375" calcext:value-type="float">
            <text:p>115511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6691.2578125" calcext:value-type="float">
            <text:p>116691.2578125</text:p>
          </table:table-cell>
          <table:table-cell table:style-name="ce1" office:value-type="float" office:value="117438.09375" calcext:value-type="float">
            <text:p>117438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8893.953125" calcext:value-type="float">
            <text:p>118893.953125</text:p>
          </table:table-cell>
          <table:table-cell table:style-name="ce1" office:value-type="float" office:value="119640.7890625" calcext:value-type="float">
            <text:p>119640.7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0419.4765625" calcext:value-type="float">
            <text:p>120419.4765625</text:p>
          </table:table-cell>
          <table:table-cell table:style-name="ce1" office:value-type="float" office:value="121166.3125" calcext:value-type="float">
            <text:p>121166.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1796.4453125" calcext:value-type="float">
            <text:p>121796.4453125</text:p>
          </table:table-cell>
          <table:table-cell table:style-name="ce1" office:value-type="float" office:value="122543.28125" calcext:value-type="float">
            <text:p>122543.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3177.2109375" calcext:value-type="float">
            <text:p>123177.2109375</text:p>
          </table:table-cell>
          <table:table-cell table:style-name="ce1" office:value-type="float" office:value="123924.046875" calcext:value-type="float">
            <text:p>123924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4193.171875" calcext:value-type="float">
            <text:p>124193.171875</text:p>
          </table:table-cell>
          <table:table-cell table:style-name="ce1" office:value-type="float" office:value="124940.0078125" calcext:value-type="float">
            <text:p>124940.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5209.59375" calcext:value-type="float">
            <text:p>125209.59375</text:p>
          </table:table-cell>
          <table:table-cell table:style-name="ce1" office:value-type="float" office:value="125956.4296875" calcext:value-type="float">
            <text:p>125956.42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6425.375" calcext:value-type="float">
            <text:p>126425.375</text:p>
          </table:table-cell>
          <table:table-cell table:style-name="ce1" office:value-type="float" office:value="127172.2109375" calcext:value-type="float">
            <text:p>127172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036.96875" calcext:value-type="float">
            <text:p>127036.96875</text:p>
          </table:table-cell>
          <table:table-cell table:style-name="ce1" office:value-type="float" office:value="127783.8046875" calcext:value-type="float">
            <text:p>127783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497.5" calcext:value-type="float">
            <text:p>127497.5</text:p>
          </table:table-cell>
          <table:table-cell table:style-name="ce1" office:value-type="float" office:value="128244.3359375" calcext:value-type="float">
            <text:p>128244.3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693.546875" calcext:value-type="float">
            <text:p>127693.546875</text:p>
          </table:table-cell>
          <table:table-cell table:style-name="ce1" office:value-type="float" office:value="128440.3828125" calcext:value-type="float">
            <text:p>128440.3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7827.484375" calcext:value-type="float">
            <text:p>127827.484375</text:p>
          </table:table-cell>
          <table:table-cell table:style-name="ce1" office:value-type="float" office:value="128574.3203125" calcext:value-type="float">
            <text:p>128574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28436.8671875" calcext:value-type="float">
            <text:p>128436.8671875</text:p>
          </table:table-cell>
          <table:table-cell table:style-name="ce1" office:value-type="float" office:value="129183.703125" calcext:value-type="float">
            <text:p>129183.7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16.33850097656" calcext:value-type="float">
            <text:p>-1216.3385009766</text:p>
          </table:table-cell>
          <table:table-cell table:style-name="ce1" office:value-type="float" office:value="-32.7250366210937" calcext:value-type="float">
            <text:p>-32.72503662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50.88842773438" calcext:value-type="float">
            <text:p>-1150.8884277344</text:p>
          </table:table-cell>
          <table:table-cell table:style-name="ce1" office:value-type="float" office:value="32.7250366210937" calcext:value-type="float">
            <text:p>32.725036621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34.12170410156" calcext:value-type="float">
            <text:p>-1134.1217041016</text:p>
          </table:table-cell>
          <table:table-cell table:style-name="ce1" office:value-type="float" office:value="49.4917602539063" calcext:value-type="float">
            <text:p>49.49176025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3.85070800781" calcext:value-type="float">
            <text:p>-1083.8507080078</text:p>
          </table:table-cell>
          <table:table-cell table:style-name="ce1" office:value-type="float" office:value="99.7627563476562" calcext:value-type="float">
            <text:p>99.76275634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6.58752441406" calcext:value-type="float">
            <text:p>-1026.5875244141</text:p>
          </table:table-cell>
          <table:table-cell table:style-name="ce1" office:value-type="float" office:value="157.025939941406" calcext:value-type="float">
            <text:p>157.02593994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92.690795898437" calcext:value-type="float">
            <text:p>-892.6907958984</text:p>
          </table:table-cell>
          <table:table-cell table:style-name="ce1" office:value-type="float" office:value="290.922668457031" calcext:value-type="float">
            <text:p>290.92266845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68.201538085938" calcext:value-type="float">
            <text:p>-668.2015380859</text:p>
          </table:table-cell>
          <table:table-cell table:style-name="ce1" office:value-type="float" office:value="515.411926269531" calcext:value-type="float">
            <text:p>515.41192626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269.926391601562" calcext:value-type="float">
            <text:p>-269.9263916016</text:p>
          </table:table-cell>
          <table:table-cell table:style-name="ce1" office:value-type="float" office:value="913.687072753906" calcext:value-type="float">
            <text:p>913.687072753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0.681915283203" calcext:value-type="float">
            <text:p>490.6819152832</text:p>
          </table:table-cell>
          <table:table-cell table:style-name="ce1" office:value-type="float" office:value="1674.29541015625" calcext:value-type="float">
            <text:p>1674.295410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12.74975585937" calcext:value-type="float">
            <text:p>2012.7497558594</text:p>
          </table:table-cell>
          <table:table-cell table:style-name="ce1" office:value-type="float" office:value="3196.36328125" calcext:value-type="float">
            <text:p>3196.3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795.9697265625" calcext:value-type="float">
            <text:p>4795.9697265625</text:p>
          </table:table-cell>
          <table:table-cell table:style-name="ce1" office:value-type="float" office:value="5979.5830078125" calcext:value-type="float">
            <text:p>5979.5830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69.873046875" calcext:value-type="float">
            <text:p>10069.873046875</text:p>
          </table:table-cell>
          <table:table-cell table:style-name="ce1" office:value-type="float" office:value="11253.486328125" calcext:value-type="float">
            <text:p>11253.4863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9381.900390625" calcext:value-type="float">
            <text:p>19381.900390625</text:p>
          </table:table-cell>
          <table:table-cell table:style-name="ce1" office:value-type="float" office:value="20565.513671875" calcext:value-type="float">
            <text:p>20565.51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4872.65625" calcext:value-type="float">
            <text:p>34872.65625</text:p>
          </table:table-cell>
          <table:table-cell table:style-name="ce1" office:value-type="float" office:value="36056.26953125" calcext:value-type="float">
            <text:p>36056.2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517.7109375" calcext:value-type="float">
            <text:p>56517.7109375</text:p>
          </table:table-cell>
          <table:table-cell table:style-name="ce1" office:value-type="float" office:value="57701.32421875" calcext:value-type="float">
            <text:p>57701.3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8431.59375" calcext:value-type="float">
            <text:p>78431.59375</text:p>
          </table:table-cell>
          <table:table-cell table:style-name="ce1" office:value-type="float" office:value="79615.2109375" calcext:value-type="float">
            <text:p>79615.2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0182.9453125" calcext:value-type="float">
            <text:p>90182.9453125</text:p>
          </table:table-cell>
          <table:table-cell table:style-name="ce1" office:value-type="float" office:value="91366.5625" calcext:value-type="float">
            <text:p>91366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100.703125" calcext:value-type="float">
            <text:p>94100.703125</text:p>
          </table:table-cell>
          <table:table-cell table:style-name="ce1" office:value-type="float" office:value="95284.3203125" calcext:value-type="float">
            <text:p>95284.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066.625" calcext:value-type="float">
            <text:p>96066.625</text:p>
          </table:table-cell>
          <table:table-cell table:style-name="ce1" office:value-type="float" office:value="97250.2421875" calcext:value-type="float">
            <text:p>97250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373" calcext:value-type="float">
            <text:p>98373</text:p>
          </table:table-cell>
          <table:table-cell table:style-name="ce1" office:value-type="float" office:value="99556.6171875" calcext:value-type="float">
            <text:p>99556.61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526.4140625" calcext:value-type="float">
            <text:p>100526.4140625</text:p>
          </table:table-cell>
          <table:table-cell table:style-name="ce1" office:value-type="float" office:value="101710.03125" calcext:value-type="float">
            <text:p>101710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783.8046875" calcext:value-type="float">
            <text:p>102783.8046875</text:p>
          </table:table-cell>
          <table:table-cell table:style-name="ce1" office:value-type="float" office:value="103967.421875" calcext:value-type="float">
            <text:p>103967.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447.484375" calcext:value-type="float">
            <text:p>104447.484375</text:p>
          </table:table-cell>
          <table:table-cell table:style-name="ce1" office:value-type="float" office:value="105631.1015625" calcext:value-type="float">
            <text:p>105631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6380.28125" calcext:value-type="float">
            <text:p>106380.28125</text:p>
          </table:table-cell>
          <table:table-cell table:style-name="ce1" office:value-type="float" office:value="107563.8984375" calcext:value-type="float">
            <text:p>107563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678.78125" calcext:value-type="float">
            <text:p>107678.78125</text:p>
          </table:table-cell>
          <table:table-cell table:style-name="ce1" office:value-type="float" office:value="108862.3984375" calcext:value-type="float">
            <text:p>108862.3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8397.796875" calcext:value-type="float">
            <text:p>108397.796875</text:p>
          </table:table-cell>
          <table:table-cell table:style-name="ce1" office:value-type="float" office:value="109581.4140625" calcext:value-type="float">
            <text:p>109581.4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9927.265625" calcext:value-type="float">
            <text:p>109927.265625</text:p>
          </table:table-cell>
          <table:table-cell table:style-name="ce1" office:value-type="float" office:value="111110.8828125" calcext:value-type="float">
            <text:p>111110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021.078125" calcext:value-type="float">
            <text:p>111021.078125</text:p>
          </table:table-cell>
          <table:table-cell table:style-name="ce1" office:value-type="float" office:value="112204.6953125" calcext:value-type="float">
            <text:p>112204.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1719.109375" calcext:value-type="float">
            <text:p>111719.109375</text:p>
          </table:table-cell>
          <table:table-cell table:style-name="ce1" office:value-type="float" office:value="112902.7265625" calcext:value-type="float">
            <text:p>112902.7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960.375" calcext:value-type="float">
            <text:p>112960.375</text:p>
          </table:table-cell>
          <table:table-cell table:style-name="ce1" office:value-type="float" office:value="114143.9921875" calcext:value-type="float">
            <text:p>114143.9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337.84375" calcext:value-type="float">
            <text:p>112337.84375</text:p>
          </table:table-cell>
          <table:table-cell table:style-name="ce1" office:value-type="float" office:value="113521.4609375" calcext:value-type="float">
            <text:p>113521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2713.859375" calcext:value-type="float">
            <text:p>112713.859375</text:p>
          </table:table-cell>
          <table:table-cell table:style-name="ce1" office:value-type="float" office:value="113897.4765625" calcext:value-type="float">
            <text:p>113897.4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3350.9453125" calcext:value-type="float">
            <text:p>113350.9453125</text:p>
          </table:table-cell>
          <table:table-cell table:style-name="ce1" office:value-type="float" office:value="114534.5625" calcext:value-type="float">
            <text:p>114534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4563.96875" calcext:value-type="float">
            <text:p>114563.96875</text:p>
          </table:table-cell>
          <table:table-cell table:style-name="ce1" office:value-type="float" office:value="115747.5859375" calcext:value-type="float">
            <text:p>115747.58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5320.8515625" calcext:value-type="float">
            <text:p>115320.8515625</text:p>
          </table:table-cell>
          <table:table-cell table:style-name="ce1" office:value-type="float" office:value="116504.46875" calcext:value-type="float">
            <text:p>116504.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G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09.2666015625" calcext:value-type="float">
            <text:p>-1109.2666015625</text:p>
          </table:table-cell>
          <table:table-cell table:style-name="ce1" office:value-type="float" office:value="-127.479187011719" calcext:value-type="float">
            <text:p>-127.47918701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9.34631347656" calcext:value-type="float">
            <text:p>-1059.3463134766</text:p>
          </table:table-cell>
          <table:table-cell table:style-name="ce1" office:value-type="float" office:value="-93.1692123413086" calcext:value-type="float">
            <text:p>-93.16921234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2.15576171875" calcext:value-type="float">
            <text:p>-1012.1557617188</text:p>
          </table:table-cell>
          <table:table-cell table:style-name="ce1" office:value-type="float" office:value="-61.5889663696289" calcext:value-type="float">
            <text:p>-61.588966369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73.86328125" calcext:value-type="float">
            <text:p>-973.86328125</text:p>
          </table:table-cell>
          <table:table-cell table:style-name="ce1" office:value-type="float" office:value="-38.9067916870117" calcext:value-type="float">
            <text:p>-38.90679168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39.768920898437" calcext:value-type="float">
            <text:p>-939.7689208984</text:p>
          </table:table-cell>
          <table:table-cell table:style-name="ce1" office:value-type="float" office:value="-20.4227409362793" calcext:value-type="float">
            <text:p>-20.42274093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4.815185546875" calcext:value-type="float">
            <text:p>-904.8151855469</text:p>
          </table:table-cell>
          <table:table-cell table:style-name="ce1" office:value-type="float" office:value="-1.07931482791901" calcext:value-type="float">
            <text:p>-1.079314827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88.333801269531" calcext:value-type="float">
            <text:p>-888.3338012695</text:p>
          </table:table-cell>
          <table:table-cell table:style-name="ce1" office:value-type="float" office:value="-0.208239108324051" calcext:value-type="float">
            <text:p>-0.208239108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57.373413085938" calcext:value-type="float">
            <text:p>-857.3734130859</text:p>
          </table:table-cell>
          <table:table-cell table:style-name="ce1" office:value-type="float" office:value="15.1418409347534" calcext:value-type="float">
            <text:p>15.14184093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41.2314453125" calcext:value-type="float">
            <text:p>-841.2314453125</text:p>
          </table:table-cell>
          <table:table-cell table:style-name="ce1" office:value-type="float" office:value="15.6735000610352" calcext:value-type="float">
            <text:p>15.67350006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16.25341796875" calcext:value-type="float">
            <text:p>-816.2534179688</text:p>
          </table:table-cell>
          <table:table-cell table:style-name="ce1" office:value-type="float" office:value="25.0412178039551" calcext:value-type="float">
            <text:p>25.04121780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90.495483398438" calcext:value-type="float">
            <text:p>-790.4954833984</text:p>
          </table:table-cell>
          <table:table-cell table:style-name="ce1" office:value-type="float" office:value="35.1888465881348" calcext:value-type="float">
            <text:p>35.188846588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4.511474609375" calcext:value-type="float">
            <text:p>-754.5114746094</text:p>
          </table:table-cell>
          <table:table-cell table:style-name="ce1" office:value-type="float" office:value="55.5625457763672" calcext:value-type="float">
            <text:p>55.562545776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47.24267578125" calcext:value-type="float">
            <text:p>-747.2426757813</text:p>
          </table:table-cell>
          <table:table-cell table:style-name="ce1" office:value-type="float" office:value="47.2210350036621" calcext:value-type="float">
            <text:p>47.221035003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41.07275390625" calcext:value-type="float">
            <text:p>-741.0727539063</text:p>
          </table:table-cell>
          <table:table-cell table:style-name="ce1" office:value-type="float" office:value="37.780647277832" calcext:value-type="float">
            <text:p>37.78064727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8.592712402344" calcext:value-type="float">
            <text:p>-758.5927124023</text:p>
          </table:table-cell>
          <table:table-cell table:style-name="ce1" office:value-type="float" office:value="4.65038156509399" calcext:value-type="float">
            <text:p>4.650381565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8.4306640625" calcext:value-type="float">
            <text:p>-728.4306640625</text:p>
          </table:table-cell>
          <table:table-cell table:style-name="ce1" office:value-type="float" office:value="19.2021217346191" calcext:value-type="float">
            <text:p>19.202121734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18.0546875" calcext:value-type="float">
            <text:p>-718.0546875</text:p>
          </table:table-cell>
          <table:table-cell table:style-name="ce1" office:value-type="float" office:value="13.9677896499634" calcext:value-type="float">
            <text:p>13.9677896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58.337890625" calcext:value-type="float">
            <text:p>-758.337890625</text:p>
          </table:table-cell>
          <table:table-cell table:style-name="ce1" office:value-type="float" office:value="-41.925724029541" calcext:value-type="float">
            <text:p>-41.92572402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7.272338867188" calcext:value-type="float">
            <text:p>-727.2723388672</text:p>
          </table:table-cell>
          <table:table-cell table:style-name="ce1" office:value-type="float" office:value="-26.4704780578613" calcext:value-type="float">
            <text:p>-26.470478057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24.935180664063" calcext:value-type="float">
            <text:p>-724.9351806641</text:p>
          </table:table-cell>
          <table:table-cell table:style-name="ce1" office:value-type="float" office:value="-39.7436294555664" calcext:value-type="float">
            <text:p>-39.74362945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08.665283203125" calcext:value-type="float">
            <text:p>-708.6652832031</text:p>
          </table:table-cell>
          <table:table-cell table:style-name="ce1" office:value-type="float" office:value="-39.084041595459" calcext:value-type="float">
            <text:p>-39.084041595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31.884155273437" calcext:value-type="float">
            <text:p>-731.8841552734</text:p>
          </table:table-cell>
          <table:table-cell table:style-name="ce1" office:value-type="float" office:value="-77.9132232666016" calcext:value-type="float">
            <text:p>-77.91322326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59.273559570313" calcext:value-type="float">
            <text:p>-659.2735595703</text:p>
          </table:table-cell>
          <table:table-cell table:style-name="ce1" office:value-type="float" office:value="-20.9129333496094" calcext:value-type="float">
            <text:p>-20.912933349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583.288330078125" calcext:value-type="float">
            <text:p>-583.2883300781</text:p>
          </table:table-cell>
          <table:table-cell table:style-name="ce1" office:value-type="float" office:value="39.461986541748" calcext:value-type="float">
            <text:p>39.46198654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79.754943847656" calcext:value-type="float">
            <text:p>-479.7549438477</text:p>
          </table:table-cell>
          <table:table-cell table:style-name="ce1" office:value-type="float" office:value="127.385063171387" calcext:value-type="float">
            <text:p>127.38506317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2.618026733398" calcext:value-type="float">
            <text:p>-162.6180267334</text:p>
          </table:table-cell>
          <table:table-cell table:style-name="ce1" office:value-type="float" office:value="428.911682128906" calcext:value-type="float">
            <text:p>428.91168212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96.074981689453" calcext:value-type="float">
            <text:p>396.0749816895</text:p>
          </table:table-cell>
          <table:table-cell table:style-name="ce1" office:value-type="float" office:value="971.994384765625" calcext:value-type="float">
            <text:p>971.99438476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88.15844726563" calcext:value-type="float">
            <text:p>1488.1584472656</text:p>
          </table:table-cell>
          <table:table-cell table:style-name="ce1" office:value-type="float" office:value="2048.46752929687" calcext:value-type="float">
            <text:p>2048.4675292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18.76513671875" calcext:value-type="float">
            <text:p>3618.7651367188</text:p>
          </table:table-cell>
          <table:table-cell table:style-name="ce1" office:value-type="float" office:value="4163.4638671875" calcext:value-type="float">
            <text:p>4163.463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618.69140625" calcext:value-type="float">
            <text:p>7618.69140625</text:p>
          </table:table-cell>
          <table:table-cell table:style-name="ce1" office:value-type="float" office:value="8147.77978515625" calcext:value-type="float">
            <text:p>8147.77978515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461.36328125" calcext:value-type="float">
            <text:p>14461.36328125</text:p>
          </table:table-cell>
          <table:table-cell table:style-name="ce1" office:value-type="float" office:value="14974.841796875" calcext:value-type="float">
            <text:p>14974.84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5670.23828125" calcext:value-type="float">
            <text:p>25670.23828125</text:p>
          </table:table-cell>
          <table:table-cell table:style-name="ce1" office:value-type="float" office:value="26168.10546875" calcext:value-type="float">
            <text:p>26168.10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9994.8359375" calcext:value-type="float">
            <text:p>39994.8359375</text:p>
          </table:table-cell>
          <table:table-cell table:style-name="ce1" office:value-type="float" office:value="40477.09375" calcext:value-type="float">
            <text:p>40477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3241.2734375" calcext:value-type="float">
            <text:p>53241.2734375</text:p>
          </table:table-cell>
          <table:table-cell table:style-name="ce1" office:value-type="float" office:value="53707.921875" calcext:value-type="float">
            <text:p>53707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122.3828125" calcext:value-type="float">
            <text:p>63122.3828125</text:p>
          </table:table-cell>
          <table:table-cell table:style-name="ce1" office:value-type="float" office:value="63573.41796875" calcext:value-type="float">
            <text:p>63573.417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72.13830566406" calcext:value-type="float">
            <text:p>-1472.1383056641</text:p>
          </table:table-cell>
          <table:table-cell table:style-name="ce1" office:value-type="float" office:value="-364.820556640625" calcext:value-type="float">
            <text:p>-364.82055664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86.21765136719" calcext:value-type="float">
            <text:p>-1286.2176513672</text:p>
          </table:table-cell>
          <table:table-cell table:style-name="ce1" office:value-type="float" office:value="-180.657699584961" calcext:value-type="float">
            <text:p>-180.6576995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86.5849609375" calcext:value-type="float">
            <text:p>-1186.5849609375</text:p>
          </table:table-cell>
          <table:table-cell table:style-name="ce1" office:value-type="float" office:value="-82.7828216552734" calcext:value-type="float">
            <text:p>-82.78282165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60.78662109375" calcext:value-type="float">
            <text:p>-1160.7866210938</text:p>
          </table:table-cell>
          <table:table-cell table:style-name="ce1" office:value-type="float" office:value="-58.7422981262207" calcext:value-type="float">
            <text:p>-58.742298126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3.66125488281" calcext:value-type="float">
            <text:p>-1083.6612548828</text:p>
          </table:table-cell>
          <table:table-cell table:style-name="ce1" office:value-type="float" office:value="16.6252574920654" calcext:value-type="float">
            <text:p>16.625257492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1.75" calcext:value-type="float">
            <text:p>-1091.75</text:p>
          </table:table-cell>
          <table:table-cell table:style-name="ce1" office:value-type="float" office:value="6.77870035171509" calcext:value-type="float">
            <text:p>6.77870035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4.00036621094" calcext:value-type="float">
            <text:p>-1074.0003662109</text:p>
          </table:table-cell>
          <table:table-cell table:style-name="ce1" office:value-type="float" office:value="22.7705230712891" calcext:value-type="float">
            <text:p>22.77052307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8.79858398438" calcext:value-type="float">
            <text:p>-1048.7985839844</text:p>
          </table:table-cell>
          <table:table-cell table:style-name="ce1" office:value-type="float" office:value="46.2144927978516" calcext:value-type="float">
            <text:p>46.214492797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1.29223632813" calcext:value-type="float">
            <text:p>-1051.2922363281</text:p>
          </table:table-cell>
          <table:table-cell table:style-name="ce1" office:value-type="float" office:value="41.9630279541016" calcext:value-type="float">
            <text:p>41.96302795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3.84777832031" calcext:value-type="float">
            <text:p>-1093.8477783203</text:p>
          </table:table-cell>
          <table:table-cell table:style-name="ce1" office:value-type="float" office:value="-2.3503258228302" calcext:value-type="float">
            <text:p>-2.350325822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8.201171875" calcext:value-type="float">
            <text:p>-1068.201171875</text:p>
          </table:table-cell>
          <table:table-cell table:style-name="ce1" office:value-type="float" office:value="21.5384693145752" calcext:value-type="float">
            <text:p>21.538469314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2.32177734375" calcext:value-type="float">
            <text:p>-1052.3217773438</text:p>
          </table:table-cell>
          <table:table-cell table:style-name="ce1" office:value-type="float" office:value="35.6600494384766" calcext:value-type="float">
            <text:p>35.66004943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6.16748046875" calcext:value-type="float">
            <text:p>-1056.1674804688</text:p>
          </table:table-cell>
          <table:table-cell table:style-name="ce1" office:value-type="float" office:value="30.0565357208252" calcext:value-type="float">
            <text:p>30.05653572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9.3779296875" calcext:value-type="float">
            <text:p>-1079.3779296875</text:p>
          </table:table-cell>
          <table:table-cell table:style-name="ce1" office:value-type="float" office:value="5.08827495574951" calcext:value-type="float">
            <text:p>5.088274955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3.52978515625" calcext:value-type="float">
            <text:p>-1093.5297851563</text:p>
          </table:table-cell>
          <table:table-cell table:style-name="ce1" office:value-type="float" office:value="-10.8213930130005" calcext:value-type="float">
            <text:p>-10.8213930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5.14526367188" calcext:value-type="float">
            <text:p>-1085.1452636719</text:p>
          </table:table-cell>
          <table:table-cell table:style-name="ce1" office:value-type="float" office:value="-4.19468307495117" calcext:value-type="float">
            <text:p>-4.1946830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8.09326171875" calcext:value-type="float">
            <text:p>-1088.0932617188</text:p>
          </table:table-cell>
          <table:table-cell table:style-name="ce1" office:value-type="float" office:value="-8.90049362182617" calcext:value-type="float">
            <text:p>-8.900493621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7.07312011719" calcext:value-type="float">
            <text:p>-1097.0731201172</text:p>
          </table:table-cell>
          <table:table-cell table:style-name="ce1" office:value-type="float" office:value="-19.638162612915" calcext:value-type="float">
            <text:p>-19.638162612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6.18225097656" calcext:value-type="float">
            <text:p>-1076.1822509766</text:p>
          </table:table-cell>
          <table:table-cell table:style-name="ce1" office:value-type="float" office:value="-0.505106449127197" calcext:value-type="float">
            <text:p>-0.50510644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8.67395019531" calcext:value-type="float">
            <text:p>-1098.6739501953</text:p>
          </table:table-cell>
          <table:table-cell table:style-name="ce1" office:value-type="float" office:value="-24.75461769104" calcext:value-type="float">
            <text:p>-24.7546176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6.837890625" calcext:value-type="float">
            <text:p>-1066.837890625</text:p>
          </table:table-cell>
          <table:table-cell table:style-name="ce1" office:value-type="float" office:value="5.32362985610962" calcext:value-type="float">
            <text:p>5.323629856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9.267578125" calcext:value-type="float">
            <text:p>-1079.267578125</text:p>
          </table:table-cell>
          <table:table-cell table:style-name="ce1" office:value-type="float" office:value="-8.86386966705322" calcext:value-type="float">
            <text:p>-8.863869667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2.3837890625" calcext:value-type="float">
            <text:p>-1062.3837890625</text:p>
          </table:table-cell>
          <table:table-cell table:style-name="ce1" office:value-type="float" office:value="6.26210737228394" calcext:value-type="float">
            <text:p>6.262107372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1.126953125" calcext:value-type="float">
            <text:p>-1061.126953125</text:p>
          </table:table-cell>
          <table:table-cell table:style-name="ce1" office:value-type="float" office:value="5.76113128662109" calcext:value-type="float">
            <text:p>5.761131286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2.86865234375" calcext:value-type="float">
            <text:p>-1072.8686523438</text:p>
          </table:table-cell>
          <table:table-cell table:style-name="ce1" office:value-type="float" office:value="-7.73837995529175" calcext:value-type="float">
            <text:p>-7.73837995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2.2421875" calcext:value-type="float">
            <text:p>-1052.2421875</text:p>
          </table:table-cell>
          <table:table-cell table:style-name="ce1" office:value-type="float" office:value="11.1302728652954" calcext:value-type="float">
            <text:p>11.13027286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9.60083007813" calcext:value-type="float">
            <text:p>-1079.6008300781</text:p>
          </table:table-cell>
          <table:table-cell table:style-name="ce1" office:value-type="float" office:value="-17.9861812591553" calcext:value-type="float">
            <text:p>-17.986181259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7.7509765625" calcext:value-type="float">
            <text:p>-1067.7509765625</text:p>
          </table:table-cell>
          <table:table-cell table:style-name="ce1" office:value-type="float" office:value="-7.89413976669312" calcext:value-type="float">
            <text:p>-7.894139766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2.7138671875" calcext:value-type="float">
            <text:p>-1072.7138671875</text:p>
          </table:table-cell>
          <table:table-cell table:style-name="ce1" office:value-type="float" office:value="-14.614842414856" calcext:value-type="float">
            <text:p>-14.614842414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4.81091308594" calcext:value-type="float">
            <text:p>-1064.8109130859</text:p>
          </table:table-cell>
          <table:table-cell table:style-name="ce1" office:value-type="float" office:value="-8.46970081329346" calcext:value-type="float">
            <text:p>-8.469700813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5.67761230469" calcext:value-type="float">
            <text:p>-1045.6776123047</text:p>
          </table:table-cell>
          <table:table-cell table:style-name="ce1" office:value-type="float" office:value="8.90578842163086" calcext:value-type="float">
            <text:p>8.90578842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5.62548828125" calcext:value-type="float">
            <text:p>-1025.6254882813</text:p>
          </table:table-cell>
          <table:table-cell table:style-name="ce1" office:value-type="float" office:value="27.2000999450684" calcext:value-type="float">
            <text:p>27.200099945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1.02099609375" calcext:value-type="float">
            <text:p>-1061.0209960938</text:p>
          </table:table-cell>
          <table:table-cell table:style-name="ce1" office:value-type="float" office:value="-9.95321941375732" calcext:value-type="float">
            <text:p>-9.95321941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07.253051757813" calcext:value-type="float">
            <text:p>-907.2530517578</text:p>
          </table:table-cell>
          <table:table-cell table:style-name="ce1" office:value-type="float" office:value="142.056915283203" calcext:value-type="float">
            <text:p>142.056915283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87.554321289062" calcext:value-type="float">
            <text:p>-787.5543212891</text:p>
          </table:table-cell>
          <table:table-cell table:style-name="ce1" office:value-type="float" office:value="259.997833251953" calcext:value-type="float">
            <text:p>259.99783325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82.72802734375" calcext:value-type="float">
            <text:p>-1382.7280273438</text:p>
          </table:table-cell>
          <table:table-cell table:style-name="ce1" office:value-type="float" office:value="-228.377090454102" calcext:value-type="float">
            <text:p>-228.377090454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74.46020507813" calcext:value-type="float">
            <text:p>-1274.4602050781</text:p>
          </table:table-cell>
          <table:table-cell table:style-name="ce1" office:value-type="float" office:value="-126.533828735352" calcext:value-type="float">
            <text:p>-126.533828735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75.46826171875" calcext:value-type="float">
            <text:p>-1175.4682617188</text:p>
          </table:table-cell>
          <table:table-cell table:style-name="ce1" office:value-type="float" office:value="-33.9664421081543" calcext:value-type="float">
            <text:p>-33.96644210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67.53515625" calcext:value-type="float">
            <text:p>-1167.53515625</text:p>
          </table:table-cell>
          <table:table-cell table:style-name="ce1" office:value-type="float" office:value="-32.457893371582" calcext:value-type="float">
            <text:p>-32.45789337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23.39624023438" calcext:value-type="float">
            <text:p>-1123.3962402344</text:p>
          </table:table-cell>
          <table:table-cell table:style-name="ce1" office:value-type="float" office:value="5.25646257400513" calcext:value-type="float">
            <text:p>5.25646257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1.0908203125" calcext:value-type="float">
            <text:p>-1111.0908203125</text:p>
          </table:table-cell>
          <table:table-cell table:style-name="ce1" office:value-type="float" office:value="11.1373233795166" calcext:value-type="float">
            <text:p>11.137323379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5.26391601563" calcext:value-type="float">
            <text:p>-1115.2639160156</text:p>
          </table:table-cell>
          <table:table-cell table:style-name="ce1" office:value-type="float" office:value="0.539668560028076" calcext:value-type="float">
            <text:p>0.5396685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95.23107910156" calcext:value-type="float">
            <text:p>-1095.2310791016</text:p>
          </table:table-cell>
          <table:table-cell table:style-name="ce1" office:value-type="float" office:value="14.1479463577271" calcext:value-type="float">
            <text:p>14.147946357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52.33129882813" calcext:value-type="float">
            <text:p>-1052.3312988281</text:p>
          </table:table-cell>
          <table:table-cell table:style-name="ce1" office:value-type="float" office:value="50.6231689453125" calcext:value-type="float">
            <text:p>50.62316894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6.736328125" calcext:value-type="float">
            <text:p>-1086.736328125</text:p>
          </table:table-cell>
          <table:table-cell table:style-name="ce1" office:value-type="float" office:value="9.7935791015625" calcext:value-type="float">
            <text:p>9.793579101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9.09375" calcext:value-type="float">
            <text:p>-1089.09375</text:p>
          </table:table-cell>
          <table:table-cell table:style-name="ce1" office:value-type="float" office:value="1.01159846782684" calcext:value-type="float">
            <text:p>1.01159846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3.11657714844" calcext:value-type="float">
            <text:p>-1073.1165771484</text:p>
          </table:table-cell>
          <table:table-cell table:style-name="ce1" office:value-type="float" office:value="10.5642118453979" calcext:value-type="float">
            <text:p>10.564211845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0.76501464844" calcext:value-type="float">
            <text:p>-1070.7650146484</text:p>
          </table:table-cell>
          <table:table-cell table:style-name="ce1" office:value-type="float" office:value="6.49121570587158" calcext:value-type="float">
            <text:p>6.491215705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89.30822753906" calcext:value-type="float">
            <text:p>-1089.3082275391</text:p>
          </table:table-cell>
          <table:table-cell table:style-name="ce1" office:value-type="float" office:value="-18.4765567779541" calcext:value-type="float">
            <text:p>-18.4765567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65.76586914063" calcext:value-type="float">
            <text:p>-1065.7658691406</text:p>
          </table:table-cell>
          <table:table-cell table:style-name="ce1" office:value-type="float" office:value="-1.35875678062439" calcext:value-type="float">
            <text:p>-1.35875678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71.83349609375" calcext:value-type="float">
            <text:p>-1071.8334960938</text:p>
          </table:table-cell>
          <table:table-cell table:style-name="ce1" office:value-type="float" office:value="-13.8509426116943" calcext:value-type="float">
            <text:p>-13.850942611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4.7998046875" calcext:value-type="float">
            <text:p>-1044.7998046875</text:p>
          </table:table-cell>
          <table:table-cell table:style-name="ce1" office:value-type="float" office:value="6.75818967819214" calcext:value-type="float">
            <text:p>6.758189678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6.84033203125" calcext:value-type="float">
            <text:p>-1046.8403320313</text:p>
          </table:table-cell>
          <table:table-cell table:style-name="ce1" office:value-type="float" office:value="-1.70689678192139" calcext:value-type="float">
            <text:p>-1.70689678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30.15441894531" calcext:value-type="float">
            <text:p>-1030.1544189453</text:p>
          </table:table-cell>
          <table:table-cell table:style-name="ce1" office:value-type="float" office:value="8.55445766448975" calcext:value-type="float">
            <text:p>8.554457664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3.71020507813" calcext:value-type="float">
            <text:p>-1043.7102050781</text:p>
          </table:table-cell>
          <table:table-cell table:style-name="ce1" office:value-type="float" office:value="-11.4258880615234" calcext:value-type="float">
            <text:p>-11.425888061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29.291015625" calcext:value-type="float">
            <text:p>-1029.291015625</text:p>
          </table:table-cell>
          <table:table-cell table:style-name="ce1" office:value-type="float" office:value="-3.43125748634338" calcext:value-type="float">
            <text:p>-3.431257486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7.70031738281" calcext:value-type="float">
            <text:p>-1017.7003173828</text:p>
          </table:table-cell>
          <table:table-cell table:style-name="ce1" office:value-type="float" office:value="1.73488175868988" calcext:value-type="float">
            <text:p>1.734881758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3.73468017578" calcext:value-type="float">
            <text:p>-1013.7346801758</text:p>
          </table:table-cell>
          <table:table-cell table:style-name="ce1" office:value-type="float" office:value="-0.72404009103775" calcext:value-type="float">
            <text:p>-0.72404009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15.80010986328" calcext:value-type="float">
            <text:p>-1015.8001098633</text:p>
          </table:table-cell>
          <table:table-cell table:style-name="ce1" office:value-type="float" office:value="-9.21402835845947" calcext:value-type="float">
            <text:p>-9.214028358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30.01745605469" calcext:value-type="float">
            <text:p>-1030.0174560547</text:p>
          </table:table-cell>
          <table:table-cell table:style-name="ce1" office:value-type="float" office:value="-29.8559341430664" calcext:value-type="float">
            <text:p>-29.85593414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98.738098144531" calcext:value-type="float">
            <text:p>-998.7380981445</text:p>
          </table:table-cell>
          <table:table-cell table:style-name="ce1" office:value-type="float" office:value="-5.00113534927368" calcext:value-type="float">
            <text:p>-5.001135349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78.465698242188" calcext:value-type="float">
            <text:p>-978.4656982422</text:p>
          </table:table-cell>
          <table:table-cell table:style-name="ce1" office:value-type="float" office:value="8.84670543670654" calcext:value-type="float">
            <text:p>8.8467054367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54.537353515625" calcext:value-type="float">
            <text:p>-954.5373535156</text:p>
          </table:table-cell>
          <table:table-cell table:style-name="ce1" office:value-type="float" office:value="26.3504905700684" calcext:value-type="float">
            <text:p>26.350490570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53.04248046875" calcext:value-type="float">
            <text:p>-853.0424804688</text:p>
          </table:table-cell>
          <table:table-cell table:style-name="ce1" office:value-type="float" office:value="121.420806884766" calcext:value-type="float">
            <text:p>121.420806884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33.618896484375" calcext:value-type="float">
            <text:p>-733.6188964844</text:p>
          </table:table-cell>
          <table:table-cell table:style-name="ce1" office:value-type="float" office:value="234.419830322266" calcext:value-type="float">
            <text:p>234.419830322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456.137878417969" calcext:value-type="float">
            <text:p>-456.137878418</text:p>
          </table:table-cell>
          <table:table-cell table:style-name="ce1" office:value-type="float" office:value="505.476287841797" calcext:value-type="float">
            <text:p>505.476287841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7.7013092041016" calcext:value-type="float">
            <text:p>37.7013092041</text:p>
          </table:table-cell>
          <table:table-cell table:style-name="ce1" office:value-type="float" office:value="992.890930175781" calcext:value-type="float">
            <text:p>992.890930175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2.61395263672" calcext:value-type="float">
            <text:p>1022.6139526367</text:p>
          </table:table-cell>
          <table:table-cell table:style-name="ce1" office:value-type="float" office:value="1971.37902832031" calcext:value-type="float">
            <text:p>1971.379028320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805.001953125" calcext:value-type="float">
            <text:p>2805.001953125</text:p>
          </table:table-cell>
          <table:table-cell table:style-name="ce1" office:value-type="float" office:value="3747.34252929687" calcext:value-type="float">
            <text:p>3747.342529296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220.51318359375" calcext:value-type="float">
            <text:p>6220.5131835938</text:p>
          </table:table-cell>
          <table:table-cell table:style-name="ce1" office:value-type="float" office:value="7156.42919921875" calcext:value-type="float">
            <text:p>7156.4291992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11.72216796875" calcext:value-type="float">
            <text:p>-1111.7221679688</text:p>
          </table:table-cell>
          <table:table-cell table:style-name="ce1" office:value-type="float" office:value="-77.6124572753906" calcext:value-type="float">
            <text:p>-77.612457275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956.497253417969" calcext:value-type="float">
            <text:p>-956.497253418</text:p>
          </table:table-cell>
          <table:table-cell table:style-name="ce1" office:value-type="float" office:value="77.6124572753906" calcext:value-type="float">
            <text:p>77.612457275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829.536437988281" calcext:value-type="float">
            <text:p>-829.5364379883</text:p>
          </table:table-cell>
          <table:table-cell table:style-name="ce1" office:value-type="float" office:value="204.573272705078" calcext:value-type="float">
            <text:p>204.573272705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52.45263671875" calcext:value-type="float">
            <text:p>-652.4526367188</text:p>
          </table:table-cell>
          <table:table-cell table:style-name="ce1" office:value-type="float" office:value="381.657073974609" calcext:value-type="float">
            <text:p>381.657073974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350.882781982422" calcext:value-type="float">
            <text:p>-350.8827819824</text:p>
          </table:table-cell>
          <table:table-cell table:style-name="ce1" office:value-type="float" office:value="683.226928710937" calcext:value-type="float">
            <text:p>683.226928710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7.062652587891" calcext:value-type="float">
            <text:p>137.0626525879</text:p>
          </table:table-cell>
          <table:table-cell table:style-name="ce1" office:value-type="float" office:value="1171.17236328125" calcext:value-type="float">
            <text:p>1171.1723632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109.27661132813" calcext:value-type="float">
            <text:p>1109.2766113281</text:p>
          </table:table-cell>
          <table:table-cell table:style-name="ce1" office:value-type="float" office:value="2143.38623046875" calcext:value-type="float">
            <text:p>2143.3862304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986.18408203125" calcext:value-type="float">
            <text:p>2986.1840820313</text:p>
          </table:table-cell>
          <table:table-cell table:style-name="ce1" office:value-type="float" office:value="4020.29370117188" calcext:value-type="float">
            <text:p>4020.293701171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555.72265625" calcext:value-type="float">
            <text:p>6555.72265625</text:p>
          </table:table-cell>
          <table:table-cell table:style-name="ce1" office:value-type="float" office:value="7589.83251953125" calcext:value-type="float">
            <text:p>7589.83251953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3201.517578125" calcext:value-type="float">
            <text:p>13201.517578125</text:p>
          </table:table-cell>
          <table:table-cell table:style-name="ce1" office:value-type="float" office:value="14235.626953125" calcext:value-type="float">
            <text:p>14235.62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4580.46484375" calcext:value-type="float">
            <text:p>24580.46484375</text:p>
          </table:table-cell>
          <table:table-cell table:style-name="ce1" office:value-type="float" office:value="25614.57421875" calcext:value-type="float">
            <text:p>25614.57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2086.1328125" calcext:value-type="float">
            <text:p>42086.1328125</text:p>
          </table:table-cell>
          <table:table-cell table:style-name="ce1" office:value-type="float" office:value="43120.2421875" calcext:value-type="float">
            <text:p>43120.24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63800.1484375" calcext:value-type="float">
            <text:p>63800.1484375</text:p>
          </table:table-cell>
          <table:table-cell table:style-name="ce1" office:value-type="float" office:value="64834.2578125" calcext:value-type="float">
            <text:p>64834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0235.7734375" calcext:value-type="float">
            <text:p>80235.7734375</text:p>
          </table:table-cell>
          <table:table-cell table:style-name="ce1" office:value-type="float" office:value="81269.8828125" calcext:value-type="float">
            <text:p>81269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384.296875" calcext:value-type="float">
            <text:p>86384.296875</text:p>
          </table:table-cell>
          <table:table-cell table:style-name="ce1" office:value-type="float" office:value="87418.40625" calcext:value-type="float">
            <text:p>87418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793.375" calcext:value-type="float">
            <text:p>87793.375</text:p>
          </table:table-cell>
          <table:table-cell table:style-name="ce1" office:value-type="float" office:value="88827.484375" calcext:value-type="float">
            <text:p>88827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707.078125" calcext:value-type="float">
            <text:p>89707.078125</text:p>
          </table:table-cell>
          <table:table-cell table:style-name="ce1" office:value-type="float" office:value="90741.1875" calcext:value-type="float">
            <text:p>90741.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463.9296875" calcext:value-type="float">
            <text:p>92463.9296875</text:p>
          </table:table-cell>
          <table:table-cell table:style-name="ce1" office:value-type="float" office:value="93498.0390625" calcext:value-type="float">
            <text:p>93498.0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610.96875" calcext:value-type="float">
            <text:p>94610.96875</text:p>
          </table:table-cell>
          <table:table-cell table:style-name="ce1" office:value-type="float" office:value="95645.078125" calcext:value-type="float">
            <text:p>95645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572.1484375" calcext:value-type="float">
            <text:p>96572.1484375</text:p>
          </table:table-cell>
          <table:table-cell table:style-name="ce1" office:value-type="float" office:value="97606.2578125" calcext:value-type="float">
            <text:p>97606.2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027.9921875" calcext:value-type="float">
            <text:p>98027.9921875</text:p>
          </table:table-cell>
          <table:table-cell table:style-name="ce1" office:value-type="float" office:value="99062.1015625" calcext:value-type="float">
            <text:p>99062.1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783.1953125" calcext:value-type="float">
            <text:p>98783.1953125</text:p>
          </table:table-cell>
          <table:table-cell table:style-name="ce1" office:value-type="float" office:value="99817.3046875" calcext:value-type="float">
            <text:p>99817.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855.515625" calcext:value-type="float">
            <text:p>99855.515625</text:p>
          </table:table-cell>
          <table:table-cell table:style-name="ce1" office:value-type="float" office:value="100889.625" calcext:value-type="float">
            <text:p>100889.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200.4140625" calcext:value-type="float">
            <text:p>101200.4140625</text:p>
          </table:table-cell>
          <table:table-cell table:style-name="ce1" office:value-type="float" office:value="102234.5234375" calcext:value-type="float">
            <text:p>102234.52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055.140625" calcext:value-type="float">
            <text:p>102055.140625</text:p>
          </table:table-cell>
          <table:table-cell table:style-name="ce1" office:value-type="float" office:value="103089.25" calcext:value-type="float">
            <text:p>103089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864.984375" calcext:value-type="float">
            <text:p>102864.984375</text:p>
          </table:table-cell>
          <table:table-cell table:style-name="ce1" office:value-type="float" office:value="103899.09375" calcext:value-type="float">
            <text:p>103899.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345.7890625" calcext:value-type="float">
            <text:p>103345.7890625</text:p>
          </table:table-cell>
          <table:table-cell table:style-name="ce1" office:value-type="float" office:value="104379.8984375" calcext:value-type="float">
            <text:p>104379.8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879.296875" calcext:value-type="float">
            <text:p>103879.296875</text:p>
          </table:table-cell>
          <table:table-cell table:style-name="ce1" office:value-type="float" office:value="104913.40625" calcext:value-type="float">
            <text:p>104913.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462.2578125" calcext:value-type="float">
            <text:p>104462.2578125</text:p>
          </table:table-cell>
          <table:table-cell table:style-name="ce1" office:value-type="float" office:value="105496.3671875" calcext:value-type="float">
            <text:p>105496.3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121.421875" calcext:value-type="float">
            <text:p>105121.421875</text:p>
          </table:table-cell>
          <table:table-cell table:style-name="ce1" office:value-type="float" office:value="106155.53125" calcext:value-type="float">
            <text:p>106155.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831.5546875" calcext:value-type="float">
            <text:p>104831.5546875</text:p>
          </table:table-cell>
          <table:table-cell table:style-name="ce1" office:value-type="float" office:value="105865.6640625" calcext:value-type="float">
            <text:p>105865.6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392.78125" calcext:value-type="float">
            <text:p>105392.78125</text:p>
          </table:table-cell>
          <table:table-cell table:style-name="ce1" office:value-type="float" office:value="106426.890625" calcext:value-type="float">
            <text:p>106426.8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522.96875" calcext:value-type="float">
            <text:p>105522.96875</text:p>
          </table:table-cell>
          <table:table-cell table:style-name="ce1" office:value-type="float" office:value="106557.078125" calcext:value-type="float">
            <text:p>106557.0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312.90625" calcext:value-type="float">
            <text:p>107312.90625</text:p>
          </table:table-cell>
          <table:table-cell table:style-name="ce1" office:value-type="float" office:value="108347.015625" calcext:value-type="float">
            <text:p>108347.0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195.1640625" calcext:value-type="float">
            <text:p>107195.1640625</text:p>
          </table:table-cell>
          <table:table-cell table:style-name="ce1" office:value-type="float" office:value="108229.2734375" calcext:value-type="float">
            <text:p>108229.273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29.79125976563" calcext:value-type="float">
            <text:p>-1629.7912597656</text:p>
          </table:table-cell>
          <table:table-cell table:style-name="ce1" office:value-type="float" office:value="-65.8828125" calcext:value-type="float">
            <text:p>-65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98.02563476562" calcext:value-type="float">
            <text:p>-1498.0256347656</text:p>
          </table:table-cell>
          <table:table-cell table:style-name="ce1" office:value-type="float" office:value="65.8828125" calcext:value-type="float">
            <text:p>65.8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399.2275390625" calcext:value-type="float">
            <text:p>-1399.2275390625</text:p>
          </table:table-cell>
          <table:table-cell table:style-name="ce1" office:value-type="float" office:value="164.680908203125" calcext:value-type="float">
            <text:p>164.680908203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254.11059570313" calcext:value-type="float">
            <text:p>-1254.1105957031</text:p>
          </table:table-cell>
          <table:table-cell table:style-name="ce1" office:value-type="float" office:value="309.7978515625" calcext:value-type="float">
            <text:p>309.797851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048.60815429688" calcext:value-type="float">
            <text:p>-1048.6081542969</text:p>
          </table:table-cell>
          <table:table-cell table:style-name="ce1" office:value-type="float" office:value="515.30029296875" calcext:value-type="float">
            <text:p>515.30029296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660.389221191406" calcext:value-type="float">
            <text:p>-660.3892211914</text:p>
          </table:table-cell>
          <table:table-cell table:style-name="ce1" office:value-type="float" office:value="903.519226074219" calcext:value-type="float">
            <text:p>903.519226074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.7469329833984" calcext:value-type="float">
            <text:p>77.7469329834</text:p>
          </table:table-cell>
          <table:table-cell table:style-name="ce1" office:value-type="float" office:value="1641.65539550781" calcext:value-type="float">
            <text:p>1641.65539550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567.54077148438" calcext:value-type="float">
            <text:p>1567.5407714844</text:p>
          </table:table-cell>
          <table:table-cell table:style-name="ce1" office:value-type="float" office:value="3131.44921875" calcext:value-type="float">
            <text:p>3131.4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355.6806640625" calcext:value-type="float">
            <text:p>4355.6806640625</text:p>
          </table:table-cell>
          <table:table-cell table:style-name="ce1" office:value-type="float" office:value="5919.5888671875" calcext:value-type="float">
            <text:p>5919.5888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88.8076171875" calcext:value-type="float">
            <text:p>9588.8076171875</text:p>
          </table:table-cell>
          <table:table-cell table:style-name="ce1" office:value-type="float" office:value="11152.7158203125" calcext:value-type="float">
            <text:p>11152.7158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833.625" calcext:value-type="float">
            <text:p>18833.625</text:p>
          </table:table-cell>
          <table:table-cell table:style-name="ce1" office:value-type="float" office:value="20397.533203125" calcext:value-type="float">
            <text:p>20397.5332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3667.7734375" calcext:value-type="float">
            <text:p>33667.7734375</text:p>
          </table:table-cell>
          <table:table-cell table:style-name="ce1" office:value-type="float" office:value="35231.68359375" calcext:value-type="float">
            <text:p>35231.68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4200.80078125" calcext:value-type="float">
            <text:p>54200.80078125</text:p>
          </table:table-cell>
          <table:table-cell table:style-name="ce1" office:value-type="float" office:value="55764.7109375" calcext:value-type="float">
            <text:p>55764.7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3466.765625" calcext:value-type="float">
            <text:p>73466.765625</text:p>
          </table:table-cell>
          <table:table-cell table:style-name="ce1" office:value-type="float" office:value="75030.671875" calcext:value-type="float">
            <text:p>75030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850.3125" calcext:value-type="float">
            <text:p>82850.3125</text:p>
          </table:table-cell>
          <table:table-cell table:style-name="ce1" office:value-type="float" office:value="84414.21875" calcext:value-type="float">
            <text:p>84414.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356.140625" calcext:value-type="float">
            <text:p>85356.140625</text:p>
          </table:table-cell>
          <table:table-cell table:style-name="ce1" office:value-type="float" office:value="86920.046875" calcext:value-type="float">
            <text:p>86920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6989.65625" calcext:value-type="float">
            <text:p>86989.65625</text:p>
          </table:table-cell>
          <table:table-cell table:style-name="ce1" office:value-type="float" office:value="88553.5625" calcext:value-type="float">
            <text:p>88553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787.28125" calcext:value-type="float">
            <text:p>89787.28125</text:p>
          </table:table-cell>
          <table:table-cell table:style-name="ce1" office:value-type="float" office:value="91351.1875" calcext:value-type="float">
            <text:p>91351.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144.203125" calcext:value-type="float">
            <text:p>92144.203125</text:p>
          </table:table-cell>
          <table:table-cell table:style-name="ce1" office:value-type="float" office:value="93708.109375" calcext:value-type="float">
            <text:p>93708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135.859375" calcext:value-type="float">
            <text:p>94135.859375</text:p>
          </table:table-cell>
          <table:table-cell table:style-name="ce1" office:value-type="float" office:value="95699.765625" calcext:value-type="float">
            <text:p>95699.7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663.65625" calcext:value-type="float">
            <text:p>95663.65625</text:p>
          </table:table-cell>
          <table:table-cell table:style-name="ce1" office:value-type="float" office:value="97227.5625" calcext:value-type="float">
            <text:p>97227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081.734375" calcext:value-type="float">
            <text:p>97081.734375</text:p>
          </table:table-cell>
          <table:table-cell table:style-name="ce1" office:value-type="float" office:value="98645.640625" calcext:value-type="float">
            <text:p>98645.6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250.0625" calcext:value-type="float">
            <text:p>98250.0625</text:p>
          </table:table-cell>
          <table:table-cell table:style-name="ce1" office:value-type="float" office:value="99813.96875" calcext:value-type="float">
            <text:p>99813.9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406.75" calcext:value-type="float">
            <text:p>99406.75</text:p>
          </table:table-cell>
          <table:table-cell table:style-name="ce1" office:value-type="float" office:value="100970.65625" calcext:value-type="float">
            <text:p>100970.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236.65625" calcext:value-type="float">
            <text:p>100236.65625</text:p>
          </table:table-cell>
          <table:table-cell table:style-name="ce1" office:value-type="float" office:value="101800.5625" calcext:value-type="float">
            <text:p>101800.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095.9375" calcext:value-type="float">
            <text:p>101095.9375</text:p>
          </table:table-cell>
          <table:table-cell table:style-name="ce1" office:value-type="float" office:value="102659.84375" calcext:value-type="float">
            <text:p>102659.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1719.3203125" calcext:value-type="float">
            <text:p>101719.3203125</text:p>
          </table:table-cell>
          <table:table-cell table:style-name="ce1" office:value-type="float" office:value="103283.2265625" calcext:value-type="float">
            <text:p>103283.2265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365.59375" calcext:value-type="float">
            <text:p>102365.59375</text:p>
          </table:table-cell>
          <table:table-cell table:style-name="ce1" office:value-type="float" office:value="103929.5" calcext:value-type="float">
            <text:p>103929.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2879.78125" calcext:value-type="float">
            <text:p>102879.78125</text:p>
          </table:table-cell>
          <table:table-cell table:style-name="ce1" office:value-type="float" office:value="104443.6875" calcext:value-type="float">
            <text:p>104443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590.921875" calcext:value-type="float">
            <text:p>103590.921875</text:p>
          </table:table-cell>
          <table:table-cell table:style-name="ce1" office:value-type="float" office:value="105154.828125" calcext:value-type="float">
            <text:p>105154.82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3737.015625" calcext:value-type="float">
            <text:p>103737.015625</text:p>
          </table:table-cell>
          <table:table-cell table:style-name="ce1" office:value-type="float" office:value="105300.921875" calcext:value-type="float">
            <text:p>105300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384.34375" calcext:value-type="float">
            <text:p>104384.34375</text:p>
          </table:table-cell>
          <table:table-cell table:style-name="ce1" office:value-type="float" office:value="105948.25" calcext:value-type="float">
            <text:p>105948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4552.5859375" calcext:value-type="float">
            <text:p>104552.5859375</text:p>
          </table:table-cell>
          <table:table-cell table:style-name="ce1" office:value-type="float" office:value="106116.4921875" calcext:value-type="float">
            <text:p>106116.4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205.21875" calcext:value-type="float">
            <text:p>105205.21875</text:p>
          </table:table-cell>
          <table:table-cell table:style-name="ce1" office:value-type="float" office:value="106769.125" calcext:value-type="float">
            <text:p>106769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5350.875" calcext:value-type="float">
            <text:p>105350.875</text:p>
          </table:table-cell>
          <table:table-cell table:style-name="ce1" office:value-type="float" office:value="106914.78125" calcext:value-type="float">
            <text:p>106914.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923.56225585938" calcext:value-type="float">
            <text:p>-1923.5622558594</text:p>
          </table:table-cell>
          <table:table-cell table:style-name="ce1" office:value-type="float" office:value="-76.1710205078125" calcext:value-type="float">
            <text:p>-76.17102050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771.22021484375" calcext:value-type="float">
            <text:p>-1771.2202148438</text:p>
          </table:table-cell>
          <table:table-cell table:style-name="ce1" office:value-type="float" office:value="76.1710205078125" calcext:value-type="float">
            <text:p>76.171020507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689.77319335937" calcext:value-type="float">
            <text:p>-1689.7731933594</text:p>
          </table:table-cell>
          <table:table-cell table:style-name="ce1" office:value-type="float" office:value="157.618041992188" calcext:value-type="float">
            <text:p>157.618041992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570.46044921875" calcext:value-type="float">
            <text:p>-1570.4604492188</text:p>
          </table:table-cell>
          <table:table-cell table:style-name="ce1" office:value-type="float" office:value="276.930786132812" calcext:value-type="float">
            <text:p>276.930786132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449.14172363281" calcext:value-type="float">
            <text:p>-1449.1417236328</text:p>
          </table:table-cell>
          <table:table-cell table:style-name="ce1" office:value-type="float" office:value="398.24951171875" calcext:value-type="float">
            <text:p>398.249511718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1195.12744140625" calcext:value-type="float">
            <text:p>-1195.1274414063</text:p>
          </table:table-cell>
          <table:table-cell table:style-name="ce1" office:value-type="float" office:value="652.263793945312" calcext:value-type="float">
            <text:p>652.263793945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-730.252807617188" calcext:value-type="float">
            <text:p>-730.2528076172</text:p>
          </table:table-cell>
          <table:table-cell table:style-name="ce1" office:value-type="float" office:value="1117.13842773438" calcext:value-type="float">
            <text:p>1117.13842773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45.645645141602" calcext:value-type="float">
            <text:p>145.6456451416</text:p>
          </table:table-cell>
          <table:table-cell table:style-name="ce1" office:value-type="float" office:value="1993.03686523438" calcext:value-type="float">
            <text:p>1993.03686523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840.234375" calcext:value-type="float">
            <text:p>1840.234375</text:p>
          </table:table-cell>
          <table:table-cell table:style-name="ce1" office:value-type="float" office:value="3687.62548828125" calcext:value-type="float">
            <text:p>3687.6254882813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4946.0283203125" calcext:value-type="float">
            <text:p>4946.0283203125</text:p>
          </table:table-cell>
          <table:table-cell table:style-name="ce1" office:value-type="float" office:value="6793.41943359375" calcext:value-type="float">
            <text:p>6793.419433593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752.8388671875" calcext:value-type="float">
            <text:p>10752.8388671875</text:p>
          </table:table-cell>
          <table:table-cell table:style-name="ce1" office:value-type="float" office:value="12600.23046875" calcext:value-type="float">
            <text:p>12600.23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20826.87890625" calcext:value-type="float">
            <text:p>20826.87890625</text:p>
          </table:table-cell>
          <table:table-cell table:style-name="ce1" office:value-type="float" office:value="22674.26953125" calcext:value-type="float">
            <text:p>22674.2695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36539.15625" calcext:value-type="float">
            <text:p>36539.15625</text:p>
          </table:table-cell>
          <table:table-cell table:style-name="ce1" office:value-type="float" office:value="38386.546875" calcext:value-type="float">
            <text:p>38386.5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56271.59375" calcext:value-type="float">
            <text:p>56271.59375</text:p>
          </table:table-cell>
          <table:table-cell table:style-name="ce1" office:value-type="float" office:value="58118.984375" calcext:value-type="float">
            <text:p>58118.9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1280.859375" calcext:value-type="float">
            <text:p>71280.859375</text:p>
          </table:table-cell>
          <table:table-cell table:style-name="ce1" office:value-type="float" office:value="73128.25" calcext:value-type="float">
            <text:p>73128.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7876" calcext:value-type="float">
            <text:p>77876</text:p>
          </table:table-cell>
          <table:table-cell table:style-name="ce1" office:value-type="float" office:value="79723.390625" calcext:value-type="float">
            <text:p>79723.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79419.546875" calcext:value-type="float">
            <text:p>79419.546875</text:p>
          </table:table-cell>
          <table:table-cell table:style-name="ce1" office:value-type="float" office:value="81266.9375" calcext:value-type="float">
            <text:p>81266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2386.640625" calcext:value-type="float">
            <text:p>82386.640625</text:p>
          </table:table-cell>
          <table:table-cell table:style-name="ce1" office:value-type="float" office:value="84234.03125" calcext:value-type="float">
            <text:p>84234.03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5227.28125" calcext:value-type="float">
            <text:p>85227.28125</text:p>
          </table:table-cell>
          <table:table-cell table:style-name="ce1" office:value-type="float" office:value="87074.671875" calcext:value-type="float">
            <text:p>87074.67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7492.296875" calcext:value-type="float">
            <text:p>87492.296875</text:p>
          </table:table-cell>
          <table:table-cell table:style-name="ce1" office:value-type="float" office:value="89339.6875" calcext:value-type="float">
            <text:p>89339.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89217.546875" calcext:value-type="float">
            <text:p>89217.546875</text:p>
          </table:table-cell>
          <table:table-cell table:style-name="ce1" office:value-type="float" office:value="91064.9375" calcext:value-type="float">
            <text:p>91064.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1997.515625" calcext:value-type="float">
            <text:p>91997.515625</text:p>
          </table:table-cell>
          <table:table-cell table:style-name="ce1" office:value-type="float" office:value="93844.90625" calcext:value-type="float">
            <text:p>93844.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2947.3671875" calcext:value-type="float">
            <text:p>92947.3671875</text:p>
          </table:table-cell>
          <table:table-cell table:style-name="ce1" office:value-type="float" office:value="94794.7578125" calcext:value-type="float">
            <text:p>94794.7578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4769.4140625" calcext:value-type="float">
            <text:p>94769.4140625</text:p>
          </table:table-cell>
          <table:table-cell table:style-name="ce1" office:value-type="float" office:value="96616.8046875" calcext:value-type="float">
            <text:p>96616.8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5698.734375" calcext:value-type="float">
            <text:p>95698.734375</text:p>
          </table:table-cell>
          <table:table-cell table:style-name="ce1" office:value-type="float" office:value="97546.125" calcext:value-type="float">
            <text:p>97546.1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6573.96875" calcext:value-type="float">
            <text:p>96573.96875</text:p>
          </table:table-cell>
          <table:table-cell table:style-name="ce1" office:value-type="float" office:value="98421.359375" calcext:value-type="float">
            <text:p>98421.35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361.65625" calcext:value-type="float">
            <text:p>97361.65625</text:p>
          </table:table-cell>
          <table:table-cell table:style-name="ce1" office:value-type="float" office:value="99209.046875" calcext:value-type="float">
            <text:p>99209.046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7992.71875" calcext:value-type="float">
            <text:p>97992.71875</text:p>
          </table:table-cell>
          <table:table-cell table:style-name="ce1" office:value-type="float" office:value="99840.109375" calcext:value-type="float">
            <text:p>99840.1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8679.75" calcext:value-type="float">
            <text:p>98679.75</text:p>
          </table:table-cell>
          <table:table-cell table:style-name="ce1" office:value-type="float" office:value="100527.140625" calcext:value-type="float">
            <text:p>100527.14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99357.1484375" calcext:value-type="float">
            <text:p>99357.1484375</text:p>
          </table:table-cell>
          <table:table-cell table:style-name="ce1" office:value-type="float" office:value="101204.5390625" calcext:value-type="float">
            <text:p>101204.539062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431.09375" calcext:value-type="float">
            <text:p>100431.09375</text:p>
          </table:table-cell>
          <table:table-cell table:style-name="ce1" office:value-type="float" office:value="102278.484375" calcext:value-type="float">
            <text:p>102278.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621.53125" calcext:value-type="float">
            <text:p>100621.53125</text:p>
          </table:table-cell>
          <table:table-cell table:style-name="ce1" office:value-type="float" office:value="102468.921875" calcext:value-type="float">
            <text:p>102468.921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884.484375" calcext:value-type="float">
            <text:p>100884.484375</text:p>
          </table:table-cell>
          <table:table-cell table:style-name="ce1" office:value-type="float" office:value="102731.875" calcext:value-type="float">
            <text:p>102731.8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210.0703125" calcext:value-type="float">
            <text:p>100210.0703125</text:p>
          </table:table-cell>
          <table:table-cell table:style-name="ce1" office:value-type="float" office:value="102057.4609375" calcext:value-type="float">
            <text:p>102057.4609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arget 1</text:p>
          </table:table-cell>
          <table:table-cell table:style-name="ce1" office:value-type="float" office:value="100838.2578125" calcext:value-type="float">
            <text:p>100838.2578125</text:p>
          </table:table-cell>
          <table:table-cell table:style-name="ce1" office:value-type="float" office:value="102685.6484375" calcext:value-type="float">
            <text:p>102685.6484375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8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1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calcext:value-type="string">
            <text:p>H12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9"/>
        </table:table-row>
        <table:table-row table:style-name="ro4" table:number-rows-repeated="10452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plification_20_Data" style:display-name="PageStyle_Amplification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5T16:05:06.978210000</dc:date>
    <dc:creator>Bin He</dc:creator>
    <meta:editing-duration>PT12M53S</meta:editing-duration>
    <meta:editing-cycles>3</meta:editing-cycles>
    <meta:generator>LibreOffice/5.0.5.2$MacOSX_X86_64 LibreOffice_project/55b006a02d247b5f7215fc6ea0fde844b30035b3</meta:generator>
    <meta:document-statistic meta:table-count="3" meta:cell-count="12595" meta:object-count="0"/>
  </office:meta>
</office:document-meta>
</file>